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738cm"/>
    </style:style>
    <style:style style:name="co2" style:family="table-column">
      <style:table-column-properties fo:break-before="auto" style:column-width="12.494cm"/>
    </style:style>
    <style:style style:name="co3" style:family="table-column">
      <style:table-column-properties fo:break-before="auto" style:column-width="0.42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542cm"/>
    </style:style>
    <style:style style:name="co6" style:family="table-column">
      <style:table-column-properties fo:break-before="auto" style:column-width="6.3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contex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ncept name</text:p>
          </table:table-cell>
          <table:table-cell office:value-type="string" calcext:value-type="string">
            <text:p>Local concept uri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vocabulary</text:p>
          </table:table-cell>
          <table:table-cell office:value-type="string" calcext:value-type="string">
            <text:p>map uri</text:p>
          </table:table-cell>
        </table:table-row>
        <table:table-row table:style-name="ro1">
          <table:table-cell office:value-type="string" calcext:value-type="string">
            <text:p>dp2_p2</text:p>
          </table:table-cell>
          <table:table-cell office:value-type="string" calcext:value-type="string">
            <text:p>http://ica.tacc.utexas.edu/chersonesos/ark/concept/txttype/dp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dp3_p3</text:p>
          </table:table-cell>
          <table:table-cell office:value-type="string" calcext:value-type="string">
            <text:p>http://ica.tacc.utexas.edu/chersonesos/ark/concept/txttype/dp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dp4_p4</text:p>
          </table:table-cell>
          <table:table-cell office:value-type="string" calcext:value-type="string">
            <text:p>http://ica.tacc.utexas.edu/chersonesos/ark/concept/txttype/dp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grant age</text:p>
          </table:table-cell>
          <table:table-cell office:value-type="string" calcext:value-type="string">
            <text:p>http://ica.tacc.utexas.edu/chersonesos/ark/concept/txttype/grant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halstead age</text:p>
          </table:table-cell>
          <table:table-cell office:value-type="string" calcext:value-type="string">
            <text:p>http://ica.tacc.utexas.edu/chersonesos/ark/concept/txttype/halstead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http://ica.tacc.utexas.edu/chersonesos/ark/concept/txttype/m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http://ica.tacc.utexas.edu/chersonesos/ark/concept/txttype/m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http://ica.tacc.utexas.edu/chersonesos/ark/concept/txttype/m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mws_stage</text:p>
          </table:table-cell>
          <table:table-cell office:value-type="string" calcext:value-type="string">
            <text:p>http://ica.tacc.utexas.edu/chersonesos/ark/concept/txttype/mws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payne</text:p>
          </table:table-cell>
          <table:table-cell office:value-type="string" calcext:value-type="string">
            <text:p>http://ica.tacc.utexas.edu/chersonesos/ark/concept/txttype/payn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payne age</text:p>
          </table:table-cell>
          <table:table-cell office:value-type="string" calcext:value-type="string">
            <text:p>http://ica.tacc.utexas.edu/chersonesos/ark/concept/txttype/payneag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illustrator</text:p>
          </table:table-cell>
          <table:table-cell office:value-type="string" calcext:value-type="string">
            <text:p>http://ica.tacc.utexas.edu/chersonesos/ark/concept/actiontype/drawnb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action</text:p>
          </table:table-cell>
          <table:table-cell/>
        </table:table-row>
        <table:table-row table:style-name="ro1">
          <table:table-cell office:value-type="string" calcext:value-type="string">
            <text:p>excavator</text:p>
          </table:table-cell>
          <table:table-cell office:value-type="string" calcext:value-type="string">
            <text:p>http://ica.tacc.utexas.edu/chersonesos/ark/concept/actiontype/excavat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action</text:p>
          </table:table-cell>
          <table:table-cell/>
        </table:table-row>
        <table:table-row table:style-name="ro1">
          <table:table-cell office:value-type="string" calcext:value-type="string">
            <text:p>photographed by</text:p>
          </table:table-cell>
          <table:table-cell office:value-type="string" calcext:value-type="string">
            <text:p>http://ica.tacc.utexas.edu/chersonesos/ark/concept/actiontype/photograph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action</text:p>
          </table:table-cell>
          <table:table-cell/>
        </table:table-row>
        <table:table-row table:style-name="ro1">
          <table:table-cell office:value-type="string" calcext:value-type="string">
            <text:p>complex 3</text:p>
          </table:table-cell>
          <table:table-cell office:value-type="string" calcext:value-type="string">
            <text:p>http://ica.tacc.utexas.edu/chersonesos/ark/concept/attribute/3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area</text:p>
          </table:table-cell>
          <table:table-cell/>
        </table:table-row>
        <table:table-row table:style-name="ro1">
          <table:table-cell office:value-type="string" calcext:value-type="string">
            <text:p>stenopos</text:p>
          </table:table-cell>
          <table:table-cell office:value-type="string" calcext:value-type="string">
            <text:p>http://ica.tacc.utexas.edu/chersonesos/ark/concept/attribute/3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area</text:p>
          </table:table-cell>
          <table:table-cell/>
        </table:table-row>
        <table:table-row table:style-name="ro1">
          <table:table-cell office:value-type="string" calcext:value-type="string">
            <text:p>church</text:p>
          </table:table-cell>
          <table:table-cell office:value-type="string" calcext:value-type="string">
            <text:p>http://ica.tacc.utexas.edu/chersonesos/ark/concept/attribute/3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area</text:p>
          </table:table-cell>
          <table:table-cell/>
        </table:table-row>
        <table:table-row table:style-name="ro1">
          <table:table-cell office:value-type="string" calcext:value-type="string">
            <text:p>complex 2</text:p>
          </table:table-cell>
          <table:table-cell office:value-type="string" calcext:value-type="string">
            <text:p>http://ica.tacc.utexas.edu/chersonesos/ark/concept/attribute/3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area</text:p>
          </table:table-cell>
          <table:table-cell/>
        </table:table-row>
        <table:table-row table:style-name="ro1">
          <table:table-cell office:value-type="string" calcext:value-type="string">
            <text:p>courtyard</text:p>
          </table:table-cell>
          <table:table-cell office:value-type="string" calcext:value-type="string">
            <text:p>http://ica.tacc.utexas.edu/chersonesos/ark/concept/attribute/3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area</text:p>
          </table:table-cell>
          <table:table-cell/>
        </table:table-row>
        <table:table-row table:style-name="ro1">
          <table:table-cell office:value-type="string" calcext:value-type="string">
            <text:p>main street</text:p>
          </table:table-cell>
          <table:table-cell office:value-type="string" calcext:value-type="string">
            <text:p>http://ica.tacc.utexas.edu/chersonesos/ark/concept/attribute/3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area</text:p>
          </table:table-cell>
          <table:table-cell/>
        </table:table-row>
        <table:table-row table:style-name="ro1">
          <table:table-cell office:value-type="string" calcext:value-type="string">
            <text:p>tomb 3 (courtyard)</text:p>
          </table:table-cell>
          <table:table-cell office:value-type="string" calcext:value-type="string">
            <text:p>http://ica.tacc.utexas.edu/chersonesos/ark/concept/attribute/3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area</text:p>
          </table:table-cell>
          <table:table-cell/>
        </table:table-row>
        <table:table-row table:style-name="ro1">
          <table:table-cell office:value-type="string" calcext:value-type="string">
            <text:p>tomb 4 (courtyard)</text:p>
          </table:table-cell>
          <table:table-cell office:value-type="string" calcext:value-type="string">
            <text:p>http://ica.tacc.utexas.edu/chersonesos/ark/concept/attribute/32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area</text:p>
          </table:table-cell>
          <table:table-cell/>
        </table:table-row>
        <table:table-row table:style-name="ro1">
          <table:table-cell office:value-type="string" calcext:value-type="string">
            <text:p>complex 1</text:p>
          </table:table-cell>
          <table:table-cell office:value-type="string" calcext:value-type="string">
            <text:p>http://ica.tacc.utexas.edu/chersonesos/ark/concept/attribute/53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area</text:p>
          </table:table-cell>
          <table:table-cell/>
        </table:table-row>
        <table:table-row table:style-name="ro1">
          <table:table-cell office:value-type="string" calcext:value-type="string">
            <text:p>gavia arctica</text:p>
          </table:table-cell>
          <table:table-cell office:value-type="string" calcext:value-type="string">
            <text:p>http://ica.tacc.utexas.edu/chersonesos/ark/concept/attribute/12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08996</text:p>
          </table:table-cell>
        </table:table-row>
        <table:table-row table:style-name="ro1">
          <table:table-cell office:value-type="string" calcext:value-type="string">
            <text:p>podiceps nigricollis</text:p>
          </table:table-cell>
          <table:table-cell office:value-type="string" calcext:value-type="string">
            <text:p>http://ica.tacc.utexas.edu/chersonesos/ark/concept/attribute/120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09033</text:p>
          </table:table-cell>
        </table:table-row>
        <table:table-row table:style-name="ro1">
          <table:table-cell office:value-type="string" calcext:value-type="string">
            <text:p>calidris sp.</text:p>
          </table:table-cell>
          <table:table-cell office:value-type="string" calcext:value-type="string">
            <text:p>http://ica.tacc.utexas.edu/chersonesos/ark/concept/attribute/119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09221</text:p>
          </table:table-cell>
        </table:table-row>
        <table:table-row table:style-name="ro1">
          <table:table-cell office:value-type="string" calcext:value-type="string">
            <text:p>columba livia</text:p>
          </table:table-cell>
          <table:table-cell office:value-type="string" calcext:value-type="string">
            <text:p>http://ica.tacc.utexas.edu/chersonesos/ark/concept/attribute/119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09376</text:p>
          </table:table-cell>
        </table:table-row>
        <table:table-row table:style-name="ro1">
          <table:table-cell office:value-type="string" calcext:value-type="string">
            <text:p>corvus monedula</text:p>
          </table:table-cell>
          <table:table-cell office:value-type="string" calcext:value-type="string">
            <text:p>http://ica.tacc.utexas.edu/chersonesos/ark/concept/attribute/119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0000</text:p>
          </table:table-cell>
        </table:table-row>
        <table:table-row table:style-name="ro1">
          <table:table-cell office:value-type="string" calcext:value-type="string">
            <text:p>corvus cornix</text:p>
          </table:table-cell>
          <table:table-cell office:value-type="string" calcext:value-type="string">
            <text:p>http://ica.tacc.utexas.edu/chersonesos/ark/concept/attribute/119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0015</text:p>
          </table:table-cell>
        </table:table-row>
        <table:table-row table:style-name="ro1">
          <table:table-cell office:value-type="string" calcext:value-type="string">
            <text:p>corvus corax</text:p>
          </table:table-cell>
          <table:table-cell office:value-type="string" calcext:value-type="string">
            <text:p>http://ica.tacc.utexas.edu/chersonesos/ark/concept/attribute/119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0016</text:p>
          </table:table-cell>
        </table:table-row>
        <table:table-row table:style-name="ro1">
          <table:table-cell office:value-type="string" calcext:value-type="string">
            <text:p>turdus merula</text:p>
          </table:table-cell>
          <table:table-cell office:value-type="string" calcext:value-type="string">
            <text:p>http://ica.tacc.utexas.edu/chersonesos/ark/concept/attribute/12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0215</text:p>
          </table:table-cell>
        </table:table-row>
        <table:table-row table:style-name="ro1">
          <table:table-cell office:value-type="string" calcext:value-type="string">
            <text:p>anas sp.</text:p>
          </table:table-cell>
          <table:table-cell office:value-type="string" calcext:value-type="string">
            <text:p>http://ica.tacc.utexas.edu/chersonesos/ark/concept/attribute/118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0553</text:p>
          </table:table-cell>
        </table:table-row>
        <table:table-row table:style-name="ro1">
          <table:table-cell office:value-type="string" calcext:value-type="string">
            <text:p>anas platyrhynchos</text:p>
          </table:table-cell>
          <table:table-cell office:value-type="string" calcext:value-type="string">
            <text:p>http://ica.tacc.utexas.edu/chersonesos/ark/concept/attribute/118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0559</text:p>
          </table:table-cell>
        </table:table-row>
        <table:table-row table:style-name="ro1">
          <table:table-cell office:value-type="string" calcext:value-type="string">
            <text:p>anas clypeata</text:p>
          </table:table-cell>
          <table:table-cell office:value-type="string" calcext:value-type="string">
            <text:p>http://ica.tacc.utexas.edu/chersonesos/ark/concept/attribute/118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0567</text:p>
          </table:table-cell>
        </table:table-row>
        <table:table-row table:style-name="ro1">
          <table:table-cell office:value-type="string" calcext:value-type="string">
            <text:p>aythya ferina</text:p>
          </table:table-cell>
          <table:table-cell office:value-type="string" calcext:value-type="string">
            <text:p>http://ica.tacc.utexas.edu/chersonesos/ark/concept/attribute/118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0577</text:p>
          </table:table-cell>
        </table:table-row>
        <table:table-row table:style-name="ro1">
          <table:table-cell office:value-type="string" calcext:value-type="string">
            <text:p>melanitta nigra</text:p>
          </table:table-cell>
          <table:table-cell office:value-type="string" calcext:value-type="string">
            <text:p>http://ica.tacc.utexas.edu/chersonesos/ark/concept/attribute/12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0595</text:p>
          </table:table-cell>
        </table:table-row>
        <table:table-row table:style-name="ro1">
          <table:table-cell office:value-type="string" calcext:value-type="string">
            <text:p>clangula hyemalis</text:p>
          </table:table-cell>
          <table:table-cell office:value-type="string" calcext:value-type="string">
            <text:p>http://ica.tacc.utexas.edu/chersonesos/ark/concept/attribute/119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0598</text:p>
          </table:table-cell>
        </table:table-row>
        <table:table-row table:style-name="ro1">
          <table:table-cell office:value-type="string" calcext:value-type="string">
            <text:p>bucephala clangula</text:p>
          </table:table-cell>
          <table:table-cell office:value-type="string" calcext:value-type="string">
            <text:p>http://ica.tacc.utexas.edu/chersonesos/ark/concept/attribute/118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0601</text:p>
          </table:table-cell>
        </table:table-row>
        <table:table-row table:style-name="ro1">
          <table:table-cell office:value-type="string" calcext:value-type="string">
            <text:p>puffinus puffinus</text:p>
          </table:table-cell>
          <table:table-cell office:value-type="string" calcext:value-type="string">
            <text:p>http://ica.tacc.utexas.edu/chersonesos/ark/concept/attribute/120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1311</text:p>
          </table:table-cell>
        </table:table-row>
        <table:table-row table:style-name="ro1">
          <table:table-cell office:value-type="string" calcext:value-type="string">
            <text:p>phalacrocorax carbo</text:p>
          </table:table-cell>
          <table:table-cell office:value-type="string" calcext:value-type="string">
            <text:p>http://ica.tacc.utexas.edu/chersonesos/ark/concept/attribute/120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1373</text:p>
          </table:table-cell>
        </table:table-row>
        <table:table-row table:style-name="ro1">
          <table:table-cell office:value-type="string" calcext:value-type="string">
            <text:p>aquila chrysaetos</text:p>
          </table:table-cell>
          <table:table-cell office:value-type="string" calcext:value-type="string">
            <text:p>http://ica.tacc.utexas.edu/chersonesos/ark/concept/attribute/118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1389</text:p>
          </table:table-cell>
        </table:table-row>
        <table:table-row table:style-name="ro1">
          <table:table-cell office:value-type="string" calcext:value-type="string">
            <text:p>rufibrenta ruficollis</text:p>
          </table:table-cell>
          <table:table-cell office:value-type="string" calcext:value-type="string">
            <text:p>http://ica.tacc.utexas.edu/chersonesos/ark/concept/attribute/120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3542</text:p>
          </table:table-cell>
        </table:table-row>
        <table:table-row table:style-name="ro1">
          <table:table-cell office:value-type="string" calcext:value-type="string">
            <text:p>netta rufina</text:p>
          </table:table-cell>
          <table:table-cell office:value-type="string" calcext:value-type="string">
            <text:p>http://ica.tacc.utexas.edu/chersonesos/ark/concept/attribute/120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3548</text:p>
          </table:table-cell>
        </table:table-row>
        <table:table-row table:style-name="ro1">
          <table:table-cell office:value-type="string" calcext:value-type="string">
            <text:p>phalacrocorax aristotelis</text:p>
          </table:table-cell>
          <table:table-cell office:value-type="string" calcext:value-type="string">
            <text:p>http://ica.tacc.utexas.edu/chersonesos/ark/concept/attribute/120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3571</text:p>
          </table:table-cell>
        </table:table-row>
        <table:table-row table:style-name="ro1">
          <table:table-cell office:value-type="string" calcext:value-type="string">
            <text:p>otis tarda</text:p>
          </table:table-cell>
          <table:table-cell office:value-type="string" calcext:value-type="string">
            <text:p>http://ica.tacc.utexas.edu/chersonesos/ark/concept/attribute/12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3576</text:p>
          </table:table-cell>
        </table:table-row>
        <table:table-row table:style-name="ro1">
          <table:table-cell office:value-type="string" calcext:value-type="string">
            <text:p>columba palumbus</text:p>
          </table:table-cell>
          <table:table-cell office:value-type="string" calcext:value-type="string">
            <text:p>http://ica.tacc.utexas.edu/chersonesos/ark/concept/attribute/119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3599</text:p>
          </table:table-cell>
        </table:table-row>
        <table:table-row table:style-name="ro1">
          <table:table-cell office:value-type="string" calcext:value-type="string">
            <text:p>coturnix coturnix</text:p>
          </table:table-cell>
          <table:table-cell office:value-type="string" calcext:value-type="string">
            <text:p>http://ica.tacc.utexas.edu/chersonesos/ark/concept/attribute/119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3806</text:p>
          </table:table-cell>
        </table:table-row>
        <table:table-row table:style-name="ro1">
          <table:table-cell office:value-type="string" calcext:value-type="string">
            <text:p>gallus gallus f. domestica</text:p>
          </table:table-cell>
          <table:table-cell office:value-type="string" calcext:value-type="string">
            <text:p>http://ica.tacc.utexas.edu/chersonesos/ark/concept/attribute/119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3816</text:p>
          </table:table-cell>
        </table:table-row>
        <table:table-row table:style-name="ro1">
          <table:table-cell office:value-type="string" calcext:value-type="string">
            <text:p>podiceps cristatus</text:p>
          </table:table-cell>
          <table:table-cell office:value-type="string" calcext:value-type="string">
            <text:p>http://ica.tacc.utexas.edu/chersonesos/ark/concept/attribute/120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3833</text:p>
          </table:table-cell>
        </table:table-row>
        <table:table-row table:style-name="ro1">
          <table:table-cell office:value-type="string" calcext:value-type="string">
            <text:p>garrulus glandarius</text:p>
          </table:table-cell>
          <table:table-cell office:value-type="string" calcext:value-type="string">
            <text:p>http://ica.tacc.utexas.edu/chersonesos/ark/concept/attribute/119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5235</text:p>
          </table:table-cell>
        </table:table-row>
        <table:table-row table:style-name="ro1">
          <table:table-cell office:value-type="string" calcext:value-type="string">
            <text:p>anas strepera</text:p>
          </table:table-cell>
          <table:table-cell office:value-type="string" calcext:value-type="string">
            <text:p>http://ica.tacc.utexas.edu/chersonesos/ark/concept/attribute/118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52231958</text:p>
          </table:table-cell>
        </table:table-row>
        <table:table-row table:style-name="ro1">
          <table:table-cell office:value-type="string" calcext:value-type="string">
            <text:p>unidentified bird</text:p>
          </table:table-cell>
          <table:table-cell office:value-type="string" calcext:value-type="string">
            <text:p>http://ica.tacc.utexas.edu/chersonesos/ark/concept/attribute/121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bird</text:p>
          </table:table-cell>
          <table:table-cell/>
        </table:table-row>
        <table:table-row table:style-name="ro1">
          <table:table-cell office:value-type="string" calcext:value-type="string">
            <text:p>trmon or dic rachis internodes</text:p>
          </table:table-cell>
          <table:table-cell office:value-type="string" calcext:value-type="string">
            <text:p>http://ica.tacc.utexas.edu/chersonesos/ark/concept/attribute/18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08051" xlink:type="simple">https://eol.org/pages/108051</text:a></text:p>
          </table:table-cell>
        </table:table-row>
        <table:table-row table:style-name="ro1">
          <table:table-cell office:value-type="string" calcext:value-type="string">
            <text:p>trmon or dic spikelet forks</text:p>
          </table:table-cell>
          <table:table-cell office:value-type="string" calcext:value-type="string">
            <text:p>http://ica.tacc.utexas.edu/chersonesos/ark/concept/attribute/18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08051" xlink:type="simple">https://eol.org/pages/108051</text:a></text:p>
          </table:table-cell>
        </table:table-row>
        <table:table-row table:style-name="ro1">
          <table:table-cell office:value-type="string" calcext:value-type="string">
            <text:p>setaria glauca</text:p>
          </table:table-cell>
          <table:table-cell office:value-type="string" calcext:value-type="string">
            <text:p>http://ica.tacc.utexas.edu/chersonesos/ark/concept/attribute/2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08098" xlink:type="simple">https://eol.org/pages/108098</text:a></text:p>
          </table:table-cell>
        </table:table-row>
        <table:table-row table:style-name="ro1">
          <table:table-cell office:value-type="string" calcext:value-type="string">
            <text:p>galium aparine</text:p>
          </table:table-cell>
          <table:table-cell office:value-type="string" calcext:value-type="string">
            <text:p>http://ica.tacc.utexas.edu/chersonesos/ark/concept/attribute/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098038" xlink:type="simple">https://eol.org/pages/1098038</text:a></text:p>
          </table:table-cell>
        </table:table-row>
        <table:table-row table:style-name="ro1">
          <table:table-cell office:value-type="string" calcext:value-type="string">
            <text:p>triticum dicoccon</text:p>
          </table:table-cell>
          <table:table-cell office:value-type="string" calcext:value-type="string">
            <text:p>http://ica.tacc.utexas.edu/chersonesos/ark/concept/attribute/17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4086" xlink:type="simple">https://eol.org/pages/1114086</text:a></text:p>
          </table:table-cell>
        </table:table-row>
        <table:table-row table:style-name="ro1">
          <table:table-cell office:value-type="string" calcext:value-type="string">
            <text:p>bromus arvensis</text:p>
          </table:table-cell>
          <table:table-cell office:value-type="string" calcext:value-type="string">
            <text:p>http://ica.tacc.utexas.edu/chersonesos/ark/concept/attribute/19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4226" xlink:type="simple">https://eol.org/pages/1114226</text:a></text:p>
          </table:table-cell>
        </table:table-row>
        <table:table-row table:style-name="ro1">
          <table:table-cell office:value-type="string" calcext:value-type="string">
            <text:p>bromus sterilis</text:p>
          </table:table-cell>
          <table:table-cell office:value-type="string" calcext:value-type="string">
            <text:p>http://ica.tacc.utexas.edu/chersonesos/ark/concept/attribute/19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4247" xlink:type="simple">https://eol.org/pages/1114247</text:a></text:p>
          </table:table-cell>
        </table:table-row>
        <table:table-row table:style-name="ro1">
          <table:table-cell office:value-type="string" calcext:value-type="string">
            <text:p>hordeum vulgare</text:p>
          </table:table-cell>
          <table:table-cell office:value-type="string" calcext:value-type="string">
            <text:p>http://ica.tacc.utexas.edu/chersonesos/ark/concept/attribute/17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4455" xlink:type="simple">https://eol.org/pages/1114455</text:a></text:p>
          </table:table-cell>
        </table:table-row>
        <table:table-row table:style-name="ro1">
          <table:table-cell office:value-type="string" calcext:value-type="string">
            <text:p>hordeum vulgare var.coeleste</text:p>
          </table:table-cell>
          <table:table-cell office:value-type="string" calcext:value-type="string">
            <text:p>http://ica.tacc.utexas.edu/chersonesos/ark/concept/attribute/17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4455" xlink:type="simple">https://eol.org/pages/1114455</text:a></text:p>
          </table:table-cell>
        </table:table-row>
        <table:table-row table:style-name="ro1">
          <table:table-cell office:value-type="string" calcext:value-type="string">
            <text:p>lolium temulentum</text:p>
          </table:table-cell>
          <table:table-cell office:value-type="string" calcext:value-type="string">
            <text:p>http://ica.tacc.utexas.edu/chersonesos/ark/concept/attribute/22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4469" xlink:type="simple">https://eol.org/pages/1114469</text:a></text:p>
          </table:table-cell>
        </table:table-row>
        <table:table-row table:style-name="ro1">
          <table:table-cell office:value-type="string" calcext:value-type="string">
            <text:p>panicum miliaceum</text:p>
          </table:table-cell>
          <table:table-cell office:value-type="string" calcext:value-type="string">
            <text:p>http://ica.tacc.utexas.edu/chersonesos/ark/concept/attribute/17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4498" xlink:type="simple">https://eol.org/pages/1114498</text:a></text:p>
          </table:table-cell>
        </table:table-row>
        <table:table-row table:style-name="ro1">
          <table:table-cell office:value-type="string" calcext:value-type="string">
            <text:p>setaria viridis</text:p>
          </table:table-cell>
          <table:table-cell office:value-type="string" calcext:value-type="string">
            <text:p>http://ica.tacc.utexas.edu/chersonesos/ark/concept/attribute/2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4660" xlink:type="simple">https://eol.org/pages/1114660</text:a></text:p>
          </table:table-cell>
        </table:table-row>
        <table:table-row table:style-name="ro1">
          <table:table-cell office:value-type="string" calcext:value-type="string">
            <text:p>setaria viridis verticillata</text:p>
          </table:table-cell>
          <table:table-cell office:value-type="string" calcext:value-type="string">
            <text:p>http://ica.tacc.utexas.edu/chersonesos/ark/concept/attribute/2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4661" xlink:type="simple">https://eol.org/pages/1114661</text:a></text:p>
          </table:table-cell>
        </table:table-row>
        <table:table-row table:style-name="ro1">
          <table:table-cell office:value-type="string" calcext:value-type="string">
            <text:p>setaria italicum</text:p>
          </table:table-cell>
          <table:table-cell office:value-type="string" calcext:value-type="string">
            <text:p>http://ica.tacc.utexas.edu/chersonesos/ark/concept/attribute/17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4673" xlink:type="simple">https://eol.org/pages/1114673</text:a></text:p>
          </table:table-cell>
        </table:table-row>
        <table:table-row table:style-name="ro1">
          <table:table-cell office:value-type="string" calcext:value-type="string">
            <text:p>avena sativa</text:p>
          </table:table-cell>
          <table:table-cell office:value-type="string" calcext:value-type="string">
            <text:p>http://ica.tacc.utexas.edu/chersonesos/ark/concept/attribute/16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4783" xlink:type="simple">https://eol.org/pages/1114783</text:a></text:p>
          </table:table-cell>
        </table:table-row>
        <table:table-row table:style-name="ro1">
          <table:table-cell office:value-type="string" calcext:value-type="string">
            <text:p>secale cereale</text:p>
          </table:table-cell>
          <table:table-cell office:value-type="string" calcext:value-type="string">
            <text:p>http://ica.tacc.utexas.edu/chersonesos/ark/concept/attribute/17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5159" xlink:type="simple">https://eol.org/pages/1115159</text:a></text:p>
          </table:table-cell>
        </table:table-row>
        <table:table-row table:style-name="ro1">
          <table:table-cell office:value-type="string" calcext:value-type="string">
            <text:p>triticum aestivum s.l.</text:p>
          </table:table-cell>
          <table:table-cell office:value-type="string" calcext:value-type="string">
            <text:p>http://ica.tacc.utexas.edu/chersonesos/ark/concept/attribute/17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5240" xlink:type="simple">https://eol.org/pages/1115240</text:a></text:p>
          </table:table-cell>
        </table:table-row>
        <table:table-row table:style-name="ro1">
          <table:table-cell office:value-type="string" calcext:value-type="string">
            <text:p>tr aestsl rachis internodes</text:p>
          </table:table-cell>
          <table:table-cell office:value-type="string" calcext:value-type="string">
            <text:p>http://ica.tacc.utexas.edu/chersonesos/ark/concept/attribute/1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5240" xlink:type="simple">https://eol.org/pages/1115240</text:a></text:p>
          </table:table-cell>
        </table:table-row>
        <table:table-row table:style-name="ro1">
          <table:table-cell office:value-type="string" calcext:value-type="string">
            <text:p>triticum monococcum</text:p>
          </table:table-cell>
          <table:table-cell office:value-type="string" calcext:value-type="string">
            <text:p>http://ica.tacc.utexas.edu/chersonesos/ark/concept/attribute/17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5242" xlink:type="simple">https://eol.org/pages/1115242</text:a></text:p>
          </table:table-cell>
        </table:table-row>
        <table:table-row table:style-name="ro1">
          <table:table-cell office:value-type="string" calcext:value-type="string">
            <text:p>triticum mon spikelet forks</text:p>
          </table:table-cell>
          <table:table-cell office:value-type="string" calcext:value-type="string">
            <text:p>http://ica.tacc.utexas.edu/chersonesos/ark/concept/attribute/18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5242" xlink:type="simple">https://eol.org/pages/1115242</text:a></text:p>
          </table:table-cell>
        </table:table-row>
        <table:table-row table:style-name="ro1">
          <table:table-cell office:value-type="string" calcext:value-type="string">
            <text:p>triticum spelta</text:p>
          </table:table-cell>
          <table:table-cell office:value-type="string" calcext:value-type="string">
            <text:p>http://ica.tacc.utexas.edu/chersonesos/ark/concept/attribute/17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5243" xlink:type="simple">https://eol.org/pages/1115243</text:a></text:p>
          </table:table-cell>
        </table:table-row>
        <table:table-row table:style-name="ro1">
          <table:table-cell office:value-type="string" calcext:value-type="string">
            <text:p>triticum spelta spikelet forks</text:p>
          </table:table-cell>
          <table:table-cell office:value-type="string" calcext:value-type="string">
            <text:p>http://ica.tacc.utexas.edu/chersonesos/ark/concept/attribute/18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5243" xlink:type="simple">https://eol.org/pages/1115243</text:a></text:p>
          </table:table-cell>
        </table:table-row>
        <table:table-row table:style-name="ro1">
          <table:table-cell office:value-type="string" calcext:value-type="string">
            <text:p>echinochloa <text:s/>crus galli</text:p>
          </table:table-cell>
          <table:table-cell office:value-type="string" calcext:value-type="string">
            <text:p>http://ica.tacc.utexas.edu/chersonesos/ark/concept/attribute/22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5346" xlink:type="simple">https://eol.org/pages/1115346</text:a></text:p>
          </table:table-cell>
        </table:table-row>
        <table:table-row table:style-name="ro1">
          <table:table-cell office:value-type="string" calcext:value-type="string">
            <text:p>euphorbia helioscopia</text:p>
          </table:table-cell>
          <table:table-cell office:value-type="string" calcext:value-type="string">
            <text:p>http://ica.tacc.utexas.edu/chersonesos/ark/concept/attribute/22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44727" xlink:type="simple">https://eol.org/pages/1144727</text:a></text:p>
          </table:table-cell>
        </table:table-row>
        <table:table-row table:style-name="ro1">
          <table:table-cell office:value-type="string" calcext:value-type="string">
            <text:p>corylus avellana shells</text:p>
          </table:table-cell>
          <table:table-cell office:value-type="string" calcext:value-type="string">
            <text:p>http://ica.tacc.utexas.edu/chersonesos/ark/concept/attribute/2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47599" xlink:type="simple">https://eol.org/pages/1147599</text:a></text:p>
          </table:table-cell>
        </table:table-row>
        <table:table-row table:style-name="ro1">
          <table:table-cell office:value-type="string" calcext:value-type="string">
            <text:p>vicia sp</text:p>
          </table:table-cell>
          <table:table-cell office:value-type="string" calcext:value-type="string">
            <text:p>http://ica.tacc.utexas.edu/chersonesos/ark/concept/attribute/19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3463" xlink:type="simple">https://eol.org/pages/13463</text:a></text:p>
          </table:table-cell>
        </table:table-row>
        <table:table-row table:style-name="ro1">
          <table:table-cell office:value-type="string" calcext:value-type="string">
            <text:p>prunus cerasus</text:p>
          </table:table-cell>
          <table:table-cell office:value-type="string" calcext:value-type="string">
            <text:p>http://ica.tacc.utexas.edu/chersonesos/ark/concept/attribute/19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242597" xlink:type="simple">https://eol.org/pages/242597</text:a></text:p>
          </table:table-cell>
        </table:table-row>
        <table:table-row table:style-name="ro1">
          <table:table-cell office:value-type="string" calcext:value-type="string">
            <text:p>silene sp</text:p>
          </table:table-cell>
          <table:table-cell office:value-type="string" calcext:value-type="string">
            <text:p>http://ica.tacc.utexas.edu/chersonesos/ark/concept/attribute/2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37656" xlink:type="simple">https://eol.org/pages/37656</text:a></text:p>
          </table:table-cell>
        </table:table-row>
        <table:table-row table:style-name="ro1">
          <table:table-cell office:value-type="string" calcext:value-type="string">
            <text:p>urtica sp</text:p>
          </table:table-cell>
          <table:table-cell office:value-type="string" calcext:value-type="string">
            <text:p>http://ica.tacc.utexas.edu/chersonesos/ark/concept/attribute/20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38080" xlink:type="simple">https://eol.org/pages/38080</text:a></text:p>
          </table:table-cell>
        </table:table-row>
        <table:table-row table:style-name="ro1">
          <table:table-cell office:value-type="string" calcext:value-type="string">
            <text:p>brassica sp.</text:p>
          </table:table-cell>
          <table:table-cell office:value-type="string" calcext:value-type="string">
            <text:p>http://ica.tacc.utexas.edu/chersonesos/ark/concept/attribute/2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38390" xlink:type="simple">https://eol.org/pages/38390</text:a></text:p>
          </table:table-cell>
        </table:table-row>
        <table:table-row table:style-name="ro1">
          <table:table-cell office:value-type="string" calcext:value-type="string">
            <text:p>centaurea sp</text:p>
          </table:table-cell>
          <table:table-cell office:value-type="string" calcext:value-type="string">
            <text:p>http://ica.tacc.utexas.edu/chersonesos/ark/concept/attribute/19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39897355" xlink:type="simple">https://eol.org/pages/39897355</text:a></text:p>
          </table:table-cell>
        </table:table-row>
        <table:table-row table:style-name="ro1">
          <table:table-cell office:value-type="string" calcext:value-type="string">
            <text:p>prunus sp.</text:p>
          </table:table-cell>
          <table:table-cell office:value-type="string" calcext:value-type="string">
            <text:p>http://ica.tacc.utexas.edu/chersonesos/ark/concept/attribute/2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39934521" xlink:type="simple">https://eol.org/pages/39934521</text:a></text:p>
          </table:table-cell>
        </table:table-row>
        <table:table-row table:style-name="ro1">
          <table:table-cell office:value-type="string" calcext:value-type="string">
            <text:p>unidentified</text:p>
          </table:table-cell>
          <table:table-cell office:value-type="string" calcext:value-type="string">
            <text:p>http://ica.tacc.utexas.edu/chersonesos/ark/concept/attribute/20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42430800" xlink:type="simple">https://eol.org/pages/42430800</text:a></text:p>
          </table:table-cell>
        </table:table-row>
        <table:table-row table:style-name="ro1">
          <table:table-cell office:value-type="string" calcext:value-type="string">
            <text:p>unidentified leguminosae</text:p>
          </table:table-cell>
          <table:table-cell office:value-type="string" calcext:value-type="string">
            <text:p>http://ica.tacc.utexas.edu/chersonesos/ark/concept/attribute/20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4277" xlink:type="simple">https://eol.org/pages/4277</text:a></text:p>
          </table:table-cell>
        </table:table-row>
        <table:table-row table:style-name="ro1">
          <table:table-cell office:value-type="string" calcext:value-type="string">
            <text:p>astragalus sp.</text:p>
          </table:table-cell>
          <table:table-cell office:value-type="string" calcext:value-type="string">
            <text:p>http://ica.tacc.utexas.edu/chersonesos/ark/concept/attribute/2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47113496" xlink:type="simple">https://eol.org/pages/47113496</text:a></text:p>
          </table:table-cell>
        </table:table-row>
        <table:table-row table:style-name="ro1">
          <table:table-cell office:value-type="string" calcext:value-type="string">
            <text:p>trifolium sp.</text:p>
          </table:table-cell>
          <table:table-cell office:value-type="string" calcext:value-type="string">
            <text:p>http://ica.tacc.utexas.edu/chersonesos/ark/concept/attribute/23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47117019" xlink:type="simple">https://eol.org/pages/47117019</text:a></text:p>
          </table:table-cell>
        </table:table-row>
        <table:table-row table:style-name="ro1">
          <table:table-cell office:value-type="string" calcext:value-type="string">
            <text:p>malva pusilla</text:p>
          </table:table-cell>
          <table:table-cell office:value-type="string" calcext:value-type="string">
            <text:p>http://ica.tacc.utexas.edu/chersonesos/ark/concept/attribute/23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47124241" xlink:type="simple">https://eol.org/pages/47124241</text:a></text:p>
          </table:table-cell>
        </table:table-row>
        <table:table-row table:style-name="ro1">
          <table:table-cell office:value-type="string" calcext:value-type="string">
            <text:p>chenopodium album</text:p>
          </table:table-cell>
          <table:table-cell office:value-type="string" calcext:value-type="string">
            <text:p>http://ica.tacc.utexas.edu/chersonesos/ark/concept/attribute/22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47128802" xlink:type="simple">https://eol.org/pages/47128802</text:a></text:p>
          </table:table-cell>
        </table:table-row>
        <table:table-row table:style-name="ro1">
          <table:table-cell office:value-type="string" calcext:value-type="string">
            <text:p>juglans regia shells</text:p>
          </table:table-cell>
          <table:table-cell office:value-type="string" calcext:value-type="string">
            <text:p>http://ica.tacc.utexas.edu/chersonesos/ark/concept/attribute/2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487229" xlink:type="simple">https://eol.org/pages/487229</text:a></text:p>
          </table:table-cell>
        </table:table-row>
        <table:table-row table:style-name="ro1">
          <table:table-cell office:value-type="string" calcext:value-type="string">
            <text:p>sambucusnigra</text:p>
          </table:table-cell>
          <table:table-cell office:value-type="string" calcext:value-type="string">
            <text:p>http://ica.tacc.utexas.edu/chersonesos/ark/concept/attribute/2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488731" xlink:type="simple">https://eol.org/pages/488731</text:a></text:p>
          </table:table-cell>
        </table:table-row>
        <table:table-row table:style-name="ro1">
          <table:table-cell office:value-type="string" calcext:value-type="string">
            <text:p>sambucus edulus</text:p>
          </table:table-cell>
          <table:table-cell office:value-type="string" calcext:value-type="string">
            <text:p>http://ica.tacc.utexas.edu/chersonesos/ark/concept/attribute/21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488732" xlink:type="simple">https://eol.org/pages/488732</text:a></text:p>
          </table:table-cell>
        </table:table-row>
        <table:table-row table:style-name="ro1">
          <table:table-cell office:value-type="string" calcext:value-type="string">
            <text:p>buglossoides arvense</text:p>
          </table:table-cell>
          <table:table-cell office:value-type="string" calcext:value-type="string">
            <text:p>http://ica.tacc.utexas.edu/chersonesos/ark/concept/attribute/2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489676" xlink:type="simple">https://eol.org/pages/489676</text:a></text:p>
          </table:table-cell>
        </table:table-row>
        <table:table-row table:style-name="ro1">
          <table:table-cell office:value-type="string" calcext:value-type="string">
            <text:p>cereal grain fragments</text:p>
          </table:table-cell>
          <table:table-cell office:value-type="string" calcext:value-type="string">
            <text:p>http://ica.tacc.utexas.edu/chersonesos/ark/concept/attribute/16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49307128" xlink:type="simple">https://eol.org/pages/49307128</text:a></text:p>
          </table:table-cell>
        </table:table-row>
        <table:table-row table:style-name="ro1">
          <table:table-cell office:value-type="string" calcext:value-type="string">
            <text:p>culm remains</text:p>
          </table:table-cell>
          <table:table-cell office:value-type="string" calcext:value-type="string">
            <text:p>http://ica.tacc.utexas.edu/chersonesos/ark/concept/attribute/16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49307128" xlink:type="simple">https://eol.org/pages/49307128</text:a></text:p>
          </table:table-cell>
        </table:table-row>
        <table:table-row table:style-name="ro1">
          <table:table-cell office:value-type="string" calcext:value-type="string">
            <text:p>vicia faba var minor</text:p>
          </table:table-cell>
          <table:table-cell office:value-type="string" calcext:value-type="string">
            <text:p>http://ica.tacc.utexas.edu/chersonesos/ark/concept/attribute/18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50502932" xlink:type="simple">https://eol.org/pages/50502932</text:a></text:p>
          </table:table-cell>
        </table:table-row>
        <table:table-row table:style-name="ro1">
          <table:table-cell office:value-type="string" calcext:value-type="string">
            <text:p>olea europaea</text:p>
          </table:table-cell>
          <table:table-cell office:value-type="string" calcext:value-type="string">
            <text:p>http://ica.tacc.utexas.edu/chersonesos/ark/concept/attribute/20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579181" xlink:type="simple">https://eol.org/pages/579181</text:a></text:p>
          </table:table-cell>
        </table:table-row>
        <table:table-row table:style-name="ro1">
          <table:table-cell office:value-type="string" calcext:value-type="string">
            <text:p>ballota nigra</text:p>
          </table:table-cell>
          <table:table-cell office:value-type="string" calcext:value-type="string">
            <text:p>http://ica.tacc.utexas.edu/chersonesos/ark/concept/attribute/2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579636" xlink:type="simple">https://eol.org/pages/579636</text:a></text:p>
          </table:table-cell>
        </table:table-row>
        <table:table-row table:style-name="ro1">
          <table:table-cell office:value-type="string" calcext:value-type="string">
            <text:p>vitis vinifera</text:p>
          </table:table-cell>
          <table:table-cell office:value-type="string" calcext:value-type="string">
            <text:p>http://ica.tacc.utexas.edu/chersonesos/ark/concept/attribute/19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582304" xlink:type="simple">https://eol.org/pages/582304</text:a></text:p>
          </table:table-cell>
        </table:table-row>
        <table:table-row table:style-name="ro1">
          <table:table-cell office:value-type="string" calcext:value-type="string">
            <text:p>convovulus arvensis</text:p>
          </table:table-cell>
          <table:table-cell office:value-type="string" calcext:value-type="string">
            <text:p>http://ica.tacc.utexas.edu/chersonesos/ark/concept/attribute/19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582958" xlink:type="simple">https://eol.org/pages/582958</text:a></text:p>
          </table:table-cell>
        </table:table-row>
        <table:table-row table:style-name="ro1">
          <table:table-cell office:value-type="string" calcext:value-type="string">
            <text:p>viola arvensis</text:p>
          </table:table-cell>
          <table:table-cell office:value-type="string" calcext:value-type="string">
            <text:p>http://ica.tacc.utexas.edu/chersonesos/ark/concept/attribute/23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584594" xlink:type="simple">https://eol.org/pages/584594</text:a></text:p>
          </table:table-cell>
        </table:table-row>
        <table:table-row table:style-name="ro1">
          <table:table-cell office:value-type="string" calcext:value-type="string">
            <text:p>malva neglecta</text:p>
          </table:table-cell>
          <table:table-cell office:value-type="string" calcext:value-type="string">
            <text:p>http://ica.tacc.utexas.edu/chersonesos/ark/concept/attribute/23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584651" xlink:type="simple">https://eol.org/pages/584651</text:a></text:p>
          </table:table-cell>
        </table:table-row>
        <table:table-row table:style-name="ro1">
          <table:table-cell office:value-type="string" calcext:value-type="string">
            <text:p>malva <text:s/>silvestris</text:p>
          </table:table-cell>
          <table:table-cell office:value-type="string" calcext:value-type="string">
            <text:p>http://ica.tacc.utexas.edu/chersonesos/ark/concept/attribute/23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584656" xlink:type="simple">https://eol.org/pages/584656</text:a></text:p>
          </table:table-cell>
        </table:table-row>
        <table:table-row table:style-name="ro1">
          <table:table-cell office:value-type="string" calcext:value-type="string">
            <text:p>rumex acetosella</text:p>
          </table:table-cell>
          <table:table-cell office:value-type="string" calcext:value-type="string">
            <text:p>http://ica.tacc.utexas.edu/chersonesos/ark/concept/attribute/23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585262" xlink:type="simple">https://eol.org/pages/585262</text:a></text:p>
          </table:table-cell>
        </table:table-row>
        <table:table-row table:style-name="ro1">
          <table:table-cell office:value-type="string" calcext:value-type="string">
            <text:p>rumex <text:s/>crispus</text:p>
          </table:table-cell>
          <table:table-cell office:value-type="string" calcext:value-type="string">
            <text:p>http://ica.tacc.utexas.edu/chersonesos/ark/concept/attribute/23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585266" xlink:type="simple">https://eol.org/pages/585266</text:a></text:p>
          </table:table-cell>
        </table:table-row>
        <table:table-row table:style-name="ro1">
          <table:table-cell office:value-type="string" calcext:value-type="string">
            <text:p>fallopia convolvulus</text:p>
          </table:table-cell>
          <table:table-cell office:value-type="string" calcext:value-type="string">
            <text:p>http://ica.tacc.utexas.edu/chersonesos/ark/concept/attribute/22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586686" xlink:type="simple">https://eol.org/pages/586686</text:a></text:p>
          </table:table-cell>
        </table:table-row>
        <table:table-row table:style-name="ro1">
          <table:table-cell office:value-type="string" calcext:value-type="string">
            <text:p>polygonum convolvulus</text:p>
          </table:table-cell>
          <table:table-cell office:value-type="string" calcext:value-type="string">
            <text:p>http://ica.tacc.utexas.edu/chersonesos/ark/concept/attribute/23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586686" xlink:type="simple">https://eol.org/pages/586686</text:a></text:p>
          </table:table-cell>
        </table:table-row>
        <table:table-row table:style-name="ro1">
          <table:table-cell office:value-type="string" calcext:value-type="string">
            <text:p>agrostemma githago</text:p>
          </table:table-cell>
          <table:table-cell office:value-type="string" calcext:value-type="string">
            <text:p>http://ica.tacc.utexas.edu/chersonesos/ark/concept/attribute/19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587250" xlink:type="simple">https://eol.org/pages/587250</text:a></text:p>
          </table:table-cell>
        </table:table-row>
        <table:table-row table:style-name="ro1">
          <table:table-cell office:value-type="string" calcext:value-type="string">
            <text:p>fumaria officinalis.</text:p>
          </table:table-cell>
          <table:table-cell office:value-type="string" calcext:value-type="string">
            <text:p>http://ica.tacc.utexas.edu/chersonesos/ark/concept/attribute/22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590512" xlink:type="simple">https://eol.org/pages/590512</text:a></text:p>
          </table:table-cell>
        </table:table-row>
        <table:table-row table:style-name="ro1">
          <table:table-cell office:value-type="string" calcext:value-type="string">
            <text:p>ficus carica</text:p>
          </table:table-cell>
          <table:table-cell office:value-type="string" calcext:value-type="string">
            <text:p>http://ica.tacc.utexas.edu/chersonesos/ark/concept/attribute/2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594632" xlink:type="simple">https://eol.org/pages/594632</text:a></text:p>
          </table:table-cell>
        </table:table-row>
        <table:table-row table:style-name="ro1">
          <table:table-cell office:value-type="string" calcext:value-type="string">
            <text:p>morus nigra</text:p>
          </table:table-cell>
          <table:table-cell office:value-type="string" calcext:value-type="string">
            <text:p>http://ica.tacc.utexas.edu/chersonesos/ark/concept/attribute/20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596202" xlink:type="simple">https://eol.org/pages/596202</text:a></text:p>
          </table:table-cell>
        </table:table-row>
        <table:table-row table:style-name="ro1">
          <table:table-cell office:value-type="string" calcext:value-type="string">
            <text:p>buglossoides officinale</text:p>
          </table:table-cell>
          <table:table-cell office:value-type="string" calcext:value-type="string">
            <text:p>http://ica.tacc.utexas.edu/chersonesos/ark/concept/attribute/22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62204" xlink:type="simple">https://eol.org/pages/62204</text:a></text:p>
          </table:table-cell>
        </table:table-row>
        <table:table-row table:style-name="ro1">
          <table:table-cell office:value-type="string" calcext:value-type="string">
            <text:p>rubus <text:s/>idaeus</text:p>
          </table:table-cell>
          <table:table-cell office:value-type="string" calcext:value-type="string">
            <text:p>http://ica.tacc.utexas.edu/chersonesos/ark/concept/attribute/20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625333" xlink:type="simple">https://eol.org/pages/625333</text:a></text:p>
          </table:table-cell>
        </table:table-row>
        <table:table-row table:style-name="ro1">
          <table:table-cell office:value-type="string" calcext:value-type="string">
            <text:p>persica vulgaris</text:p>
          </table:table-cell>
          <table:table-cell office:value-type="string" calcext:value-type="string">
            <text:p>http://ica.tacc.utexas.edu/chersonesos/ark/concept/attribute/19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631649" xlink:type="simple">https://eol.org/pages/631649</text:a></text:p>
          </table:table-cell>
        </table:table-row>
        <table:table-row table:style-name="ro1">
          <table:table-cell office:value-type="string" calcext:value-type="string">
            <text:p>lens culinaris</text:p>
          </table:table-cell>
          <table:table-cell office:value-type="string" calcext:value-type="string">
            <text:p>http://ica.tacc.utexas.edu/chersonesos/ark/concept/attribute/18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647510" xlink:type="simple">https://eol.org/pages/647510</text:a></text:p>
          </table:table-cell>
        </table:table-row>
        <table:table-row table:style-name="ro1">
          <table:table-cell office:value-type="string" calcext:value-type="string">
            <text:p>pisum sativum</text:p>
          </table:table-cell>
          <table:table-cell office:value-type="string" calcext:value-type="string">
            <text:p>http://ica.tacc.utexas.edu/chersonesos/ark/concept/attribute/18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703192" xlink:type="simple">https://eol.org/pages/703192</text:a></text:p>
          </table:table-cell>
        </table:table-row>
        <table:table-row table:style-name="ro1">
          <table:table-cell office:value-type="string" calcext:value-type="string">
            <text:p>vicia ervilia</text:p>
          </table:table-cell>
          <table:table-cell office:value-type="string" calcext:value-type="string">
            <text:p>http://ica.tacc.utexas.edu/chersonesos/ark/concept/attribute/18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703201" xlink:type="simple">https://eol.org/pages/703201</text:a></text:p>
          </table:table-cell>
        </table:table-row>
        <table:table-row table:style-name="ro1">
          <table:table-cell office:value-type="string" calcext:value-type="string">
            <text:p>vicia sativa</text:p>
          </table:table-cell>
          <table:table-cell office:value-type="string" calcext:value-type="string">
            <text:p>http://ica.tacc.utexas.edu/chersonesos/ark/concept/attribute/18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703227" xlink:type="simple">https://eol.org/pages/703227</text:a></text:p>
          </table:table-cell>
        </table:table-row>
        <table:table-row table:style-name="ro1">
          <table:table-cell office:value-type="string" calcext:value-type="string">
            <text:p>trifolium repens</text:p>
          </table:table-cell>
          <table:table-cell office:value-type="string" calcext:value-type="string">
            <text:p>http://ica.tacc.utexas.edu/chersonesos/ark/concept/attribute/23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703436" xlink:type="simple">https://eol.org/pages/703436</text:a></text:p>
          </table:table-cell>
        </table:table-row>
        <table:table-row table:style-name="ro1">
          <table:table-cell office:value-type="string" calcext:value-type="string">
            <text:p>anhusa sp.</text:p>
          </table:table-cell>
          <table:table-cell office:value-type="string" calcext:value-type="string">
            <text:p>http://ica.tacc.utexas.edu/chersonesos/ark/concept/attribute/2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70954" xlink:type="simple">https://eol.org/pages/70954</text:a></text:p>
          </table:table-cell>
        </table:table-row>
        <table:table-row table:style-name="ro1">
          <table:table-cell office:value-type="string" calcext:value-type="string">
            <text:p>amphora</text:p>
          </table:table-cell>
          <table:table-cell office:value-type="string" calcext:value-type="string">
            <text:p>http://ica.tacc.utexas.edu/chersonesos/ark/concept/attribute/106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ceramic class</text:p>
          </table:table-cell>
          <table:table-cell office:value-type="string" calcext:value-type="string">
            <text:p>http://vocab.getty.edu/aat/300148696</text:p>
          </table:table-cell>
        </table:table-row>
        <table:table-row table:style-name="ro1">
          <table:table-cell office:value-type="string" calcext:value-type="string">
            <text:p>cookware</text:p>
          </table:table-cell>
          <table:table-cell office:value-type="string" calcext:value-type="string">
            <text:p>http://ica.tacc.utexas.edu/chersonesos/ark/concept/attribute/107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ceramic class</text:p>
          </table:table-cell>
          <table:table-cell office:value-type="string" calcext:value-type="string">
            <text:p>http://vocab.getty.edu/aat/300201279</text:p>
          </table:table-cell>
        </table:table-row>
        <table:table-row table:style-name="ro1">
          <table:table-cell office:value-type="string" calcext:value-type="string">
            <text:p>pithos</text:p>
          </table:table-cell>
          <table:table-cell office:value-type="string" calcext:value-type="string">
            <text:p>http://ica.tacc.utexas.edu/chersonesos/ark/concept/attribute/107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ceramic class</text:p>
          </table:table-cell>
          <table:table-cell office:value-type="string" calcext:value-type="string">
            <text:p>http://vocab.getty.edu/aat/300198882</text:p>
          </table:table-cell>
        </table:table-row>
        <table:table-row table:style-name="ro1">
          <table:table-cell office:value-type="string" calcext:value-type="string">
            <text:p>storage</text:p>
          </table:table-cell>
          <table:table-cell office:value-type="string" calcext:value-type="string">
            <text:p>http://ica.tacc.utexas.edu/chersonesos/ark/concept/attribute/107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ceramic class</text:p>
          </table:table-cell>
          <table:table-cell office:value-type="string" calcext:value-type="string">
            <text:p>http://vocab.getty.edu/aat/300198880</text:p>
          </table:table-cell>
        </table:table-row>
        <table:table-row table:style-name="ro1">
          <table:table-cell office:value-type="string" calcext:value-type="string">
            <text:p>lid</text:p>
          </table:table-cell>
          <table:table-cell office:value-type="string" calcext:value-type="string">
            <text:p>http://ica.tacc.utexas.edu/chersonesos/ark/concept/attribute/107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ceramic class</text:p>
          </table:table-cell>
          <table:table-cell office:value-type="string" calcext:value-type="string">
            <text:p>http://vocab.getty.edu/aat/300045712</text:p>
          </table:table-cell>
        </table:table-row>
        <table:table-row table:style-name="ro1">
          <table:table-cell office:value-type="string" calcext:value-type="string">
            <text:p>fineware</text:p>
          </table:table-cell>
          <table:table-cell office:value-type="string" calcext:value-type="string">
            <text:p>http://ica.tacc.utexas.edu/chersonesos/ark/concept/attribute/107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ceramic class</text:p>
          </table:table-cell>
          <table:table-cell office:value-type="string" calcext:value-type="string">
            <text:p>http://vocab.getty.edu/aat/300264955</text:p>
          </table:table-cell>
        </table:table-row>
        <table:table-row table:style-name="ro1">
          <table:table-cell office:value-type="string" calcext:value-type="string">
            <text:p>mortar (class)</text:p>
          </table:table-cell>
          <table:table-cell office:value-type="string" calcext:value-type="string">
            <text:p>http://ica.tacc.utexas.edu/chersonesos/ark/concept/attribute/107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ceramic class</text:p>
          </table:table-cell>
          <table:table-cell office:value-type="string" calcext:value-type="string">
            <text:p>http://vocab.getty.edu/aat/300395633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office:value-type="string" calcext:value-type="string">
            <text:p>http://ica.tacc.utexas.edu/chersonesos/ark/concept/attribute/107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class</text:p>
          </table:table-cell>
          <table:table-cell/>
        </table:table-row>
        <table:table-row table:style-name="ro1">
          <table:table-cell office:value-type="string" calcext:value-type="string">
            <text:p>lamp (type)</text:p>
          </table:table-cell>
          <table:table-cell office:value-type="string" calcext:value-type="string">
            <text:p>http://ica.tacc.utexas.edu/chersonesos/ark/concept/attribute/107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ceramic class</text:p>
          </table:table-cell>
          <table:table-cell office:value-type="string" calcext:value-type="string">
            <text:p>http://vocab.getty.edu/aat/300183182</text:p>
          </table:table-cell>
        </table:table-row>
        <table:table-row table:style-name="ro1">
          <table:table-cell office:value-type="string" calcext:value-type="string">
            <text:p>terracotta</text:p>
          </table:table-cell>
          <table:table-cell office:value-type="string" calcext:value-type="string">
            <text:p>http://ica.tacc.utexas.edu/chersonesos/ark/concept/attribute/107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ceramic class</text:p>
          </table:table-cell>
          <table:table-cell office:value-type="string" calcext:value-type="string">
            <text:p>http://vocab.getty.edu/aat/300047296</text:p>
          </table:table-cell>
        </table:table-row>
        <table:table-row table:style-name="ro1">
          <table:table-cell office:value-type="string" calcext:value-type="string">
            <text:p>waterpipe (class)</text:p>
          </table:table-cell>
          <table:table-cell office:value-type="string" calcext:value-type="string">
            <text:p>http://ica.tacc.utexas.edu/chersonesos/ark/concept/attribute/10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ceramic class</text:p>
          </table:table-cell>
          <table:table-cell office:value-type="string" calcext:value-type="string">
            <text:p>http://vocab.getty.edu/aat/300432673</text:p>
          </table:table-cell>
        </table:table-row>
        <table:table-row table:style-name="ro1">
          <table:table-cell office:value-type="string" calcext:value-type="string">
            <text:p>tile (class)</text:p>
          </table:table-cell>
          <table:table-cell office:value-type="string" calcext:value-type="string">
            <text:p>http://ica.tacc.utexas.edu/chersonesos/ark/concept/attribute/10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ceramic class</text:p>
          </table:table-cell>
          <table:table-cell office:value-type="string" calcext:value-type="string">
            <text:p>http://vocab.getty.edu/aat/300010699</text:p>
          </table:table-cell>
        </table:table-row>
        <table:table-row table:style-name="ro1">
          <table:table-cell office:value-type="string" calcext:value-type="string">
            <text:p>brick (type)</text:p>
          </table:table-cell>
          <table:table-cell office:value-type="string" calcext:value-type="string">
            <text:p>http://ica.tacc.utexas.edu/chersonesos/ark/concept/attribute/108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ceramic class</text:p>
          </table:table-cell>
          <table:table-cell office:value-type="string" calcext:value-type="string">
            <text:p>http://vocab.getty.edu/aat/300010463</text:p>
          </table:table-cell>
        </table:table-row>
        <table:table-row table:style-name="ro1">
          <table:table-cell office:value-type="string" calcext:value-type="string">
            <text:p>jar (class)</text:p>
          </table:table-cell>
          <table:table-cell office:value-type="string" calcext:value-type="string">
            <text:p>http://ica.tacc.utexas.edu/chersonesos/ark/concept/attribute/108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ceramic class</text:p>
          </table:table-cell>
          <table:table-cell office:value-type="string" calcext:value-type="string">
            <text:p>http://vocab.getty.edu/aat/300195347</text:p>
          </table:table-cell>
        </table:table-row>
        <table:table-row table:style-name="ro1">
          <table:table-cell office:value-type="string" calcext:value-type="string">
            <text:p>pseudo-kos (?)</text:p>
          </table:table-cell>
          <table:table-cell office:value-type="string" calcext:value-type="string">
            <text:p>http://ica.tacc.utexas.edu/chersonesos/ark/concept/attribute/100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rc, form 1 (?)</text:p>
          </table:table-cell>
          <table:table-cell office:value-type="string" calcext:value-type="string">
            <text:p>http://ica.tacc.utexas.edu/chersonesos/ark/concept/attribute/100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roman amphora</text:p>
          </table:table-cell>
          <table:table-cell office:value-type="string" calcext:value-type="string">
            <text:p>http://ica.tacc.utexas.edu/chersonesos/ark/concept/attribute/100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ight clay, first centuries ad (s-iv, vnukov)</text:p>
          </table:table-cell>
          <table:table-cell office:value-type="string" calcext:value-type="string">
            <text:p>http://ica.tacc.utexas.edu/chersonesos/ark/concept/attribute/100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hellenistic mortar, waster</text:p>
          </table:table-cell>
          <table:table-cell office:value-type="string" calcext:value-type="string">
            <text:p>http://ica.tacc.utexas.edu/chersonesos/ark/concept/attribute/100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osed red-slip form </text:p>
          </table:table-cell>
          <table:table-cell office:value-type="string" calcext:value-type="string">
            <text:p>http://ica.tacc.utexas.edu/chersonesos/ark/concept/attribute/100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ight clay (shelov type) </text:p>
          </table:table-cell>
          <table:table-cell office:value-type="string" calcext:value-type="string">
            <text:p>http://ica.tacc.utexas.edu/chersonesos/ark/concept/attribute/100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4 ("gaza")</text:p>
          </table:table-cell>
          <table:table-cell office:value-type="string" calcext:value-type="string">
            <text:p>http://ica.tacc.utexas.edu/chersonesos/ark/concept/attribute/100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22 (zeest-95; lra 3-riley)</text:p>
          </table:table-cell>
          <table:table-cell office:value-type="string" calcext:value-type="string">
            <text:p>http://ica.tacc.utexas.edu/chersonesos/ark/concept/attribute/100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syrian (?) glazed ware</text:p>
          </table:table-cell>
          <table:table-cell office:value-type="string" calcext:value-type="string">
            <text:p>http://ica.tacc.utexas.edu/chersonesos/ark/concept/attribute/100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adsv, type v (zeest 98)</text:p>
          </table:table-cell>
          <table:table-cell office:value-type="string" calcext:value-type="string">
            <text:p>http://ica.tacc.utexas.edu/chersonesos/ark/concept/attribute/101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wheelmade cookware (including frags. of hellenistic cookpots) </text:p>
          </table:table-cell>
          <table:table-cell office:value-type="string" calcext:value-type="string">
            <text:p>http://ica.tacc.utexas.edu/chersonesos/ark/concept/attribute/101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plain red-clay jugs (including hellenistic examples)</text:p>
          </table:table-cell>
          <table:table-cell office:value-type="string" calcext:value-type="string">
            <text:p>http://ica.tacc.utexas.edu/chersonesos/ark/concept/attribute/101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syrian</text:p>
          </table:table-cell>
          <table:table-cell office:value-type="string" calcext:value-type="string">
            <text:p>http://ica.tacc.utexas.edu/chersonesos/ark/concept/attribute/101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islamic fritware</text:p>
          </table:table-cell>
          <table:table-cell office:value-type="string" calcext:value-type="string">
            <text:p>http://ica.tacc.utexas.edu/chersonesos/ark/concept/attribute/101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aegean ware (groups 3-4, yakobson)</text:p>
          </table:table-cell>
          <table:table-cell office:value-type="string" calcext:value-type="string">
            <text:p>http://ica.tacc.utexas.edu/chersonesos/ark/concept/attribute/101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jugs</text:p>
          </table:table-cell>
          <table:table-cell office:value-type="string" calcext:value-type="string">
            <text:p>http://ica.tacc.utexas.edu/chersonesos/ark/concept/attribute/101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red clay (zeest 72, 79?)</text:p>
          </table:table-cell>
          <table:table-cell office:value-type="string" calcext:value-type="string">
            <text:p>http://ica.tacc.utexas.edu/chersonesos/ark/concept/attribute/101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fine sgraffito group cookware</text:p>
          </table:table-cell>
          <table:table-cell office:value-type="string" calcext:value-type="string">
            <text:p>http://ica.tacc.utexas.edu/chersonesos/ark/concept/attribute/101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arsw</text:p>
          </table:table-cell>
          <table:table-cell office:value-type="string" calcext:value-type="string">
            <text:p>http://ica.tacc.utexas.edu/chersonesos/ark/concept/attribute/101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mortar (type)</text:p>
          </table:table-cell>
          <table:table-cell office:value-type="string" calcext:value-type="string">
            <text:p>http://ica.tacc.utexas.edu/chersonesos/ark/concept/attribute/102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red clay (zeest 72)</text:p>
          </table:table-cell>
          <table:table-cell office:value-type="string" calcext:value-type="string">
            <text:p>http://ica.tacc.utexas.edu/chersonesos/ark/concept/attribute/102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ight clay (heraklea, sinope)</text:p>
          </table:table-cell>
          <table:table-cell office:value-type="string" calcext:value-type="string">
            <text:p>http://ica.tacc.utexas.edu/chersonesos/ark/concept/attribute/102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polychrome white-clay</text:p>
          </table:table-cell>
          <table:table-cell office:value-type="string" calcext:value-type="string">
            <text:p>http://ica.tacc.utexas.edu/chersonesos/ark/concept/attribute/102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hellenistic or roman amphora</text:p>
          </table:table-cell>
          <table:table-cell office:value-type="string" calcext:value-type="string">
            <text:p>http://ica.tacc.utexas.edu/chersonesos/ark/concept/attribute/102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onstantinople white-clay </text:p>
          </table:table-cell>
          <table:table-cell office:value-type="string" calcext:value-type="string">
            <text:p>http://ica.tacc.utexas.edu/chersonesos/ark/concept/attribute/102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anatolian white-clay </text:p>
          </table:table-cell>
          <table:table-cell office:value-type="string" calcext:value-type="string">
            <text:p>http://ica.tacc.utexas.edu/chersonesos/ark/concept/attribute/102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hellenistic and roman amphora</text:p>
          </table:table-cell>
          <table:table-cell office:value-type="string" calcext:value-type="string">
            <text:p>http://ica.tacc.utexas.edu/chersonesos/ark/concept/attribute/102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cookware</text:p>
          </table:table-cell>
          <table:table-cell office:value-type="string" calcext:value-type="string">
            <text:p>http://ica.tacc.utexas.edu/chersonesos/ark/concept/attribute/102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lazed white ware ii, hayes</text:p>
          </table:table-cell>
          <table:table-cell office:value-type="string" calcext:value-type="string">
            <text:p>http://ica.tacc.utexas.edu/chersonesos/ark/concept/attribute/102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slip-painted jug</text:p>
          </table:table-cell>
          <table:table-cell office:value-type="string" calcext:value-type="string">
            <text:p>http://ica.tacc.utexas.edu/chersonesos/ark/concept/attribute/103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arsw, form 105</text:p>
          </table:table-cell>
          <table:table-cell office:value-type="string" calcext:value-type="string">
            <text:p>http://ica.tacc.utexas.edu/chersonesos/ark/concept/attribute/103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black gloss (pale and red clay)</text:p>
          </table:table-cell>
          <table:table-cell office:value-type="string" calcext:value-type="string">
            <text:p>http://ica.tacc.utexas.edu/chersonesos/ark/concept/attribute/103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red clay (zeest 72, 76, 80)</text:p>
          </table:table-cell>
          <table:table-cell office:value-type="string" calcext:value-type="string">
            <text:p>http://ica.tacc.utexas.edu/chersonesos/ark/concept/attribute/103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hellenistic jugs</text:p>
          </table:table-cell>
          <table:table-cell office:value-type="string" calcext:value-type="string">
            <text:p>http://ica.tacc.utexas.edu/chersonesos/ark/concept/attribute/103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stamped tile</text:p>
          </table:table-cell>
          <table:table-cell office:value-type="string" calcext:value-type="string">
            <text:p>http://ica.tacc.utexas.edu/chersonesos/ark/concept/attribute/103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red-clay with conical foot</text:p>
          </table:table-cell>
          <table:table-cell office:value-type="string" calcext:value-type="string">
            <text:p>http://ica.tacc.utexas.edu/chersonesos/ark/concept/attribute/103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red-clay (zeest 72, 76)</text:p>
          </table:table-cell>
          <table:table-cell office:value-type="string" calcext:value-type="string">
            <text:p>http://ica.tacc.utexas.edu/chersonesos/ark/concept/attribute/103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18 (lra 2-riley)</text:p>
          </table:table-cell>
          <table:table-cell office:value-type="string" calcext:value-type="string">
            <text:p>http://ica.tacc.utexas.edu/chersonesos/ark/concept/attribute/103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lazed white ware ii (hayes)</text:p>
          </table:table-cell>
          <table:table-cell office:value-type="string" calcext:value-type="string">
            <text:p>http://ica.tacc.utexas.edu/chersonesos/ark/concept/attribute/103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polychrome ware (group 6, yakobson) </text:p>
          </table:table-cell>
          <table:table-cell office:value-type="string" calcext:value-type="string">
            <text:p>http://ica.tacc.utexas.edu/chersonesos/ark/concept/attribute/104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lazed jug</text:p>
          </table:table-cell>
          <table:table-cell office:value-type="string" calcext:value-type="string">
            <text:p>http://ica.tacc.utexas.edu/chersonesos/ark/concept/attribute/104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rc, arsw form ?</text:p>
          </table:table-cell>
          <table:table-cell office:value-type="string" calcext:value-type="string">
            <text:p>http://ica.tacc.utexas.edu/chersonesos/ark/concept/attribute/104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ray clay with black gloss</text:p>
          </table:table-cell>
          <table:table-cell office:value-type="string" calcext:value-type="string">
            <text:p>http://ica.tacc.utexas.edu/chersonesos/ark/concept/attribute/104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red-clay glazed ware</text:p>
          </table:table-cell>
          <table:table-cell office:value-type="string" calcext:value-type="string">
            <text:p>http://ica.tacc.utexas.edu/chersonesos/ark/concept/attribute/104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arsw, form 32_58</text:p>
          </table:table-cell>
          <table:table-cell office:value-type="string" calcext:value-type="string">
            <text:p>http://ica.tacc.utexas.edu/chersonesos/ark/concept/attribute/104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plain fineware</text:p>
          </table:table-cell>
          <table:table-cell office:value-type="string" calcext:value-type="string">
            <text:p>http://ica.tacc.utexas.edu/chersonesos/ark/concept/attribute/104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lazed white ware i (hayes)</text:p>
          </table:table-cell>
          <table:table-cell office:value-type="string" calcext:value-type="string">
            <text:p>http://ica.tacc.utexas.edu/chersonesos/ark/concept/attribute/104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arsw, form 93_97</text:p>
          </table:table-cell>
          <table:table-cell office:value-type="string" calcext:value-type="string">
            <text:p>http://ica.tacc.utexas.edu/chersonesos/ark/concept/attribute/104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specified amphora</text:p>
          </table:table-cell>
          <table:table-cell office:value-type="string" calcext:value-type="string">
            <text:p>http://ica.tacc.utexas.edu/chersonesos/ark/concept/attribute/104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ight clay (zeest 104-105; shelov types e-f)</text:p>
          </table:table-cell>
          <table:table-cell office:value-type="string" calcext:value-type="string">
            <text:p>http://ica.tacc.utexas.edu/chersonesos/ark/concept/attribute/105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black and brown gloss</text:p>
          </table:table-cell>
          <table:table-cell office:value-type="string" calcext:value-type="string">
            <text:p>http://ica.tacc.utexas.edu/chersonesos/ark/concept/attribute/105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red clay (zeest 69)</text:p>
          </table:table-cell>
          <table:table-cell office:value-type="string" calcext:value-type="string">
            <text:p>http://ica.tacc.utexas.edu/chersonesos/ark/concept/attribute/105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jug</text:p>
          </table:table-cell>
          <table:table-cell office:value-type="string" calcext:value-type="string">
            <text:p>http://ica.tacc.utexas.edu/chersonesos/ark/concept/attribute/105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jar</text:p>
          </table:table-cell>
          <table:table-cell office:value-type="string" calcext:value-type="string">
            <text:p>http://ica.tacc.utexas.edu/chersonesos/ark/concept/attribute/105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red clay (zeest 72), 2nd-3rd c. ad</text:p>
          </table:table-cell>
          <table:table-cell office:value-type="string" calcext:value-type="string">
            <text:p>http://ica.tacc.utexas.edu/chersonesos/ark/concept/attribute/105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plain jug</text:p>
          </table:table-cell>
          <table:table-cell office:value-type="string" calcext:value-type="string">
            <text:p>http://ica.tacc.utexas.edu/chersonesos/ark/concept/attribute/105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ra 1</text:p>
          </table:table-cell>
          <table:table-cell office:value-type="string" calcext:value-type="string">
            <text:p>http://ica.tacc.utexas.edu/chersonesos/ark/concept/attribute/105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ra 3</text:p>
          </table:table-cell>
          <table:table-cell office:value-type="string" calcext:value-type="string">
            <text:p>http://ica.tacc.utexas.edu/chersonesos/ark/concept/attribute/105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<text:s/>arsw, form 62 b</text:p>
          </table:table-cell>
          <table:table-cell office:value-type="string" calcext:value-type="string">
            <text:p>http://ica.tacc.utexas.edu/chersonesos/ark/concept/attribute/105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43 (gunsenin-ii) ("collared")</text:p>
          </table:table-cell>
          <table:table-cell office:value-type="string" calcext:value-type="string">
            <text:p>http://ica.tacc.utexas.edu/chersonesos/ark/concept/attribute/106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hampleve ware (group 4, yakobson) </text:p>
          </table:table-cell>
          <table:table-cell office:value-type="string" calcext:value-type="string">
            <text:p>http://ica.tacc.utexas.edu/chersonesos/ark/concept/attribute/106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fine sgraffito group </text:p>
          </table:table-cell>
          <table:table-cell office:value-type="string" calcext:value-type="string">
            <text:p>http://ica.tacc.utexas.edu/chersonesos/ark/concept/attribute/106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strainer</text:p>
          </table:table-cell>
          <table:table-cell office:value-type="string" calcext:value-type="string">
            <text:p>http://ica.tacc.utexas.edu/chersonesos/ark/concept/attribute/106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syrian? (kashin_faience)</text:p>
          </table:table-cell>
          <table:table-cell office:value-type="string" calcext:value-type="string">
            <text:p>http://ica.tacc.utexas.edu/chersonesos/ark/concept/attribute/106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rc, form ?</text:p>
          </table:table-cell>
          <table:table-cell office:value-type="string" calcext:value-type="string">
            <text:p>http://ica.tacc.utexas.edu/chersonesos/ark/concept/attribute/106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hios (capped)</text:p>
          </table:table-cell>
          <table:table-cell office:value-type="string" calcext:value-type="string">
            <text:p>http://ica.tacc.utexas.edu/chersonesos/ark/concept/attribute/106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33 (35?)</text:p>
          </table:table-cell>
          <table:table-cell office:value-type="string" calcext:value-type="string">
            <text:p>http://ica.tacc.utexas.edu/chersonesos/ark/concept/attribute/106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plain fineware casserole?</text:p>
          </table:table-cell>
          <table:table-cell office:value-type="string" calcext:value-type="string">
            <text:p>http://ica.tacc.utexas.edu/chersonesos/ark/concept/attribute/106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2 ("carrot")</text:p>
          </table:table-cell>
          <table:table-cell office:value-type="string" calcext:value-type="string">
            <text:p>http://ica.tacc.utexas.edu/chersonesos/ark/concept/attribute/82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3 (zeest-100)</text:p>
          </table:table-cell>
          <table:table-cell office:value-type="string" calcext:value-type="string">
            <text:p>http://ica.tacc.utexas.edu/chersonesos/ark/concept/attribute/82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adsv, type v</text:p>
          </table:table-cell>
          <table:table-cell office:value-type="string" calcext:value-type="string">
            <text:p>http://ica.tacc.utexas.edu/chersonesos/ark/concept/attribute/82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22 (zeest-95; lra 4-riley)</text:p>
          </table:table-cell>
          <table:table-cell office:value-type="string" calcext:value-type="string">
            <text:p>http://ica.tacc.utexas.edu/chersonesos/ark/concept/attribute/82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24</text:p>
          </table:table-cell>
          <table:table-cell office:value-type="string" calcext:value-type="string">
            <text:p>http://ica.tacc.utexas.edu/chersonesos/ark/concept/attribute/83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41</text:p>
          </table:table-cell>
          <table:table-cell office:value-type="string" calcext:value-type="string">
            <text:p>http://ica.tacc.utexas.edu/chersonesos/ark/concept/attribute/83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43 (gunsenin-ii)</text:p>
          </table:table-cell>
          <table:table-cell office:value-type="string" calcext:value-type="string">
            <text:p>http://ica.tacc.utexas.edu/chersonesos/ark/concept/attribute/83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45 <text:s/>(gunsenin-iv)</text:p>
          </table:table-cell>
          <table:table-cell office:value-type="string" calcext:value-type="string">
            <text:p>http://ica.tacc.utexas.edu/chersonesos/ark/concept/attribute/83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52</text:p>
          </table:table-cell>
          <table:table-cell office:value-type="string" calcext:value-type="string">
            <text:p>http://ica.tacc.utexas.edu/chersonesos/ark/concept/attribute/83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wheelmade cookware</text:p>
          </table:table-cell>
          <table:table-cell office:value-type="string" calcext:value-type="string">
            <text:p>http://ica.tacc.utexas.edu/chersonesos/ark/concept/attribute/83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pithos (type)</text:p>
          </table:table-cell>
          <table:table-cell office:value-type="string" calcext:value-type="string">
            <text:p>http://ica.tacc.utexas.edu/chersonesos/ark/concept/attribute/83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osed storage vessel</text:p>
          </table:table-cell>
          <table:table-cell office:value-type="string" calcext:value-type="string">
            <text:p>http://ica.tacc.utexas.edu/chersonesos/ark/concept/attribute/83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id (type)</text:p>
          </table:table-cell>
          <table:table-cell office:value-type="string" calcext:value-type="string">
            <text:p>http://ica.tacc.utexas.edu/chersonesos/ark/concept/attribute/83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red clay (zeest - 69, 72, 73)</text:p>
          </table:table-cell>
          <table:table-cell office:value-type="string" calcext:value-type="string">
            <text:p>http://ica.tacc.utexas.edu/chersonesos/ark/concept/attribute/83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ight clay (zeest 104-105; types \u0435-f-shelov)</text:p>
          </table:table-cell>
          <table:table-cell office:value-type="string" calcext:value-type="string">
            <text:p>http://ica.tacc.utexas.edu/chersonesos/ark/concept/attribute/84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sinope</text:p>
          </table:table-cell>
          <table:table-cell office:value-type="string" calcext:value-type="string">
            <text:p>http://ica.tacc.utexas.edu/chersonesos/ark/concept/attribute/84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olchis</text:p>
          </table:table-cell>
          <table:table-cell office:value-type="string" calcext:value-type="string">
            <text:p>http://ica.tacc.utexas.edu/chersonesos/ark/concept/attribute/84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hellenistic_roman amphora</text:p>
          </table:table-cell>
          <table:table-cell office:value-type="string" calcext:value-type="string">
            <text:p>http://ica.tacc.utexas.edu/chersonesos/ark/concept/attribute/84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1 ("waisted")</text:p>
          </table:table-cell>
          <table:table-cell office:value-type="string" calcext:value-type="string">
            <text:p>http://ica.tacc.utexas.edu/chersonesos/ark/concept/attribute/84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4 (lra 3-riley)</text:p>
          </table:table-cell>
          <table:table-cell office:value-type="string" calcext:value-type="string">
            <text:p>http://ica.tacc.utexas.edu/chersonesos/ark/concept/attribute/84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12 (lrc 1-riley)</text:p>
          </table:table-cell>
          <table:table-cell office:value-type="string" calcext:value-type="string">
            <text:p>http://ica.tacc.utexas.edu/chersonesos/ark/concept/attribute/84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18 <text:s/>(lra 2-riley)</text:p>
          </table:table-cell>
          <table:table-cell office:value-type="string" calcext:value-type="string">
            <text:p>http://ica.tacc.utexas.edu/chersonesos/ark/concept/attribute/84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36</text:p>
          </table:table-cell>
          <table:table-cell office:value-type="string" calcext:value-type="string">
            <text:p>http://ica.tacc.utexas.edu/chersonesos/ark/concept/attribute/84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42 (gunsenin-i) </text:p>
          </table:table-cell>
          <table:table-cell office:value-type="string" calcext:value-type="string">
            <text:p>http://ica.tacc.utexas.edu/chersonesos/ark/concept/attribute/84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handmade cookware</text:p>
          </table:table-cell>
          <table:table-cell office:value-type="string" calcext:value-type="string">
            <text:p>http://ica.tacc.utexas.edu/chersonesos/ark/concept/attribute/85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plain fineware jar</text:p>
          </table:table-cell>
          <table:table-cell office:value-type="string" calcext:value-type="string">
            <text:p>http://ica.tacc.utexas.edu/chersonesos/ark/concept/attribute/85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lazed white ware ii, hayes 1992</text:p>
          </table:table-cell>
          <table:table-cell office:value-type="string" calcext:value-type="string">
            <text:p>http://ica.tacc.utexas.edu/chersonesos/ark/concept/attribute/85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lazed white ware ii, type 3 (hayes 1992)</text:p>
          </table:table-cell>
          <table:table-cell office:value-type="string" calcext:value-type="string">
            <text:p>http://ica.tacc.utexas.edu/chersonesos/ark/concept/attribute/85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lazed white ware iv (group 9, yakobson)</text:p>
          </table:table-cell>
          <table:table-cell office:value-type="string" calcext:value-type="string">
            <text:p>http://ica.tacc.utexas.edu/chersonesos/ark/concept/attribute/85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glazed fineware</text:p>
          </table:table-cell>
          <table:table-cell office:value-type="string" calcext:value-type="string">
            <text:p>http://ica.tacc.utexas.edu/chersonesos/ark/concept/attribute/85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red-slip</text:p>
          </table:table-cell>
          <table:table-cell office:value-type="string" calcext:value-type="string">
            <text:p>http://ica.tacc.utexas.edu/chersonesos/ark/concept/attribute/85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rc, form 2, hayes 1972 </text:p>
          </table:table-cell>
          <table:table-cell office:value-type="string" calcext:value-type="string">
            <text:p>http://ica.tacc.utexas.edu/chersonesos/ark/concept/attribute/85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rc, form 3, hayes 1972</text:p>
          </table:table-cell>
          <table:table-cell office:value-type="string" calcext:value-type="string">
            <text:p>http://ica.tacc.utexas.edu/chersonesos/ark/concept/attribute/85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black gloss</text:p>
          </table:table-cell>
          <table:table-cell office:value-type="string" calcext:value-type="string">
            <text:p>http://ica.tacc.utexas.edu/chersonesos/ark/concept/attribute/85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brown gloss</text:p>
          </table:table-cell>
          <table:table-cell office:value-type="string" calcext:value-type="string">
            <text:p>http://ica.tacc.utexas.edu/chersonesos/ark/concept/attribute/86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hersonesos</text:p>
          </table:table-cell>
          <table:table-cell office:value-type="string" calcext:value-type="string">
            <text:p>http://ica.tacc.utexas.edu/chersonesos/ark/concept/attribute/86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amphora</text:p>
          </table:table-cell>
          <table:table-cell office:value-type="string" calcext:value-type="string">
            <text:p>http://ica.tacc.utexas.edu/chersonesos/ark/concept/attribute/86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plain fineware</text:p>
          </table:table-cell>
          <table:table-cell office:value-type="string" calcext:value-type="string">
            <text:p>http://ica.tacc.utexas.edu/chersonesos/ark/concept/attribute/86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hellenistic or roman plain fineware jar</text:p>
          </table:table-cell>
          <table:table-cell office:value-type="string" calcext:value-type="string">
            <text:p>http://ica.tacc.utexas.edu/chersonesos/ark/concept/attribute/86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arsw, form 62 b</text:p>
          </table:table-cell>
          <table:table-cell office:value-type="string" calcext:value-type="string">
            <text:p>http://ica.tacc.utexas.edu/chersonesos/ark/concept/attribute/86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48 (gunsenin-iii)</text:p>
          </table:table-cell>
          <table:table-cell office:value-type="string" calcext:value-type="string">
            <text:p>http://ica.tacc.utexas.edu/chersonesos/ark/concept/attribute/86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red clay (zeest - 72, 73, 75)</text:p>
          </table:table-cell>
          <table:table-cell office:value-type="string" calcext:value-type="string">
            <text:p>http://ica.tacc.utexas.edu/chersonesos/ark/concept/attribute/86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early byzantine amphora</text:p>
          </table:table-cell>
          <table:table-cell office:value-type="string" calcext:value-type="string">
            <text:p>http://ica.tacc.utexas.edu/chersonesos/ark/concept/attribute/86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middle byzantine plain fineware jar</text:p>
          </table:table-cell>
          <table:table-cell office:value-type="string" calcext:value-type="string">
            <text:p>http://ica.tacc.utexas.edu/chersonesos/ark/concept/attribute/86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ate byzantine plain fineware jar</text:p>
          </table:table-cell>
          <table:table-cell office:value-type="string" calcext:value-type="string">
            <text:p>http://ica.tacc.utexas.edu/chersonesos/ark/concept/attribute/87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zeuxippos ware (groups 1-2, yakobson)</text:p>
          </table:table-cell>
          <table:table-cell office:value-type="string" calcext:value-type="string">
            <text:p>http://ica.tacc.utexas.edu/chersonesos/ark/concept/attribute/87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aegean ware (group 3, yakobson)</text:p>
          </table:table-cell>
          <table:table-cell office:value-type="string" calcext:value-type="string">
            <text:p>http://ica.tacc.utexas.edu/chersonesos/ark/concept/attribute/87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slip-painted ware (group 8, <text:s/>yakobson) </text:p>
          </table:table-cell>
          <table:table-cell office:value-type="string" calcext:value-type="string">
            <text:p>http://ica.tacc.utexas.edu/chersonesos/ark/concept/attribute/87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ww ii, type 2</text:p>
          </table:table-cell>
          <table:table-cell office:value-type="string" calcext:value-type="string">
            <text:p>http://ica.tacc.utexas.edu/chersonesos/ark/concept/attribute/87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mortarium</text:p>
          </table:table-cell>
          <table:table-cell office:value-type="string" calcext:value-type="string">
            <text:p>http://ica.tacc.utexas.edu/chersonesos/ark/concept/attribute/87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special vessel</text:p>
          </table:table-cell>
          <table:table-cell office:value-type="string" calcext:value-type="string">
            <text:p>http://ica.tacc.utexas.edu/chersonesos/ark/concept/attribute/87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amp</text:p>
          </table:table-cell>
          <table:table-cell office:value-type="string" calcext:value-type="string">
            <text:p>http://ica.tacc.utexas.edu/chersonesos/ark/concept/attribute/87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ight clay</text:p>
          </table:table-cell>
          <table:table-cell office:value-type="string" calcext:value-type="string">
            <text:p>http://ica.tacc.utexas.edu/chersonesos/ark/concept/attribute/87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heraclea</text:p>
          </table:table-cell>
          <table:table-cell office:value-type="string" calcext:value-type="string">
            <text:p>http://ica.tacc.utexas.edu/chersonesos/ark/concept/attribute/87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rhodes</text:p>
          </table:table-cell>
          <table:table-cell office:value-type="string" calcext:value-type="string">
            <text:p>http://ica.tacc.utexas.edu/chersonesos/ark/concept/attribute/88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middle byzantine glazed fineware</text:p>
          </table:table-cell>
          <table:table-cell office:value-type="string" calcext:value-type="string">
            <text:p>http://ica.tacc.utexas.edu/chersonesos/ark/concept/attribute/88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terracotta figurine</text:p>
          </table:table-cell>
          <table:table-cell office:value-type="string" calcext:value-type="string">
            <text:p>http://ica.tacc.utexas.edu/chersonesos/ark/concept/attribute/88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late byzantine glazed fineware</text:p>
          </table:table-cell>
          <table:table-cell office:value-type="string" calcext:value-type="string">
            <text:p>http://ica.tacc.utexas.edu/chersonesos/ark/concept/attribute/88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water pipe</text:p>
          </table:table-cell>
          <table:table-cell office:value-type="string" calcext:value-type="string">
            <text:p>http://ica.tacc.utexas.edu/chersonesos/ark/concept/attribute/88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sgraffito ware (monochrome)</text:p>
          </table:table-cell>
          <table:table-cell office:value-type="string" calcext:value-type="string">
            <text:p>http://ica.tacc.utexas.edu/chersonesos/ark/concept/attribute/8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rc, form 1, hayes 1972</text:p>
          </table:table-cell>
          <table:table-cell office:value-type="string" calcext:value-type="string">
            <text:p>http://ica.tacc.utexas.edu/chersonesos/ark/concept/attribute/88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arsw, form 93-97</text:p>
          </table:table-cell>
          <table:table-cell office:value-type="string" calcext:value-type="string">
            <text:p>http://ica.tacc.utexas.edu/chersonesos/ark/concept/attribute/88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tile with stamp</text:p>
          </table:table-cell>
          <table:table-cell office:value-type="string" calcext:value-type="string">
            <text:p>http://ica.tacc.utexas.edu/chersonesos/ark/concept/attribute/88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rc, form 10, hayes 1972</text:p>
          </table:table-cell>
          <table:table-cell office:value-type="string" calcext:value-type="string">
            <text:p>http://ica.tacc.utexas.edu/chersonesos/ark/concept/attribute/88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middle byzantine amphora</text:p>
          </table:table-cell>
          <table:table-cell office:value-type="string" calcext:value-type="string">
            <text:p>http://ica.tacc.utexas.edu/chersonesos/ark/concept/attribute/89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lazed white ware i, hayes 1992</text:p>
          </table:table-cell>
          <table:table-cell office:value-type="string" calcext:value-type="string">
            <text:p>http://ica.tacc.utexas.edu/chersonesos/ark/concept/attribute/89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ww ii, type 3, hayes 1992</text:p>
          </table:table-cell>
          <table:table-cell office:value-type="string" calcext:value-type="string">
            <text:p>http://ica.tacc.utexas.edu/chersonesos/ark/concept/attribute/89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hellenistic plain fineware jar</text:p>
          </table:table-cell>
          <table:table-cell office:value-type="string" calcext:value-type="string">
            <text:p>http://ica.tacc.utexas.edu/chersonesos/ark/concept/attribute/89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fine sgraffito ware </text:p>
          </table:table-cell>
          <table:table-cell office:value-type="string" calcext:value-type="string">
            <text:p>http://ica.tacc.utexas.edu/chersonesos/ark/concept/attribute/89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http://ica.tacc.utexas.edu/chersonesos/ark/concept/attribute/89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middle-late byzantine amphora</text:p>
          </table:table-cell>
          <table:table-cell office:value-type="string" calcext:value-type="string">
            <text:p>http://ica.tacc.utexas.edu/chersonesos/ark/concept/attribute/89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ww ii, type 13-14, hayes 1992</text:p>
          </table:table-cell>
          <table:table-cell office:value-type="string" calcext:value-type="string">
            <text:p>http://ica.tacc.utexas.edu/chersonesos/ark/concept/attribute/89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megarian bowl</text:p>
          </table:table-cell>
          <table:table-cell office:value-type="string" calcext:value-type="string">
            <text:p>http://ica.tacc.utexas.edu/chersonesos/ark/concept/attribute/89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red clay (zeest - 63)</text:p>
          </table:table-cell>
          <table:table-cell office:value-type="string" calcext:value-type="string">
            <text:p>http://ica.tacc.utexas.edu/chersonesos/ark/concept/attribute/89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red clay (zeest - 72)</text:p>
          </table:table-cell>
          <table:table-cell office:value-type="string" calcext:value-type="string">
            <text:p>http://ica.tacc.utexas.edu/chersonesos/ark/concept/attribute/90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arsw, form 99 </text:p>
          </table:table-cell>
          <table:table-cell office:value-type="string" calcext:value-type="string">
            <text:p>http://ica.tacc.utexas.edu/chersonesos/ark/concept/attribute/90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http://ica.tacc.utexas.edu/chersonesos/ark/concept/attribute/90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ww ii, type 13-14</text:p>
          </table:table-cell>
          <table:table-cell office:value-type="string" calcext:value-type="string">
            <text:p>http://ica.tacc.utexas.edu/chersonesos/ark/concept/attribute/90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ww ii, type 1</text:p>
          </table:table-cell>
          <table:table-cell office:value-type="string" calcext:value-type="string">
            <text:p>http://ica.tacc.utexas.edu/chersonesos/ark/concept/attribute/90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ww ii, type 3</text:p>
          </table:table-cell>
          <table:table-cell office:value-type="string" calcext:value-type="string">
            <text:p>http://ica.tacc.utexas.edu/chersonesos/ark/concept/attribute/90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polychrome ware (white clay)</text:p>
          </table:table-cell>
          <table:table-cell office:value-type="string" calcext:value-type="string">
            <text:p>http://ica.tacc.utexas.edu/chersonesos/ark/concept/attribute/90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hios</text:p>
          </table:table-cell>
          <table:table-cell office:value-type="string" calcext:value-type="string">
            <text:p>http://ica.tacc.utexas.edu/chersonesos/ark/concept/attribute/90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thasos</text:p>
          </table:table-cell>
          <table:table-cell office:value-type="string" calcext:value-type="string">
            <text:p>http://ica.tacc.utexas.edu/chersonesos/ark/concept/attribute/90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knidos</text:p>
          </table:table-cell>
          <table:table-cell office:value-type="string" calcext:value-type="string">
            <text:p>http://ica.tacc.utexas.edu/chersonesos/ark/concept/attribute/90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rd ("cypriot sigillata"), form 2</text:p>
          </table:table-cell>
          <table:table-cell office:value-type="string" calcext:value-type="string">
            <text:p>http://ica.tacc.utexas.edu/chersonesos/ark/concept/attribute/91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knidos (?)</text:p>
          </table:table-cell>
          <table:table-cell office:value-type="string" calcext:value-type="string">
            <text:p>http://ica.tacc.utexas.edu/chersonesos/ark/concept/attribute/91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kos</text:p>
          </table:table-cell>
          <table:table-cell office:value-type="string" calcext:value-type="string">
            <text:p>http://ica.tacc.utexas.edu/chersonesos/ark/concept/attribute/91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orinth</text:p>
          </table:table-cell>
          <table:table-cell office:value-type="string" calcext:value-type="string">
            <text:p>http://ica.tacc.utexas.edu/chersonesos/ark/concept/attribute/91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hellenistic jars</text:p>
          </table:table-cell>
          <table:table-cell office:value-type="string" calcext:value-type="string">
            <text:p>http://ica.tacc.utexas.edu/chersonesos/ark/concept/attribute/91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51</text:p>
          </table:table-cell>
          <table:table-cell office:value-type="string" calcext:value-type="string">
            <text:p>http://ica.tacc.utexas.edu/chersonesos/ark/concept/attribute/91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storage jar</text:p>
          </table:table-cell>
          <table:table-cell office:value-type="string" calcext:value-type="string">
            <text:p>http://ica.tacc.utexas.edu/chersonesos/ark/concept/attribute/91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fritware</text:p>
          </table:table-cell>
          <table:table-cell office:value-type="string" calcext:value-type="string">
            <text:p>http://ica.tacc.utexas.edu/chersonesos/ark/concept/attribute/91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middle byzantine glazed ware</text:p>
          </table:table-cell>
          <table:table-cell office:value-type="string" calcext:value-type="string">
            <text:p>http://ica.tacc.utexas.edu/chersonesos/ark/concept/attribute/91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osed storage form</text:p>
          </table:table-cell>
          <table:table-cell office:value-type="string" calcext:value-type="string">
            <text:p>http://ica.tacc.utexas.edu/chersonesos/ark/concept/attribute/91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thasos (?)</text:p>
          </table:table-cell>
          <table:table-cell office:value-type="string" calcext:value-type="string">
            <text:p>http://ica.tacc.utexas.edu/chersonesos/ark/concept/attribute/92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hios (?)</text:p>
          </table:table-cell>
          <table:table-cell office:value-type="string" calcext:value-type="string">
            <text:p>http://ica.tacc.utexas.edu/chersonesos/ark/concept/attribute/92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hellenistic jar or bowl</text:p>
          </table:table-cell>
          <table:table-cell office:value-type="string" calcext:value-type="string">
            <text:p>http://ica.tacc.utexas.edu/chersonesos/ark/concept/attribute/92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hellenistic plain fineware jar or bowl</text:p>
          </table:table-cell>
          <table:table-cell office:value-type="string" calcext:value-type="string">
            <text:p>http://ica.tacc.utexas.edu/chersonesos/ark/concept/attribute/92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pan tiles of the 10th-13th c. with stamps</text:p>
          </table:table-cell>
          <table:table-cell office:value-type="string" calcext:value-type="string">
            <text:p>http://ica.tacc.utexas.edu/chersonesos/ark/concept/attribute/92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kalypter of the 8th-10th c. (?) with stamp</text:p>
          </table:table-cell>
          <table:table-cell office:value-type="string" calcext:value-type="string">
            <text:p>http://ica.tacc.utexas.edu/chersonesos/ark/concept/attribute/92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hersonesos (of which one fragment with a stamp)</text:p>
          </table:table-cell>
          <table:table-cell office:value-type="string" calcext:value-type="string">
            <text:p>http://ica.tacc.utexas.edu/chersonesos/ark/concept/attribute/92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heraklea</text:p>
          </table:table-cell>
          <table:table-cell office:value-type="string" calcext:value-type="string">
            <text:p>http://ica.tacc.utexas.edu/chersonesos/ark/concept/attribute/92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red clay</text:p>
          </table:table-cell>
          <table:table-cell office:value-type="string" calcext:value-type="string">
            <text:p>http://ica.tacc.utexas.edu/chersonesos/ark/concept/attribute/92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ight clay, first centuries ad </text:p>
          </table:table-cell>
          <table:table-cell office:value-type="string" calcext:value-type="string">
            <text:p>http://ica.tacc.utexas.edu/chersonesos/ark/concept/attribute/92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1</text:p>
          </table:table-cell>
          <table:table-cell office:value-type="string" calcext:value-type="string">
            <text:p>http://ica.tacc.utexas.edu/chersonesos/ark/concept/attribute/93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2</text:p>
          </table:table-cell>
          <table:table-cell office:value-type="string" calcext:value-type="string">
            <text:p>http://ica.tacc.utexas.edu/chersonesos/ark/concept/attribute/93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4 (gaza type; lra 3-riley)</text:p>
          </table:table-cell>
          <table:table-cell office:value-type="string" calcext:value-type="string">
            <text:p>http://ica.tacc.utexas.edu/chersonesos/ark/concept/attribute/93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12 ("running wave"; lrc 1-riley)</text:p>
          </table:table-cell>
          <table:table-cell office:value-type="string" calcext:value-type="string">
            <text:p>http://ica.tacc.utexas.edu/chersonesos/ark/concept/attribute/93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18 (with funnel rim; lra 2-riley)</text:p>
          </table:table-cell>
          <table:table-cell office:value-type="string" calcext:value-type="string">
            <text:p>http://ica.tacc.utexas.edu/chersonesos/ark/concept/attribute/93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22 (zeest-95; lra 10-riley)</text:p>
          </table:table-cell>
          <table:table-cell office:value-type="string" calcext:value-type="string">
            <text:p>http://ica.tacc.utexas.edu/chersonesos/ark/concept/attribute/93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24 ("black sea" with rilled zones)</text:p>
          </table:table-cell>
          <table:table-cell office:value-type="string" calcext:value-type="string">
            <text:p>http://ica.tacc.utexas.edu/chersonesos/ark/concept/attribute/93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36 ("black sea")</text:p>
          </table:table-cell>
          <table:table-cell office:value-type="string" calcext:value-type="string">
            <text:p>http://ica.tacc.utexas.edu/chersonesos/ark/concept/attribute/93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ookpots</text:p>
          </table:table-cell>
          <table:table-cell office:value-type="string" calcext:value-type="string">
            <text:p>http://ica.tacc.utexas.edu/chersonesos/ark/concept/attribute/93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hellenistic casserole</text:p>
          </table:table-cell>
          <table:table-cell office:value-type="string" calcext:value-type="string">
            <text:p>http://ica.tacc.utexas.edu/chersonesos/ark/concept/attribute/93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id (type)s</text:p>
          </table:table-cell>
          <table:table-cell office:value-type="string" calcext:value-type="string">
            <text:p>http://ica.tacc.utexas.edu/chersonesos/ark/concept/attribute/94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oinochoai</text:p>
          </table:table-cell>
          <table:table-cell office:value-type="string" calcext:value-type="string">
            <text:p>http://ica.tacc.utexas.edu/chersonesos/ark/concept/attribute/94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osed plain form</text:p>
          </table:table-cell>
          <table:table-cell office:value-type="string" calcext:value-type="string">
            <text:p>http://ica.tacc.utexas.edu/chersonesos/ark/concept/attribute/94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open plain forms</text:p>
          </table:table-cell>
          <table:table-cell office:value-type="string" calcext:value-type="string">
            <text:p>http://ica.tacc.utexas.edu/chersonesos/ark/concept/attribute/94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zeuxippos ware</text:p>
          </table:table-cell>
          <table:table-cell office:value-type="string" calcext:value-type="string">
            <text:p>http://ica.tacc.utexas.edu/chersonesos/ark/concept/attribute/94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roup 3 (yakobson) - aegean ware</text:p>
          </table:table-cell>
          <table:table-cell office:value-type="string" calcext:value-type="string">
            <text:p>http://ica.tacc.utexas.edu/chersonesos/ark/concept/attribute/94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roup 6 (yakobson) - polychrome sgraffito ware</text:p>
          </table:table-cell>
          <table:table-cell office:value-type="string" calcext:value-type="string">
            <text:p>http://ica.tacc.utexas.edu/chersonesos/ark/concept/attribute/94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roup 8 (yakobson ) - slip-painted ware</text:p>
          </table:table-cell>
          <table:table-cell office:value-type="string" calcext:value-type="string">
            <text:p>http://ica.tacc.utexas.edu/chersonesos/ark/concept/attribute/94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waster</text:p>
          </table:table-cell>
          <table:table-cell office:value-type="string" calcext:value-type="string">
            <text:p>http://ica.tacc.utexas.edu/chersonesos/ark/concept/attribute/94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lazed white ware ii </text:p>
          </table:table-cell>
          <table:table-cell office:value-type="string" calcext:value-type="string">
            <text:p>http://ica.tacc.utexas.edu/chersonesos/ark/concept/attribute/94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incense-burner</text:p>
          </table:table-cell>
          <table:table-cell office:value-type="string" calcext:value-type="string">
            <text:p>http://ica.tacc.utexas.edu/chersonesos/ark/concept/attribute/95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rc, form 1</text:p>
          </table:table-cell>
          <table:table-cell office:value-type="string" calcext:value-type="string">
            <text:p>http://ica.tacc.utexas.edu/chersonesos/ark/concept/attribute/95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rc, form 2</text:p>
          </table:table-cell>
          <table:table-cell office:value-type="string" calcext:value-type="string">
            <text:p>http://ica.tacc.utexas.edu/chersonesos/ark/concept/attribute/95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rc, form 10 a</text:p>
          </table:table-cell>
          <table:table-cell office:value-type="string" calcext:value-type="string">
            <text:p>http://ica.tacc.utexas.edu/chersonesos/ark/concept/attribute/95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rc, lrd, arsw (stems, walls)</text:p>
          </table:table-cell>
          <table:table-cell office:value-type="string" calcext:value-type="string">
            <text:p>http://ica.tacc.utexas.edu/chersonesos/ark/concept/attribute/95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red-slip jug</text:p>
          </table:table-cell>
          <table:table-cell office:value-type="string" calcext:value-type="string">
            <text:p>http://ica.tacc.utexas.edu/chersonesos/ark/concept/attribute/95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bowls of 1st-2nd c. ad</text:p>
          </table:table-cell>
          <table:table-cell office:value-type="string" calcext:value-type="string">
            <text:p>http://ica.tacc.utexas.edu/chersonesos/ark/concept/attribute/95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osed gray-clay forms</text:p>
          </table:table-cell>
          <table:table-cell office:value-type="string" calcext:value-type="string">
            <text:p>http://ica.tacc.utexas.edu/chersonesos/ark/concept/attribute/95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open gray-clay forms</text:p>
          </table:table-cell>
          <table:table-cell office:value-type="string" calcext:value-type="string">
            <text:p>http://ica.tacc.utexas.edu/chersonesos/ark/concept/attribute/95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open black-gloss forms</text:p>
          </table:table-cell>
          <table:table-cell office:value-type="string" calcext:value-type="string">
            <text:p>http://ica.tacc.utexas.edu/chersonesos/ark/concept/attribute/95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osed black-gloss forms</text:p>
          </table:table-cell>
          <table:table-cell office:value-type="string" calcext:value-type="string">
            <text:p>http://ica.tacc.utexas.edu/chersonesos/ark/concept/attribute/96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tiles with stamps</text:p>
          </table:table-cell>
          <table:table-cell office:value-type="string" calcext:value-type="string">
            <text:p>http://ica.tacc.utexas.edu/chersonesos/ark/concept/attribute/96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ate roman</text:p>
          </table:table-cell>
          <table:table-cell office:value-type="string" calcext:value-type="string">
            <text:p>http://ica.tacc.utexas.edu/chersonesos/ark/concept/attribute/96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zeest 72</text:p>
          </table:table-cell>
          <table:table-cell office:value-type="string" calcext:value-type="string">
            <text:p>http://ica.tacc.utexas.edu/chersonesos/ark/concept/attribute/96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ookware (type)</text:p>
          </table:table-cell>
          <table:table-cell office:value-type="string" calcext:value-type="string">
            <text:p>http://ica.tacc.utexas.edu/chersonesos/ark/concept/attribute/96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roup 8 (yakobson) - slip-painted ware</text:p>
          </table:table-cell>
          <table:table-cell office:value-type="string" calcext:value-type="string">
            <text:p>http://ica.tacc.utexas.edu/chersonesos/ark/concept/attribute/96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18 (with funnel rim) (lra 2-riley)</text:p>
          </table:table-cell>
          <table:table-cell office:value-type="string" calcext:value-type="string">
            <text:p>http://ica.tacc.utexas.edu/chersonesos/ark/concept/attribute/96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type</text:p>
          </table:table-cell>
          <table:table-cell office:value-type="string" calcext:value-type="string">
            <text:p>http://ica.tacc.utexas.edu/chersonesos/ark/concept/attribute/96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megarian bowls</text:p>
          </table:table-cell>
          <table:table-cell office:value-type="string" calcext:value-type="string">
            <text:p>http://ica.tacc.utexas.edu/chersonesos/ark/concept/attribute/96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36 ("black sea" ribbed)</text:p>
          </table:table-cell>
          <table:table-cell office:value-type="string" calcext:value-type="string">
            <text:p>http://ica.tacc.utexas.edu/chersonesos/ark/concept/attribute/96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incense-burners</text:p>
          </table:table-cell>
          <table:table-cell office:value-type="string" calcext:value-type="string">
            <text:p>http://ica.tacc.utexas.edu/chersonesos/ark/concept/attribute/97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tile (type)</text:p>
          </table:table-cell>
          <table:table-cell office:value-type="string" calcext:value-type="string">
            <text:p>http://ica.tacc.utexas.edu/chersonesos/ark/concept/attribute/97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roup 3-4 (yakobson) - aegean ware</text:p>
          </table:table-cell>
          <table:table-cell office:value-type="string" calcext:value-type="string">
            <text:p>http://ica.tacc.utexas.edu/chersonesos/ark/concept/attribute/97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ight clay, first centuries ad (sinope)</text:p>
          </table:table-cell>
          <table:table-cell office:value-type="string" calcext:value-type="string">
            <text:p>http://ica.tacc.utexas.edu/chersonesos/ark/concept/attribute/97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fine sgraffito group (?)</text:p>
          </table:table-cell>
          <table:table-cell office:value-type="string" calcext:value-type="string">
            <text:p>http://ica.tacc.utexas.edu/chersonesos/ark/concept/attribute/97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white-clay jugs</text:p>
          </table:table-cell>
          <table:table-cell office:value-type="string" calcext:value-type="string">
            <text:p>http://ica.tacc.utexas.edu/chersonesos/ark/concept/attribute/97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hellenistic amphora</text:p>
          </table:table-cell>
          <table:table-cell office:value-type="string" calcext:value-type="string">
            <text:p>http://ica.tacc.utexas.edu/chersonesos/ark/concept/attribute/97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kashin pottery - turquoise glazed faience bowl</text:p>
          </table:table-cell>
          <table:table-cell office:value-type="string" calcext:value-type="string">
            <text:p>http://ica.tacc.utexas.edu/chersonesos/ark/concept/attribute/97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plain lids</text:p>
          </table:table-cell>
          <table:table-cell office:value-type="string" calcext:value-type="string">
            <text:p>http://ica.tacc.utexas.edu/chersonesos/ark/concept/attribute/97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red-clay glazed ware</text:p>
          </table:table-cell>
          <table:table-cell office:value-type="string" calcext:value-type="string">
            <text:p>http://ica.tacc.utexas.edu/chersonesos/ark/concept/attribute/97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ight clay (zeest 104-105; shelov type e-f)</text:p>
          </table:table-cell>
          <table:table-cell office:value-type="string" calcext:value-type="string">
            <text:p>http://ica.tacc.utexas.edu/chersonesos/ark/concept/attribute/98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mortars, bowls</text:p>
          </table:table-cell>
          <table:table-cell office:value-type="string" calcext:value-type="string">
            <text:p>http://ica.tacc.utexas.edu/chersonesos/ark/concept/attribute/98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white-clay glazed fineware</text:p>
          </table:table-cell>
          <table:table-cell office:value-type="string" calcext:value-type="string">
            <text:p>http://ica.tacc.utexas.edu/chersonesos/ark/concept/attribute/98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5th-7th c. amphora</text:p>
          </table:table-cell>
          <table:table-cell office:value-type="string" calcext:value-type="string">
            <text:p>http://ica.tacc.utexas.edu/chersonesos/ark/concept/attribute/98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red-clay (e.g. zeest 72)</text:p>
          </table:table-cell>
          <table:table-cell office:value-type="string" calcext:value-type="string">
            <text:p>http://ica.tacc.utexas.edu/chersonesos/ark/concept/attribute/98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white-clay glazed ware</text:p>
          </table:table-cell>
          <table:table-cell office:value-type="string" calcext:value-type="string">
            <text:p>http://ica.tacc.utexas.edu/chersonesos/ark/concept/attribute/9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51-52</text:p>
          </table:table-cell>
          <table:table-cell office:value-type="string" calcext:value-type="string">
            <text:p>http://ica.tacc.utexas.edu/chersonesos/ark/concept/attribute/98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amphora (small fragments)</text:p>
          </table:table-cell>
          <table:table-cell office:value-type="string" calcext:value-type="string">
            <text:p>http://ica.tacc.utexas.edu/chersonesos/ark/concept/attribute/98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hersonesos, stamped</text:p>
          </table:table-cell>
          <table:table-cell office:value-type="string" calcext:value-type="string">
            <text:p>http://ica.tacc.utexas.edu/chersonesos/ark/concept/attribute/98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ate roman red-clay</text:p>
          </table:table-cell>
          <table:table-cell office:value-type="string" calcext:value-type="string">
            <text:p>http://ica.tacc.utexas.edu/chersonesos/ark/concept/attribute/98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polychrome</text:p>
          </table:table-cell>
          <table:table-cell office:value-type="string" calcext:value-type="string">
            <text:p>http://ica.tacc.utexas.edu/chersonesos/ark/concept/attribute/99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rc, form 3</text:p>
          </table:table-cell>
          <table:table-cell office:value-type="string" calcext:value-type="string">
            <text:p>http://ica.tacc.utexas.edu/chersonesos/ark/concept/attribute/99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rd, form 2</text:p>
          </table:table-cell>
          <table:table-cell office:value-type="string" calcext:value-type="string">
            <text:p>http://ica.tacc.utexas.edu/chersonesos/ark/concept/attribute/99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lazed white ware i</text:p>
          </table:table-cell>
          <table:table-cell office:value-type="string" calcext:value-type="string">
            <text:p>http://ica.tacc.utexas.edu/chersonesos/ark/concept/attribute/99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zeest 72 ("myrmekeion" type)</text:p>
          </table:table-cell>
          <table:table-cell office:value-type="string" calcext:value-type="string">
            <text:p>http://ica.tacc.utexas.edu/chersonesos/ark/concept/attribute/99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osed plain form (e.g. flask)</text:p>
          </table:table-cell>
          <table:table-cell office:value-type="string" calcext:value-type="string">
            <text:p>http://ica.tacc.utexas.edu/chersonesos/ark/concept/attribute/99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hellenistic_roman amphora</text:p>
          </table:table-cell>
          <table:table-cell office:value-type="string" calcext:value-type="string">
            <text:p>http://ica.tacc.utexas.edu/chersonesos/ark/concept/attribute/99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kashin - turquoise faience</text:p>
          </table:table-cell>
          <table:table-cell office:value-type="string" calcext:value-type="string">
            <text:p>http://ica.tacc.utexas.edu/chersonesos/ark/concept/attribute/99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rc, form 10</text:p>
          </table:table-cell>
          <table:table-cell office:value-type="string" calcext:value-type="string">
            <text:p>http://ica.tacc.utexas.edu/chersonesos/ark/concept/attribute/99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42 (gunsenin-i) and imitations</text:p>
          </table:table-cell>
          <table:table-cell office:value-type="string" calcext:value-type="string">
            <text:p>http://ica.tacc.utexas.edu/chersonesos/ark/concept/attribute/99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hellenistic (ceramic date)</text:p>
          </table:table-cell>
          <table:table-cell office:value-type="string" calcext:value-type="string">
            <text:p>http://ica.tacc.utexas.edu/chersonesos/ark/concept/attribute/108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ceramic_date</text:p>
          </table:table-cell>
          <table:table-cell table:style-name="ce2" office:value-type="string" calcext:value-type="string">
            <text:p> <text:a xlink:href="http://n2t.net/ark:/99152/p0b6j5mgvqt" xlink:type="simple">http://n2t.net/ark:/99152/p0b6j5mgvqt</text:a></text:p>
          </table:table-cell>
        </table:table-row>
        <table:table-row table:style-name="ro1">
          <table:table-cell office:value-type="string" calcext:value-type="string">
            <text:p>roman (ceramic date)</text:p>
          </table:table-cell>
          <table:table-cell office:value-type="string" calcext:value-type="string">
            <text:p>http://ica.tacc.utexas.edu/chersonesos/ark/concept/attribute/108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ceramic_date</text:p>
          </table:table-cell>
          <table:table-cell table:style-name="ce2" office:value-type="string" calcext:value-type="string">
            <text:p> <text:a xlink:href="http://n2t.net/ark:/99152/p0b6j5mh84m" xlink:type="simple">http://n2t.net/ark:/99152/p0b6j5mh84m</text:a></text:p>
          </table:table-cell>
        </table:table-row>
        <table:table-row table:style-name="ro1">
          <table:table-cell office:value-type="string" calcext:value-type="string">
            <text:p>9th-11th c. ad</text:p>
          </table:table-cell>
          <table:table-cell office:value-type="string" calcext:value-type="string">
            <text:p>http://ica.tacc.utexas.edu/chersonesos/ark/concept/attribute/108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ceramic_date</text:p>
          </table:table-cell>
          <table:table-cell table:style-name="ce2" office:value-type="string" calcext:value-type="string">
            <text:p> <text:a xlink:href="http://n2t.net/ark:/99152/p0b6j5mq3ms" xlink:type="simple">http://n2t.net/ark:/99152/p0b6j5mq3ms</text:a></text:p>
          </table:table-cell>
        </table:table-row>
        <table:table-row table:style-name="ro1">
          <table:table-cell office:value-type="string" calcext:value-type="string">
            <text:p>5th-7th c. ad</text:p>
          </table:table-cell>
          <table:table-cell office:value-type="string" calcext:value-type="string">
            <text:p>http://ica.tacc.utexas.edu/chersonesos/ark/concept/attribute/108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ceramic_date</text:p>
          </table:table-cell>
          <table:table-cell table:style-name="ce2" office:value-type="string" calcext:value-type="string">
            <text:p>http://n2t.net/ark:/99152/p0b6j5mtpfd</text:p>
          </table:table-cell>
        </table:table-row>
        <table:table-row table:style-name="ro1">
          <table:table-cell office:value-type="string" calcext:value-type="string">
            <text:p>12th-13th c. ad</text:p>
          </table:table-cell>
          <table:table-cell office:value-type="string" calcext:value-type="string">
            <text:p>http://ica.tacc.utexas.edu/chersonesos/ark/concept/attribute/10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2nd-3rd c. ad</text:p>
          </table:table-cell>
          <table:table-cell office:value-type="string" calcext:value-type="string">
            <text:p>http://ica.tacc.utexas.edu/chersonesos/ark/concept/attribute/108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hellenistic_roman</text:p>
          </table:table-cell>
          <table:table-cell office:value-type="string" calcext:value-type="string">
            <text:p>http://ica.tacc.utexas.edu/chersonesos/ark/concept/attribute/108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3rd-4th c. ad</text:p>
          </table:table-cell>
          <table:table-cell office:value-type="string" calcext:value-type="string">
            <text:p>http://ica.tacc.utexas.edu/chersonesos/ark/concept/attribute/109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5th-6th c. ad</text:p>
          </table:table-cell>
          <table:table-cell office:value-type="string" calcext:value-type="string">
            <text:p>http://ica.tacc.utexas.edu/chersonesos/ark/concept/attribute/109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4th-6th c. ad</text:p>
          </table:table-cell>
          <table:table-cell office:value-type="string" calcext:value-type="string">
            <text:p>http://ica.tacc.utexas.edu/chersonesos/ark/concept/attribute/109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2nd-4th c. ad</text:p>
          </table:table-cell>
          <table:table-cell office:value-type="string" calcext:value-type="string">
            <text:p>http://ica.tacc.utexas.edu/chersonesos/ark/concept/attribute/109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13th c. ad</text:p>
          </table:table-cell>
          <table:table-cell office:value-type="string" calcext:value-type="string">
            <text:p>http://ica.tacc.utexas.edu/chersonesos/ark/concept/attribute/109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1st c. bc-2nd c. ad</text:p>
          </table:table-cell>
          <table:table-cell office:value-type="string" calcext:value-type="string">
            <text:p>http://ica.tacc.utexas.edu/chersonesos/ark/concept/attribute/109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4th-5th c. ad</text:p>
          </table:table-cell>
          <table:table-cell office:value-type="string" calcext:value-type="string">
            <text:p>http://ica.tacc.utexas.edu/chersonesos/ark/concept/attribute/109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1st-2nd c. ad</text:p>
          </table:table-cell>
          <table:table-cell office:value-type="string" calcext:value-type="string">
            <text:p>http://ica.tacc.utexas.edu/chersonesos/ark/concept/attribute/109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6th-middle of the 7th c. ad</text:p>
          </table:table-cell>
          <table:table-cell office:value-type="string" calcext:value-type="string">
            <text:p>http://ica.tacc.utexas.edu/chersonesos/ark/concept/attribute/109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6th-7th c. ad</text:p>
          </table:table-cell>
          <table:table-cell office:value-type="string" calcext:value-type="string">
            <text:p>http://ica.tacc.utexas.edu/chersonesos/ark/concept/attribute/109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7th-9th c. ad</text:p>
          </table:table-cell>
          <table:table-cell office:value-type="string" calcext:value-type="string">
            <text:p>http://ica.tacc.utexas.edu/chersonesos/ark/concept/attribute/110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9th-10th c. ad</text:p>
          </table:table-cell>
          <table:table-cell office:value-type="string" calcext:value-type="string">
            <text:p>http://ica.tacc.utexas.edu/chersonesos/ark/concept/attribute/110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9th-13th c. ad</text:p>
          </table:table-cell>
          <table:table-cell office:value-type="string" calcext:value-type="string">
            <text:p>http://ica.tacc.utexas.edu/chersonesos/ark/concept/attribute/110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12th c. ad</text:p>
          </table:table-cell>
          <table:table-cell office:value-type="string" calcext:value-type="string">
            <text:p>http://ica.tacc.utexas.edu/chersonesos/ark/concept/attribute/110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late 10th-11th c. ad</text:p>
          </table:table-cell>
          <table:table-cell office:value-type="string" calcext:value-type="string">
            <text:p>http://ica.tacc.utexas.edu/chersonesos/ark/concept/attribute/110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5th-first quarter 7th c. ad</text:p>
          </table:table-cell>
          <table:table-cell office:value-type="string" calcext:value-type="string">
            <text:p>http://ica.tacc.utexas.edu/chersonesos/ark/concept/attribute/110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2nd-1st c. bc</text:p>
          </table:table-cell>
          <table:table-cell office:value-type="string" calcext:value-type="string">
            <text:p>http://ica.tacc.utexas.edu/chersonesos/ark/concept/attribute/110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2nd c. bc</text:p>
          </table:table-cell>
          <table:table-cell office:value-type="string" calcext:value-type="string">
            <text:p>http://ica.tacc.utexas.edu/chersonesos/ark/concept/attribute/110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11th c. ad</text:p>
          </table:table-cell>
          <table:table-cell office:value-type="string" calcext:value-type="string">
            <text:p>http://ica.tacc.utexas.edu/chersonesos/ark/concept/attribute/110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10th or 13th c. ad?</text:p>
          </table:table-cell>
          <table:table-cell office:value-type="string" calcext:value-type="string">
            <text:p>http://ica.tacc.utexas.edu/chersonesos/ark/concept/attribute/110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9th c. ad</text:p>
          </table:table-cell>
          <table:table-cell office:value-type="string" calcext:value-type="string">
            <text:p>http://ica.tacc.utexas.edu/chersonesos/ark/concept/attribute/111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1st c. bc -2nd c. ad</text:p>
          </table:table-cell>
          <table:table-cell office:value-type="string" calcext:value-type="string">
            <text:p>http://ica.tacc.utexas.edu/chersonesos/ark/concept/attribute/111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3rd-5th c. ad</text:p>
          </table:table-cell>
          <table:table-cell office:value-type="string" calcext:value-type="string">
            <text:p>http://ica.tacc.utexas.edu/chersonesos/ark/concept/attribute/111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8th-10th c. ad</text:p>
          </table:table-cell>
          <table:table-cell office:value-type="string" calcext:value-type="string">
            <text:p>http://ica.tacc.utexas.edu/chersonesos/ark/concept/attribute/111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1st-3rd c. ad</text:p>
          </table:table-cell>
          <table:table-cell office:value-type="string" calcext:value-type="string">
            <text:p>http://ica.tacc.utexas.edu/chersonesos/ark/concept/attribute/111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second half of 6th-first half of 7th c. ad</text:p>
          </table:table-cell>
          <table:table-cell office:value-type="string" calcext:value-type="string">
            <text:p>http://ica.tacc.utexas.edu/chersonesos/ark/concept/attribute/111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early medieval</text:p>
          </table:table-cell>
          <table:table-cell office:value-type="string" calcext:value-type="string">
            <text:p>http://ica.tacc.utexas.edu/chersonesos/ark/concept/attribute/111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1st c. bc-3rd c. ad</text:p>
          </table:table-cell>
          <table:table-cell office:value-type="string" calcext:value-type="string">
            <text:p>http://ica.tacc.utexas.edu/chersonesos/ark/concept/attribute/111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9th c. ad?</text:p>
          </table:table-cell>
          <table:table-cell office:value-type="string" calcext:value-type="string">
            <text:p>http://ica.tacc.utexas.edu/chersonesos/ark/concept/attribute/111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comments</text:p>
          </table:table-cell>
          <table:table-cell office:value-type="string" calcext:value-type="string">
            <text:p>http://ica.tacc.utexas.edu/chersonesos/ark/concept/txttype/comments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mment</text:p>
          </table:table-cell>
          <table:table-cell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http://ica.tacc.utexas.edu/chersonesos/ark/concept/attributetype/ar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birds</text:p>
          </table:table-cell>
          <table:table-cell office:value-type="string" calcext:value-type="string">
            <text:p>http://ica.tacc.utexas.edu/chersonesos/ark/concept/attributetype/birds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botany type</text:p>
          </table:table-cell>
          <table:table-cell office:value-type="string" calcext:value-type="string">
            <text:p>http://ica.tacc.utexas.edu/chersonesos/ark/concept/attributetype/botanytyp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ceramic class</text:p>
          </table:table-cell>
          <table:table-cell office:value-type="string" calcext:value-type="string">
            <text:p>http://ica.tacc.utexas.edu/chersonesos/ark/concept/attributetype/ceramic_class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ceramic date</text:p>
          </table:table-cell>
          <table:table-cell office:value-type="string" calcext:value-type="string">
            <text:p>http://ica.tacc.utexas.edu/chersonesos/ark/concept/attributetype/ceramic_dat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ceramic type</text:p>
          </table:table-cell>
          <table:table-cell office:value-type="string" calcext:value-type="string">
            <text:p>http://ica.tacc.utexas.edu/chersonesos/ark/concept/attributetype/ceramic_typ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facing</text:p>
          </table:table-cell>
          <table:table-cell office:value-type="string" calcext:value-type="string">
            <text:p>http://ica.tacc.utexas.edu/chersonesos/ark/concept/attributetype/fac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findtype</text:p>
          </table:table-cell>
          <table:table-cell office:value-type="string" calcext:value-type="string">
            <text:p>http://ica.tacc.utexas.edu/chersonesos/ark/concept/attributetype/findtyp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fish</text:p>
          </table:table-cell>
          <table:table-cell office:value-type="string" calcext:value-type="string">
            <text:p>http://ica.tacc.utexas.edu/chersonesos/ark/concept/attributetype/fish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formation (intentional)</text:p>
          </table:table-cell>
          <table:table-cell office:value-type="string" calcext:value-type="string">
            <text:p>http://ica.tacc.utexas.edu/chersonesos/ark/concept/attributetype/formationint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formation (natural)</text:p>
          </table:table-cell>
          <table:table-cell office:value-type="string" calcext:value-type="string">
            <text:p>http://ica.tacc.utexas.edu/chersonesos/ark/concept/attributetype/formationnat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formation type</text:p>
          </table:table-cell>
          <table:table-cell office:value-type="string" calcext:value-type="string">
            <text:p>http://ica.tacc.utexas.edu/chersonesos/ark/concept/attributetype/formationtyp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intact?</text:p>
          </table:table-cell>
          <table:table-cell office:value-type="string" calcext:value-type="string">
            <text:p>http://ica.tacc.utexas.edu/chersonesos/ark/concept/attributetype/intact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mapped?</text:p>
          </table:table-cell>
          <table:table-cell office:value-type="string" calcext:value-type="string">
            <text:p>http://ica.tacc.utexas.edu/chersonesos/ark/concept/attributetype/mapped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http://ica.tacc.utexas.edu/chersonesos/ark/concept/attributetype/material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microwear</text:p>
          </table:table-cell>
          <table:table-cell office:value-type="string" calcext:value-type="string">
            <text:p>http://ica.tacc.utexas.edu/chersonesos/ark/concept/attributetype/microwear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munsell colour</text:p>
          </table:table-cell>
          <table:table-cell office:value-type="string" calcext:value-type="string">
            <text:p>http://ica.tacc.utexas.edu/chersonesos/ark/concept/attributetype/munsellcolour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http://ica.tacc.utexas.edu/chersonesos/ark/concept/attributetype/period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phase</text:p>
          </table:table-cell>
          <table:table-cell office:value-type="string" calcext:value-type="string">
            <text:p>http://ica.tacc.utexas.edu/chersonesos/ark/concept/attributetype/phas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record status flag</text:p>
          </table:table-cell>
          <table:table-cell office:value-type="string" calcext:value-type="string">
            <text:p>http://ica.tacc.utexas.edu/chersonesos/ark/concept/attributetype/recflag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room</text:p>
          </table:table-cell>
          <table:table-cell office:value-type="string" calcext:value-type="string">
            <text:p>http://ica.tacc.utexas.edu/chersonesos/ark/concept/attributetype/room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sample type</text:p>
          </table:table-cell>
          <table:table-cell office:value-type="string" calcext:value-type="string">
            <text:p>http://ica.tacc.utexas.edu/chersonesos/ark/concept/attributetype/sampletyp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http://ica.tacc.utexas.edu/chersonesos/ark/concept/attributetype/scal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side</text:p>
          </table:table-cell>
          <table:table-cell office:value-type="string" calcext:value-type="string">
            <text:p>http://ica.tacc.utexas.edu/chersonesos/ark/concept/attributetype/sid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remains present</text:p>
          </table:table-cell>
          <table:table-cell office:value-type="string" calcext:value-type="string">
            <text:p>http://ica.tacc.utexas.edu/chersonesos/ark/concept/attributetype/skeletal_fra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steo</text:p>
          </table:table-cell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sex</text:p>
          </table:table-cell>
          <table:table-cell office:value-type="string" calcext:value-type="string">
            <text:p>http://ica.tacc.utexas.edu/chersonesos/ark/concept/attributetype/skeletal_se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steo</text:p>
          </table:table-cell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stratigraphic reliability</text:p>
          </table:table-cell>
          <table:table-cell office:value-type="string" calcext:value-type="string">
            <text:p>http://ica.tacc.utexas.edu/chersonesos/ark/concept/attributetype/stratrel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definition</text:p>
          </table:table-cell>
          <table:table-cell office:value-type="string" calcext:value-type="string">
            <text:p>http://ica.tacc.utexas.edu/chersonesos/ark/concept/txttype/desc_brief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http://ica.tacc.utexas.edu/chersonesos/ark/concept/txttype/description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short description</text:p>
          </table:table-cell>
          <table:table-cell office:value-type="string" calcext:value-type="string">
            <text:p>http://ica.tacc.utexas.edu/chersonesos/ark/concept/txttype/short_desc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http://ica.tacc.utexas.edu/chersonesos/ark/concept/txttype/skeletal_ag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steo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preservation</text:p>
          </table:table-cell>
          <table:table-cell office:value-type="string" calcext:value-type="string">
            <text:p>http://ica.tacc.utexas.edu/chersonesos/ark/concept/txttype/skeletal_preserv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steo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teeth</text:p>
          </table:table-cell>
          <table:table-cell office:value-type="string" calcext:value-type="string">
            <text:p>http://ica.tacc.utexas.edu/chersonesos/ark/concept/txttype/teeth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dating elements</text:p>
          </table:table-cell>
          <table:table-cell office:value-type="string" calcext:value-type="string">
            <text:p>http://ica.tacc.utexas.edu/chersonesos/ark/concept/txttype/datingelem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iscussion</text:p>
          </table:table-cell>
          <table:table-cell/>
        </table:table-row>
        <table:table-row table:style-name="ro1">
          <table:table-cell office:value-type="string" calcext:value-type="string">
            <text:p>observations</text:p>
          </table:table-cell>
          <table:table-cell office:value-type="string" calcext:value-type="string">
            <text:p>http://ica.tacc.utexas.edu/chersonesos/ark/concept/txttype/observations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iscussion</text:p>
          </table:table-cell>
          <table:table-cell/>
        </table:table-row>
        <table:table-row table:style-name="ro1">
          <table:table-cell office:value-type="string" calcext:value-type="string">
            <text:p>publication text</text:p>
          </table:table-cell>
          <table:table-cell office:value-type="string" calcext:value-type="string">
            <text:p>http://ica.tacc.utexas.edu/chersonesos/ark/concept/txttype/pubtext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iscussion</text:p>
          </table:table-cell>
          <table:table-cell/>
        </table:table-row>
        <table:table-row table:style-name="ro1">
          <table:table-cell office:value-type="string" calcext:value-type="string">
            <text:p>rollett and chiu (1994)</text:p>
          </table:table-cell>
          <table:table-cell office:value-type="string" calcext:value-type="string">
            <text:p>http://ica.tacc.utexas.edu/chersonesos/ark/concept/txttype/rollett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iscussion</text:p>
          </table:table-cell>
          <table:table-cell/>
        </table:table-row>
        <table:table-row table:style-name="ro1">
          <table:table-cell office:value-type="string" calcext:value-type="string">
            <text:p>dna_strontium</text:p>
          </table:table-cell>
          <table:table-cell office:value-type="string" calcext:value-type="string">
            <text:p>http://ica.tacc.utexas.edu/chersonesos/ark/concept/attribute/52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na analysis</text:p>
          </table:table-cell>
          <table:table-cell/>
        </table:table-row>
        <table:table-row table:style-name="ro1">
          <table:table-cell office:value-type="string" calcext:value-type="string">
            <text:p>!mapped</text:p>
          </table:table-cell>
          <table:table-cell office:value-type="string" calcext:value-type="string">
            <text:p>http://ica.tacc.utexas.edu/chersonesos/ark/concept/attribute/269/Fals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rw_status</text:p>
          </table:table-cell>
          <table:table-cell/>
        </table:table-row>
        <table:table-row table:style-name="ro1">
          <table:table-cell office:value-type="string" calcext:value-type="string">
            <text:p>mapped</text:p>
          </table:table-cell>
          <table:table-cell office:value-type="string" calcext:value-type="string">
            <text:p>http://ica.tacc.utexas.edu/chersonesos/ark/concept/attribute/26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rw_status</text:p>
          </table:table-cell>
          <table:table-cell/>
        </table:table-row>
        <table:table-row table:style-name="ro1">
          <table:table-cell office:value-type="string" calcext:value-type="string">
            <text:p>!sketch</text:p>
          </table:table-cell>
          <table:table-cell office:value-type="string" calcext:value-type="string">
            <text:p>http://ica.tacc.utexas.edu/chersonesos/ark/concept/attribute/27/Fals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rw_status</text:p>
          </table:table-cell>
          <table:table-cell/>
        </table:table-row>
        <table:table-row table:style-name="ro1">
          <table:table-cell office:value-type="string" calcext:value-type="string">
            <text:p>sketch</text:p>
          </table:table-cell>
          <table:table-cell office:value-type="string" calcext:value-type="string">
            <text:p>http://ica.tacc.utexas.edu/chersonesos/ark/concept/attribute/2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rw_status</text:p>
          </table:table-cell>
          <table:table-cell/>
        </table:table-row>
        <table:table-row table:style-name="ro1">
          <table:table-cell office:value-type="string" calcext:value-type="string">
            <text:p>!digitized</text:p>
          </table:table-cell>
          <table:table-cell office:value-type="string" calcext:value-type="string">
            <text:p>http://ica.tacc.utexas.edu/chersonesos/ark/concept/attribute/271/Fals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rw_status</text:p>
          </table:table-cell>
          <table:table-cell/>
        </table:table-row>
        <table:table-row table:style-name="ro1">
          <table:table-cell office:value-type="string" calcext:value-type="string">
            <text:p>digitized</text:p>
          </table:table-cell>
          <table:table-cell office:value-type="string" calcext:value-type="string">
            <text:p>http://ica.tacc.utexas.edu/chersonesos/ark/concept/attribute/271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rw_status</text:p>
          </table:table-cell>
          <table:table-cell/>
        </table:table-row>
        <table:table-row table:style-name="ro1">
          <table:table-cell office:value-type="string" calcext:value-type="string">
            <text:p>!scanned</text:p>
          </table:table-cell>
          <table:table-cell office:value-type="string" calcext:value-type="string">
            <text:p>http://ica.tacc.utexas.edu/chersonesos/ark/concept/attribute/275/Fals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rw_status</text:p>
          </table:table-cell>
          <table:table-cell/>
        </table:table-row>
        <table:table-row table:style-name="ro1">
          <table:table-cell office:value-type="string" calcext:value-type="string">
            <text:p>scanned</text:p>
          </table:table-cell>
          <table:table-cell office:value-type="string" calcext:value-type="string">
            <text:p>http://ica.tacc.utexas.edu/chersonesos/ark/concept/attribute/27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rw_status</text:p>
          </table:table-cell>
          <table:table-cell/>
        </table:table-row>
        <table:table-row table:style-name="ro1">
          <table:table-cell office:value-type="string" calcext:value-type="string">
            <text:p>!gcps</text:p>
          </table:table-cell>
          <table:table-cell office:value-type="string" calcext:value-type="string">
            <text:p>http://ica.tacc.utexas.edu/chersonesos/ark/concept/attribute/276/Fals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rw_status</text:p>
          </table:table-cell>
          <table:table-cell/>
        </table:table-row>
        <table:table-row table:style-name="ro1">
          <table:table-cell office:value-type="string" calcext:value-type="string">
            <text:p>gcps</text:p>
          </table:table-cell>
          <table:table-cell office:value-type="string" calcext:value-type="string">
            <text:p>http://ica.tacc.utexas.edu/chersonesos/ark/concept/attribute/27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rw_status</text:p>
          </table:table-cell>
          <table:table-cell/>
        </table:table-row>
        <table:table-row table:style-name="ro1">
          <table:table-cell office:value-type="string" calcext:value-type="string">
            <text:p>!geo-referenced</text:p>
          </table:table-cell>
          <table:table-cell office:value-type="string" calcext:value-type="string">
            <text:p>http://ica.tacc.utexas.edu/chersonesos/ark/concept/attribute/277/Fals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rw_status</text:p>
          </table:table-cell>
          <table:table-cell/>
        </table:table-row>
        <table:table-row table:style-name="ro1">
          <table:table-cell office:value-type="string" calcext:value-type="string">
            <text:p>geo-referenced</text:p>
          </table:table-cell>
          <table:table-cell office:value-type="string" calcext:value-type="string">
            <text:p>http://ica.tacc.utexas.edu/chersonesos/ark/concept/attribute/27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rw_status</text:p>
          </table:table-cell>
          <table:table-cell/>
        </table:table-row>
        <table:table-row table:style-name="ro1">
          <table:table-cell office:value-type="string" calcext:value-type="string">
            <text:p>date excavated</text:p>
          </table:table-cell>
          <table:table-cell office:value-type="string" calcext:value-type="string">
            <text:p>http://ica.tacc.utexas.edu/chersonesos/ark/concept/datetype/dateexcavate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event</text:p>
          </table:table-cell>
          <table:table-cell/>
        </table:table-row>
        <table:table-row table:style-name="ro1">
          <table:table-cell office:value-type="string" calcext:value-type="string">
            <text:p>drawn on</text:p>
          </table:table-cell>
          <table:table-cell office:value-type="string" calcext:value-type="string">
            <text:p>http://ica.tacc.utexas.edu/chersonesos/ark/concept/datetype/drawn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event</text:p>
          </table:table-cell>
          <table:table-cell/>
        </table:table-row>
        <table:table-row table:style-name="ro1">
          <table:table-cell office:value-type="string" calcext:value-type="string">
            <text:p>interpreted on</text:p>
          </table:table-cell>
          <table:table-cell office:value-type="string" calcext:value-type="string">
            <text:p>http://ica.tacc.utexas.edu/chersonesos/ark/concept/datetype/interpreted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event</text:p>
          </table:table-cell>
          <table:table-cell/>
        </table:table-row>
        <table:table-row table:style-name="ro1">
          <table:table-cell office:value-type="string" calcext:value-type="string">
            <text:p>date photographed</text:p>
          </table:table-cell>
          <table:table-cell office:value-type="string" calcext:value-type="string">
            <text:p>http://ica.tacc.utexas.edu/chersonesos/ark/concept/datetype/photographed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event</text:p>
          </table:table-cell>
          <table:table-cell/>
        </table:table-row>
        <table:table-row table:style-name="ro1">
          <table:table-cell office:value-type="string" calcext:value-type="string">
            <text:p>northwest</text:p>
          </table:table-cell>
          <table:table-cell office:value-type="string" calcext:value-type="string">
            <text:p>http://ica.tacc.utexas.edu/chersonesos/ark/concept/attribute/27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acing</text:p>
          </table:table-cell>
          <table:table-cell/>
        </table:table-row>
        <table:table-row table:style-name="ro1">
          <table:table-cell office:value-type="string" calcext:value-type="string">
            <text:p>northeast</text:p>
          </table:table-cell>
          <table:table-cell office:value-type="string" calcext:value-type="string">
            <text:p>http://ica.tacc.utexas.edu/chersonesos/ark/concept/attribute/27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acing</text:p>
          </table:table-cell>
          <table:table-cell/>
        </table:table-row>
        <table:table-row table:style-name="ro1">
          <table:table-cell office:value-type="string" calcext:value-type="string">
            <text:p>southwest</text:p>
          </table:table-cell>
          <table:table-cell office:value-type="string" calcext:value-type="string">
            <text:p>http://ica.tacc.utexas.edu/chersonesos/ark/concept/attribute/28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acing</text:p>
          </table:table-cell>
          <table:table-cell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http://ica.tacc.utexas.edu/chersonesos/ark/concept/attribute/28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acing</text:p>
          </table:table-cell>
          <table:table-cell/>
        </table:table-row>
        <table:table-row table:style-name="ro1">
          <table:table-cell office:value-type="string" calcext:value-type="string">
            <text:p>southeast</text:p>
          </table:table-cell>
          <table:table-cell office:value-type="string" calcext:value-type="string">
            <text:p>http://ica.tacc.utexas.edu/chersonesos/ark/concept/attribute/28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acing</text:p>
          </table:table-cell>
          <table:table-cell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http://ica.tacc.utexas.edu/chersonesos/ark/concept/attribute/28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acing</text:p>
          </table:table-cell>
          <table:table-cell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http://ica.tacc.utexas.edu/chersonesos/ark/concept/attribute/28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acing</text:p>
          </table:table-cell>
          <table:table-cell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http://ica.tacc.utexas.edu/chersonesos/ark/concept/attribute/2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acing</text:p>
          </table:table-cell>
          <table:table-cell/>
        </table:table-row>
        <table:table-row table:style-name="ro1">
          <table:table-cell office:value-type="string" calcext:value-type="string">
            <text:p>last name</text:p>
          </table:table-cell>
          <table:table-cell office:value-type="string" calcext:value-type="string">
            <text:p>http://ica.tacc.utexas.edu/chersonesos/ark/concept/txttype/lastname</text:p>
          </table:table-cell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schema.org</text:p>
          </table:table-cell>
          <table:table-cell office:value-type="string" calcext:value-type="string">
            <text:p>familyName</text:p>
          </table:table-cell>
          <table:table-cell office:value-type="string" calcext:value-type="string">
            <text:p><text:a xlink:href="http://chema.org/familyName" xlink:type="simple">http://chema.org/familyName</text:a>s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http://ica.tacc.utexas.edu/chersonesos/ark/concept/attribute/11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indtype</text:p>
          </table:table-cell>
          <table:table-cell/>
        </table:table-row>
        <table:table-row table:style-name="ro1">
          <table:table-cell office:value-type="string" calcext:value-type="string">
            <text:p>glass</text:p>
          </table:table-cell>
          <table:table-cell office:value-type="string" calcext:value-type="string">
            <text:p>http://ica.tacc.utexas.edu/chersonesos/ark/concept/attribute/1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findtype</text:p>
          </table:table-cell>
          <table:table-cell office:value-type="string" calcext:value-type="string">
            <text:p>http://vocab.getty.edu/aat/300010797</text:p>
          </table:table-cell>
        </table:table-row>
        <table:table-row table:style-name="ro1">
          <table:table-cell office:value-type="string" calcext:value-type="string">
            <text:p>pot</text:p>
          </table:table-cell>
          <table:table-cell office:value-type="string" calcext:value-type="string">
            <text:p>http://ica.tacc.utexas.edu/chersonesos/ark/concept/attribute/11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indtype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http://ica.tacc.utexas.edu/chersonesos/ark/concept/attribute/11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indtype</text:p>
          </table:table-cell>
          <table:table-cell/>
        </table:table-row>
        <table:table-row table:style-name="ro1">
          <table:table-cell office:value-type="string" calcext:value-type="string">
            <text:p>metal</text:p>
          </table:table-cell>
          <table:table-cell office:value-type="string" calcext:value-type="string">
            <text:p>http://ica.tacc.utexas.edu/chersonesos/ark/concept/attribute/11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indtype</text:p>
          </table:table-cell>
          <table:table-cell/>
        </table:table-row>
        <table:table-row table:style-name="ro1">
          <table:table-cell office:value-type="string" calcext:value-type="string">
            <text:p>bone</text:p>
          </table:table-cell>
          <table:table-cell office:value-type="string" calcext:value-type="string">
            <text:p>http://ica.tacc.utexas.edu/chersonesos/ark/concept/attribute/1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findtype</text:p>
          </table:table-cell>
          <table:table-cell office:value-type="string" calcext:value-type="string">
            <text:p>http://vocab.getty.edu/aat/300011798</text:p>
          </table:table-cell>
        </table:table-row>
        <table:table-row table:style-name="ro1">
          <table:table-cell office:value-type="string" calcext:value-type="string">
            <text:p>rubble stone</text:p>
          </table:table-cell>
          <table:table-cell office:value-type="string" calcext:value-type="string">
            <text:p>http://ica.tacc.utexas.edu/chersonesos/ark/concept/attribute/12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indtype</text:p>
          </table:table-cell>
          <table:table-cell/>
        </table:table-row>
        <table:table-row table:style-name="ro1">
          <table:table-cell office:value-type="string" calcext:value-type="string">
            <text:p>charcoal</text:p>
          </table:table-cell>
          <table:table-cell office:value-type="string" calcext:value-type="string">
            <text:p>http://ica.tacc.utexas.edu/chersonesos/ark/concept/attribute/12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indtype</text:p>
          </table:table-cell>
          <table:table-cell/>
        </table:table-row>
        <table:table-row table:style-name="ro1">
          <table:table-cell office:value-type="string" calcext:value-type="string">
            <text:p>plaster</text:p>
          </table:table-cell>
          <table:table-cell office:value-type="string" calcext:value-type="string">
            <text:p>http://ica.tacc.utexas.edu/chersonesos/ark/concept/attribute/12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indtype</text:p>
          </table:table-cell>
          <table:table-cell/>
        </table:table-row>
        <table:table-row table:style-name="ro1">
          <table:table-cell office:value-type="string" calcext:value-type="string">
            <text:p>chert</text:p>
          </table:table-cell>
          <table:table-cell office:value-type="string" calcext:value-type="string">
            <text:p>http://ica.tacc.utexas.edu/chersonesos/ark/concept/attribute/12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indtype</text:p>
          </table:table-cell>
          <table:table-cell/>
        </table:table-row>
        <table:table-row table:style-name="ro1">
          <table:table-cell office:value-type="string" calcext:value-type="string">
            <text:p>marble</text:p>
          </table:table-cell>
          <table:table-cell office:value-type="string" calcext:value-type="string">
            <text:p>http://ica.tacc.utexas.edu/chersonesos/ark/concept/attribute/37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011443</text:p>
          </table:table-cell>
        </table:table-row>
        <table:table-row table:style-name="ro1">
          <table:table-cell office:value-type="string" calcext:value-type="string">
            <text:p>cyprinidae</text:p>
          </table:table-cell>
          <table:table-cell office:value-type="string" calcext:value-type="string">
            <text:p>http://ica.tacc.utexas.edu/chersonesos/ark/concept/attribute/12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3198</text:p>
          </table:table-cell>
        </table:table-row>
        <table:table-row table:style-name="ro1">
          <table:table-cell office:value-type="string" calcext:value-type="string">
            <text:p>raja clavata</text:p>
          </table:table-cell>
          <table:table-cell office:value-type="string" calcext:value-type="string">
            <text:p>http://ica.tacc.utexas.edu/chersonesos/ark/concept/attribute/12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46560547</text:p>
          </table:table-cell>
        </table:table-row>
        <table:table-row table:style-name="ro1">
          <table:table-cell office:value-type="string" calcext:value-type="string">
            <text:p>alosa sp.</text:p>
          </table:table-cell>
          <table:table-cell office:value-type="string" calcext:value-type="string">
            <text:p>http://ica.tacc.utexas.edu/chersonesos/ark/concept/attribute/12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46562368</text:p>
          </table:table-cell>
        </table:table-row>
        <table:table-row table:style-name="ro1">
          <table:table-cell office:value-type="string" calcext:value-type="string">
            <text:p>scorpaena sp.</text:p>
          </table:table-cell>
          <table:table-cell office:value-type="string" calcext:value-type="string">
            <text:p>http://ica.tacc.utexas.edu/chersonesos/ark/concept/attribute/122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46567865</text:p>
          </table:table-cell>
        </table:table-row>
        <table:table-row table:style-name="ro1">
          <table:table-cell office:value-type="string" calcext:value-type="string">
            <text:p>scophthalmus rhombus</text:p>
          </table:table-cell>
          <table:table-cell office:value-type="string" calcext:value-type="string">
            <text:p>http://ica.tacc.utexas.edu/chersonesos/ark/concept/attribute/12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46570246</text:p>
          </table:table-cell>
        </table:table-row>
        <table:table-row table:style-name="ro1">
          <table:table-cell office:value-type="string" calcext:value-type="string">
            <text:p>liza sp.</text:p>
          </table:table-cell>
          <table:table-cell office:value-type="string" calcext:value-type="string">
            <text:p>http://ica.tacc.utexas.edu/chersonesos/ark/concept/attribute/12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46571485</text:p>
          </table:table-cell>
        </table:table-row>
        <table:table-row table:style-name="ro1">
          <table:table-cell office:value-type="string" calcext:value-type="string">
            <text:p>gobius cobitis</text:p>
          </table:table-cell>
          <table:table-cell office:value-type="string" calcext:value-type="string">
            <text:p>http://ica.tacc.utexas.edu/chersonesos/ark/concept/attribute/122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46575227</text:p>
          </table:table-cell>
        </table:table-row>
        <table:table-row table:style-name="ro1">
          <table:table-cell office:value-type="string" calcext:value-type="string">
            <text:p>sarda sarda</text:p>
          </table:table-cell>
          <table:table-cell office:value-type="string" calcext:value-type="string">
            <text:p>http://ica.tacc.utexas.edu/chersonesos/ark/concept/attribute/122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46577302</text:p>
          </table:table-cell>
        </table:table-row>
        <table:table-row table:style-name="ro1">
          <table:table-cell office:value-type="string" calcext:value-type="string">
            <text:p>sander lucioperca</text:p>
          </table:table-cell>
          <table:table-cell office:value-type="string" calcext:value-type="string">
            <text:p>http://ica.tacc.utexas.edu/chersonesos/ark/concept/attribute/12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46580134</text:p>
          </table:table-cell>
        </table:table-row>
        <table:table-row table:style-name="ro1">
          <table:table-cell office:value-type="string" calcext:value-type="string">
            <text:p>silurus glanis</text:p>
          </table:table-cell>
          <table:table-cell office:value-type="string" calcext:value-type="string">
            <text:p>http://ica.tacc.utexas.edu/chersonesos/ark/concept/attribute/12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46581838</text:p>
          </table:table-cell>
        </table:table-row>
        <table:table-row table:style-name="ro1">
          <table:table-cell office:value-type="string" calcext:value-type="string">
            <text:p>esox lucius</text:p>
          </table:table-cell>
          <table:table-cell office:value-type="string" calcext:value-type="string">
            <text:p>http://ica.tacc.utexas.edu/chersonesos/ark/concept/attribute/12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46582152</text:p>
          </table:table-cell>
        </table:table-row>
        <table:table-row table:style-name="ro1">
          <table:table-cell office:value-type="string" calcext:value-type="string">
            <text:p>labridae</text:p>
          </table:table-cell>
          <table:table-cell office:value-type="string" calcext:value-type="string">
            <text:p>http://ica.tacc.utexas.edu/chersonesos/ark/concept/attribute/12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5305</text:p>
          </table:table-cell>
        </table:table-row>
        <table:table-row table:style-name="ro1">
          <table:table-cell office:value-type="string" calcext:value-type="string">
            <text:p>acipenseridae</text:p>
          </table:table-cell>
          <table:table-cell office:value-type="string" calcext:value-type="string">
            <text:p>http://ica.tacc.utexas.edu/chersonesos/ark/concept/attribute/12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8302</text:p>
          </table:table-cell>
        </table:table-row>
        <table:table-row table:style-name="ro1">
          <table:table-cell office:value-type="string" calcext:value-type="string">
            <text:p>unidentified fish</text:p>
          </table:table-cell>
          <table:table-cell office:value-type="string" calcext:value-type="string">
            <text:p>http://ica.tacc.utexas.edu/chersonesos/ark/concept/attribute/122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ish</text:p>
          </table:table-cell>
          <table:table-cell/>
        </table:table-row>
        <table:table-row table:style-name="ro1">
          <table:table-cell office:value-type="string" calcext:value-type="string">
            <text:p>intentional</text:p>
          </table:table-cell>
          <table:table-cell office:value-type="string" calcext:value-type="string">
            <text:p>http://ica.tacc.utexas.edu/chersonesos/ark/concept/attribute/25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ormation intention</text:p>
          </table:table-cell>
          <table:table-cell/>
        </table:table-row>
        <table:table-row table:style-name="ro1">
          <table:table-cell office:value-type="string" calcext:value-type="string">
            <text:p>casual</text:p>
          </table:table-cell>
          <table:table-cell office:value-type="string" calcext:value-type="string">
            <text:p>http://ica.tacc.utexas.edu/chersonesos/ark/concept/attribute/26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ormation intention</text:p>
          </table:table-cell>
          <table:table-cell/>
        </table:table-row>
        <table:table-row table:style-name="ro1">
          <table:table-cell office:value-type="string" calcext:value-type="string">
            <text:p>artificial</text:p>
          </table:table-cell>
          <table:table-cell office:value-type="string" calcext:value-type="string">
            <text:p>http://ica.tacc.utexas.edu/chersonesos/ark/concept/attribute/26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ormation source</text:p>
          </table:table-cell>
          <table:table-cell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http://ica.tacc.utexas.edu/chersonesos/ark/concept/attribute/26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ormation source</text:p>
          </table:table-cell>
          <table:table-cell/>
        </table:table-row>
        <table:table-row table:style-name="ro1">
          <table:table-cell office:value-type="string" calcext:value-type="string">
            <text:p>filling</text:p>
          </table:table-cell>
          <table:table-cell office:value-type="string" calcext:value-type="string">
            <text:p>http://ica.tacc.utexas.edu/chersonesos/ark/concept/attribute/1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ormation type</text:p>
          </table:table-cell>
          <table:table-cell/>
        </table:table-row>
        <table:table-row table:style-name="ro1">
          <table:table-cell office:value-type="string" calcext:value-type="string">
            <text:p>dumping</text:p>
          </table:table-cell>
          <table:table-cell office:value-type="string" calcext:value-type="string">
            <text:p>http://ica.tacc.utexas.edu/chersonesos/ark/concept/attribute/1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ormation type</text:p>
          </table:table-cell>
          <table:table-cell/>
        </table:table-row>
        <table:table-row table:style-name="ro1">
          <table:table-cell office:value-type="string" calcext:value-type="string">
            <text:p>erosion</text:p>
          </table:table-cell>
          <table:table-cell office:value-type="string" calcext:value-type="string">
            <text:p>http://ica.tacc.utexas.edu/chersonesos/ark/concept/attribute/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ormation type</text:p>
          </table:table-cell>
          <table:table-cell/>
        </table:table-row>
        <table:table-row table:style-name="ro1">
          <table:table-cell office:value-type="string" calcext:value-type="string">
            <text:p>accumulation</text:p>
          </table:table-cell>
          <table:table-cell office:value-type="string" calcext:value-type="string">
            <text:p>http://ica.tacc.utexas.edu/chersonesos/ark/concept/attribute/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ormation type</text:p>
          </table:table-cell>
          <table:table-cell/>
        </table:table-row>
        <table:table-row table:style-name="ro1">
          <table:table-cell office:value-type="string" calcext:value-type="string">
            <text:p>destruction</text:p>
          </table:table-cell>
          <table:table-cell office:value-type="string" calcext:value-type="string">
            <text:p>http://ica.tacc.utexas.edu/chersonesos/ark/concept/attribute/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ormation type</text:p>
          </table:table-cell>
          <table:table-cell/>
        </table:table-row>
        <table:table-row table:style-name="ro1">
          <table:table-cell office:value-type="string" calcext:value-type="string">
            <text:p>metalworking</text:p>
          </table:table-cell>
          <table:table-cell office:value-type="string" calcext:value-type="string">
            <text:p>http://ica.tacc.utexas.edu/chersonesos/ark/concept/attribute/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ormation type</text:p>
          </table:table-cell>
          <table:table-cell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http://ica.tacc.utexas.edu/chersonesos/ark/concept/attribute/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ormation type</text:p>
          </table:table-cell>
          <table:table-cell/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http://ica.tacc.utexas.edu/chersonesos/ark/concept/attribute/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ormation type</text:p>
          </table:table-cell>
          <table:table-cell/>
        </table:table-row>
        <table:table-row table:style-name="ro1">
          <table:table-cell office:value-type="string" calcext:value-type="string">
            <text:p>burial</text:p>
          </table:table-cell>
          <table:table-cell office:value-type="string" calcext:value-type="string">
            <text:p>http://ica.tacc.utexas.edu/chersonesos/ark/concept/attribute/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ormation type</text:p>
          </table:table-cell>
          <table:table-cell/>
        </table:table-row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http://ica.tacc.utexas.edu/chersonesos/ark/concept/txttype/firstname</text:p>
          </table:table-cell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schema.org</text:p>
          </table:table-cell>
          <table:table-cell office:value-type="string" calcext:value-type="string">
            <text:p>givenName</text:p>
          </table:table-cell>
          <table:table-cell office:value-type="string" calcext:value-type="string">
            <text:p><text:a xlink:href="http://schema.org/givenName" xlink:type="simple">http://schema.org/givenName</text:a></text:p>
          </table:table-cell>
        </table:table-row>
        <table:table-row table:style-name="ro1">
          <table:table-cell office:value-type="string" calcext:value-type="string">
            <text:p>catalog code</text:p>
          </table:table-cell>
          <table:table-cell office:value-type="string" calcext:value-type="string">
            <text:p>http://ica.tacc.utexas.edu/chersonesos/ark/concept/txttype/catalog_cd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 office:value-type="string" calcext:value-type="string">
            <text:p>collection #</text:p>
          </table:table-cell>
          <table:table-cell office:value-type="string" calcext:value-type="string">
            <text:p>http://ica.tacc.utexas.edu/chersonesos/ark/concept/txttype/collectionnum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 office:value-type="string" calcext:value-type="string">
            <text:p>initals</text:p>
          </table:table-cell>
          <table:table-cell office:value-type="string" calcext:value-type="string">
            <text:p>http://ica.tacc.utexas.edu/chersonesos/ark/concept/txttype/initials</text:p>
          </table:table-cell>
          <table:table-cell office:value-type="string" calcext:value-type="string">
            <text:p><text:s/></text:p>
          </table:table-cell>
          <table:table-cell table:style-name="ce1"/>
          <table:table-cell office:value-type="string" calcext:value-type="string">
            <text:p>identifier</text:p>
          </table:table-cell>
          <table:table-cell/>
        </table:table-row>
        <table:table-row table:style-name="ro1">
          <table:table-cell office:value-type="string" calcext:value-type="string">
            <text:p>old context code</text:p>
          </table:table-cell>
          <table:table-cell office:value-type="string" calcext:value-type="string">
            <text:p>http://ica.tacc.utexas.edu/chersonesos/ark/concept/txttype/old_context_cod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identifier</text:p>
          </table:table-cell>
          <table:table-cell/>
        </table:table-row>
        <table:table-row table:style-name="ro1">
          <table:table-cell office:value-type="string" calcext:value-type="string">
            <text:p>old sample code</text:p>
          </table:table-cell>
          <table:table-cell office:value-type="string" calcext:value-type="string">
            <text:p>http://ica.tacc.utexas.edu/chersonesos/ark/concept/txttype/oldsamplecod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identifier</text:p>
          </table:table-cell>
          <table:table-cell/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http://ica.tacc.utexas.edu/chersonesos/ark/concept/attribute/14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011002</text:p>
          </table:table-cell>
        </table:table-row>
        <table:table-row table:style-name="ro1">
          <table:table-cell office:value-type="string" calcext:value-type="string">
            <text:p>bronze</text:p>
          </table:table-cell>
          <table:table-cell office:value-type="string" calcext:value-type="string">
            <text:p>http://ica.tacc.utexas.edu/chersonesos/ark/concept/attribute/14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010942</text:p>
          </table:table-cell>
        </table:table-row>
        <table:table-row table:style-name="ro1">
          <table:table-cell office:value-type="string" calcext:value-type="string">
            <text:p>iron_bronze</text:p>
          </table:table-cell>
          <table:table-cell office:value-type="string" calcext:value-type="string">
            <text:p>http://ica.tacc.utexas.edu/chersonesos/ark/concept/attribute/14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aterial</text:p>
          </table:table-cell>
          <table:table-cell/>
        </table:table-row>
        <table:table-row table:style-name="ro1">
          <table:table-cell office:value-type="string" calcext:value-type="string">
            <text:p>carbon</text:p>
          </table:table-cell>
          <table:table-cell office:value-type="string" calcext:value-type="string">
            <text:p>http://ica.tacc.utexas.edu/chersonesos/ark/concept/attribute/14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264720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office:value-type="string" calcext:value-type="string">
            <text:p>http://ica.tacc.utexas.edu/chersonesos/ark/concept/attribute/14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010439</text:p>
          </table:table-cell>
        </table:table-row>
        <table:table-row table:style-name="ro1">
          <table:table-cell office:value-type="string" calcext:value-type="string">
            <text:p>stone</text:p>
          </table:table-cell>
          <table:table-cell office:value-type="string" calcext:value-type="string">
            <text:p>http://ica.tacc.utexas.edu/chersonesos/ark/concept/attribute/14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011176</text:p>
          </table:table-cell>
        </table:table-row>
        <table:table-row table:style-name="ro1">
          <table:table-cell office:value-type="string" calcext:value-type="string">
            <text:p>ceramic</text:p>
          </table:table-cell>
          <table:table-cell office:value-type="string" calcext:value-type="string">
            <text:p>http://ica.tacc.utexas.edu/chersonesos/ark/concept/attribute/14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235507</text:p>
          </table:table-cell>
        </table:table-row>
        <table:table-row table:style-name="ro1">
          <table:table-cell office:value-type="string" calcext:value-type="string">
            <text:p>semi-precious stone</text:p>
          </table:table-cell>
          <table:table-cell office:value-type="string" calcext:value-type="string">
            <text:p>http://ica.tacc.utexas.edu/chersonesos/ark/concept/attribute/14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011175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http://ica.tacc.utexas.edu/chersonesos/ark/concept/attribute/14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011021</text:p>
          </table:table-cell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http://ica.tacc.utexas.edu/chersonesos/ark/concept/attribute/15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011068</text:p>
          </table:table-cell>
        </table:table-row>
        <table:table-row table:style-name="ro1">
          <table:table-cell office:value-type="string" calcext:value-type="string">
            <text:p>pasta vitrea</text:p>
          </table:table-cell>
          <table:table-cell office:value-type="string" calcext:value-type="string">
            <text:p>http://ica.tacc.utexas.edu/chersonesos/ark/concept/attribute/15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263723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http://ica.tacc.utexas.edu/chersonesos/ark/concept/attribute/15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011914</text:p>
          </table:table-cell>
        </table:table-row>
        <table:table-row table:style-name="ro1">
          <table:table-cell office:value-type="string" calcext:value-type="string">
            <text:p>lead</text:p>
          </table:table-cell>
          <table:table-cell office:value-type="string" calcext:value-type="string">
            <text:p>http://ica.tacc.utexas.edu/chersonesos/ark/concept/attribute/15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011022</text:p>
          </table:table-cell>
        </table:table-row>
        <table:table-row table:style-name="ro1">
          <table:table-cell office:value-type="string" calcext:value-type="string">
            <text:p>flint</text:p>
          </table:table-cell>
          <table:table-cell office:value-type="string" calcext:value-type="string">
            <text:p>http://ica.tacc.utexas.edu/chersonesos/ark/concept/attribute/15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011141</text:p>
          </table:table-cell>
        </table:table-row>
        <table:table-row table:style-name="ro1">
          <table:table-cell office:value-type="string" calcext:value-type="string">
            <text:p>horn</text:p>
          </table:table-cell>
          <table:table-cell office:value-type="string" calcext:value-type="string">
            <text:p>http://ica.tacc.utexas.edu/chersonesos/ark/concept/attribute/15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011826</text:p>
          </table:table-cell>
        </table:table-row>
        <table:table-row table:style-name="ro1">
          <table:table-cell office:value-type="string" calcext:value-type="string">
            <text:p>copper</text:p>
          </table:table-cell>
          <table:table-cell office:value-type="string" calcext:value-type="string">
            <text:p>http://ica.tacc.utexas.edu/chersonesos/ark/concept/attribute/15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011020</text:p>
          </table:table-cell>
        </table:table-row>
        <table:table-row table:style-name="ro1">
          <table:table-cell office:value-type="string" calcext:value-type="string">
            <text:p>bone_metal</text:p>
          </table:table-cell>
          <table:table-cell office:value-type="string" calcext:value-type="string">
            <text:p>http://ica.tacc.utexas.edu/chersonesos/ark/concept/attribute/15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aterial</text:p>
          </table:table-cell>
          <table:table-cell/>
        </table:table-row>
        <table:table-row table:style-name="ro1">
          <table:table-cell office:value-type="string" calcext:value-type="string">
            <text:p>pumice\r\npumice</text:p>
          </table:table-cell>
          <table:table-cell office:value-type="string" calcext:value-type="string">
            <text:p>http://ica.tacc.utexas.edu/chersonesos/ark/concept/attribute/15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011250</text:p>
          </table:table-cell>
        </table:table-row>
        <table:table-row table:style-name="ro1">
          <table:table-cell office:value-type="string" calcext:value-type="string">
            <text:p>ivory</text:p>
          </table:table-cell>
          <table:table-cell office:value-type="string" calcext:value-type="string">
            <text:p>http://ica.tacc.utexas.edu/chersonesos/ark/concept/attribute/15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011857</text:p>
          </table:table-cell>
        </table:table-row>
        <table:table-row table:style-name="ro1">
          <table:table-cell office:value-type="string" calcext:value-type="string">
            <text:p>image(s)</text:p>
          </table:table-cell>
          <table:table-cell office:value-type="string" calcext:value-type="string">
            <text:p>http://ica.tacc.utexas.edu/chersonesos/ark/concept/filetype/image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media</text:p>
          </table:table-cell>
          <table:table-cell/>
        </table:table-row>
        <table:table-row table:style-name="ro1">
          <table:table-cell office:value-type="string" calcext:value-type="string">
            <text:p>pdf(s)</text:p>
          </table:table-cell>
          <table:table-cell office:value-type="string" calcext:value-type="string">
            <text:p>http://ica.tacc.utexas.edu/chersonesos/ark/concept/filetype/pdf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media</text:p>
          </table:table-cell>
          <table:table-cell/>
        </table:table-row>
        <table:table-row table:style-name="ro1">
          <table:table-cell office:value-type="string" calcext:value-type="string">
            <text:p>recording sheets</text:p>
          </table:table-cell>
          <table:table-cell office:value-type="string" calcext:value-type="string">
            <text:p>http://ica.tacc.utexas.edu/chersonesos/ark/concept/filetype/recording_sheet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media</text:p>
          </table:table-cell>
          <table:table-cell/>
        </table:table-row>
        <table:table-row table:style-name="ro1">
          <table:table-cell office:value-type="string" calcext:value-type="string">
            <text:p>sketches</text:p>
          </table:table-cell>
          <table:table-cell office:value-type="string" calcext:value-type="string">
            <text:p>http://ica.tacc.utexas.edu/chersonesos/ark/concept/filetype/sketche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media</text:p>
          </table:table-cell>
          <table:table-cell/>
        </table:table-row>
        <table:table-row table:style-name="ro1">
          <table:table-cell office:value-type="string" calcext:value-type="string">
            <text:p>abk</text:p>
          </table:table-cell>
          <table:table-cell office:value-type="string" calcext:value-type="string">
            <text:p>http://ica.tacc.utexas.edu/chersonesos/ark/module/abk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string" calcext:value-type="string">
            <text:p>cxt</text:p>
          </table:table-cell>
          <table:table-cell office:value-type="string" calcext:value-type="string">
            <text:p>http://ica.tacc.utexas.edu/chersonesos/ark/module/cxt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string" calcext:value-type="string">
            <text:p>drw</text:p>
          </table:table-cell>
          <table:table-cell office:value-type="string" calcext:value-type="string">
            <text:p>http://ica.tacc.utexas.edu/chersonesos/ark/module/drw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string" calcext:value-type="string">
            <text:p>fph</text:p>
          </table:table-cell>
          <table:table-cell office:value-type="string" calcext:value-type="string">
            <text:p>http://ica.tacc.utexas.edu/chersonesos/ark/module/fph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string" calcext:value-type="string">
            <text:p>gph</text:p>
          </table:table-cell>
          <table:table-cell office:value-type="string" calcext:value-type="string">
            <text:p>http://ica.tacc.utexas.edu/chersonesos/ark/module/gph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string" calcext:value-type="string">
            <text:p>grp</text:p>
          </table:table-cell>
          <table:table-cell office:value-type="string" calcext:value-type="string">
            <text:p>http://ica.tacc.utexas.edu/chersonesos/ark/module/grp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string" calcext:value-type="string">
            <text:p>mcw</text:p>
          </table:table-cell>
          <table:table-cell office:value-type="string" calcext:value-type="string">
            <text:p>http://ica.tacc.utexas.edu/chersonesos/ark/module/mcw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string" calcext:value-type="string">
            <text:p>pmp</text:p>
          </table:table-cell>
          <table:table-cell office:value-type="string" calcext:value-type="string">
            <text:p>http://ica.tacc.utexas.edu/chersonesos/ark/module/pmp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string" calcext:value-type="string">
            <text:p>sfi</text:p>
          </table:table-cell>
          <table:table-cell office:value-type="string" calcext:value-type="string">
            <text:p>http://ica.tacc.utexas.edu/chersonesos/ark/module/sfi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string" calcext:value-type="string">
            <text:p>skl</text:p>
          </table:table-cell>
          <table:table-cell office:value-type="string" calcext:value-type="string">
            <text:p>http://ica.tacc.utexas.edu/chersonesos/ark/module/skl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string" calcext:value-type="string">
            <text:p>smp</text:p>
          </table:table-cell>
          <table:table-cell office:value-type="string" calcext:value-type="string">
            <text:p>http://ica.tacc.utexas.edu/chersonesos/ark/module/smp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string" calcext:value-type="string">
            <text:p>sph</text:p>
          </table:table-cell>
          <table:table-cell office:value-type="string" calcext:value-type="string">
            <text:p>http://ica.tacc.utexas.edu/chersonesos/ark/module/sph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string" calcext:value-type="string">
            <text:p>tps</text:p>
          </table:table-cell>
          <table:table-cell office:value-type="string" calcext:value-type="string">
            <text:p>http://ica.tacc.utexas.edu/chersonesos/ark/module/tps</text:p>
          </table:table-cell>
          <table:table-cell table:number-columns-repeated="2"/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string" calcext:value-type="string">
            <text:p>7_5 yr 6_8</text:p>
          </table:table-cell>
          <table:table-cell office:value-type="string" calcext:value-type="string">
            <text:p>http://ica.tacc.utexas.edu/chersonesos/ark/concept/attribute/10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 7_1</text:p>
          </table:table-cell>
          <table:table-cell office:value-type="string" calcext:value-type="string">
            <text:p>http://ica.tacc.utexas.edu/chersonesos/ark/concept/attribute/10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 3_2</text:p>
          </table:table-cell>
          <table:table-cell office:value-type="string" calcext:value-type="string">
            <text:p>http://ica.tacc.utexas.edu/chersonesos/ark/concept/attribute/10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7_5 yr 6_3</text:p>
          </table:table-cell>
          <table:table-cell office:value-type="string" calcext:value-type="string">
            <text:p>http://ica.tacc.utexas.edu/chersonesos/ark/concept/attribute/10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 5_1</text:p>
          </table:table-cell>
          <table:table-cell office:value-type="string" calcext:value-type="string">
            <text:p>http://ica.tacc.utexas.edu/chersonesos/ark/concept/attribute/10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7_3</text:p>
          </table:table-cell>
          <table:table-cell office:value-type="string" calcext:value-type="string">
            <text:p>http://ica.tacc.utexas.edu/chersonesos/ark/concept/attribute/10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r 7_3</text:p>
          </table:table-cell>
          <table:table-cell office:value-type="string" calcext:value-type="string">
            <text:p>http://ica.tacc.utexas.edu/chersonesos/ark/concept/attribute/10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r 5_6</text:p>
          </table:table-cell>
          <table:table-cell office:value-type="string" calcext:value-type="string">
            <text:p>http://ica.tacc.utexas.edu/chersonesos/ark/concept/attribute/10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r 6_2</text:p>
          </table:table-cell>
          <table:table-cell office:value-type="string" calcext:value-type="string">
            <text:p>http://ica.tacc.utexas.edu/chersonesos/ark/concept/attribute/10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7_5 yr 3_3</text:p>
          </table:table-cell>
          <table:table-cell office:value-type="string" calcext:value-type="string">
            <text:p>http://ica.tacc.utexas.edu/chersonesos/ark/concept/attribute/10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r 7_1</text:p>
          </table:table-cell>
          <table:table-cell office:value-type="string" calcext:value-type="string">
            <text:p>http://ica.tacc.utexas.edu/chersonesos/ark/concept/attribute/11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7_5 yr 4_4</text:p>
          </table:table-cell>
          <table:table-cell office:value-type="string" calcext:value-type="string">
            <text:p>http://ica.tacc.utexas.edu/chersonesos/ark/concept/attribute/11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r 7_1</text:p>
          </table:table-cell>
          <table:table-cell office:value-type="string" calcext:value-type="string">
            <text:p>http://ica.tacc.utexas.edu/chersonesos/ark/concept/attribute/11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gley 5g 8_1</text:p>
          </table:table-cell>
          <table:table-cell office:value-type="string" calcext:value-type="string">
            <text:p>http://ica.tacc.utexas.edu/chersonesos/ark/concept/attribute/11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r 2,5_1</text:p>
          </table:table-cell>
          <table:table-cell office:value-type="string" calcext:value-type="string">
            <text:p>http://ica.tacc.utexas.edu/chersonesos/ark/concept/attribute/24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r 3_2</text:p>
          </table:table-cell>
          <table:table-cell office:value-type="string" calcext:value-type="string">
            <text:p>http://ica.tacc.utexas.edu/chersonesos/ark/concept/attribute/24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7_5 yr 7_1</text:p>
          </table:table-cell>
          <table:table-cell office:value-type="string" calcext:value-type="string">
            <text:p>http://ica.tacc.utexas.edu/chersonesos/ark/concept/attribute/24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 7_4</text:p>
          </table:table-cell>
          <table:table-cell office:value-type="string" calcext:value-type="string">
            <text:p>http://ica.tacc.utexas.edu/chersonesos/ark/concept/attribute/24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r 4_4</text:p>
          </table:table-cell>
          <table:table-cell office:value-type="string" calcext:value-type="string">
            <text:p>http://ica.tacc.utexas.edu/chersonesos/ark/concept/attribute/24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r 7_4</text:p>
          </table:table-cell>
          <table:table-cell office:value-type="string" calcext:value-type="string">
            <text:p>http://ica.tacc.utexas.edu/chersonesos/ark/concept/attribute/24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r 5_2</text:p>
          </table:table-cell>
          <table:table-cell office:value-type="string" calcext:value-type="string">
            <text:p>http://ica.tacc.utexas.edu/chersonesos/ark/concept/attribute/24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 3_5</text:p>
          </table:table-cell>
          <table:table-cell office:value-type="string" calcext:value-type="string">
            <text:p>http://ica.tacc.utexas.edu/chersonesos/ark/concept/attribute/25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 3_1</text:p>
          </table:table-cell>
          <table:table-cell office:value-type="string" calcext:value-type="string">
            <text:p>http://ica.tacc.utexas.edu/chersonesos/ark/concept/attribute/25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 5_2</text:p>
          </table:table-cell>
          <table:table-cell office:value-type="string" calcext:value-type="string">
            <text:p>http://ica.tacc.utexas.edu/chersonesos/ark/concept/attribute/25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r 4_3</text:p>
          </table:table-cell>
          <table:table-cell office:value-type="string" calcext:value-type="string">
            <text:p>http://ica.tacc.utexas.edu/chersonesos/ark/concept/attribute/25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 2_2</text:p>
          </table:table-cell>
          <table:table-cell office:value-type="string" calcext:value-type="string">
            <text:p>http://ica.tacc.utexas.edu/chersonesos/ark/concept/attribute/25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3_2</text:p>
          </table:table-cell>
          <table:table-cell office:value-type="string" calcext:value-type="string">
            <text:p>http://ica.tacc.utexas.edu/chersonesos/ark/concept/attribute/3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4_1</text:p>
          </table:table-cell>
          <table:table-cell office:value-type="string" calcext:value-type="string">
            <text:p>http://ica.tacc.utexas.edu/chersonesos/ark/concept/attribute/3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gley 5gy 8_1</text:p>
          </table:table-cell>
          <table:table-cell office:value-type="string" calcext:value-type="string">
            <text:p>http://ica.tacc.utexas.edu/chersonesos/ark/concept/attribute/3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4_2</text:p>
          </table:table-cell>
          <table:table-cell office:value-type="string" calcext:value-type="string">
            <text:p>http://ica.tacc.utexas.edu/chersonesos/ark/concept/attribute/3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r 4_4</text:p>
          </table:table-cell>
          <table:table-cell office:value-type="string" calcext:value-type="string">
            <text:p>http://ica.tacc.utexas.edu/chersonesos/ark/concept/attribute/3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r 5_2</text:p>
          </table:table-cell>
          <table:table-cell office:value-type="string" calcext:value-type="string">
            <text:p>http://ica.tacc.utexas.edu/chersonesos/ark/concept/attribute/3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r 4_1</text:p>
          </table:table-cell>
          <table:table-cell office:value-type="string" calcext:value-type="string">
            <text:p>http://ica.tacc.utexas.edu/chersonesos/ark/concept/attribute/3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7_5 yr 4_1</text:p>
          </table:table-cell>
          <table:table-cell office:value-type="string" calcext:value-type="string">
            <text:p>http://ica.tacc.utexas.edu/chersonesos/ark/concept/attribute/3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6_3</text:p>
          </table:table-cell>
          <table:table-cell office:value-type="string" calcext:value-type="string">
            <text:p>http://ica.tacc.utexas.edu/chersonesos/ark/concept/attribute/4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3_1</text:p>
          </table:table-cell>
          <table:table-cell office:value-type="string" calcext:value-type="string">
            <text:p>http://ica.tacc.utexas.edu/chersonesos/ark/concept/attribute/4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5_2</text:p>
          </table:table-cell>
          <table:table-cell office:value-type="string" calcext:value-type="string">
            <text:p>http://ica.tacc.utexas.edu/chersonesos/ark/concept/attribute/4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5_3</text:p>
          </table:table-cell>
          <table:table-cell office:value-type="string" calcext:value-type="string">
            <text:p>http://ica.tacc.utexas.edu/chersonesos/ark/concept/attribute/4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 3_1</text:p>
          </table:table-cell>
          <table:table-cell office:value-type="string" calcext:value-type="string">
            <text:p>http://ica.tacc.utexas.edu/chersonesos/ark/concept/attribute/4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 3_2</text:p>
          </table:table-cell>
          <table:table-cell office:value-type="string" calcext:value-type="string">
            <text:p>http://ica.tacc.utexas.edu/chersonesos/ark/concept/attribute/4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7_5 yr 5_3</text:p>
          </table:table-cell>
          <table:table-cell office:value-type="string" calcext:value-type="string">
            <text:p>http://ica.tacc.utexas.edu/chersonesos/ark/concept/attribute/4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7_5 yr 4_3</text:p>
          </table:table-cell>
          <table:table-cell office:value-type="string" calcext:value-type="string">
            <text:p>http://ica.tacc.utexas.edu/chersonesos/ark/concept/attribute/4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r 8_1</text:p>
          </table:table-cell>
          <table:table-cell office:value-type="string" calcext:value-type="string">
            <text:p>http://ica.tacc.utexas.edu/chersonesos/ark/concept/attribute/4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r 5_1</text:p>
          </table:table-cell>
          <table:table-cell office:value-type="string" calcext:value-type="string">
            <text:p>http://ica.tacc.utexas.edu/chersonesos/ark/concept/attribute/4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gley n 2,5_</text:p>
          </table:table-cell>
          <table:table-cell office:value-type="string" calcext:value-type="string">
            <text:p>http://ica.tacc.utexas.edu/chersonesos/ark/concept/attribute/5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2_1</text:p>
          </table:table-cell>
          <table:table-cell office:value-type="string" calcext:value-type="string">
            <text:p>http://ica.tacc.utexas.edu/chersonesos/ark/concept/attribute/5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4_3</text:p>
          </table:table-cell>
          <table:table-cell office:value-type="string" calcext:value-type="string">
            <text:p>http://ica.tacc.utexas.edu/chersonesos/ark/concept/attribute/5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6_2</text:p>
          </table:table-cell>
          <table:table-cell office:value-type="string" calcext:value-type="string">
            <text:p>http://ica.tacc.utexas.edu/chersonesos/ark/concept/attribute/5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7_1</text:p>
          </table:table-cell>
          <table:table-cell office:value-type="string" calcext:value-type="string">
            <text:p>http://ica.tacc.utexas.edu/chersonesos/ark/concept/attribute/53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3_3</text:p>
          </table:table-cell>
          <table:table-cell office:value-type="string" calcext:value-type="string">
            <text:p>http://ica.tacc.utexas.edu/chersonesos/ark/concept/attribute/5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8_1</text:p>
          </table:table-cell>
          <table:table-cell office:value-type="string" calcext:value-type="string">
            <text:p>http://ica.tacc.utexas.edu/chersonesos/ark/concept/attribute/5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r 8_1</text:p>
          </table:table-cell>
          <table:table-cell office:value-type="string" calcext:value-type="string">
            <text:p>http://ica.tacc.utexas.edu/chersonesos/ark/concept/attribute/5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7_5 yr 3_2</text:p>
          </table:table-cell>
          <table:table-cell office:value-type="string" calcext:value-type="string">
            <text:p>http://ica.tacc.utexas.edu/chersonesos/ark/concept/attribute/5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 8_6</text:p>
          </table:table-cell>
          <table:table-cell office:value-type="string" calcext:value-type="string">
            <text:p>http://ica.tacc.utexas.edu/chersonesos/ark/concept/attribute/5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r 2,5_2</text:p>
          </table:table-cell>
          <table:table-cell office:value-type="string" calcext:value-type="string">
            <text:p>http://ica.tacc.utexas.edu/chersonesos/ark/concept/attribute/5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r 4_2</text:p>
          </table:table-cell>
          <table:table-cell office:value-type="string" calcext:value-type="string">
            <text:p>http://ica.tacc.utexas.edu/chersonesos/ark/concept/attribute/6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 4_1</text:p>
          </table:table-cell>
          <table:table-cell office:value-type="string" calcext:value-type="string">
            <text:p>http://ica.tacc.utexas.edu/chersonesos/ark/concept/attribute/6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 6_4</text:p>
          </table:table-cell>
          <table:table-cell office:value-type="string" calcext:value-type="string">
            <text:p>http://ica.tacc.utexas.edu/chersonesos/ark/concept/attribute/6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7_5 yr 4_2</text:p>
          </table:table-cell>
          <table:table-cell office:value-type="string" calcext:value-type="string">
            <text:p>http://ica.tacc.utexas.edu/chersonesos/ark/concept/attribute/6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r 3_4</text:p>
          </table:table-cell>
          <table:table-cell office:value-type="string" calcext:value-type="string">
            <text:p>http://ica.tacc.utexas.edu/chersonesos/ark/concept/attribute/6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6_1</text:p>
          </table:table-cell>
          <table:table-cell office:value-type="string" calcext:value-type="string">
            <text:p>http://ica.tacc.utexas.edu/chersonesos/ark/concept/attribute/6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7_5 yr 5_1</text:p>
          </table:table-cell>
          <table:table-cell office:value-type="string" calcext:value-type="string">
            <text:p>http://ica.tacc.utexas.edu/chersonesos/ark/concept/attribute/6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2_2</text:p>
          </table:table-cell>
          <table:table-cell office:value-type="string" calcext:value-type="string">
            <text:p>http://ica.tacc.utexas.edu/chersonesos/ark/concept/attribute/6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5_1</text:p>
          </table:table-cell>
          <table:table-cell office:value-type="string" calcext:value-type="string">
            <text:p>http://ica.tacc.utexas.edu/chersonesos/ark/concept/attribute/6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7_5 yr 3_1</text:p>
          </table:table-cell>
          <table:table-cell office:value-type="string" calcext:value-type="string">
            <text:p>http://ica.tacc.utexas.edu/chersonesos/ark/concept/attribute/6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r 2,5_1</text:p>
          </table:table-cell>
          <table:table-cell office:value-type="string" calcext:value-type="string">
            <text:p>http://ica.tacc.utexas.edu/chersonesos/ark/concept/attribute/7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7_5 yr 2,5_1</text:p>
          </table:table-cell>
          <table:table-cell office:value-type="string" calcext:value-type="string">
            <text:p>http://ica.tacc.utexas.edu/chersonesos/ark/concept/attribute/7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3_4</text:p>
          </table:table-cell>
          <table:table-cell office:value-type="string" calcext:value-type="string">
            <text:p>http://ica.tacc.utexas.edu/chersonesos/ark/concept/attribute/7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7_5 yr 6_4</text:p>
          </table:table-cell>
          <table:table-cell office:value-type="string" calcext:value-type="string">
            <text:p>http://ica.tacc.utexas.edu/chersonesos/ark/concept/attribute/7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r 6_3</text:p>
          </table:table-cell>
          <table:table-cell office:value-type="string" calcext:value-type="string">
            <text:p>http://ica.tacc.utexas.edu/chersonesos/ark/concept/attribute/7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 4_1</text:p>
          </table:table-cell>
          <table:table-cell office:value-type="string" calcext:value-type="string">
            <text:p>http://ica.tacc.utexas.edu/chersonesos/ark/concept/attribute/7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5_4</text:p>
          </table:table-cell>
          <table:table-cell office:value-type="string" calcext:value-type="string">
            <text:p>http://ica.tacc.utexas.edu/chersonesos/ark/concept/attribute/7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r 4_6</text:p>
          </table:table-cell>
          <table:table-cell office:value-type="string" calcext:value-type="string">
            <text:p>http://ica.tacc.utexas.edu/chersonesos/ark/concept/attribute/7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 6_6</text:p>
          </table:table-cell>
          <table:table-cell office:value-type="string" calcext:value-type="string">
            <text:p>http://ica.tacc.utexas.edu/chersonesos/ark/concept/attribute/7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7_2</text:p>
          </table:table-cell>
          <table:table-cell office:value-type="string" calcext:value-type="string">
            <text:p>http://ica.tacc.utexas.edu/chersonesos/ark/concept/attribute/7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r 5_4</text:p>
          </table:table-cell>
          <table:table-cell office:value-type="string" calcext:value-type="string">
            <text:p>http://ica.tacc.utexas.edu/chersonesos/ark/concept/attribute/8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 6_2</text:p>
          </table:table-cell>
          <table:table-cell office:value-type="string" calcext:value-type="string">
            <text:p>http://ica.tacc.utexas.edu/chersonesos/ark/concept/attribute/8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 2,5_1</text:p>
          </table:table-cell>
          <table:table-cell office:value-type="string" calcext:value-type="string">
            <text:p>http://ica.tacc.utexas.edu/chersonesos/ark/concept/attribute/8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r 3_2</text:p>
          </table:table-cell>
          <table:table-cell office:value-type="string" calcext:value-type="string">
            <text:p>http://ica.tacc.utexas.edu/chersonesos/ark/concept/attribute/8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 4_3</text:p>
          </table:table-cell>
          <table:table-cell office:value-type="string" calcext:value-type="string">
            <text:p>http://ica.tacc.utexas.edu/chersonesos/ark/concept/attribute/8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 4_2</text:p>
          </table:table-cell>
          <table:table-cell office:value-type="string" calcext:value-type="string">
            <text:p>http://ica.tacc.utexas.edu/chersonesos/ark/concept/attribute/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4_4</text:p>
          </table:table-cell>
          <table:table-cell office:value-type="string" calcext:value-type="string">
            <text:p>http://ica.tacc.utexas.edu/chersonesos/ark/concept/attribute/8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5_6</text:p>
          </table:table-cell>
          <table:table-cell office:value-type="string" calcext:value-type="string">
            <text:p>http://ica.tacc.utexas.edu/chersonesos/ark/concept/attribute/8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r 7_6</text:p>
          </table:table-cell>
          <table:table-cell office:value-type="string" calcext:value-type="string">
            <text:p>http://ica.tacc.utexas.edu/chersonesos/ark/concept/attribute/8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7_6</text:p>
          </table:table-cell>
          <table:table-cell office:value-type="string" calcext:value-type="string">
            <text:p>http://ica.tacc.utexas.edu/chersonesos/ark/concept/attribute/8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7_8</text:p>
          </table:table-cell>
          <table:table-cell office:value-type="string" calcext:value-type="string">
            <text:p>http://ica.tacc.utexas.edu/chersonesos/ark/concept/attribute/9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r 4_2</text:p>
          </table:table-cell>
          <table:table-cell office:value-type="string" calcext:value-type="string">
            <text:p>http://ica.tacc.utexas.edu/chersonesos/ark/concept/attribute/9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.5y 4_4</text:p>
          </table:table-cell>
          <table:table-cell office:value-type="string" calcext:value-type="string">
            <text:p>http://ica.tacc.utexas.edu/chersonesos/ark/concept/attribute/9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 7_6</text:p>
          </table:table-cell>
          <table:table-cell office:value-type="string" calcext:value-type="string">
            <text:p>http://ica.tacc.utexas.edu/chersonesos/ark/concept/attribute/9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r 6_4</text:p>
          </table:table-cell>
          <table:table-cell office:value-type="string" calcext:value-type="string">
            <text:p>http://ica.tacc.utexas.edu/chersonesos/ark/concept/attribute/9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r 3_3</text:p>
          </table:table-cell>
          <table:table-cell office:value-type="string" calcext:value-type="string">
            <text:p>http://ica.tacc.utexas.edu/chersonesos/ark/concept/attribute/9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7_5 yr 4_6</text:p>
          </table:table-cell>
          <table:table-cell office:value-type="string" calcext:value-type="string">
            <text:p>http://ica.tacc.utexas.edu/chersonesos/ark/concept/attribute/9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 5_2</text:p>
          </table:table-cell>
          <table:table-cell office:value-type="string" calcext:value-type="string">
            <text:p>http://ica.tacc.utexas.edu/chersonesos/ark/concept/attribute/9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7_5 yr 5_2</text:p>
          </table:table-cell>
          <table:table-cell office:value-type="string" calcext:value-type="string">
            <text:p>http://ica.tacc.utexas.edu/chersonesos/ark/concept/attribute/9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birds count</text:p>
          </table:table-cell>
          <table:table-cell office:value-type="string" calcext:value-type="string">
            <text:p>http://ica.tacc.utexas.edu/chersonesos/ark/concept/numbertype/birds_count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number</text:p>
          </table:table-cell>
          <table:table-cell/>
        </table:table-row>
        <table:table-row table:style-name="ro1">
          <table:table-cell office:value-type="string" calcext:value-type="string">
            <text:p>total of ceramics</text:p>
          </table:table-cell>
          <table:table-cell office:value-type="string" calcext:value-type="string">
            <text:p>http://ica.tacc.utexas.edu/chersonesos/ark/concept/numbertype/ceramic_total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number</text:p>
          </table:table-cell>
          <table:table-cell/>
        </table:table-row>
        <table:table-row table:style-name="ro1">
          <table:table-cell office:value-type="string" calcext:value-type="string">
            <text:p>diameter</text:p>
          </table:table-cell>
          <table:table-cell office:value-type="string" calcext:value-type="string">
            <text:p>http://ica.tacc.utexas.edu/chersonesos/ark/concept/numbertype/diameter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number</text:p>
          </table:table-cell>
          <table:table-cell/>
        </table:table-row>
        <table:table-row table:style-name="ro1">
          <table:table-cell office:value-type="string" calcext:value-type="string">
            <text:p>fish count</text:p>
          </table:table-cell>
          <table:table-cell office:value-type="string" calcext:value-type="string">
            <text:p>http://ica.tacc.utexas.edu/chersonesos/ark/concept/numbertype/fish_count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number</text:p>
          </table:table-cell>
          <table:table-cell/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http://ica.tacc.utexas.edu/chersonesos/ark/concept/numbertype/height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number</text:p>
          </table:table-cell>
          <table:table-cell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http://ica.tacc.utexas.edu/chersonesos/ark/concept/numbertype/length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number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http://ica.tacc.utexas.edu/chersonesos/ark/concept/numbertype/total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number</text:p>
          </table:table-cell>
          <table:table-cell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http://ica.tacc.utexas.edu/chersonesos/ark/concept/numbertype/width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number</text:p>
          </table:table-cell>
          <table:table-cell/>
        </table:table-row>
        <table:table-row table:style-name="ro1">
          <table:table-cell office:value-type="string" calcext:value-type="string">
            <text:p>13th century</text:p>
          </table:table-cell>
          <table:table-cell office:value-type="string" calcext:value-type="string">
            <text:p>http://ica.tacc.utexas.edu/chersonesos/ark/concept/attribute/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period</text:p>
          </table:table-cell>
          <table:table-cell table:style-name="ce1" office:value-type="string" calcext:value-type="string">
            <text:p><text:a xlink:href="http://n2t.net/ark:/99152/p0b6j5m3t44" xlink:type="simple">http://n2t.net/ark:/99152/p0b6j5m3t44</text:a></text:p>
          </table:table-cell>
        </table:table-row>
        <table:table-row table:style-name="ro1">
          <table:table-cell office:value-type="string" calcext:value-type="string">
            <text:p>modern</text:p>
          </table:table-cell>
          <table:table-cell office:value-type="string" calcext:value-type="string">
            <text:p>http://ica.tacc.utexas.edu/chersonesos/ark/concept/attribute/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period</text:p>
          </table:table-cell>
          <table:table-cell table:style-name="ce1" office:value-type="string" calcext:value-type="string">
            <text:p><text:a xlink:href="http://n2t.net/ark:/99152/p0b6j5m46gm" xlink:type="simple">http://n2t.net/ark:/99152/p0b6j5m46gm</text:a></text:p>
          </table:table-cell>
        </table:table-row>
        <table:table-row table:style-name="ro1">
          <table:table-cell office:value-type="string" calcext:value-type="string">
            <text:p>14th century</text:p>
          </table:table-cell>
          <table:table-cell office:value-type="string" calcext:value-type="string">
            <text:p>http://ica.tacc.utexas.edu/chersonesos/ark/concept/attribute/24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period</text:p>
          </table:table-cell>
          <table:table-cell table:style-name="ce1" office:value-type="string" calcext:value-type="string">
            <text:p><text:a xlink:href="http://n2t.net/ark:/99152/p0b6j5mchgh" xlink:type="simple">http://n2t.net/ark:/99152/p0b6j5mchgh</text:a></text:p>
          </table:table-cell>
        </table:table-row>
        <table:table-row table:style-name="ro1">
          <table:table-cell office:value-type="string" calcext:value-type="string">
            <text:p>roman</text:p>
          </table:table-cell>
          <table:table-cell office:value-type="string" calcext:value-type="string">
            <text:p>http://ica.tacc.utexas.edu/chersonesos/ark/concept/attribute/2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period</text:p>
          </table:table-cell>
          <table:table-cell table:style-name="ce1" office:value-type="string" calcext:value-type="string">
            <text:p><text:a xlink:href="http://n2t.net/ark:/99152/p0b6j5mh84m" xlink:type="simple">http://n2t.net/ark:/99152/p0b6j5mh84m</text:a></text:p>
          </table:table-cell>
        </table:table-row>
        <table:table-row table:style-name="ro1">
          <table:table-cell office:value-type="string" calcext:value-type="string">
            <text:p>byzantine (general)</text:p>
          </table:table-cell>
          <table:table-cell office:value-type="string" calcext:value-type="string">
            <text:p>http://ica.tacc.utexas.edu/chersonesos/ark/concept/attribute/2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period</text:p>
          </table:table-cell>
          <table:table-cell table:style-name="ce1" office:value-type="string" calcext:value-type="string">
            <text:p><text:a xlink:href="http://n2t.net/ark:/99152/p0b6j5mmfbc" xlink:type="simple">http://n2t.net/ark:/99152/p0b6j5mmfbc</text:a></text:p>
          </table:table-cell>
        </table:table-row>
        <table:table-row table:style-name="ro1">
          <table:table-cell office:value-type="string" calcext:value-type="string">
            <text:p>11th to 12th century</text:p>
          </table:table-cell>
          <table:table-cell office:value-type="string" calcext:value-type="string">
            <text:p>http://ica.tacc.utexas.edu/chersonesos/ark/concept/attribute/37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period</text:p>
          </table:table-cell>
          <table:table-cell table:style-name="ce1" office:value-type="string" calcext:value-type="string">
            <text:p><text:a xlink:href="http://n2t.net/ark:/99152/p0b6j5mmx9p" xlink:type="simple">http://n2t.net/ark:/99152/p0b6j5mmx9p</text:a></text:p>
          </table:table-cell>
        </table:table-row>
        <table:table-row table:style-name="ro1">
          <table:table-cell office:value-type="string" calcext:value-type="string">
            <text:p>middle byzantine (9-12th century)</text:p>
          </table:table-cell>
          <table:table-cell office:value-type="string" calcext:value-type="string">
            <text:p>http://ica.tacc.utexas.edu/chersonesos/ark/concept/attribute/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period</text:p>
          </table:table-cell>
          <table:table-cell table:style-name="ce1" office:value-type="string" calcext:value-type="string">
            <text:p><text:a xlink:href="http://n2t.net/ark:/99152/p0b6j5mq3ms" xlink:type="simple">http://n2t.net/ark:/99152/p0b6j5mq3ms</text:a></text:p>
          </table:table-cell>
        </table:table-row>
        <table:table-row table:style-name="ro1">
          <table:table-cell office:value-type="string" calcext:value-type="string">
            <text:p>early byzantine (5th-7th century)</text:p>
          </table:table-cell>
          <table:table-cell office:value-type="string" calcext:value-type="string">
            <text:p>http://ica.tacc.utexas.edu/chersonesos/ark/concept/attribute/2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period</text:p>
          </table:table-cell>
          <table:table-cell table:style-name="ce1" office:value-type="string" calcext:value-type="string">
            <text:p><text:a xlink:href="http://n2t.net/ark:/99152/p0b6j5mtpfd" xlink:type="simple">http://n2t.net/ark:/99152/p0b6j5mtpfd</text:a></text:p>
          </table:table-cell>
        </table:table-row>
        <table:table-row table:style-name="ro1">
          <table:table-cell office:value-type="string" calcext:value-type="string">
            <text:p>late byzantine (13th-14th century)</text:p>
          </table:table-cell>
          <table:table-cell office:value-type="string" calcext:value-type="string">
            <text:p>http://ica.tacc.utexas.edu/chersonesos/ark/concept/attribute/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period</text:p>
          </table:table-cell>
          <table:table-cell table:style-name="ce1" office:value-type="string" calcext:value-type="string">
            <text:p><text:a xlink:href="http://n2t.net/ark:/99152/p0b6j5mzmnj" xlink:type="simple">http://n2t.net/ark:/99152/p0b6j5mzmnj</text:a></text:p>
          </table:table-cell>
        </table:table-row>
        <table:table-row table:style-name="ro1">
          <table:table-cell office:value-type="string" calcext:value-type="string">
            <text:p>undated</text:p>
          </table:table-cell>
          <table:table-cell office:value-type="string" calcext:value-type="string">
            <text:p>http://ica.tacc.utexas.edu/chersonesos/ark/concept/attribute/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period</text:p>
          </table:table-cell>
          <table:table-cell/>
        </table:table-row>
        <table:table-row table:style-name="ro1">
          <table:table-cell office:value-type="string" calcext:value-type="string">
            <text:p>hellenistic</text:p>
          </table:table-cell>
          <table:table-cell office:value-type="string" calcext:value-type="string">
            <text:p>http://ica.tacc.utexas.edu/chersonesos/ark/concept/attribute/2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period</text:p>
          </table:table-cell>
          <table:table-cell/>
        </table:table-row>
        <table:table-row table:style-name="ro1">
          <table:table-cell office:value-type="string" calcext:value-type="string">
            <text:p>viii</text:p>
          </table:table-cell>
          <table:table-cell office:value-type="string" calcext:value-type="string">
            <text:p>http://ica.tacc.utexas.edu/chersonesos/ark/concept/attribute/12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hase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http://ica.tacc.utexas.edu/chersonesos/ark/concept/attribute/12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hase</text:p>
          </table:table-cell>
          <table:table-cell/>
        </table:table-row>
        <table:table-row table:style-name="ro1">
          <table:table-cell office:value-type="string" calcext:value-type="string">
            <text:p>vii</text:p>
          </table:table-cell>
          <table:table-cell office:value-type="string" calcext:value-type="string">
            <text:p>http://ica.tacc.utexas.edu/chersonesos/ark/concept/attribute/13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hase</text:p>
          </table:table-cell>
          <table:table-cell/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http://ica.tacc.utexas.edu/chersonesos/ark/concept/attribute/13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hase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ttp://ica.tacc.utexas.edu/chersonesos/ark/concept/attribute/25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hase</text:p>
          </table:table-cell>
          <table:table-cell/>
        </table:table-row>
        <table:table-row table:style-name="ro1">
          <table:table-cell office:value-type="string" calcext:value-type="string">
            <text:p>xiv</text:p>
          </table:table-cell>
          <table:table-cell office:value-type="string" calcext:value-type="string">
            <text:p>http://ica.tacc.utexas.edu/chersonesos/ark/concept/attribute/25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hase</text:p>
          </table:table-cell>
          <table:table-cell/>
        </table:table-row>
        <table:table-row table:style-name="ro1">
          <table:table-cell office:value-type="string" calcext:value-type="string">
            <text:p>xii</text:p>
          </table:table-cell>
          <table:table-cell office:value-type="string" calcext:value-type="string">
            <text:p>http://ica.tacc.utexas.edu/chersonesos/ark/concept/attribute/25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hase</text:p>
          </table:table-cell>
          <table:table-cell/>
        </table:table-row>
        <table:table-row table:style-name="ro1">
          <table:table-cell office:value-type="string" calcext:value-type="string">
            <text:p>xiii</text:p>
          </table:table-cell>
          <table:table-cell office:value-type="string" calcext:value-type="string">
            <text:p>http://ica.tacc.utexas.edu/chersonesos/ark/concept/attribute/25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hase</text:p>
          </table:table-cell>
          <table:table-cell/>
        </table:table-row>
        <table:table-row table:style-name="ro1">
          <table:table-cell office:value-type="string" calcext:value-type="string">
            <text:p>ii</text:p>
          </table:table-cell>
          <table:table-cell office:value-type="string" calcext:value-type="string">
            <text:p>http://ica.tacc.utexas.edu/chersonesos/ark/concept/attribute/28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hase</text:p>
          </table:table-cell>
          <table:table-cell/>
        </table:table-row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http://ica.tacc.utexas.edu/chersonesos/ark/concept/attribute/29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hase</text:p>
          </table:table-cell>
          <table:table-cell/>
        </table:table-row>
        <table:table-row table:style-name="ro1">
          <table:table-cell office:value-type="string" calcext:value-type="string">
            <text:p>xv</text:p>
          </table:table-cell>
          <table:table-cell office:value-type="string" calcext:value-type="string">
            <text:p>http://ica.tacc.utexas.edu/chersonesos/ark/concept/attribute/37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hase</text:p>
          </table:table-cell>
          <table:table-cell/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http://ica.tacc.utexas.edu/chersonesos/ark/concept/attribute/1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reservation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 office:value-type="string" calcext:value-type="string">
            <text:p>http://ica.tacc.utexas.edu/chersonesos/ark/concept/attribute/1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reservation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http://ica.tacc.utexas.edu/chersonesos/ark/concept/attribute/1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reservation</text:p>
          </table:table-cell>
          <table:table-cell/>
        </table:table-row>
        <table:table-row table:style-name="ro1">
          <table:table-cell office:value-type="string" calcext:value-type="string">
            <text:p>very good</text:p>
          </table:table-cell>
          <table:table-cell office:value-type="string" calcext:value-type="string">
            <text:p>http://ica.tacc.utexas.edu/chersonesos/ark/concept/attribute/1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reservation</text:p>
          </table:table-cell>
          <table:table-cell/>
        </table:table-row>
        <table:table-row table:style-name="ro1">
          <table:table-cell office:value-type="string" calcext:value-type="string">
            <text:p>excellent</text:p>
          </table:table-cell>
          <table:table-cell office:value-type="string" calcext:value-type="string">
            <text:p>http://ica.tacc.utexas.edu/chersonesos/ark/concept/attribute/1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reservation</text:p>
          </table:table-cell>
          <table:table-cell/>
        </table:table-row>
        <table:table-row table:style-name="ro1">
          <table:table-cell office:value-type="string" calcext:value-type="string">
            <text:p>!secure date</text:p>
          </table:table-cell>
          <table:table-cell office:value-type="string" calcext:value-type="string">
            <text:p>http://ica.tacc.utexas.edu/chersonesos/ark/concept/attribute/26/Fals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ecord flag</text:p>
          </table:table-cell>
          <table:table-cell/>
        </table:table-row>
        <table:table-row table:style-name="ro1">
          <table:table-cell office:value-type="string" calcext:value-type="string">
            <text:p>secure date</text:p>
          </table:table-cell>
          <table:table-cell office:value-type="string" calcext:value-type="string">
            <text:p>http://ica.tacc.utexas.edu/chersonesos/ark/concept/attribute/2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ecord flag</text:p>
          </table:table-cell>
          <table:table-cell/>
        </table:table-row>
        <table:table-row table:style-name="ro1">
          <table:table-cell office:value-type="string" calcext:value-type="string">
            <text:p>!closed</text:p>
          </table:table-cell>
          <table:table-cell office:value-type="string" calcext:value-type="string">
            <text:p>http://ica.tacc.utexas.edu/chersonesos/ark/concept/attribute/28/Fals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ecord flag</text:p>
          </table:table-cell>
          <table:table-cell/>
        </table:table-row>
        <table:table-row table:style-name="ro1">
          <table:table-cell office:value-type="string" calcext:value-type="string">
            <text:p>closed</text:p>
          </table:table-cell>
          <table:table-cell office:value-type="string" calcext:value-type="string">
            <text:p>http://ica.tacc.utexas.edu/chersonesos/ark/concept/attribute/2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ecord flag</text:p>
          </table:table-cell>
          <table:table-cell/>
        </table:table-row>
        <table:table-row table:style-name="ro1">
          <table:table-cell office:value-type="string" calcext:value-type="string">
            <text:p>!completed</text:p>
          </table:table-cell>
          <table:table-cell office:value-type="string" calcext:value-type="string">
            <text:p>http://ica.tacc.utexas.edu/chersonesos/ark/concept/attribute/29/Fals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ecord flag</text:p>
          </table:table-cell>
          <table:table-cell/>
        </table:table-row>
        <table:table-row table:style-name="ro1">
          <table:table-cell office:value-type="string" calcext:value-type="string">
            <text:p>completed</text:p>
          </table:table-cell>
          <table:table-cell office:value-type="string" calcext:value-type="string">
            <text:p>http://ica.tacc.utexas.edu/chersonesos/ark/concept/attribute/2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ecord flag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ttp://ica.tacc.utexas.edu/chersonesos/ark/concept/attribute/29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ttp://ica.tacc.utexas.edu/chersonesos/ark/concept/attribute/29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ttp://ica.tacc.utexas.edu/chersonesos/ark/concept/attribute/29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ttp://ica.tacc.utexas.edu/chersonesos/ark/concept/attribute/29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string" calcext:value-type="string">
            <text:p>n_a</text:p>
          </table:table-cell>
          <table:table-cell office:value-type="string" calcext:value-type="string">
            <text:p>http://ica.tacc.utexas.edu/chersonesos/ark/concept/attribute/29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ttp://ica.tacc.utexas.edu/chersonesos/ark/concept/attribute/29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ttp://ica.tacc.utexas.edu/chersonesos/ark/concept/attribute/30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ttp://ica.tacc.utexas.edu/chersonesos/ark/concept/attribute/30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ttp://ica.tacc.utexas.edu/chersonesos/ark/concept/attribute/30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ttp://ica.tacc.utexas.edu/chersonesos/ark/concept/attribute/30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ttp://ica.tacc.utexas.edu/chersonesos/ark/concept/attribute/30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ttp://ica.tacc.utexas.edu/chersonesos/ark/concept/attribute/30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string" calcext:value-type="string">
            <text:p>tomb 2</text:p>
          </table:table-cell>
          <table:table-cell office:value-type="string" calcext:value-type="string">
            <text:p>http://ica.tacc.utexas.edu/chersonesos/ark/concept/attribute/30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string" calcext:value-type="string">
            <text:p>grave 1</text:p>
          </table:table-cell>
          <table:table-cell office:value-type="string" calcext:value-type="string">
            <text:p>http://ica.tacc.utexas.edu/chersonesos/ark/concept/attribute/30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ttp://ica.tacc.utexas.edu/chersonesos/ark/concept/attribute/30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string" calcext:value-type="string">
            <text:p>31a</text:p>
          </table:table-cell>
          <table:table-cell office:value-type="string" calcext:value-type="string">
            <text:p>http://ica.tacc.utexas.edu/chersonesos/ark/concept/attribute/30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ttp://ica.tacc.utexas.edu/chersonesos/ark/concept/attribute/31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ttp://ica.tacc.utexas.edu/chersonesos/ark/concept/attribute/31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ttp://ica.tacc.utexas.edu/chersonesos/ark/concept/attribute/31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string" calcext:value-type="string">
            <text:p>tomb 5</text:p>
          </table:table-cell>
          <table:table-cell office:value-type="string" calcext:value-type="string">
            <text:p>http://ica.tacc.utexas.edu/chersonesos/ark/concept/attribute/31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string" calcext:value-type="string">
            <text:p>31 probe</text:p>
          </table:table-cell>
          <table:table-cell office:value-type="string" calcext:value-type="string">
            <text:p>http://ica.tacc.utexas.edu/chersonesos/ark/concept/attribute/31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string" calcext:value-type="string">
            <text:p>21a</text:p>
          </table:table-cell>
          <table:table-cell office:value-type="string" calcext:value-type="string">
            <text:p>http://ica.tacc.utexas.edu/chersonesos/ark/concept/attribute/53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ttp://ica.tacc.utexas.edu/chersonesos/ark/concept/attribute/53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string" calcext:value-type="string">
            <text:p>21b</text:p>
          </table:table-cell>
          <table:table-cell office:value-type="string" calcext:value-type="string">
            <text:p>http://ica.tacc.utexas.edu/chersonesos/ark/concept/attribute/53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ttp://ica.tacc.utexas.edu/chersonesos/ark/concept/attribute/53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string" calcext:value-type="string">
            <text:p>tomb 1</text:p>
          </table:table-cell>
          <table:table-cell office:value-type="string" calcext:value-type="string">
            <text:p>http://ica.tacc.utexas.edu/chersonesos/ark/concept/attribute/54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string" calcext:value-type="string">
            <text:p>organic material</text:p>
          </table:table-cell>
          <table:table-cell office:value-type="string" calcext:value-type="string">
            <text:p>http://ica.tacc.utexas.edu/chersonesos/ark/concept/attribute/13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ampletype</text:p>
          </table:table-cell>
          <table:table-cell/>
        </table:table-row>
        <table:table-row table:style-name="ro1">
          <table:table-cell office:value-type="string" calcext:value-type="string">
            <text:p>flotation</text:p>
          </table:table-cell>
          <table:table-cell office:value-type="string" calcext:value-type="string">
            <text:p>http://ica.tacc.utexas.edu/chersonesos/ark/concept/attribute/13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ampletype</text:p>
          </table:table-cell>
          <table:table-cell/>
        </table:table-row>
        <table:table-row table:style-name="ro1">
          <table:table-cell office:value-type="string" calcext:value-type="string">
            <text:p>carbonised wood</text:p>
          </table:table-cell>
          <table:table-cell office:value-type="string" calcext:value-type="string">
            <text:p>http://ica.tacc.utexas.edu/chersonesos/ark/concept/attribute/13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ampletype</text:p>
          </table:table-cell>
          <table:table-cell/>
        </table:table-row>
        <table:table-row table:style-name="ro1">
          <table:table-cell office:value-type="string" calcext:value-type="string">
            <text:p>residue analysis</text:p>
          </table:table-cell>
          <table:table-cell office:value-type="string" calcext:value-type="string">
            <text:p>http://ica.tacc.utexas.edu/chersonesos/ark/concept/attribute/13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ampletype</text:p>
          </table:table-cell>
          <table:table-cell/>
        </table:table-row>
        <table:table-row table:style-name="ro1">
          <table:table-cell office:value-type="string" calcext:value-type="string">
            <text:p>metallurgical</text:p>
          </table:table-cell>
          <table:table-cell office:value-type="string" calcext:value-type="string">
            <text:p>http://ica.tacc.utexas.edu/chersonesos/ark/concept/attribute/13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ampletype</text:p>
          </table:table-cell>
          <table:table-cell/>
        </table:table-row>
        <table:table-row table:style-name="ro1">
          <table:table-cell office:value-type="string" calcext:value-type="string">
            <text:p>palaeobotanical</text:p>
          </table:table-cell>
          <table:table-cell office:value-type="string" calcext:value-type="string">
            <text:p>http://ica.tacc.utexas.edu/chersonesos/ark/concept/attribute/13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ampletype</text:p>
          </table:table-cell>
          <table:table-cell/>
        </table:table-row>
        <table:table-row table:style-name="ro1">
          <table:table-cell office:value-type="string" calcext:value-type="string">
            <text:p>soil composition</text:p>
          </table:table-cell>
          <table:table-cell office:value-type="string" calcext:value-type="string">
            <text:p>http://ica.tacc.utexas.edu/chersonesos/ark/concept/attribute/13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ampletype</text:p>
          </table:table-cell>
          <table:table-cell/>
        </table:table-row>
        <table:table-row table:style-name="ro1">
          <table:table-cell office:value-type="string" calcext:value-type="string">
            <text:p>mortar</text:p>
          </table:table-cell>
          <table:table-cell office:value-type="string" calcext:value-type="string">
            <text:p>http://ica.tacc.utexas.edu/chersonesos/ark/concept/attribute/13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ampletype</text:p>
          </table:table-cell>
          <table:table-cell/>
        </table:table-row>
        <table:table-row table:style-name="ro1">
          <table:table-cell office:value-type="string" calcext:value-type="string">
            <text:p>architectural sample</text:p>
          </table:table-cell>
          <table:table-cell office:value-type="string" calcext:value-type="string">
            <text:p>http://ica.tacc.utexas.edu/chersonesos/ark/concept/attribute/14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ampletype</text:p>
          </table:table-cell>
          <table:table-cell/>
        </table:table-row>
        <table:table-row table:style-name="ro1">
          <table:table-cell office:value-type="string" calcext:value-type="string">
            <text:p>1 to 50</text:p>
          </table:table-cell>
          <table:table-cell office:value-type="string" calcext:value-type="string">
            <text:p>http://ica.tacc.utexas.edu/chersonesos/ark/concept/attribute/27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cale</text:p>
          </table:table-cell>
          <table:table-cell/>
        </table:table-row>
        <table:table-row table:style-name="ro1">
          <table:table-cell office:value-type="string" calcext:value-type="string">
            <text:p>1 to 20</text:p>
          </table:table-cell>
          <table:table-cell office:value-type="string" calcext:value-type="string">
            <text:p>http://ica.tacc.utexas.edu/chersonesos/ark/concept/attribute/27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cale</text:p>
          </table:table-cell>
          <table:table-cell/>
        </table:table-row>
        <table:table-row table:style-name="ro1">
          <table:table-cell office:value-type="string" calcext:value-type="string">
            <text:p>1 to 10</text:p>
          </table:table-cell>
          <table:table-cell office:value-type="string" calcext:value-type="string">
            <text:p>http://ica.tacc.utexas.edu/chersonesos/ark/concept/attribute/27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cale</text:p>
          </table:table-cell>
          <table:table-cell/>
        </table:table-row>
        <table:table-row table:style-name="ro1">
          <table:table-cell office:value-type="string" calcext:value-type="string">
            <text:p>13c</text:p>
          </table:table-cell>
          <table:table-cell office:value-type="string" calcext:value-type="string">
            <text:p>http://ica.tacc.utexas.edu/chersonesos/ark/concept/txttype/13c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cientific dating</text:p>
          </table:table-cell>
          <table:table-cell/>
        </table:table-row>
        <table:table-row table:style-name="ro1">
          <table:table-cell office:value-type="string" calcext:value-type="string">
            <text:p>15n</text:p>
          </table:table-cell>
          <table:table-cell office:value-type="string" calcext:value-type="string">
            <text:p>http://ica.tacc.utexas.edu/chersonesos/ark/concept/txttype/15n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cientific dating</text:p>
          </table:table-cell>
          <table:table-cell/>
        </table:table-row>
        <table:table-row table:style-name="ro1">
          <table:table-cell office:value-type="string" calcext:value-type="string">
            <text:p>c_n</text:p>
          </table:table-cell>
          <table:table-cell office:value-type="string" calcext:value-type="string">
            <text:p>http://ica.tacc.utexas.edu/chersonesos/ark/concept/txttype/c_n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cientific dating</text:p>
          </table:table-cell>
          <table:table-cell/>
        </table:table-row>
        <table:table-row table:style-name="ro1">
          <table:table-cell office:value-type="string" calcext:value-type="string">
            <text:p>c14 (az)</text:p>
          </table:table-cell>
          <table:table-cell office:value-type="string" calcext:value-type="string">
            <text:p>http://ica.tacc.utexas.edu/chersonesos/ark/concept/txttype/c14az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cientific dating</text:p>
          </table:table-cell>
          <table:table-cell/>
        </table:table-row>
        <table:table-row table:style-name="ro1">
          <table:table-cell office:value-type="string" calcext:value-type="string">
            <text:p>c14 (k)</text:p>
          </table:table-cell>
          <table:table-cell office:value-type="string" calcext:value-type="string">
            <text:p>http://ica.tacc.utexas.edu/chersonesos/ark/concept/txttype/c14k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cientific dating</text:p>
          </table:table-cell>
          <table:table-cell/>
        </table:table-row>
        <table:table-row table:style-name="ro1">
          <table:table-cell office:value-type="string" calcext:value-type="string">
            <text:p>c14 (z)</text:p>
          </table:table-cell>
          <table:table-cell office:value-type="string" calcext:value-type="string">
            <text:p>http://ica.tacc.utexas.edu/chersonesos/ark/concept/txttype/c14z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cientific dating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http://ica.tacc.utexas.edu/chersonesos/ark/concept/attribute/41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ide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ttp://ica.tacc.utexas.edu/chersonesos/ark/concept/attribute/41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ide</text:p>
          </table:table-cell>
          <table:table-cell/>
        </table:table-row>
        <table:table-row table:style-name="ro1">
          <table:table-cell office:value-type="string" calcext:value-type="string">
            <text:p>!skull</text:p>
          </table:table-cell>
          <table:table-cell office:value-type="string" calcext:value-type="string">
            <text:p>http://ica.tacc.utexas.edu/chersonesos/ark/concept/attribute/523/Fals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steo</text:p>
          </table:table-cell>
          <table:table-cell office:value-type="string" calcext:value-type="string">
            <text:p>skeletal frags</text:p>
          </table:table-cell>
          <table:table-cell/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http://ica.tacc.utexas.edu/chersonesos/ark/concept/attribute/523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steo</text:p>
          </table:table-cell>
          <table:table-cell office:value-type="string" calcext:value-type="string">
            <text:p>skeletal frags</text:p>
          </table:table-cell>
          <table:table-cell/>
        </table:table-row>
        <table:table-row table:style-name="ro1">
          <table:table-cell office:value-type="string" calcext:value-type="string">
            <text:p>long bones</text:p>
          </table:table-cell>
          <table:table-cell office:value-type="string" calcext:value-type="string">
            <text:p>http://ica.tacc.utexas.edu/chersonesos/ark/concept/attribute/52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steo</text:p>
          </table:table-cell>
          <table:table-cell office:value-type="string" calcext:value-type="string">
            <text:p>skeletal frags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http://ica.tacc.utexas.edu/chersonesos/ark/concept/attribute/52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steo</text:p>
          </table:table-cell>
          <table:table-cell table:style-name="ce1" office:value-type="string" calcext:value-type="string">
            <text:p><text:a xlink:href="http://ica.tacc.utexas.edu/chersonesos/ark/concept/attributetype/skeletal_sex" xlink:type="simple">skeletal_sex</text:a></text:p>
          </table:table-cell>
          <table:table-cell/>
        </table:table-row>
        <table:table-row table:style-name="ro1">
          <table:table-cell office:value-type="string" calcext:value-type="string">
            <text:p>m?</text:p>
          </table:table-cell>
          <table:table-cell office:value-type="string" calcext:value-type="string">
            <text:p>http://ica.tacc.utexas.edu/chersonesos/ark/concept/attribute/5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steo</text:p>
          </table:table-cell>
          <table:table-cell table:style-name="ce1" office:value-type="string" calcext:value-type="string">
            <text:p><text:a xlink:href="http://ica.tacc.utexas.edu/chersonesos/ark/concept/attributetype/skeletal_sex" xlink:type="simple">skeletal_sex</text:a>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ttp://ica.tacc.utexas.edu/chersonesos/ark/concept/attribute/52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steo</text:p>
          </table:table-cell>
          <table:table-cell table:style-name="ce1" office:value-type="string" calcext:value-type="string">
            <text:p><text:a xlink:href="http://ica.tacc.utexas.edu/chersonesos/ark/concept/attributetype/skeletal_sex" xlink:type="simple">skeletal_sex</text:a></text:p>
          </table:table-cell>
          <table:table-cell/>
        </table:table-row>
        <table:table-row table:style-name="ro1">
          <table:table-cell office:value-type="string" calcext:value-type="string">
            <text:p>child</text:p>
          </table:table-cell>
          <table:table-cell office:value-type="string" calcext:value-type="string">
            <text:p>http://ica.tacc.utexas.edu/chersonesos/ark/concept/attribute/53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steo</text:p>
          </table:table-cell>
          <table:table-cell table:style-name="ce1" office:value-type="string" calcext:value-type="string">
            <text:p><text:a xlink:href="http://ica.tacc.utexas.edu/chersonesos/ark/concept/attributetype/skeletal_sex" xlink:type="simple">skeletal_sex</text:a></text:p>
          </table:table-cell>
          <table:table-cell/>
        </table:table-row>
        <table:table-row table:style-name="ro1">
          <table:table-cell office:value-type="string" calcext:value-type="string">
            <text:p>f?</text:p>
          </table:table-cell>
          <table:table-cell office:value-type="string" calcext:value-type="string">
            <text:p>http://ica.tacc.utexas.edu/chersonesos/ark/concept/attribute/53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steo</text:p>
          </table:table-cell>
          <table:table-cell table:style-name="ce1" office:value-type="string" calcext:value-type="string">
            <text:p><text:a xlink:href="http://ica.tacc.utexas.edu/chersonesos/ark/concept/attributetype/skeletal_sex" xlink:type="simple">skeletal_sex</text:a></text:p>
          </table:table-cell>
          <table:table-cell/>
        </table:table-row>
        <table:table-row table:style-name="ro1">
          <table:table-cell office:value-type="string" calcext:value-type="string">
            <text:p>child m?</text:p>
          </table:table-cell>
          <table:table-cell office:value-type="string" calcext:value-type="string">
            <text:p>http://ica.tacc.utexas.edu/chersonesos/ark/concept/attribute/53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steo</text:p>
          </table:table-cell>
          <table:table-cell table:style-name="ce1" office:value-type="string" calcext:value-type="string">
            <text:p><text:a xlink:href="http://ica.tacc.utexas.edu/chersonesos/ark/concept/attributetype/skeletal_sex" xlink:type="simple">skeletal_sex</text:a></text:p>
          </table:table-cell>
          <table:table-cell/>
        </table:table-row>
        <table:table-row table:style-name="ro1">
          <table:table-cell office:value-type="string" calcext:value-type="string">
            <text:p>bad reliability</text:p>
          </table:table-cell>
          <table:table-cell office:value-type="string" calcext:value-type="string">
            <text:p>http://ica.tacc.utexas.edu/chersonesos/ark/concept/attribute/26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tratigraphic reliability</text:p>
          </table:table-cell>
          <table:table-cell/>
        </table:table-row>
        <table:table-row table:style-name="ro1">
          <table:table-cell office:value-type="string" calcext:value-type="string">
            <text:p>medium reliability</text:p>
          </table:table-cell>
          <table:table-cell office:value-type="string" calcext:value-type="string">
            <text:p>http://ica.tacc.utexas.edu/chersonesos/ark/concept/attribute/26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tratigraphic reliability</text:p>
          </table:table-cell>
          <table:table-cell/>
        </table:table-row>
        <table:table-row table:style-name="ro1">
          <table:table-cell office:value-type="string" calcext:value-type="string">
            <text:p>very good reliabilty</text:p>
          </table:table-cell>
          <table:table-cell office:value-type="string" calcext:value-type="string">
            <text:p>http://ica.tacc.utexas.edu/chersonesos/ark/concept/attribute/26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tratigraphic reliability</text:p>
          </table:table-cell>
          <table:table-cell/>
        </table:table-row>
        <table:table-row table:style-name="ro1">
          <table:table-cell office:value-type="string" calcext:value-type="string">
            <text:p>good reliability</text:p>
          </table:table-cell>
          <table:table-cell office:value-type="string" calcext:value-type="string">
            <text:p>http://ica.tacc.utexas.edu/chersonesos/ark/concept/attribute/26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tratigraphic reliability</text:p>
          </table:table-cell>
          <table:table-cell/>
        </table:table-row>
        <table:table-row table:style-name="ro1">
          <table:table-cell office:value-type="string" calcext:value-type="string">
            <text:p>excellent reliability</text:p>
          </table:table-cell>
          <table:table-cell office:value-type="string" calcext:value-type="string">
            <text:p>http://ica.tacc.utexas.edu/chersonesos/ark/concept/attribute/26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tratigraphic reliability</text:p>
          </table:table-cell>
          <table:table-cell/>
        </table:table-row>
        <table:table-row table:style-name="ro1">
          <table:table-cell office:value-type="string" calcext:value-type="string">
            <text:p>interpretation</text:p>
          </table:table-cell>
          <table:table-cell office:value-type="string" calcext:value-type="string">
            <text:p>http://ica.tacc.utexas.edu/chersonesos/ark/concept/txttype/interp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cuts</text:p>
          </table:table-cell>
          <table:table-cell table:style-name="ce1" office:value-type="string" calcext:value-type="string">
            <text:p><text:a xlink:href="https://ica.tacc.utexas.edu/chersonesos/ark/concept/spanlabel/1" xlink:type="simple">https://ica.tacc.utexas.edu/chersonesos/ark/concept/spanlabel/1</text:a>/1</text:p>
          </table:table-cell>
          <table:table-cell table:number-columns-repeated="2"/>
          <table:table-cell office:value-type="string" calcext:value-type="string">
            <text:p>stratigraphic relationship</text:p>
          </table:table-cell>
          <table:table-cell/>
        </table:table-row>
        <table:table-row table:style-name="ro1">
          <table:table-cell office:value-type="string" calcext:value-type="string">
            <text:p>covers</text:p>
          </table:table-cell>
          <table:table-cell table:style-name="ce1" office:value-type="string" calcext:value-type="string">
            <text:p><text:a xlink:href="https://ica.tacc.utexas.edu/chersonesos/ark/concept/spanlabel/2/2" xlink:type="simple">https://ica.tacc.utexas.edu/chersonesos/ark/concept/spanlabel/2/2</text:a></text:p>
          </table:table-cell>
          <table:table-cell table:number-columns-repeated="2"/>
          <table:table-cell office:value-type="string" calcext:value-type="string">
            <text:p>stratigraphic relationship</text:p>
          </table:table-cell>
          <table:table-cell/>
        </table:table-row>
        <table:table-row table:style-name="ro1">
          <table:table-cell office:value-type="string" calcext:value-type="string">
            <text:p>abutts</text:p>
          </table:table-cell>
          <table:table-cell table:style-name="ce1" office:value-type="string" calcext:value-type="string">
            <text:p><text:a xlink:href="https://ica.tacc.utexas.edu/chersonesos/ark/concept/spanlabel/3/1" xlink:type="simple">https://ica.tacc.utexas.edu/chersonesos/ark/concept/spanlabel/3/1</text:a></text:p>
          </table:table-cell>
          <table:table-cell table:number-columns-repeated="2"/>
          <table:table-cell office:value-type="string" calcext:value-type="string">
            <text:p>stratigraphic relationship</text:p>
          </table:table-cell>
          <table:table-cell/>
        </table:table-row>
        <table:table-row table:style-name="ro1">
          <table:table-cell office:value-type="string" calcext:value-type="string">
            <text:p>fills</text:p>
          </table:table-cell>
          <table:table-cell table:style-name="ce1" office:value-type="string" calcext:value-type="string">
            <text:p><text:a xlink:href="https://ica.tacc.utexas.edu/chersonesos/ark/concept/spanlabel/4/1" xlink:type="simple">https://ica.tacc.utexas.edu/chersonesos/ark/concept/spanlabel/4/1</text:a></text:p>
          </table:table-cell>
          <table:table-cell table:number-columns-repeated="2"/>
          <table:table-cell office:value-type="string" calcext:value-type="string">
            <text:p>stratigraphic relationship</text:p>
          </table:table-cell>
          <table:table-cell/>
        </table:table-row>
        <table:table-row table:style-name="ro1">
          <table:table-cell office:value-type="string" calcext:value-type="string">
            <text:p>bonds with</text:p>
          </table:table-cell>
          <table:table-cell table:style-name="ce1" office:value-type="string" calcext:value-type="string">
            <text:p>https://ica.tacc.utexas.edu/chersonesos/ark/concept/spanlabel/5</text:p>
          </table:table-cell>
          <table:table-cell table:number-columns-repeated="2"/>
          <table:table-cell office:value-type="string" calcext:value-type="string">
            <text:p>stratigraphic relationship</text:p>
          </table:table-cell>
          <table:table-cell/>
        </table:table-row>
        <table:table-row table:style-name="ro1">
          <table:table-cell office:value-type="string" calcext:value-type="string">
            <text:p>same as</text:p>
          </table:table-cell>
          <table:table-cell table:style-name="ce1" office:value-type="string" calcext:value-type="string">
            <text:p>https://ica.tacc.utexas.edu/chersonesos/ark/concept/spanlabel/6</text:p>
          </table:table-cell>
          <table:table-cell table:number-columns-repeated="2"/>
          <table:table-cell office:value-type="string" calcext:value-type="string">
            <text:p>stratigraphic relationship</text:p>
          </table:table-cell>
          <table:table-cell/>
        </table:table-row>
        <table:table-row table:style-name="ro1">
          <table:table-cell office:value-type="string" calcext:value-type="string">
            <text:p>cut by</text:p>
          </table:table-cell>
          <table:table-cell table:style-name="ce1" office:value-type="string" calcext:value-type="string">
            <text:p><text:a xlink:href="https://ica.tacc.utexas.edu/chersonesos/ark/concept/spanlabel/1" xlink:type="simple">https://ica.tacc.utexas.edu/chersonesos/ark/concept/spanlabel/1</text:a>/2</text:p>
          </table:table-cell>
          <table:table-cell table:number-columns-repeated="2"/>
          <table:table-cell office:value-type="string" calcext:value-type="string">
            <text:p>stratigraphic relationship</text:p>
          </table:table-cell>
          <table:table-cell/>
        </table:table-row>
        <table:table-row table:style-name="ro1">
          <table:table-cell office:value-type="string" calcext:value-type="string">
            <text:p>covered by</text:p>
          </table:table-cell>
          <table:table-cell table:style-name="ce1" office:value-type="string" calcext:value-type="string">
            <text:p><text:a xlink:href="https://ica.tacc.utexas.edu/chersonesos/ark/concept/spanlabel/2/2" xlink:type="simple">https://ica.tacc.utexas.edu/chersonesos/ark/concept/spanlabel/2/2</text:a></text:p>
          </table:table-cell>
          <table:table-cell table:number-columns-repeated="2"/>
          <table:table-cell office:value-type="string" calcext:value-type="string">
            <text:p>stratigraphic relationship</text:p>
          </table:table-cell>
          <table:table-cell/>
        </table:table-row>
        <table:table-row table:style-name="ro1">
          <table:table-cell office:value-type="string" calcext:value-type="string">
            <text:p>abutted by</text:p>
          </table:table-cell>
          <table:table-cell table:style-name="ce1" office:value-type="string" calcext:value-type="string">
            <text:p><text:a xlink:href="https://ica.tacc.utexas.edu/chersonesos/ark/concept/spanlabel/3/2" xlink:type="simple">https://ica.tacc.utexas.edu/chersonesos/ark/concept/spanlabel/3/2</text:a></text:p>
          </table:table-cell>
          <table:table-cell table:number-columns-repeated="2"/>
          <table:table-cell office:value-type="string" calcext:value-type="string">
            <text:p>stratigraphic relationship</text:p>
          </table:table-cell>
          <table:table-cell/>
        </table:table-row>
        <table:table-row table:style-name="ro1">
          <table:table-cell office:value-type="string" calcext:value-type="string">
            <text:p>filled by</text:p>
          </table:table-cell>
          <table:table-cell table:style-name="ce1" office:value-type="string" calcext:value-type="string">
            <text:p><text:a xlink:href="https://ica.tacc.utexas.edu/chersonesos/ark/concept/spanlabel/4/2" xlink:type="simple">https://ica.tacc.utexas.edu/chersonesos/ark/concept/spanlabel/4/2</text:a></text:p>
          </table:table-cell>
          <table:table-cell table:number-columns-repeated="2"/>
          <table:table-cell office:value-type="string" calcext:value-type="string">
            <text:p>stratigraphic relationship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$context.A2]" office:value-type="string" office:string-value="dp2_p2" calcext:value-type="string">
            <text:p>dp2_p2</text:p>
          </table:table-cell>
          <table:table-cell table:formula="of:=IF(ISBLANK([$context.F2]);[$context.B2];[$context.F2])" office:value-type="string" office:string-value="http://ica.tacc.utexas.edu/chersonesos/ark/concept/txttype/dp2" calcext:value-type="string">
            <text:p>http://ica.tacc.utexas.edu/chersonesos/ark/concept/txttype/dp2</text:p>
          </table:table-cell>
        </table:table-row>
        <table:table-row table:style-name="ro1">
          <table:table-cell table:formula="of:=[$context.A3]" office:value-type="string" office:string-value="dp3_p3" calcext:value-type="string">
            <text:p>dp3_p3</text:p>
          </table:table-cell>
          <table:table-cell table:formula="of:=IF(ISBLANK([$context.F3]);[$context.B3];[$context.F3])" office:value-type="string" office:string-value="http://ica.tacc.utexas.edu/chersonesos/ark/concept/txttype/dp3" calcext:value-type="string">
            <text:p>http://ica.tacc.utexas.edu/chersonesos/ark/concept/txttype/dp3</text:p>
          </table:table-cell>
        </table:table-row>
        <table:table-row table:style-name="ro1">
          <table:table-cell table:formula="of:=[$context.A4]" office:value-type="string" office:string-value="dp4_p4" calcext:value-type="string">
            <text:p>dp4_p4</text:p>
          </table:table-cell>
          <table:table-cell table:formula="of:=IF(ISBLANK([$context.F4]);[$context.B4];[$context.F4])" office:value-type="string" office:string-value="http://ica.tacc.utexas.edu/chersonesos/ark/concept/txttype/dp4" calcext:value-type="string">
            <text:p>http://ica.tacc.utexas.edu/chersonesos/ark/concept/txttype/dp4</text:p>
          </table:table-cell>
        </table:table-row>
        <table:table-row table:style-name="ro1">
          <table:table-cell table:formula="of:=[$context.A5]" office:value-type="string" office:string-value="grant age" calcext:value-type="string">
            <text:p>grant age</text:p>
          </table:table-cell>
          <table:table-cell table:formula="of:=IF(ISBLANK([$context.F5]);[$context.B5];[$context.F5])" office:value-type="string" office:string-value="http://ica.tacc.utexas.edu/chersonesos/ark/concept/txttype/grant" calcext:value-type="string">
            <text:p>http://ica.tacc.utexas.edu/chersonesos/ark/concept/txttype/grant</text:p>
          </table:table-cell>
        </table:table-row>
        <table:table-row table:style-name="ro1">
          <table:table-cell table:formula="of:=[$context.A6]" office:value-type="string" office:string-value="halstead age" calcext:value-type="string">
            <text:p>halstead age</text:p>
          </table:table-cell>
          <table:table-cell table:formula="of:=IF(ISBLANK([$context.F6]);[$context.B6];[$context.F6])" office:value-type="string" office:string-value="http://ica.tacc.utexas.edu/chersonesos/ark/concept/txttype/halstead" calcext:value-type="string">
            <text:p>http://ica.tacc.utexas.edu/chersonesos/ark/concept/txttype/halstead</text:p>
          </table:table-cell>
        </table:table-row>
        <table:table-row table:style-name="ro1">
          <table:table-cell table:formula="of:=[$context.A7]" office:value-type="string" office:string-value="m1" calcext:value-type="string">
            <text:p>m1</text:p>
          </table:table-cell>
          <table:table-cell table:formula="of:=IF(ISBLANK([$context.F7]);[$context.B7];[$context.F7])" office:value-type="string" office:string-value="http://ica.tacc.utexas.edu/chersonesos/ark/concept/txttype/m1" calcext:value-type="string">
            <text:p>http://ica.tacc.utexas.edu/chersonesos/ark/concept/txttype/m1</text:p>
          </table:table-cell>
        </table:table-row>
        <table:table-row table:style-name="ro1">
          <table:table-cell table:formula="of:=[$context.A8]" office:value-type="string" office:string-value="m2" calcext:value-type="string">
            <text:p>m2</text:p>
          </table:table-cell>
          <table:table-cell table:formula="of:=IF(ISBLANK([$context.F8]);[$context.B8];[$context.F8])" office:value-type="string" office:string-value="http://ica.tacc.utexas.edu/chersonesos/ark/concept/txttype/m2" calcext:value-type="string">
            <text:p>http://ica.tacc.utexas.edu/chersonesos/ark/concept/txttype/m2</text:p>
          </table:table-cell>
        </table:table-row>
        <table:table-row table:style-name="ro1">
          <table:table-cell table:formula="of:=[$context.A9]" office:value-type="string" office:string-value="m3" calcext:value-type="string">
            <text:p>m3</text:p>
          </table:table-cell>
          <table:table-cell table:formula="of:=IF(ISBLANK([$context.F9]);[$context.B9];[$context.F9])" office:value-type="string" office:string-value="http://ica.tacc.utexas.edu/chersonesos/ark/concept/txttype/m3" calcext:value-type="string">
            <text:p>http://ica.tacc.utexas.edu/chersonesos/ark/concept/txttype/m3</text:p>
          </table:table-cell>
        </table:table-row>
        <table:table-row table:style-name="ro1">
          <table:table-cell table:formula="of:=[$context.A10]" office:value-type="string" office:string-value="mws_stage" calcext:value-type="string">
            <text:p>mws_stage</text:p>
          </table:table-cell>
          <table:table-cell table:formula="of:=IF(ISBLANK([$context.F10]);[$context.B10];[$context.F10])" office:value-type="string" office:string-value="http://ica.tacc.utexas.edu/chersonesos/ark/concept/txttype/mws" calcext:value-type="string">
            <text:p>http://ica.tacc.utexas.edu/chersonesos/ark/concept/txttype/mws</text:p>
          </table:table-cell>
        </table:table-row>
        <table:table-row table:style-name="ro1">
          <table:table-cell table:formula="of:=[$context.A11]" office:value-type="string" office:string-value="payne" calcext:value-type="string">
            <text:p>payne</text:p>
          </table:table-cell>
          <table:table-cell table:formula="of:=IF(ISBLANK([$context.F11]);[$context.B11];[$context.F11])" office:value-type="string" office:string-value="http://ica.tacc.utexas.edu/chersonesos/ark/concept/txttype/payne" calcext:value-type="string">
            <text:p>http://ica.tacc.utexas.edu/chersonesos/ark/concept/txttype/payne</text:p>
          </table:table-cell>
        </table:table-row>
        <table:table-row table:style-name="ro1">
          <table:table-cell table:formula="of:=[$context.A12]" office:value-type="string" office:string-value="payne age" calcext:value-type="string">
            <text:p>payne age</text:p>
          </table:table-cell>
          <table:table-cell table:formula="of:=IF(ISBLANK([$context.F12]);[$context.B12];[$context.F12])" office:value-type="string" office:string-value="http://ica.tacc.utexas.edu/chersonesos/ark/concept/txttype/payneage" calcext:value-type="string">
            <text:p>http://ica.tacc.utexas.edu/chersonesos/ark/concept/txttype/payneage</text:p>
          </table:table-cell>
        </table:table-row>
        <table:table-row table:style-name="ro1">
          <table:table-cell table:formula="of:=[$context.A13]" office:value-type="string" office:string-value="illustrator" calcext:value-type="string">
            <text:p>illustrator</text:p>
          </table:table-cell>
          <table:table-cell table:formula="of:=IF(ISBLANK([$context.F13]);[$context.B13];[$context.F13])" office:value-type="string" office:string-value="http://ica.tacc.utexas.edu/chersonesos/ark/concept/actiontype/drawnby" calcext:value-type="string">
            <text:p>http://ica.tacc.utexas.edu/chersonesos/ark/concept/actiontype/drawnby</text:p>
          </table:table-cell>
        </table:table-row>
        <table:table-row table:style-name="ro1">
          <table:table-cell table:formula="of:=[$context.A14]" office:value-type="string" office:string-value="excavator" calcext:value-type="string">
            <text:p>excavator</text:p>
          </table:table-cell>
          <table:table-cell table:formula="of:=IF(ISBLANK([$context.F14]);[$context.B14];[$context.F14])" office:value-type="string" office:string-value="http://ica.tacc.utexas.edu/chersonesos/ark/concept/actiontype/excavator" calcext:value-type="string">
            <text:p>http://ica.tacc.utexas.edu/chersonesos/ark/concept/actiontype/excavator</text:p>
          </table:table-cell>
        </table:table-row>
        <table:table-row table:style-name="ro1">
          <table:table-cell table:formula="of:=[$context.A15]" office:value-type="string" office:string-value="photographed by" calcext:value-type="string">
            <text:p>photographed by</text:p>
          </table:table-cell>
          <table:table-cell table:formula="of:=IF(ISBLANK([$context.F15]);[$context.B15];[$context.F15])" office:value-type="string" office:string-value="http://ica.tacc.utexas.edu/chersonesos/ark/concept/actiontype/photographer" calcext:value-type="string">
            <text:p>http://ica.tacc.utexas.edu/chersonesos/ark/concept/actiontype/photographer</text:p>
          </table:table-cell>
        </table:table-row>
        <table:table-row table:style-name="ro1">
          <table:table-cell table:formula="of:=[$context.A16]" office:value-type="string" office:string-value="complex 3" calcext:value-type="string">
            <text:p>complex 3</text:p>
          </table:table-cell>
          <table:table-cell table:formula="of:=IF(ISBLANK([$context.F16]);[$context.B16];[$context.F16])" office:value-type="string" office:string-value="http://ica.tacc.utexas.edu/chersonesos/ark/concept/attribute/315" calcext:value-type="string">
            <text:p>http://ica.tacc.utexas.edu/chersonesos/ark/concept/attribute/315</text:p>
          </table:table-cell>
        </table:table-row>
        <table:table-row table:style-name="ro1">
          <table:table-cell table:formula="of:=[$context.A17]" office:value-type="string" office:string-value="stenopos" calcext:value-type="string">
            <text:p>stenopos</text:p>
          </table:table-cell>
          <table:table-cell table:formula="of:=IF(ISBLANK([$context.F17]);[$context.B17];[$context.F17])" office:value-type="string" office:string-value="http://ica.tacc.utexas.edu/chersonesos/ark/concept/attribute/316" calcext:value-type="string">
            <text:p>http://ica.tacc.utexas.edu/chersonesos/ark/concept/attribute/316</text:p>
          </table:table-cell>
        </table:table-row>
        <table:table-row table:style-name="ro1">
          <table:table-cell table:formula="of:=[$context.A18]" office:value-type="string" office:string-value="church" calcext:value-type="string">
            <text:p>church</text:p>
          </table:table-cell>
          <table:table-cell table:formula="of:=IF(ISBLANK([$context.F18]);[$context.B18];[$context.F18])" office:value-type="string" office:string-value="http://ica.tacc.utexas.edu/chersonesos/ark/concept/attribute/317" calcext:value-type="string">
            <text:p>http://ica.tacc.utexas.edu/chersonesos/ark/concept/attribute/317</text:p>
          </table:table-cell>
        </table:table-row>
        <table:table-row table:style-name="ro1">
          <table:table-cell table:formula="of:=[$context.A19]" office:value-type="string" office:string-value="complex 2" calcext:value-type="string">
            <text:p>complex 2</text:p>
          </table:table-cell>
          <table:table-cell table:formula="of:=IF(ISBLANK([$context.F19]);[$context.B19];[$context.F19])" office:value-type="string" office:string-value="http://ica.tacc.utexas.edu/chersonesos/ark/concept/attribute/318" calcext:value-type="string">
            <text:p>http://ica.tacc.utexas.edu/chersonesos/ark/concept/attribute/318</text:p>
          </table:table-cell>
        </table:table-row>
        <table:table-row table:style-name="ro1">
          <table:table-cell table:formula="of:=[$context.A20]" office:value-type="string" office:string-value="courtyard" calcext:value-type="string">
            <text:p>courtyard</text:p>
          </table:table-cell>
          <table:table-cell table:formula="of:=IF(ISBLANK([$context.F20]);[$context.B20];[$context.F20])" office:value-type="string" office:string-value="http://ica.tacc.utexas.edu/chersonesos/ark/concept/attribute/319" calcext:value-type="string">
            <text:p>http://ica.tacc.utexas.edu/chersonesos/ark/concept/attribute/319</text:p>
          </table:table-cell>
        </table:table-row>
        <table:table-row table:style-name="ro1">
          <table:table-cell table:formula="of:=[$context.A21]" office:value-type="string" office:string-value="main street" calcext:value-type="string">
            <text:p>main street</text:p>
          </table:table-cell>
          <table:table-cell table:formula="of:=IF(ISBLANK([$context.F21]);[$context.B21];[$context.F21])" office:value-type="string" office:string-value="http://ica.tacc.utexas.edu/chersonesos/ark/concept/attribute/320" calcext:value-type="string">
            <text:p>http://ica.tacc.utexas.edu/chersonesos/ark/concept/attribute/320</text:p>
          </table:table-cell>
        </table:table-row>
        <table:table-row table:style-name="ro1">
          <table:table-cell table:formula="of:=[$context.A22]" office:value-type="string" office:string-value="tomb 3 (courtyard)" calcext:value-type="string">
            <text:p>tomb 3 (courtyard)</text:p>
          </table:table-cell>
          <table:table-cell table:formula="of:=IF(ISBLANK([$context.F22]);[$context.B22];[$context.F22])" office:value-type="string" office:string-value="http://ica.tacc.utexas.edu/chersonesos/ark/concept/attribute/321" calcext:value-type="string">
            <text:p>http://ica.tacc.utexas.edu/chersonesos/ark/concept/attribute/321</text:p>
          </table:table-cell>
        </table:table-row>
        <table:table-row table:style-name="ro1">
          <table:table-cell table:formula="of:=[$context.A23]" office:value-type="string" office:string-value="tomb 4 (courtyard)" calcext:value-type="string">
            <text:p>tomb 4 (courtyard)</text:p>
          </table:table-cell>
          <table:table-cell table:formula="of:=IF(ISBLANK([$context.F23]);[$context.B23];[$context.F23])" office:value-type="string" office:string-value="http://ica.tacc.utexas.edu/chersonesos/ark/concept/attribute/322" calcext:value-type="string">
            <text:p>http://ica.tacc.utexas.edu/chersonesos/ark/concept/attribute/322</text:p>
          </table:table-cell>
        </table:table-row>
        <table:table-row table:style-name="ro1">
          <table:table-cell table:formula="of:=[$context.A24]" office:value-type="string" office:string-value="complex 1" calcext:value-type="string">
            <text:p>complex 1</text:p>
          </table:table-cell>
          <table:table-cell table:formula="of:=IF(ISBLANK([$context.F24]);[$context.B24];[$context.F24])" office:value-type="string" office:string-value="http://ica.tacc.utexas.edu/chersonesos/ark/concept/attribute/536" calcext:value-type="string">
            <text:p>http://ica.tacc.utexas.edu/chersonesos/ark/concept/attribute/536</text:p>
          </table:table-cell>
        </table:table-row>
        <table:table-row table:style-name="ro1">
          <table:table-cell table:formula="of:=[$context.A25]" office:value-type="string" office:string-value="gavia arctica" calcext:value-type="string">
            <text:p>gavia arctica</text:p>
          </table:table-cell>
          <table:table-cell table:formula="of:=IF(ISBLANK([$context.F25]);[$context.B25];[$context.F25])" office:value-type="string" office:string-value="https://eol.org/pages/45508996" calcext:value-type="string">
            <text:p>https://eol.org/pages/45508996</text:p>
          </table:table-cell>
        </table:table-row>
        <table:table-row table:style-name="ro1">
          <table:table-cell table:formula="of:=[$context.A26]" office:value-type="string" office:string-value="podiceps nigricollis" calcext:value-type="string">
            <text:p>podiceps nigricollis</text:p>
          </table:table-cell>
          <table:table-cell table:formula="of:=IF(ISBLANK([$context.F26]);[$context.B26];[$context.F26])" office:value-type="string" office:string-value="https://eol.org/pages/45509033" calcext:value-type="string">
            <text:p>https://eol.org/pages/45509033</text:p>
          </table:table-cell>
        </table:table-row>
        <table:table-row table:style-name="ro1">
          <table:table-cell table:formula="of:=[$context.A27]" office:value-type="string" office:string-value="calidris sp." calcext:value-type="string">
            <text:p>calidris sp.</text:p>
          </table:table-cell>
          <table:table-cell table:formula="of:=IF(ISBLANK([$context.F27]);[$context.B27];[$context.F27])" office:value-type="string" office:string-value="https://eol.org/pages/45509221" calcext:value-type="string">
            <text:p>https://eol.org/pages/45509221</text:p>
          </table:table-cell>
        </table:table-row>
        <table:table-row table:style-name="ro1">
          <table:table-cell table:formula="of:=[$context.A28]" office:value-type="string" office:string-value="columba livia" calcext:value-type="string">
            <text:p>columba livia</text:p>
          </table:table-cell>
          <table:table-cell table:formula="of:=IF(ISBLANK([$context.F28]);[$context.B28];[$context.F28])" office:value-type="string" office:string-value="https://eol.org/pages/45509376" calcext:value-type="string">
            <text:p>https://eol.org/pages/45509376</text:p>
          </table:table-cell>
        </table:table-row>
        <table:table-row table:style-name="ro1">
          <table:table-cell table:formula="of:=[$context.A29]" office:value-type="string" office:string-value="corvus monedula" calcext:value-type="string">
            <text:p>corvus monedula</text:p>
          </table:table-cell>
          <table:table-cell table:formula="of:=IF(ISBLANK([$context.F29]);[$context.B29];[$context.F29])" office:value-type="string" office:string-value="https://eol.org/pages/45510000" calcext:value-type="string">
            <text:p>https://eol.org/pages/45510000</text:p>
          </table:table-cell>
        </table:table-row>
        <table:table-row table:style-name="ro1">
          <table:table-cell table:formula="of:=[$context.A30]" office:value-type="string" office:string-value="corvus cornix" calcext:value-type="string">
            <text:p>corvus cornix</text:p>
          </table:table-cell>
          <table:table-cell table:formula="of:=IF(ISBLANK([$context.F30]);[$context.B30];[$context.F30])" office:value-type="string" office:string-value="https://eol.org/pages/45510015" calcext:value-type="string">
            <text:p>https://eol.org/pages/45510015</text:p>
          </table:table-cell>
        </table:table-row>
        <table:table-row table:style-name="ro1">
          <table:table-cell table:formula="of:=[$context.A31]" office:value-type="string" office:string-value="corvus corax" calcext:value-type="string">
            <text:p>corvus corax</text:p>
          </table:table-cell>
          <table:table-cell table:formula="of:=IF(ISBLANK([$context.F31]);[$context.B31];[$context.F31])" office:value-type="string" office:string-value="https://eol.org/pages/45510016" calcext:value-type="string">
            <text:p>https://eol.org/pages/45510016</text:p>
          </table:table-cell>
        </table:table-row>
        <table:table-row table:style-name="ro1">
          <table:table-cell table:formula="of:=[$context.A32]" office:value-type="string" office:string-value="turdus merula" calcext:value-type="string">
            <text:p>turdus merula</text:p>
          </table:table-cell>
          <table:table-cell table:formula="of:=IF(ISBLANK([$context.F32]);[$context.B32];[$context.F32])" office:value-type="string" office:string-value="https://eol.org/pages/45510215" calcext:value-type="string">
            <text:p>https://eol.org/pages/45510215</text:p>
          </table:table-cell>
        </table:table-row>
        <table:table-row table:style-name="ro1">
          <table:table-cell table:formula="of:=[$context.A33]" office:value-type="string" office:string-value="anas sp." calcext:value-type="string">
            <text:p>anas sp.</text:p>
          </table:table-cell>
          <table:table-cell table:formula="of:=IF(ISBLANK([$context.F33]);[$context.B33];[$context.F33])" office:value-type="string" office:string-value="https://eol.org/pages/45510553" calcext:value-type="string">
            <text:p>https://eol.org/pages/45510553</text:p>
          </table:table-cell>
        </table:table-row>
        <table:table-row table:style-name="ro1">
          <table:table-cell table:formula="of:=[$context.A34]" office:value-type="string" office:string-value="anas platyrhynchos" calcext:value-type="string">
            <text:p>anas platyrhynchos</text:p>
          </table:table-cell>
          <table:table-cell table:formula="of:=IF(ISBLANK([$context.F34]);[$context.B34];[$context.F34])" office:value-type="string" office:string-value="https://eol.org/pages/45510559" calcext:value-type="string">
            <text:p>https://eol.org/pages/45510559</text:p>
          </table:table-cell>
        </table:table-row>
        <table:table-row table:style-name="ro1">
          <table:table-cell table:formula="of:=[$context.A35]" office:value-type="string" office:string-value="anas clypeata" calcext:value-type="string">
            <text:p>anas clypeata</text:p>
          </table:table-cell>
          <table:table-cell table:formula="of:=IF(ISBLANK([$context.F35]);[$context.B35];[$context.F35])" office:value-type="string" office:string-value="https://eol.org/pages/45510567" calcext:value-type="string">
            <text:p>https://eol.org/pages/45510567</text:p>
          </table:table-cell>
        </table:table-row>
        <table:table-row table:style-name="ro1">
          <table:table-cell table:formula="of:=[$context.A36]" office:value-type="string" office:string-value="aythya ferina" calcext:value-type="string">
            <text:p>aythya ferina</text:p>
          </table:table-cell>
          <table:table-cell table:formula="of:=IF(ISBLANK([$context.F36]);[$context.B36];[$context.F36])" office:value-type="string" office:string-value="https://eol.org/pages/45510577" calcext:value-type="string">
            <text:p>https://eol.org/pages/45510577</text:p>
          </table:table-cell>
        </table:table-row>
        <table:table-row table:style-name="ro1">
          <table:table-cell table:formula="of:=[$context.A37]" office:value-type="string" office:string-value="melanitta nigra" calcext:value-type="string">
            <text:p>melanitta nigra</text:p>
          </table:table-cell>
          <table:table-cell table:formula="of:=IF(ISBLANK([$context.F37]);[$context.B37];[$context.F37])" office:value-type="string" office:string-value="https://eol.org/pages/45510595" calcext:value-type="string">
            <text:p>https://eol.org/pages/45510595</text:p>
          </table:table-cell>
        </table:table-row>
        <table:table-row table:style-name="ro1">
          <table:table-cell table:formula="of:=[$context.A38]" office:value-type="string" office:string-value="clangula hyemalis" calcext:value-type="string">
            <text:p>clangula hyemalis</text:p>
          </table:table-cell>
          <table:table-cell table:formula="of:=IF(ISBLANK([$context.F38]);[$context.B38];[$context.F38])" office:value-type="string" office:string-value="https://eol.org/pages/45510598" calcext:value-type="string">
            <text:p>https://eol.org/pages/45510598</text:p>
          </table:table-cell>
        </table:table-row>
        <table:table-row table:style-name="ro1">
          <table:table-cell table:formula="of:=[$context.A39]" office:value-type="string" office:string-value="bucephala clangula" calcext:value-type="string">
            <text:p>bucephala clangula</text:p>
          </table:table-cell>
          <table:table-cell table:formula="of:=IF(ISBLANK([$context.F39]);[$context.B39];[$context.F39])" office:value-type="string" office:string-value="https://eol.org/pages/45510601" calcext:value-type="string">
            <text:p>https://eol.org/pages/45510601</text:p>
          </table:table-cell>
        </table:table-row>
        <table:table-row table:style-name="ro1">
          <table:table-cell table:formula="of:=[$context.A40]" office:value-type="string" office:string-value="puffinus puffinus" calcext:value-type="string">
            <text:p>puffinus puffinus</text:p>
          </table:table-cell>
          <table:table-cell table:formula="of:=IF(ISBLANK([$context.F40]);[$context.B40];[$context.F40])" office:value-type="string" office:string-value="https://eol.org/pages/45511311" calcext:value-type="string">
            <text:p>https://eol.org/pages/45511311</text:p>
          </table:table-cell>
        </table:table-row>
        <table:table-row table:style-name="ro1">
          <table:table-cell table:formula="of:=[$context.A41]" office:value-type="string" office:string-value="phalacrocorax carbo" calcext:value-type="string">
            <text:p>phalacrocorax carbo</text:p>
          </table:table-cell>
          <table:table-cell table:formula="of:=IF(ISBLANK([$context.F41]);[$context.B41];[$context.F41])" office:value-type="string" office:string-value="https://eol.org/pages/45511373" calcext:value-type="string">
            <text:p>https://eol.org/pages/45511373</text:p>
          </table:table-cell>
        </table:table-row>
        <table:table-row table:style-name="ro1">
          <table:table-cell table:formula="of:=[$context.A42]" office:value-type="string" office:string-value="aquila chrysaetos" calcext:value-type="string">
            <text:p>aquila chrysaetos</text:p>
          </table:table-cell>
          <table:table-cell table:formula="of:=IF(ISBLANK([$context.F42]);[$context.B42];[$context.F42])" office:value-type="string" office:string-value="https://eol.org/pages/45511389" calcext:value-type="string">
            <text:p>https://eol.org/pages/45511389</text:p>
          </table:table-cell>
        </table:table-row>
        <table:table-row table:style-name="ro1">
          <table:table-cell table:formula="of:=[$context.A43]" office:value-type="string" office:string-value="rufibrenta ruficollis" calcext:value-type="string">
            <text:p>rufibrenta ruficollis</text:p>
          </table:table-cell>
          <table:table-cell table:formula="of:=IF(ISBLANK([$context.F43]);[$context.B43];[$context.F43])" office:value-type="string" office:string-value="https://eol.org/pages/45513542" calcext:value-type="string">
            <text:p>https://eol.org/pages/45513542</text:p>
          </table:table-cell>
        </table:table-row>
        <table:table-row table:style-name="ro1">
          <table:table-cell table:formula="of:=[$context.A44]" office:value-type="string" office:string-value="netta rufina" calcext:value-type="string">
            <text:p>netta rufina</text:p>
          </table:table-cell>
          <table:table-cell table:formula="of:=IF(ISBLANK([$context.F44]);[$context.B44];[$context.F44])" office:value-type="string" office:string-value="https://eol.org/pages/45513548" calcext:value-type="string">
            <text:p>https://eol.org/pages/45513548</text:p>
          </table:table-cell>
        </table:table-row>
        <table:table-row table:style-name="ro1">
          <table:table-cell table:formula="of:=[$context.A45]" office:value-type="string" office:string-value="phalacrocorax aristotelis" calcext:value-type="string">
            <text:p>phalacrocorax aristotelis</text:p>
          </table:table-cell>
          <table:table-cell table:formula="of:=IF(ISBLANK([$context.F45]);[$context.B45];[$context.F45])" office:value-type="string" office:string-value="https://eol.org/pages/45513571" calcext:value-type="string">
            <text:p>https://eol.org/pages/45513571</text:p>
          </table:table-cell>
        </table:table-row>
        <table:table-row table:style-name="ro1">
          <table:table-cell table:formula="of:=[$context.A46]" office:value-type="string" office:string-value="otis tarda" calcext:value-type="string">
            <text:p>otis tarda</text:p>
          </table:table-cell>
          <table:table-cell table:formula="of:=IF(ISBLANK([$context.F46]);[$context.B46];[$context.F46])" office:value-type="string" office:string-value="https://eol.org/pages/45513576" calcext:value-type="string">
            <text:p>https://eol.org/pages/45513576</text:p>
          </table:table-cell>
        </table:table-row>
        <table:table-row table:style-name="ro1">
          <table:table-cell table:formula="of:=[$context.A47]" office:value-type="string" office:string-value="columba palumbus" calcext:value-type="string">
            <text:p>columba palumbus</text:p>
          </table:table-cell>
          <table:table-cell table:formula="of:=IF(ISBLANK([$context.F47]);[$context.B47];[$context.F47])" office:value-type="string" office:string-value="https://eol.org/pages/45513599" calcext:value-type="string">
            <text:p>https://eol.org/pages/45513599</text:p>
          </table:table-cell>
        </table:table-row>
        <table:table-row table:style-name="ro1">
          <table:table-cell table:formula="of:=[$context.A48]" office:value-type="string" office:string-value="coturnix coturnix" calcext:value-type="string">
            <text:p>coturnix coturnix</text:p>
          </table:table-cell>
          <table:table-cell table:formula="of:=IF(ISBLANK([$context.F48]);[$context.B48];[$context.F48])" office:value-type="string" office:string-value="https://eol.org/pages/45513806" calcext:value-type="string">
            <text:p>https://eol.org/pages/45513806</text:p>
          </table:table-cell>
        </table:table-row>
        <table:table-row table:style-name="ro1">
          <table:table-cell table:formula="of:=[$context.A49]" office:value-type="string" office:string-value="gallus gallus f. domestica" calcext:value-type="string">
            <text:p>gallus gallus f. domestica</text:p>
          </table:table-cell>
          <table:table-cell table:formula="of:=IF(ISBLANK([$context.F49]);[$context.B49];[$context.F49])" office:value-type="string" office:string-value="https://eol.org/pages/45513816" calcext:value-type="string">
            <text:p>https://eol.org/pages/45513816</text:p>
          </table:table-cell>
        </table:table-row>
        <table:table-row table:style-name="ro1">
          <table:table-cell table:formula="of:=[$context.A50]" office:value-type="string" office:string-value="podiceps cristatus" calcext:value-type="string">
            <text:p>podiceps cristatus</text:p>
          </table:table-cell>
          <table:table-cell table:formula="of:=IF(ISBLANK([$context.F50]);[$context.B50];[$context.F50])" office:value-type="string" office:string-value="https://eol.org/pages/45513833" calcext:value-type="string">
            <text:p>https://eol.org/pages/45513833</text:p>
          </table:table-cell>
        </table:table-row>
        <table:table-row table:style-name="ro1">
          <table:table-cell table:formula="of:=[$context.A51]" office:value-type="string" office:string-value="garrulus glandarius" calcext:value-type="string">
            <text:p>garrulus glandarius</text:p>
          </table:table-cell>
          <table:table-cell table:formula="of:=IF(ISBLANK([$context.F51]);[$context.B51];[$context.F51])" office:value-type="string" office:string-value="https://eol.org/pages/45515235" calcext:value-type="string">
            <text:p>https://eol.org/pages/45515235</text:p>
          </table:table-cell>
        </table:table-row>
        <table:table-row table:style-name="ro1">
          <table:table-cell table:formula="of:=[$context.A52]" office:value-type="string" office:string-value="anas strepera" calcext:value-type="string">
            <text:p>anas strepera</text:p>
          </table:table-cell>
          <table:table-cell table:formula="of:=IF(ISBLANK([$context.F52]);[$context.B52];[$context.F52])" office:value-type="string" office:string-value="https://eol.org/pages/52231958" calcext:value-type="string">
            <text:p>https://eol.org/pages/52231958</text:p>
          </table:table-cell>
        </table:table-row>
        <table:table-row table:style-name="ro1">
          <table:table-cell table:formula="of:=[$context.A53]" office:value-type="string" office:string-value="unidentified bird" calcext:value-type="string">
            <text:p>unidentified bird</text:p>
          </table:table-cell>
          <table:table-cell table:formula="of:=IF(ISBLANK([$context.F53]);[$context.B53];[$context.F53])" office:value-type="string" office:string-value="http://ica.tacc.utexas.edu/chersonesos/ark/concept/attribute/1211" calcext:value-type="string">
            <text:p>http://ica.tacc.utexas.edu/chersonesos/ark/concept/attribute/1211</text:p>
          </table:table-cell>
        </table:table-row>
        <table:table-row table:style-name="ro1">
          <table:table-cell table:formula="of:=[$context.A54]" office:value-type="string" office:string-value="trmon or dic rachis internodes" calcext:value-type="string">
            <text:p>trmon or dic rachis internodes</text:p>
          </table:table-cell>
          <table:table-cell table:formula="of:=IF(ISBLANK([$context.F54]);[$context.B54];[$context.F54])" office:value-type="string" office:string-value="https://eol.org/pages/108051" calcext:value-type="string">
            <text:p>https://eol.org/pages/108051</text:p>
          </table:table-cell>
        </table:table-row>
        <table:table-row table:style-name="ro1">
          <table:table-cell table:formula="of:=[$context.A55]" office:value-type="string" office:string-value="trmon or dic spikelet forks" calcext:value-type="string">
            <text:p>trmon or dic spikelet forks</text:p>
          </table:table-cell>
          <table:table-cell table:formula="of:=IF(ISBLANK([$context.F55]);[$context.B55];[$context.F55])" office:value-type="string" office:string-value="https://eol.org/pages/108051" calcext:value-type="string">
            <text:p>https://eol.org/pages/108051</text:p>
          </table:table-cell>
        </table:table-row>
        <table:table-row table:style-name="ro1">
          <table:table-cell table:formula="of:=[$context.A56]" office:value-type="string" office:string-value="setaria glauca" calcext:value-type="string">
            <text:p>setaria glauca</text:p>
          </table:table-cell>
          <table:table-cell table:formula="of:=IF(ISBLANK([$context.F56]);[$context.B56];[$context.F56])" office:value-type="string" office:string-value="https://eol.org/pages/108098" calcext:value-type="string">
            <text:p>https://eol.org/pages/108098</text:p>
          </table:table-cell>
        </table:table-row>
        <table:table-row table:style-name="ro1">
          <table:table-cell table:formula="of:=[$context.A57]" office:value-type="string" office:string-value="galium aparine" calcext:value-type="string">
            <text:p>galium aparine</text:p>
          </table:table-cell>
          <table:table-cell table:formula="of:=IF(ISBLANK([$context.F57]);[$context.B57];[$context.F57])" office:value-type="string" office:string-value="https://eol.org/pages/1098038" calcext:value-type="string">
            <text:p>https://eol.org/pages/1098038</text:p>
          </table:table-cell>
        </table:table-row>
        <table:table-row table:style-name="ro1">
          <table:table-cell table:formula="of:=[$context.A58]" office:value-type="string" office:string-value="triticum dicoccon" calcext:value-type="string">
            <text:p>triticum dicoccon</text:p>
          </table:table-cell>
          <table:table-cell table:formula="of:=IF(ISBLANK([$context.F58]);[$context.B58];[$context.F58])" office:value-type="string" office:string-value="https://eol.org/pages/1114086" calcext:value-type="string">
            <text:p>https://eol.org/pages/1114086</text:p>
          </table:table-cell>
        </table:table-row>
        <table:table-row table:style-name="ro1">
          <table:table-cell table:formula="of:=[$context.A59]" office:value-type="string" office:string-value="bromus arvensis" calcext:value-type="string">
            <text:p>bromus arvensis</text:p>
          </table:table-cell>
          <table:table-cell table:formula="of:=IF(ISBLANK([$context.F59]);[$context.B59];[$context.F59])" office:value-type="string" office:string-value="https://eol.org/pages/1114226" calcext:value-type="string">
            <text:p>https://eol.org/pages/1114226</text:p>
          </table:table-cell>
        </table:table-row>
        <table:table-row table:style-name="ro1">
          <table:table-cell table:formula="of:=[$context.A60]" office:value-type="string" office:string-value="bromus sterilis" calcext:value-type="string">
            <text:p>bromus sterilis</text:p>
          </table:table-cell>
          <table:table-cell table:formula="of:=IF(ISBLANK([$context.F60]);[$context.B60];[$context.F60])" office:value-type="string" office:string-value="https://eol.org/pages/1114247" calcext:value-type="string">
            <text:p>https://eol.org/pages/1114247</text:p>
          </table:table-cell>
        </table:table-row>
        <table:table-row table:style-name="ro1">
          <table:table-cell table:formula="of:=[$context.A61]" office:value-type="string" office:string-value="hordeum vulgare" calcext:value-type="string">
            <text:p>hordeum vulgare</text:p>
          </table:table-cell>
          <table:table-cell table:formula="of:=IF(ISBLANK([$context.F61]);[$context.B61];[$context.F61])" office:value-type="string" office:string-value="https://eol.org/pages/1114455" calcext:value-type="string">
            <text:p>https://eol.org/pages/1114455</text:p>
          </table:table-cell>
        </table:table-row>
        <table:table-row table:style-name="ro1">
          <table:table-cell table:formula="of:=[$context.A62]" office:value-type="string" office:string-value="hordeum vulgare var.coeleste" calcext:value-type="string">
            <text:p>hordeum vulgare var.coeleste</text:p>
          </table:table-cell>
          <table:table-cell table:formula="of:=IF(ISBLANK([$context.F62]);[$context.B62];[$context.F62])" office:value-type="string" office:string-value="https://eol.org/pages/1114455" calcext:value-type="string">
            <text:p>https://eol.org/pages/1114455</text:p>
          </table:table-cell>
        </table:table-row>
        <table:table-row table:style-name="ro1">
          <table:table-cell table:formula="of:=[$context.A63]" office:value-type="string" office:string-value="lolium temulentum" calcext:value-type="string">
            <text:p>lolium temulentum</text:p>
          </table:table-cell>
          <table:table-cell table:formula="of:=IF(ISBLANK([$context.F63]);[$context.B63];[$context.F63])" office:value-type="string" office:string-value="https://eol.org/pages/1114469" calcext:value-type="string">
            <text:p>https://eol.org/pages/1114469</text:p>
          </table:table-cell>
        </table:table-row>
        <table:table-row table:style-name="ro1">
          <table:table-cell table:formula="of:=[$context.A64]" office:value-type="string" office:string-value="panicum miliaceum" calcext:value-type="string">
            <text:p>panicum miliaceum</text:p>
          </table:table-cell>
          <table:table-cell table:formula="of:=IF(ISBLANK([$context.F64]);[$context.B64];[$context.F64])" office:value-type="string" office:string-value="https://eol.org/pages/1114498" calcext:value-type="string">
            <text:p>https://eol.org/pages/1114498</text:p>
          </table:table-cell>
        </table:table-row>
        <table:table-row table:style-name="ro1">
          <table:table-cell table:formula="of:=[$context.A65]" office:value-type="string" office:string-value="setaria viridis" calcext:value-type="string">
            <text:p>setaria viridis</text:p>
          </table:table-cell>
          <table:table-cell table:formula="of:=IF(ISBLANK([$context.F65]);[$context.B65];[$context.F65])" office:value-type="string" office:string-value="https://eol.org/pages/1114660" calcext:value-type="string">
            <text:p>https://eol.org/pages/1114660</text:p>
          </table:table-cell>
        </table:table-row>
        <table:table-row table:style-name="ro1">
          <table:table-cell table:formula="of:=[$context.A66]" office:value-type="string" office:string-value="setaria viridis verticillata" calcext:value-type="string">
            <text:p>setaria viridis verticillata</text:p>
          </table:table-cell>
          <table:table-cell table:formula="of:=IF(ISBLANK([$context.F66]);[$context.B66];[$context.F66])" office:value-type="string" office:string-value="https://eol.org/pages/1114661" calcext:value-type="string">
            <text:p>https://eol.org/pages/1114661</text:p>
          </table:table-cell>
        </table:table-row>
        <table:table-row table:style-name="ro1">
          <table:table-cell table:formula="of:=[$context.A67]" office:value-type="string" office:string-value="setaria italicum" calcext:value-type="string">
            <text:p>setaria italicum</text:p>
          </table:table-cell>
          <table:table-cell table:formula="of:=IF(ISBLANK([$context.F67]);[$context.B67];[$context.F67])" office:value-type="string" office:string-value="https://eol.org/pages/1114673" calcext:value-type="string">
            <text:p>https://eol.org/pages/1114673</text:p>
          </table:table-cell>
        </table:table-row>
        <table:table-row table:style-name="ro1">
          <table:table-cell table:formula="of:=[$context.A68]" office:value-type="string" office:string-value="avena sativa" calcext:value-type="string">
            <text:p>avena sativa</text:p>
          </table:table-cell>
          <table:table-cell table:formula="of:=IF(ISBLANK([$context.F68]);[$context.B68];[$context.F68])" office:value-type="string" office:string-value="https://eol.org/pages/1114783" calcext:value-type="string">
            <text:p>https://eol.org/pages/1114783</text:p>
          </table:table-cell>
        </table:table-row>
        <table:table-row table:style-name="ro1">
          <table:table-cell table:formula="of:=[$context.A69]" office:value-type="string" office:string-value="secale cereale" calcext:value-type="string">
            <text:p>secale cereale</text:p>
          </table:table-cell>
          <table:table-cell table:formula="of:=IF(ISBLANK([$context.F69]);[$context.B69];[$context.F69])" office:value-type="string" office:string-value="https://eol.org/pages/1115159" calcext:value-type="string">
            <text:p>https://eol.org/pages/1115159</text:p>
          </table:table-cell>
        </table:table-row>
        <table:table-row table:style-name="ro1">
          <table:table-cell table:formula="of:=[$context.A70]" office:value-type="string" office:string-value="triticum aestivum s.l." calcext:value-type="string">
            <text:p>triticum aestivum s.l.</text:p>
          </table:table-cell>
          <table:table-cell table:formula="of:=IF(ISBLANK([$context.F70]);[$context.B70];[$context.F70])" office:value-type="string" office:string-value="https://eol.org/pages/1115240" calcext:value-type="string">
            <text:p>https://eol.org/pages/1115240</text:p>
          </table:table-cell>
        </table:table-row>
        <table:table-row table:style-name="ro1">
          <table:table-cell table:formula="of:=[$context.A71]" office:value-type="string" office:string-value="tr aestsl rachis internodes" calcext:value-type="string">
            <text:p>tr aestsl rachis internodes</text:p>
          </table:table-cell>
          <table:table-cell table:formula="of:=IF(ISBLANK([$context.F71]);[$context.B71];[$context.F71])" office:value-type="string" office:string-value="https://eol.org/pages/1115240" calcext:value-type="string">
            <text:p>https://eol.org/pages/1115240</text:p>
          </table:table-cell>
        </table:table-row>
        <table:table-row table:style-name="ro1">
          <table:table-cell table:formula="of:=[$context.A72]" office:value-type="string" office:string-value="triticum monococcum" calcext:value-type="string">
            <text:p>triticum monococcum</text:p>
          </table:table-cell>
          <table:table-cell table:formula="of:=IF(ISBLANK([$context.F72]);[$context.B72];[$context.F72])" office:value-type="string" office:string-value="https://eol.org/pages/1115242" calcext:value-type="string">
            <text:p>https://eol.org/pages/1115242</text:p>
          </table:table-cell>
        </table:table-row>
        <table:table-row table:style-name="ro1">
          <table:table-cell table:formula="of:=[$context.A73]" office:value-type="string" office:string-value="triticum mon spikelet forks" calcext:value-type="string">
            <text:p>triticum mon spikelet forks</text:p>
          </table:table-cell>
          <table:table-cell table:formula="of:=IF(ISBLANK([$context.F73]);[$context.B73];[$context.F73])" office:value-type="string" office:string-value="https://eol.org/pages/1115242" calcext:value-type="string">
            <text:p>https://eol.org/pages/1115242</text:p>
          </table:table-cell>
        </table:table-row>
        <table:table-row table:style-name="ro1">
          <table:table-cell table:formula="of:=[$context.A74]" office:value-type="string" office:string-value="triticum spelta" calcext:value-type="string">
            <text:p>triticum spelta</text:p>
          </table:table-cell>
          <table:table-cell table:formula="of:=IF(ISBLANK([$context.F74]);[$context.B74];[$context.F74])" office:value-type="string" office:string-value="https://eol.org/pages/1115243" calcext:value-type="string">
            <text:p>https://eol.org/pages/1115243</text:p>
          </table:table-cell>
        </table:table-row>
        <table:table-row table:style-name="ro1">
          <table:table-cell table:formula="of:=[$context.A75]" office:value-type="string" office:string-value="triticum spelta spikelet forks" calcext:value-type="string">
            <text:p>triticum spelta spikelet forks</text:p>
          </table:table-cell>
          <table:table-cell table:formula="of:=IF(ISBLANK([$context.F75]);[$context.B75];[$context.F75])" office:value-type="string" office:string-value="https://eol.org/pages/1115243" calcext:value-type="string">
            <text:p>https://eol.org/pages/1115243</text:p>
          </table:table-cell>
        </table:table-row>
        <table:table-row table:style-name="ro1">
          <table:table-cell table:formula="of:=[$context.A76]" office:value-type="string" office:string-value="echinochloa  crus galli" calcext:value-type="string">
            <text:p>echinochloa <text:s/>crus galli</text:p>
          </table:table-cell>
          <table:table-cell table:formula="of:=IF(ISBLANK([$context.F76]);[$context.B76];[$context.F76])" office:value-type="string" office:string-value="https://eol.org/pages/1115346" calcext:value-type="string">
            <text:p>https://eol.org/pages/1115346</text:p>
          </table:table-cell>
        </table:table-row>
        <table:table-row table:style-name="ro1">
          <table:table-cell table:formula="of:=[$context.A77]" office:value-type="string" office:string-value="euphorbia helioscopia" calcext:value-type="string">
            <text:p>euphorbia helioscopia</text:p>
          </table:table-cell>
          <table:table-cell table:formula="of:=IF(ISBLANK([$context.F77]);[$context.B77];[$context.F77])" office:value-type="string" office:string-value="https://eol.org/pages/1144727" calcext:value-type="string">
            <text:p>https://eol.org/pages/1144727</text:p>
          </table:table-cell>
        </table:table-row>
        <table:table-row table:style-name="ro1">
          <table:table-cell table:formula="of:=[$context.A78]" office:value-type="string" office:string-value="corylus avellana shells" calcext:value-type="string">
            <text:p>corylus avellana shells</text:p>
          </table:table-cell>
          <table:table-cell table:formula="of:=IF(ISBLANK([$context.F78]);[$context.B78];[$context.F78])" office:value-type="string" office:string-value="https://eol.org/pages/1147599" calcext:value-type="string">
            <text:p>https://eol.org/pages/1147599</text:p>
          </table:table-cell>
        </table:table-row>
        <table:table-row table:style-name="ro1">
          <table:table-cell table:formula="of:=[$context.A79]" office:value-type="string" office:string-value="vicia sp" calcext:value-type="string">
            <text:p>vicia sp</text:p>
          </table:table-cell>
          <table:table-cell table:formula="of:=IF(ISBLANK([$context.F79]);[$context.B79];[$context.F79])" office:value-type="string" office:string-value="https://eol.org/pages/13463" calcext:value-type="string">
            <text:p>https://eol.org/pages/13463</text:p>
          </table:table-cell>
        </table:table-row>
        <table:table-row table:style-name="ro1">
          <table:table-cell table:formula="of:=[$context.A80]" office:value-type="string" office:string-value="prunus cerasus" calcext:value-type="string">
            <text:p>prunus cerasus</text:p>
          </table:table-cell>
          <table:table-cell table:formula="of:=IF(ISBLANK([$context.F80]);[$context.B80];[$context.F80])" office:value-type="string" office:string-value="https://eol.org/pages/242597" calcext:value-type="string">
            <text:p>https://eol.org/pages/242597</text:p>
          </table:table-cell>
        </table:table-row>
        <table:table-row table:style-name="ro1">
          <table:table-cell table:formula="of:=[$context.A81]" office:value-type="string" office:string-value="silene sp" calcext:value-type="string">
            <text:p>silene sp</text:p>
          </table:table-cell>
          <table:table-cell table:formula="of:=IF(ISBLANK([$context.F81]);[$context.B81];[$context.F81])" office:value-type="string" office:string-value="https://eol.org/pages/37656" calcext:value-type="string">
            <text:p>https://eol.org/pages/37656</text:p>
          </table:table-cell>
        </table:table-row>
        <table:table-row table:style-name="ro1">
          <table:table-cell table:formula="of:=[$context.A82]" office:value-type="string" office:string-value="urtica sp" calcext:value-type="string">
            <text:p>urtica sp</text:p>
          </table:table-cell>
          <table:table-cell table:formula="of:=IF(ISBLANK([$context.F82]);[$context.B82];[$context.F82])" office:value-type="string" office:string-value="https://eol.org/pages/38080" calcext:value-type="string">
            <text:p>https://eol.org/pages/38080</text:p>
          </table:table-cell>
        </table:table-row>
        <table:table-row table:style-name="ro1">
          <table:table-cell table:formula="of:=[$context.A83]" office:value-type="string" office:string-value="brassica sp." calcext:value-type="string">
            <text:p>brassica sp.</text:p>
          </table:table-cell>
          <table:table-cell table:formula="of:=IF(ISBLANK([$context.F83]);[$context.B83];[$context.F83])" office:value-type="string" office:string-value="https://eol.org/pages/38390" calcext:value-type="string">
            <text:p>https://eol.org/pages/38390</text:p>
          </table:table-cell>
        </table:table-row>
        <table:table-row table:style-name="ro1">
          <table:table-cell table:formula="of:=[$context.A84]" office:value-type="string" office:string-value="centaurea sp" calcext:value-type="string">
            <text:p>centaurea sp</text:p>
          </table:table-cell>
          <table:table-cell table:formula="of:=IF(ISBLANK([$context.F84]);[$context.B84];[$context.F84])" office:value-type="string" office:string-value="https://eol.org/pages/39897355" calcext:value-type="string">
            <text:p>https://eol.org/pages/39897355</text:p>
          </table:table-cell>
        </table:table-row>
        <table:table-row table:style-name="ro1">
          <table:table-cell table:formula="of:=[$context.A85]" office:value-type="string" office:string-value="prunus sp." calcext:value-type="string">
            <text:p>prunus sp.</text:p>
          </table:table-cell>
          <table:table-cell table:formula="of:=IF(ISBLANK([$context.F85]);[$context.B85];[$context.F85])" office:value-type="string" office:string-value="https://eol.org/pages/39934521" calcext:value-type="string">
            <text:p>https://eol.org/pages/39934521</text:p>
          </table:table-cell>
        </table:table-row>
        <table:table-row table:style-name="ro1">
          <table:table-cell table:formula="of:=[$context.A86]" office:value-type="string" office:string-value="unidentified" calcext:value-type="string">
            <text:p>unidentified</text:p>
          </table:table-cell>
          <table:table-cell table:formula="of:=IF(ISBLANK([$context.F86]);[$context.B86];[$context.F86])" office:value-type="string" office:string-value="https://eol.org/pages/42430800" calcext:value-type="string">
            <text:p>https://eol.org/pages/42430800</text:p>
          </table:table-cell>
        </table:table-row>
        <table:table-row table:style-name="ro1">
          <table:table-cell table:formula="of:=[$context.A87]" office:value-type="string" office:string-value="unidentified leguminosae" calcext:value-type="string">
            <text:p>unidentified leguminosae</text:p>
          </table:table-cell>
          <table:table-cell table:formula="of:=IF(ISBLANK([$context.F87]);[$context.B87];[$context.F87])" office:value-type="string" office:string-value="https://eol.org/pages/4277" calcext:value-type="string">
            <text:p>https://eol.org/pages/4277</text:p>
          </table:table-cell>
        </table:table-row>
        <table:table-row table:style-name="ro1">
          <table:table-cell table:formula="of:=[$context.A88]" office:value-type="string" office:string-value="astragalus sp." calcext:value-type="string">
            <text:p>astragalus sp.</text:p>
          </table:table-cell>
          <table:table-cell table:formula="of:=IF(ISBLANK([$context.F88]);[$context.B88];[$context.F88])" office:value-type="string" office:string-value="https://eol.org/pages/47113496" calcext:value-type="string">
            <text:p>https://eol.org/pages/47113496</text:p>
          </table:table-cell>
        </table:table-row>
        <table:table-row table:style-name="ro1">
          <table:table-cell table:formula="of:=[$context.A89]" office:value-type="string" office:string-value="trifolium sp." calcext:value-type="string">
            <text:p>trifolium sp.</text:p>
          </table:table-cell>
          <table:table-cell table:formula="of:=IF(ISBLANK([$context.F89]);[$context.B89];[$context.F89])" office:value-type="string" office:string-value="https://eol.org/pages/47117019" calcext:value-type="string">
            <text:p>https://eol.org/pages/47117019</text:p>
          </table:table-cell>
        </table:table-row>
        <table:table-row table:style-name="ro1">
          <table:table-cell table:formula="of:=[$context.A90]" office:value-type="string" office:string-value="malva pusilla" calcext:value-type="string">
            <text:p>malva pusilla</text:p>
          </table:table-cell>
          <table:table-cell table:formula="of:=IF(ISBLANK([$context.F90]);[$context.B90];[$context.F90])" office:value-type="string" office:string-value="https://eol.org/pages/47124241" calcext:value-type="string">
            <text:p>https://eol.org/pages/47124241</text:p>
          </table:table-cell>
        </table:table-row>
        <table:table-row table:style-name="ro1">
          <table:table-cell table:formula="of:=[$context.A91]" office:value-type="string" office:string-value="chenopodium album" calcext:value-type="string">
            <text:p>chenopodium album</text:p>
          </table:table-cell>
          <table:table-cell table:formula="of:=IF(ISBLANK([$context.F91]);[$context.B91];[$context.F91])" office:value-type="string" office:string-value="https://eol.org/pages/47128802" calcext:value-type="string">
            <text:p>https://eol.org/pages/47128802</text:p>
          </table:table-cell>
        </table:table-row>
        <table:table-row table:style-name="ro1">
          <table:table-cell table:formula="of:=[$context.A92]" office:value-type="string" office:string-value="juglans regia shells" calcext:value-type="string">
            <text:p>juglans regia shells</text:p>
          </table:table-cell>
          <table:table-cell table:formula="of:=IF(ISBLANK([$context.F92]);[$context.B92];[$context.F92])" office:value-type="string" office:string-value="https://eol.org/pages/487229" calcext:value-type="string">
            <text:p>https://eol.org/pages/487229</text:p>
          </table:table-cell>
        </table:table-row>
        <table:table-row table:style-name="ro1">
          <table:table-cell table:formula="of:=[$context.A93]" office:value-type="string" office:string-value="sambucusnigra" calcext:value-type="string">
            <text:p>sambucusnigra</text:p>
          </table:table-cell>
          <table:table-cell table:formula="of:=IF(ISBLANK([$context.F93]);[$context.B93];[$context.F93])" office:value-type="string" office:string-value="https://eol.org/pages/488731" calcext:value-type="string">
            <text:p>https://eol.org/pages/488731</text:p>
          </table:table-cell>
        </table:table-row>
        <table:table-row table:style-name="ro1">
          <table:table-cell table:formula="of:=[$context.A94]" office:value-type="string" office:string-value="sambucus edulus" calcext:value-type="string">
            <text:p>sambucus edulus</text:p>
          </table:table-cell>
          <table:table-cell table:formula="of:=IF(ISBLANK([$context.F94]);[$context.B94];[$context.F94])" office:value-type="string" office:string-value="https://eol.org/pages/488732" calcext:value-type="string">
            <text:p>https://eol.org/pages/488732</text:p>
          </table:table-cell>
        </table:table-row>
        <table:table-row table:style-name="ro1">
          <table:table-cell table:formula="of:=[$context.A95]" office:value-type="string" office:string-value="buglossoides arvense" calcext:value-type="string">
            <text:p>buglossoides arvense</text:p>
          </table:table-cell>
          <table:table-cell table:formula="of:=IF(ISBLANK([$context.F95]);[$context.B95];[$context.F95])" office:value-type="string" office:string-value="https://eol.org/pages/489676" calcext:value-type="string">
            <text:p>https://eol.org/pages/489676</text:p>
          </table:table-cell>
        </table:table-row>
        <table:table-row table:style-name="ro1">
          <table:table-cell table:formula="of:=[$context.A96]" office:value-type="string" office:string-value="cereal grain fragments" calcext:value-type="string">
            <text:p>cereal grain fragments</text:p>
          </table:table-cell>
          <table:table-cell table:formula="of:=IF(ISBLANK([$context.F96]);[$context.B96];[$context.F96])" office:value-type="string" office:string-value="https://eol.org/pages/49307128" calcext:value-type="string">
            <text:p>https://eol.org/pages/49307128</text:p>
          </table:table-cell>
        </table:table-row>
        <table:table-row table:style-name="ro1">
          <table:table-cell table:formula="of:=[$context.A97]" office:value-type="string" office:string-value="culm remains" calcext:value-type="string">
            <text:p>culm remains</text:p>
          </table:table-cell>
          <table:table-cell table:formula="of:=IF(ISBLANK([$context.F97]);[$context.B97];[$context.F97])" office:value-type="string" office:string-value="https://eol.org/pages/49307128" calcext:value-type="string">
            <text:p>https://eol.org/pages/49307128</text:p>
          </table:table-cell>
        </table:table-row>
        <table:table-row table:style-name="ro1">
          <table:table-cell table:formula="of:=[$context.A98]" office:value-type="string" office:string-value="vicia faba var minor" calcext:value-type="string">
            <text:p>vicia faba var minor</text:p>
          </table:table-cell>
          <table:table-cell table:formula="of:=IF(ISBLANK([$context.F98]);[$context.B98];[$context.F98])" office:value-type="string" office:string-value="https://eol.org/pages/50502932" calcext:value-type="string">
            <text:p>https://eol.org/pages/50502932</text:p>
          </table:table-cell>
        </table:table-row>
        <table:table-row table:style-name="ro1">
          <table:table-cell table:formula="of:=[$context.A99]" office:value-type="string" office:string-value="olea europaea" calcext:value-type="string">
            <text:p>olea europaea</text:p>
          </table:table-cell>
          <table:table-cell table:formula="of:=IF(ISBLANK([$context.F99]);[$context.B99];[$context.F99])" office:value-type="string" office:string-value="https://eol.org/pages/579181" calcext:value-type="string">
            <text:p>https://eol.org/pages/579181</text:p>
          </table:table-cell>
        </table:table-row>
        <table:table-row table:style-name="ro1">
          <table:table-cell table:formula="of:=[$context.A100]" office:value-type="string" office:string-value="ballota nigra" calcext:value-type="string">
            <text:p>ballota nigra</text:p>
          </table:table-cell>
          <table:table-cell table:formula="of:=IF(ISBLANK([$context.F100]);[$context.B100];[$context.F100])" office:value-type="string" office:string-value="https://eol.org/pages/579636" calcext:value-type="string">
            <text:p>https://eol.org/pages/579636</text:p>
          </table:table-cell>
        </table:table-row>
        <table:table-row table:style-name="ro1">
          <table:table-cell table:formula="of:=[$context.A101]" office:value-type="string" office:string-value="vitis vinifera" calcext:value-type="string">
            <text:p>vitis vinifera</text:p>
          </table:table-cell>
          <table:table-cell table:formula="of:=IF(ISBLANK([$context.F101]);[$context.B101];[$context.F101])" office:value-type="string" office:string-value="https://eol.org/pages/582304" calcext:value-type="string">
            <text:p>https://eol.org/pages/582304</text:p>
          </table:table-cell>
        </table:table-row>
        <table:table-row table:style-name="ro1">
          <table:table-cell table:formula="of:=[$context.A102]" office:value-type="string" office:string-value="convovulus arvensis" calcext:value-type="string">
            <text:p>convovulus arvensis</text:p>
          </table:table-cell>
          <table:table-cell table:formula="of:=IF(ISBLANK([$context.F102]);[$context.B102];[$context.F102])" office:value-type="string" office:string-value="https://eol.org/pages/582958" calcext:value-type="string">
            <text:p>https://eol.org/pages/582958</text:p>
          </table:table-cell>
        </table:table-row>
        <table:table-row table:style-name="ro1">
          <table:table-cell table:formula="of:=[$context.A103]" office:value-type="string" office:string-value="viola arvensis" calcext:value-type="string">
            <text:p>viola arvensis</text:p>
          </table:table-cell>
          <table:table-cell table:formula="of:=IF(ISBLANK([$context.F103]);[$context.B103];[$context.F103])" office:value-type="string" office:string-value="https://eol.org/pages/584594" calcext:value-type="string">
            <text:p>https://eol.org/pages/584594</text:p>
          </table:table-cell>
        </table:table-row>
        <table:table-row table:style-name="ro1">
          <table:table-cell table:formula="of:=[$context.A104]" office:value-type="string" office:string-value="malva neglecta" calcext:value-type="string">
            <text:p>malva neglecta</text:p>
          </table:table-cell>
          <table:table-cell table:formula="of:=IF(ISBLANK([$context.F104]);[$context.B104];[$context.F104])" office:value-type="string" office:string-value="https://eol.org/pages/584651" calcext:value-type="string">
            <text:p>https://eol.org/pages/584651</text:p>
          </table:table-cell>
        </table:table-row>
        <table:table-row table:style-name="ro1">
          <table:table-cell table:formula="of:=[$context.A105]" office:value-type="string" office:string-value="malva  silvestris" calcext:value-type="string">
            <text:p>malva <text:s/>silvestris</text:p>
          </table:table-cell>
          <table:table-cell table:formula="of:=IF(ISBLANK([$context.F105]);[$context.B105];[$context.F105])" office:value-type="string" office:string-value="https://eol.org/pages/584656" calcext:value-type="string">
            <text:p>https://eol.org/pages/584656</text:p>
          </table:table-cell>
        </table:table-row>
        <table:table-row table:style-name="ro1">
          <table:table-cell table:formula="of:=[$context.A106]" office:value-type="string" office:string-value="rumex acetosella" calcext:value-type="string">
            <text:p>rumex acetosella</text:p>
          </table:table-cell>
          <table:table-cell table:formula="of:=IF(ISBLANK([$context.F106]);[$context.B106];[$context.F106])" office:value-type="string" office:string-value="https://eol.org/pages/585262" calcext:value-type="string">
            <text:p>https://eol.org/pages/585262</text:p>
          </table:table-cell>
        </table:table-row>
        <table:table-row table:style-name="ro1">
          <table:table-cell table:formula="of:=[$context.A107]" office:value-type="string" office:string-value="rumex  crispus" calcext:value-type="string">
            <text:p>rumex <text:s/>crispus</text:p>
          </table:table-cell>
          <table:table-cell table:formula="of:=IF(ISBLANK([$context.F107]);[$context.B107];[$context.F107])" office:value-type="string" office:string-value="https://eol.org/pages/585266" calcext:value-type="string">
            <text:p>https://eol.org/pages/585266</text:p>
          </table:table-cell>
        </table:table-row>
        <table:table-row table:style-name="ro1">
          <table:table-cell table:formula="of:=[$context.A108]" office:value-type="string" office:string-value="fallopia convolvulus" calcext:value-type="string">
            <text:p>fallopia convolvulus</text:p>
          </table:table-cell>
          <table:table-cell table:formula="of:=IF(ISBLANK([$context.F108]);[$context.B108];[$context.F108])" office:value-type="string" office:string-value="https://eol.org/pages/586686" calcext:value-type="string">
            <text:p>https://eol.org/pages/586686</text:p>
          </table:table-cell>
        </table:table-row>
        <table:table-row table:style-name="ro1">
          <table:table-cell table:formula="of:=[$context.A109]" office:value-type="string" office:string-value="polygonum convolvulus" calcext:value-type="string">
            <text:p>polygonum convolvulus</text:p>
          </table:table-cell>
          <table:table-cell table:formula="of:=IF(ISBLANK([$context.F109]);[$context.B109];[$context.F109])" office:value-type="string" office:string-value="https://eol.org/pages/586686" calcext:value-type="string">
            <text:p>https://eol.org/pages/586686</text:p>
          </table:table-cell>
        </table:table-row>
        <table:table-row table:style-name="ro1">
          <table:table-cell table:formula="of:=[$context.A110]" office:value-type="string" office:string-value="agrostemma githago" calcext:value-type="string">
            <text:p>agrostemma githago</text:p>
          </table:table-cell>
          <table:table-cell table:formula="of:=IF(ISBLANK([$context.F110]);[$context.B110];[$context.F110])" office:value-type="string" office:string-value="https://eol.org/pages/587250" calcext:value-type="string">
            <text:p>https://eol.org/pages/587250</text:p>
          </table:table-cell>
        </table:table-row>
        <table:table-row table:style-name="ro1">
          <table:table-cell table:formula="of:=[$context.A111]" office:value-type="string" office:string-value="fumaria officinalis." calcext:value-type="string">
            <text:p>fumaria officinalis.</text:p>
          </table:table-cell>
          <table:table-cell table:formula="of:=IF(ISBLANK([$context.F111]);[$context.B111];[$context.F111])" office:value-type="string" office:string-value="https://eol.org/pages/590512" calcext:value-type="string">
            <text:p>https://eol.org/pages/590512</text:p>
          </table:table-cell>
        </table:table-row>
        <table:table-row table:style-name="ro1">
          <table:table-cell table:formula="of:=[$context.A112]" office:value-type="string" office:string-value="ficus carica" calcext:value-type="string">
            <text:p>ficus carica</text:p>
          </table:table-cell>
          <table:table-cell table:formula="of:=IF(ISBLANK([$context.F112]);[$context.B112];[$context.F112])" office:value-type="string" office:string-value="https://eol.org/pages/594632" calcext:value-type="string">
            <text:p>https://eol.org/pages/594632</text:p>
          </table:table-cell>
        </table:table-row>
        <table:table-row table:style-name="ro1">
          <table:table-cell table:formula="of:=[$context.A113]" office:value-type="string" office:string-value="morus nigra" calcext:value-type="string">
            <text:p>morus nigra</text:p>
          </table:table-cell>
          <table:table-cell table:formula="of:=IF(ISBLANK([$context.F113]);[$context.B113];[$context.F113])" office:value-type="string" office:string-value="https://eol.org/pages/596202" calcext:value-type="string">
            <text:p>https://eol.org/pages/596202</text:p>
          </table:table-cell>
        </table:table-row>
        <table:table-row table:style-name="ro1">
          <table:table-cell table:formula="of:=[$context.A114]" office:value-type="string" office:string-value="buglossoides officinale" calcext:value-type="string">
            <text:p>buglossoides officinale</text:p>
          </table:table-cell>
          <table:table-cell table:formula="of:=IF(ISBLANK([$context.F114]);[$context.B114];[$context.F114])" office:value-type="string" office:string-value="https://eol.org/pages/62204" calcext:value-type="string">
            <text:p>https://eol.org/pages/62204</text:p>
          </table:table-cell>
        </table:table-row>
        <table:table-row table:style-name="ro1">
          <table:table-cell table:formula="of:=[$context.A115]" office:value-type="string" office:string-value="rubus  idaeus" calcext:value-type="string">
            <text:p>rubus <text:s/>idaeus</text:p>
          </table:table-cell>
          <table:table-cell table:formula="of:=IF(ISBLANK([$context.F115]);[$context.B115];[$context.F115])" office:value-type="string" office:string-value="https://eol.org/pages/625333" calcext:value-type="string">
            <text:p>https://eol.org/pages/625333</text:p>
          </table:table-cell>
        </table:table-row>
        <table:table-row table:style-name="ro1">
          <table:table-cell table:formula="of:=[$context.A116]" office:value-type="string" office:string-value="persica vulgaris" calcext:value-type="string">
            <text:p>persica vulgaris</text:p>
          </table:table-cell>
          <table:table-cell table:formula="of:=IF(ISBLANK([$context.F116]);[$context.B116];[$context.F116])" office:value-type="string" office:string-value="https://eol.org/pages/631649" calcext:value-type="string">
            <text:p>https://eol.org/pages/631649</text:p>
          </table:table-cell>
        </table:table-row>
        <table:table-row table:style-name="ro1">
          <table:table-cell table:formula="of:=[$context.A117]" office:value-type="string" office:string-value="lens culinaris" calcext:value-type="string">
            <text:p>lens culinaris</text:p>
          </table:table-cell>
          <table:table-cell table:formula="of:=IF(ISBLANK([$context.F117]);[$context.B117];[$context.F117])" office:value-type="string" office:string-value="https://eol.org/pages/647510" calcext:value-type="string">
            <text:p>https://eol.org/pages/647510</text:p>
          </table:table-cell>
        </table:table-row>
        <table:table-row table:style-name="ro1">
          <table:table-cell table:formula="of:=[$context.A118]" office:value-type="string" office:string-value="pisum sativum" calcext:value-type="string">
            <text:p>pisum sativum</text:p>
          </table:table-cell>
          <table:table-cell table:formula="of:=IF(ISBLANK([$context.F118]);[$context.B118];[$context.F118])" office:value-type="string" office:string-value="https://eol.org/pages/703192" calcext:value-type="string">
            <text:p>https://eol.org/pages/703192</text:p>
          </table:table-cell>
        </table:table-row>
        <table:table-row table:style-name="ro1">
          <table:table-cell table:formula="of:=[$context.A119]" office:value-type="string" office:string-value="vicia ervilia" calcext:value-type="string">
            <text:p>vicia ervilia</text:p>
          </table:table-cell>
          <table:table-cell table:formula="of:=IF(ISBLANK([$context.F119]);[$context.B119];[$context.F119])" office:value-type="string" office:string-value="https://eol.org/pages/703201" calcext:value-type="string">
            <text:p>https://eol.org/pages/703201</text:p>
          </table:table-cell>
        </table:table-row>
        <table:table-row table:style-name="ro1">
          <table:table-cell table:formula="of:=[$context.A120]" office:value-type="string" office:string-value="vicia sativa" calcext:value-type="string">
            <text:p>vicia sativa</text:p>
          </table:table-cell>
          <table:table-cell table:formula="of:=IF(ISBLANK([$context.F120]);[$context.B120];[$context.F120])" office:value-type="string" office:string-value="https://eol.org/pages/703227" calcext:value-type="string">
            <text:p>https://eol.org/pages/703227</text:p>
          </table:table-cell>
        </table:table-row>
        <table:table-row table:style-name="ro1">
          <table:table-cell table:formula="of:=[$context.A121]" office:value-type="string" office:string-value="trifolium repens" calcext:value-type="string">
            <text:p>trifolium repens</text:p>
          </table:table-cell>
          <table:table-cell table:formula="of:=IF(ISBLANK([$context.F121]);[$context.B121];[$context.F121])" office:value-type="string" office:string-value="https://eol.org/pages/703436" calcext:value-type="string">
            <text:p>https://eol.org/pages/703436</text:p>
          </table:table-cell>
        </table:table-row>
        <table:table-row table:style-name="ro1">
          <table:table-cell table:formula="of:=[$context.A122]" office:value-type="string" office:string-value="anhusa sp." calcext:value-type="string">
            <text:p>anhusa sp.</text:p>
          </table:table-cell>
          <table:table-cell table:formula="of:=IF(ISBLANK([$context.F122]);[$context.B122];[$context.F122])" office:value-type="string" office:string-value="https://eol.org/pages/70954" calcext:value-type="string">
            <text:p>https://eol.org/pages/70954</text:p>
          </table:table-cell>
        </table:table-row>
        <table:table-row table:style-name="ro1">
          <table:table-cell table:formula="of:=[$context.A123]" office:value-type="string" office:string-value="amphora" calcext:value-type="string">
            <text:p>amphora</text:p>
          </table:table-cell>
          <table:table-cell table:formula="of:=IF(ISBLANK([$context.F123]);[$context.B123];[$context.F123])" office:value-type="string" office:string-value="http://vocab.getty.edu/aat/300148696" calcext:value-type="string">
            <text:p>http://vocab.getty.edu/aat/300148696</text:p>
          </table:table-cell>
        </table:table-row>
        <table:table-row table:style-name="ro1">
          <table:table-cell table:formula="of:=[$context.A124]" office:value-type="string" office:string-value="cookware" calcext:value-type="string">
            <text:p>cookware</text:p>
          </table:table-cell>
          <table:table-cell table:formula="of:=IF(ISBLANK([$context.F124]);[$context.B124];[$context.F124])" office:value-type="string" office:string-value="http://vocab.getty.edu/aat/300201279" calcext:value-type="string">
            <text:p>http://vocab.getty.edu/aat/300201279</text:p>
          </table:table-cell>
        </table:table-row>
        <table:table-row table:style-name="ro1">
          <table:table-cell table:formula="of:=[$context.A125]" office:value-type="string" office:string-value="pithos" calcext:value-type="string">
            <text:p>pithos</text:p>
          </table:table-cell>
          <table:table-cell table:formula="of:=IF(ISBLANK([$context.F125]);[$context.B125];[$context.F125])" office:value-type="string" office:string-value="http://vocab.getty.edu/aat/300198882" calcext:value-type="string">
            <text:p>http://vocab.getty.edu/aat/300198882</text:p>
          </table:table-cell>
        </table:table-row>
        <table:table-row table:style-name="ro1">
          <table:table-cell table:formula="of:=[$context.A126]" office:value-type="string" office:string-value="storage" calcext:value-type="string">
            <text:p>storage</text:p>
          </table:table-cell>
          <table:table-cell table:formula="of:=IF(ISBLANK([$context.F126]);[$context.B126];[$context.F126])" office:value-type="string" office:string-value="http://vocab.getty.edu/aat/300198880" calcext:value-type="string">
            <text:p>http://vocab.getty.edu/aat/300198880</text:p>
          </table:table-cell>
        </table:table-row>
        <table:table-row table:style-name="ro1">
          <table:table-cell table:formula="of:=[$context.A127]" office:value-type="string" office:string-value="lid" calcext:value-type="string">
            <text:p>lid</text:p>
          </table:table-cell>
          <table:table-cell table:formula="of:=IF(ISBLANK([$context.F127]);[$context.B127];[$context.F127])" office:value-type="string" office:string-value="http://vocab.getty.edu/aat/300045712" calcext:value-type="string">
            <text:p>http://vocab.getty.edu/aat/300045712</text:p>
          </table:table-cell>
        </table:table-row>
        <table:table-row table:style-name="ro1">
          <table:table-cell table:formula="of:=[$context.A128]" office:value-type="string" office:string-value="fineware" calcext:value-type="string">
            <text:p>fineware</text:p>
          </table:table-cell>
          <table:table-cell table:formula="of:=IF(ISBLANK([$context.F128]);[$context.B128];[$context.F128])" office:value-type="string" office:string-value="http://vocab.getty.edu/aat/300264955" calcext:value-type="string">
            <text:p>http://vocab.getty.edu/aat/300264955</text:p>
          </table:table-cell>
        </table:table-row>
        <table:table-row table:style-name="ro1">
          <table:table-cell table:formula="of:=[$context.A129]" office:value-type="string" office:string-value="mortar (class)" calcext:value-type="string">
            <text:p>mortar (class)</text:p>
          </table:table-cell>
          <table:table-cell table:formula="of:=IF(ISBLANK([$context.F129]);[$context.B129];[$context.F129])" office:value-type="string" office:string-value="http://vocab.getty.edu/aat/300395633" calcext:value-type="string">
            <text:p>http://vocab.getty.edu/aat/300395633</text:p>
          </table:table-cell>
        </table:table-row>
        <table:table-row table:style-name="ro1">
          <table:table-cell table:formula="of:=[$context.A130]" office:value-type="string" office:string-value="special" calcext:value-type="string">
            <text:p>special</text:p>
          </table:table-cell>
          <table:table-cell table:formula="of:=IF(ISBLANK([$context.F130]);[$context.B130];[$context.F130])" office:value-type="string" office:string-value="http://ica.tacc.utexas.edu/chersonesos/ark/concept/attribute/1076" calcext:value-type="string">
            <text:p>http://ica.tacc.utexas.edu/chersonesos/ark/concept/attribute/1076</text:p>
          </table:table-cell>
        </table:table-row>
        <table:table-row table:style-name="ro1">
          <table:table-cell table:formula="of:=[$context.A131]" office:value-type="string" office:string-value="lamp (type)" calcext:value-type="string">
            <text:p>lamp (type)</text:p>
          </table:table-cell>
          <table:table-cell table:formula="of:=IF(ISBLANK([$context.F131]);[$context.B131];[$context.F131])" office:value-type="string" office:string-value="http://vocab.getty.edu/aat/300183182" calcext:value-type="string">
            <text:p>http://vocab.getty.edu/aat/300183182</text:p>
          </table:table-cell>
        </table:table-row>
        <table:table-row table:style-name="ro1">
          <table:table-cell table:formula="of:=[$context.A132]" office:value-type="string" office:string-value="terracotta" calcext:value-type="string">
            <text:p>terracotta</text:p>
          </table:table-cell>
          <table:table-cell table:formula="of:=IF(ISBLANK([$context.F132]);[$context.B132];[$context.F132])" office:value-type="string" office:string-value="http://vocab.getty.edu/aat/300047296" calcext:value-type="string">
            <text:p>http://vocab.getty.edu/aat/300047296</text:p>
          </table:table-cell>
        </table:table-row>
        <table:table-row table:style-name="ro1">
          <table:table-cell table:formula="of:=[$context.A133]" office:value-type="string" office:string-value="waterpipe (class)" calcext:value-type="string">
            <text:p>waterpipe (class)</text:p>
          </table:table-cell>
          <table:table-cell table:formula="of:=IF(ISBLANK([$context.F133]);[$context.B133];[$context.F133])" office:value-type="string" office:string-value="http://vocab.getty.edu/aat/300432673" calcext:value-type="string">
            <text:p>http://vocab.getty.edu/aat/300432673</text:p>
          </table:table-cell>
        </table:table-row>
        <table:table-row table:style-name="ro1">
          <table:table-cell table:formula="of:=[$context.A134]" office:value-type="string" office:string-value="tile (class)" calcext:value-type="string">
            <text:p>tile (class)</text:p>
          </table:table-cell>
          <table:table-cell table:formula="of:=IF(ISBLANK([$context.F134]);[$context.B134];[$context.F134])" office:value-type="string" office:string-value="http://vocab.getty.edu/aat/300010699" calcext:value-type="string">
            <text:p>http://vocab.getty.edu/aat/300010699</text:p>
          </table:table-cell>
        </table:table-row>
        <table:table-row table:style-name="ro1">
          <table:table-cell table:formula="of:=[$context.A135]" office:value-type="string" office:string-value="brick (type)" calcext:value-type="string">
            <text:p>brick (type)</text:p>
          </table:table-cell>
          <table:table-cell table:formula="of:=IF(ISBLANK([$context.F135]);[$context.B135];[$context.F135])" office:value-type="string" office:string-value="http://vocab.getty.edu/aat/300010463" calcext:value-type="string">
            <text:p>http://vocab.getty.edu/aat/300010463</text:p>
          </table:table-cell>
        </table:table-row>
        <table:table-row table:style-name="ro1">
          <table:table-cell table:formula="of:=[$context.A136]" office:value-type="string" office:string-value="jar (class)" calcext:value-type="string">
            <text:p>jar (class)</text:p>
          </table:table-cell>
          <table:table-cell table:formula="of:=IF(ISBLANK([$context.F136]);[$context.B136];[$context.F136])" office:value-type="string" office:string-value="http://vocab.getty.edu/aat/300195347" calcext:value-type="string">
            <text:p>http://vocab.getty.edu/aat/300195347</text:p>
          </table:table-cell>
        </table:table-row>
        <table:table-row table:style-name="ro1">
          <table:table-cell table:formula="of:=[$context.A137]" office:value-type="string" office:string-value="pseudo-kos (?)" calcext:value-type="string">
            <text:p>pseudo-kos (?)</text:p>
          </table:table-cell>
          <table:table-cell table:formula="of:=IF(ISBLANK([$context.F137]);[$context.B137];[$context.F137])" office:value-type="string" office:string-value="http://ica.tacc.utexas.edu/chersonesos/ark/concept/attribute/1000" calcext:value-type="string">
            <text:p>http://ica.tacc.utexas.edu/chersonesos/ark/concept/attribute/1000</text:p>
          </table:table-cell>
        </table:table-row>
        <table:table-row table:style-name="ro1">
          <table:table-cell table:formula="of:=[$context.A138]" office:value-type="string" office:string-value="lrc, form 1 (?)" calcext:value-type="string">
            <text:p>lrc, form 1 (?)</text:p>
          </table:table-cell>
          <table:table-cell table:formula="of:=IF(ISBLANK([$context.F138]);[$context.B138];[$context.F138])" office:value-type="string" office:string-value="http://ica.tacc.utexas.edu/chersonesos/ark/concept/attribute/1001" calcext:value-type="string">
            <text:p>http://ica.tacc.utexas.edu/chersonesos/ark/concept/attribute/1001</text:p>
          </table:table-cell>
        </table:table-row>
        <table:table-row table:style-name="ro1">
          <table:table-cell table:formula="of:=[$context.A139]" office:value-type="string" office:string-value="unidentified roman amphora" calcext:value-type="string">
            <text:p>unidentified roman amphora</text:p>
          </table:table-cell>
          <table:table-cell table:formula="of:=IF(ISBLANK([$context.F139]);[$context.B139];[$context.F139])" office:value-type="string" office:string-value="http://ica.tacc.utexas.edu/chersonesos/ark/concept/attribute/1002" calcext:value-type="string">
            <text:p>http://ica.tacc.utexas.edu/chersonesos/ark/concept/attribute/1002</text:p>
          </table:table-cell>
        </table:table-row>
        <table:table-row table:style-name="ro1">
          <table:table-cell table:formula="of:=[$context.A140]" office:value-type="string" office:string-value="light clay, first centuries ad (s-iv, vnukov)" calcext:value-type="string">
            <text:p>light clay, first centuries ad (s-iv, vnukov)</text:p>
          </table:table-cell>
          <table:table-cell table:formula="of:=IF(ISBLANK([$context.F140]);[$context.B140];[$context.F140])" office:value-type="string" office:string-value="http://ica.tacc.utexas.edu/chersonesos/ark/concept/attribute/1003" calcext:value-type="string">
            <text:p>http://ica.tacc.utexas.edu/chersonesos/ark/concept/attribute/1003</text:p>
          </table:table-cell>
        </table:table-row>
        <table:table-row table:style-name="ro1">
          <table:table-cell table:formula="of:=[$context.A141]" office:value-type="string" office:string-value="hellenistic mortar, waster" calcext:value-type="string">
            <text:p>hellenistic mortar, waster</text:p>
          </table:table-cell>
          <table:table-cell table:formula="of:=IF(ISBLANK([$context.F141]);[$context.B141];[$context.F141])" office:value-type="string" office:string-value="http://ica.tacc.utexas.edu/chersonesos/ark/concept/attribute/1004" calcext:value-type="string">
            <text:p>http://ica.tacc.utexas.edu/chersonesos/ark/concept/attribute/1004</text:p>
          </table:table-cell>
        </table:table-row>
        <table:table-row table:style-name="ro1">
          <table:table-cell table:formula="of:=[$context.A142]" office:value-type="string" office:string-value="closed red-slip form " calcext:value-type="string">
            <text:p>closed red-slip form </text:p>
          </table:table-cell>
          <table:table-cell table:formula="of:=IF(ISBLANK([$context.F142]);[$context.B142];[$context.F142])" office:value-type="string" office:string-value="http://ica.tacc.utexas.edu/chersonesos/ark/concept/attribute/1005" calcext:value-type="string">
            <text:p>http://ica.tacc.utexas.edu/chersonesos/ark/concept/attribute/1005</text:p>
          </table:table-cell>
        </table:table-row>
        <table:table-row table:style-name="ro1">
          <table:table-cell table:formula="of:=[$context.A143]" office:value-type="string" office:string-value="light clay (shelov type) " calcext:value-type="string">
            <text:p>light clay (shelov type) </text:p>
          </table:table-cell>
          <table:table-cell table:formula="of:=IF(ISBLANK([$context.F143]);[$context.B143];[$context.F143])" office:value-type="string" office:string-value="http://ica.tacc.utexas.edu/chersonesos/ark/concept/attribute/1006" calcext:value-type="string">
            <text:p>http://ica.tacc.utexas.edu/chersonesos/ark/concept/attribute/1006</text:p>
          </table:table-cell>
        </table:table-row>
        <table:table-row table:style-name="ro1">
          <table:table-cell table:formula="of:=[$context.A144]" office:value-type="string" office:string-value="class 4 (&quot;gaza&quot;)" calcext:value-type="string">
            <text:p>class 4 ("gaza")</text:p>
          </table:table-cell>
          <table:table-cell table:formula="of:=IF(ISBLANK([$context.F144]);[$context.B144];[$context.F144])" office:value-type="string" office:string-value="http://ica.tacc.utexas.edu/chersonesos/ark/concept/attribute/1007" calcext:value-type="string">
            <text:p>http://ica.tacc.utexas.edu/chersonesos/ark/concept/attribute/1007</text:p>
          </table:table-cell>
        </table:table-row>
        <table:table-row table:style-name="ro1">
          <table:table-cell table:formula="of:=[$context.A145]" office:value-type="string" office:string-value="class 22 (zeest-95; lra 3-riley)" calcext:value-type="string">
            <text:p>class 22 (zeest-95; lra 3-riley)</text:p>
          </table:table-cell>
          <table:table-cell table:formula="of:=IF(ISBLANK([$context.F145]);[$context.B145];[$context.F145])" office:value-type="string" office:string-value="http://ica.tacc.utexas.edu/chersonesos/ark/concept/attribute/1008" calcext:value-type="string">
            <text:p>http://ica.tacc.utexas.edu/chersonesos/ark/concept/attribute/1008</text:p>
          </table:table-cell>
        </table:table-row>
        <table:table-row table:style-name="ro1">
          <table:table-cell table:formula="of:=[$context.A146]" office:value-type="string" office:string-value="syrian (?) glazed ware" calcext:value-type="string">
            <text:p>syrian (?) glazed ware</text:p>
          </table:table-cell>
          <table:table-cell table:formula="of:=IF(ISBLANK([$context.F146]);[$context.B146];[$context.F146])" office:value-type="string" office:string-value="http://ica.tacc.utexas.edu/chersonesos/ark/concept/attribute/1009" calcext:value-type="string">
            <text:p>http://ica.tacc.utexas.edu/chersonesos/ark/concept/attribute/1009</text:p>
          </table:table-cell>
        </table:table-row>
        <table:table-row table:style-name="ro1">
          <table:table-cell table:formula="of:=[$context.A147]" office:value-type="string" office:string-value="adsv, type v (zeest 98)" calcext:value-type="string">
            <text:p>adsv, type v (zeest 98)</text:p>
          </table:table-cell>
          <table:table-cell table:formula="of:=IF(ISBLANK([$context.F147]);[$context.B147];[$context.F147])" office:value-type="string" office:string-value="http://ica.tacc.utexas.edu/chersonesos/ark/concept/attribute/1010" calcext:value-type="string">
            <text:p>http://ica.tacc.utexas.edu/chersonesos/ark/concept/attribute/1010</text:p>
          </table:table-cell>
        </table:table-row>
        <table:table-row table:style-name="ro1">
          <table:table-cell table:formula="of:=[$context.A148]" office:value-type="string" office:string-value="wheelmade cookware (including frags. of hellenistic cookpots) " calcext:value-type="string">
            <text:p>wheelmade cookware (including frags. of hellenistic cookpots) </text:p>
          </table:table-cell>
          <table:table-cell table:formula="of:=IF(ISBLANK([$context.F148]);[$context.B148];[$context.F148])" office:value-type="string" office:string-value="http://ica.tacc.utexas.edu/chersonesos/ark/concept/attribute/1011" calcext:value-type="string">
            <text:p>http://ica.tacc.utexas.edu/chersonesos/ark/concept/attribute/1011</text:p>
          </table:table-cell>
        </table:table-row>
        <table:table-row table:style-name="ro1">
          <table:table-cell table:formula="of:=[$context.A149]" office:value-type="string" office:string-value="plain red-clay jugs (including hellenistic examples)" calcext:value-type="string">
            <text:p>plain red-clay jugs (including hellenistic examples)</text:p>
          </table:table-cell>
          <table:table-cell table:formula="of:=IF(ISBLANK([$context.F149]);[$context.B149];[$context.F149])" office:value-type="string" office:string-value="http://ica.tacc.utexas.edu/chersonesos/ark/concept/attribute/1012" calcext:value-type="string">
            <text:p>http://ica.tacc.utexas.edu/chersonesos/ark/concept/attribute/1012</text:p>
          </table:table-cell>
        </table:table-row>
        <table:table-row table:style-name="ro1">
          <table:table-cell table:formula="of:=[$context.A150]" office:value-type="string" office:string-value="syrian" calcext:value-type="string">
            <text:p>syrian</text:p>
          </table:table-cell>
          <table:table-cell table:formula="of:=IF(ISBLANK([$context.F150]);[$context.B150];[$context.F150])" office:value-type="string" office:string-value="http://ica.tacc.utexas.edu/chersonesos/ark/concept/attribute/1013" calcext:value-type="string">
            <text:p>http://ica.tacc.utexas.edu/chersonesos/ark/concept/attribute/1013</text:p>
          </table:table-cell>
        </table:table-row>
        <table:table-row table:style-name="ro1">
          <table:table-cell table:formula="of:=[$context.A151]" office:value-type="string" office:string-value="islamic fritware" calcext:value-type="string">
            <text:p>islamic fritware</text:p>
          </table:table-cell>
          <table:table-cell table:formula="of:=IF(ISBLANK([$context.F151]);[$context.B151];[$context.F151])" office:value-type="string" office:string-value="http://ica.tacc.utexas.edu/chersonesos/ark/concept/attribute/1014" calcext:value-type="string">
            <text:p>http://ica.tacc.utexas.edu/chersonesos/ark/concept/attribute/1014</text:p>
          </table:table-cell>
        </table:table-row>
        <table:table-row table:style-name="ro1">
          <table:table-cell table:formula="of:=[$context.A152]" office:value-type="string" office:string-value="aegean ware (groups 3-4, yakobson)" calcext:value-type="string">
            <text:p>aegean ware (groups 3-4, yakobson)</text:p>
          </table:table-cell>
          <table:table-cell table:formula="of:=IF(ISBLANK([$context.F152]);[$context.B152];[$context.F152])" office:value-type="string" office:string-value="http://ica.tacc.utexas.edu/chersonesos/ark/concept/attribute/1015" calcext:value-type="string">
            <text:p>http://ica.tacc.utexas.edu/chersonesos/ark/concept/attribute/1015</text:p>
          </table:table-cell>
        </table:table-row>
        <table:table-row table:style-name="ro1">
          <table:table-cell table:formula="of:=[$context.A153]" office:value-type="string" office:string-value="jugs" calcext:value-type="string">
            <text:p>jugs</text:p>
          </table:table-cell>
          <table:table-cell table:formula="of:=IF(ISBLANK([$context.F153]);[$context.B153];[$context.F153])" office:value-type="string" office:string-value="http://ica.tacc.utexas.edu/chersonesos/ark/concept/attribute/1016" calcext:value-type="string">
            <text:p>http://ica.tacc.utexas.edu/chersonesos/ark/concept/attribute/1016</text:p>
          </table:table-cell>
        </table:table-row>
        <table:table-row table:style-name="ro1">
          <table:table-cell table:formula="of:=[$context.A154]" office:value-type="string" office:string-value="red clay (zeest 72, 79?)" calcext:value-type="string">
            <text:p>red clay (zeest 72, 79?)</text:p>
          </table:table-cell>
          <table:table-cell table:formula="of:=IF(ISBLANK([$context.F154]);[$context.B154];[$context.F154])" office:value-type="string" office:string-value="http://ica.tacc.utexas.edu/chersonesos/ark/concept/attribute/1017" calcext:value-type="string">
            <text:p>http://ica.tacc.utexas.edu/chersonesos/ark/concept/attribute/1017</text:p>
          </table:table-cell>
        </table:table-row>
        <table:table-row table:style-name="ro1">
          <table:table-cell table:formula="of:=[$context.A155]" office:value-type="string" office:string-value="fine sgraffito group cookware" calcext:value-type="string">
            <text:p>fine sgraffito group cookware</text:p>
          </table:table-cell>
          <table:table-cell table:formula="of:=IF(ISBLANK([$context.F155]);[$context.B155];[$context.F155])" office:value-type="string" office:string-value="http://ica.tacc.utexas.edu/chersonesos/ark/concept/attribute/1018" calcext:value-type="string">
            <text:p>http://ica.tacc.utexas.edu/chersonesos/ark/concept/attribute/1018</text:p>
          </table:table-cell>
        </table:table-row>
        <table:table-row table:style-name="ro1">
          <table:table-cell table:formula="of:=[$context.A156]" office:value-type="string" office:string-value="arsw" calcext:value-type="string">
            <text:p>arsw</text:p>
          </table:table-cell>
          <table:table-cell table:formula="of:=IF(ISBLANK([$context.F156]);[$context.B156];[$context.F156])" office:value-type="string" office:string-value="http://ica.tacc.utexas.edu/chersonesos/ark/concept/attribute/1019" calcext:value-type="string">
            <text:p>http://ica.tacc.utexas.edu/chersonesos/ark/concept/attribute/1019</text:p>
          </table:table-cell>
        </table:table-row>
        <table:table-row table:style-name="ro1">
          <table:table-cell table:formula="of:=[$context.A157]" office:value-type="string" office:string-value="mortar (type)" calcext:value-type="string">
            <text:p>mortar (type)</text:p>
          </table:table-cell>
          <table:table-cell table:formula="of:=IF(ISBLANK([$context.F157]);[$context.B157];[$context.F157])" office:value-type="string" office:string-value="http://ica.tacc.utexas.edu/chersonesos/ark/concept/attribute/1020" calcext:value-type="string">
            <text:p>http://ica.tacc.utexas.edu/chersonesos/ark/concept/attribute/1020</text:p>
          </table:table-cell>
        </table:table-row>
        <table:table-row table:style-name="ro1">
          <table:table-cell table:formula="of:=[$context.A158]" office:value-type="string" office:string-value="red clay (zeest 72)" calcext:value-type="string">
            <text:p>red clay (zeest 72)</text:p>
          </table:table-cell>
          <table:table-cell table:formula="of:=IF(ISBLANK([$context.F158]);[$context.B158];[$context.F158])" office:value-type="string" office:string-value="http://ica.tacc.utexas.edu/chersonesos/ark/concept/attribute/1021" calcext:value-type="string">
            <text:p>http://ica.tacc.utexas.edu/chersonesos/ark/concept/attribute/1021</text:p>
          </table:table-cell>
        </table:table-row>
        <table:table-row table:style-name="ro1">
          <table:table-cell table:formula="of:=[$context.A159]" office:value-type="string" office:string-value="light clay (heraklea, sinope)" calcext:value-type="string">
            <text:p>light clay (heraklea, sinope)</text:p>
          </table:table-cell>
          <table:table-cell table:formula="of:=IF(ISBLANK([$context.F159]);[$context.B159];[$context.F159])" office:value-type="string" office:string-value="http://ica.tacc.utexas.edu/chersonesos/ark/concept/attribute/1022" calcext:value-type="string">
            <text:p>http://ica.tacc.utexas.edu/chersonesos/ark/concept/attribute/1022</text:p>
          </table:table-cell>
        </table:table-row>
        <table:table-row table:style-name="ro1">
          <table:table-cell table:formula="of:=[$context.A160]" office:value-type="string" office:string-value="polychrome white-clay" calcext:value-type="string">
            <text:p>polychrome white-clay</text:p>
          </table:table-cell>
          <table:table-cell table:formula="of:=IF(ISBLANK([$context.F160]);[$context.B160];[$context.F160])" office:value-type="string" office:string-value="http://ica.tacc.utexas.edu/chersonesos/ark/concept/attribute/1023" calcext:value-type="string">
            <text:p>http://ica.tacc.utexas.edu/chersonesos/ark/concept/attribute/1023</text:p>
          </table:table-cell>
        </table:table-row>
        <table:table-row table:style-name="ro1">
          <table:table-cell table:formula="of:=[$context.A161]" office:value-type="string" office:string-value="unidentified hellenistic or roman amphora" calcext:value-type="string">
            <text:p>unidentified hellenistic or roman amphora</text:p>
          </table:table-cell>
          <table:table-cell table:formula="of:=IF(ISBLANK([$context.F161]);[$context.B161];[$context.F161])" office:value-type="string" office:string-value="http://ica.tacc.utexas.edu/chersonesos/ark/concept/attribute/1024" calcext:value-type="string">
            <text:p>http://ica.tacc.utexas.edu/chersonesos/ark/concept/attribute/1024</text:p>
          </table:table-cell>
        </table:table-row>
        <table:table-row table:style-name="ro1">
          <table:table-cell table:formula="of:=[$context.A162]" office:value-type="string" office:string-value="constantinople white-clay " calcext:value-type="string">
            <text:p>constantinople white-clay </text:p>
          </table:table-cell>
          <table:table-cell table:formula="of:=IF(ISBLANK([$context.F162]);[$context.B162];[$context.F162])" office:value-type="string" office:string-value="http://ica.tacc.utexas.edu/chersonesos/ark/concept/attribute/1025" calcext:value-type="string">
            <text:p>http://ica.tacc.utexas.edu/chersonesos/ark/concept/attribute/1025</text:p>
          </table:table-cell>
        </table:table-row>
        <table:table-row table:style-name="ro1">
          <table:table-cell table:formula="of:=[$context.A163]" office:value-type="string" office:string-value="anatolian white-clay " calcext:value-type="string">
            <text:p>anatolian white-clay </text:p>
          </table:table-cell>
          <table:table-cell table:formula="of:=IF(ISBLANK([$context.F163]);[$context.B163];[$context.F163])" office:value-type="string" office:string-value="http://ica.tacc.utexas.edu/chersonesos/ark/concept/attribute/1026" calcext:value-type="string">
            <text:p>http://ica.tacc.utexas.edu/chersonesos/ark/concept/attribute/1026</text:p>
          </table:table-cell>
        </table:table-row>
        <table:table-row table:style-name="ro1">
          <table:table-cell table:formula="of:=[$context.A164]" office:value-type="string" office:string-value="unidentified hellenistic and roman amphora" calcext:value-type="string">
            <text:p>unidentified hellenistic and roman amphora</text:p>
          </table:table-cell>
          <table:table-cell table:formula="of:=IF(ISBLANK([$context.F164]);[$context.B164];[$context.F164])" office:value-type="string" office:string-value="http://ica.tacc.utexas.edu/chersonesos/ark/concept/attribute/1027" calcext:value-type="string">
            <text:p>http://ica.tacc.utexas.edu/chersonesos/ark/concept/attribute/1027</text:p>
          </table:table-cell>
        </table:table-row>
        <table:table-row table:style-name="ro1">
          <table:table-cell table:formula="of:=[$context.A165]" office:value-type="string" office:string-value="unidentified cookware" calcext:value-type="string">
            <text:p>unidentified cookware</text:p>
          </table:table-cell>
          <table:table-cell table:formula="of:=IF(ISBLANK([$context.F165]);[$context.B165];[$context.F165])" office:value-type="string" office:string-value="http://ica.tacc.utexas.edu/chersonesos/ark/concept/attribute/1028" calcext:value-type="string">
            <text:p>http://ica.tacc.utexas.edu/chersonesos/ark/concept/attribute/1028</text:p>
          </table:table-cell>
        </table:table-row>
        <table:table-row table:style-name="ro1">
          <table:table-cell table:formula="of:=[$context.A166]" office:value-type="string" office:string-value="glazed white ware ii, hayes" calcext:value-type="string">
            <text:p>glazed white ware ii, hayes</text:p>
          </table:table-cell>
          <table:table-cell table:formula="of:=IF(ISBLANK([$context.F166]);[$context.B166];[$context.F166])" office:value-type="string" office:string-value="http://ica.tacc.utexas.edu/chersonesos/ark/concept/attribute/1029" calcext:value-type="string">
            <text:p>http://ica.tacc.utexas.edu/chersonesos/ark/concept/attribute/1029</text:p>
          </table:table-cell>
        </table:table-row>
        <table:table-row table:style-name="ro1">
          <table:table-cell table:formula="of:=[$context.A167]" office:value-type="string" office:string-value="slip-painted jug" calcext:value-type="string">
            <text:p>slip-painted jug</text:p>
          </table:table-cell>
          <table:table-cell table:formula="of:=IF(ISBLANK([$context.F167]);[$context.B167];[$context.F167])" office:value-type="string" office:string-value="http://ica.tacc.utexas.edu/chersonesos/ark/concept/attribute/1030" calcext:value-type="string">
            <text:p>http://ica.tacc.utexas.edu/chersonesos/ark/concept/attribute/1030</text:p>
          </table:table-cell>
        </table:table-row>
        <table:table-row table:style-name="ro1">
          <table:table-cell table:formula="of:=[$context.A168]" office:value-type="string" office:string-value="arsw, form 105" calcext:value-type="string">
            <text:p>arsw, form 105</text:p>
          </table:table-cell>
          <table:table-cell table:formula="of:=IF(ISBLANK([$context.F168]);[$context.B168];[$context.F168])" office:value-type="string" office:string-value="http://ica.tacc.utexas.edu/chersonesos/ark/concept/attribute/1031" calcext:value-type="string">
            <text:p>http://ica.tacc.utexas.edu/chersonesos/ark/concept/attribute/1031</text:p>
          </table:table-cell>
        </table:table-row>
        <table:table-row table:style-name="ro1">
          <table:table-cell table:formula="of:=[$context.A169]" office:value-type="string" office:string-value="black gloss (pale and red clay)" calcext:value-type="string">
            <text:p>black gloss (pale and red clay)</text:p>
          </table:table-cell>
          <table:table-cell table:formula="of:=IF(ISBLANK([$context.F169]);[$context.B169];[$context.F169])" office:value-type="string" office:string-value="http://ica.tacc.utexas.edu/chersonesos/ark/concept/attribute/1032" calcext:value-type="string">
            <text:p>http://ica.tacc.utexas.edu/chersonesos/ark/concept/attribute/1032</text:p>
          </table:table-cell>
        </table:table-row>
        <table:table-row table:style-name="ro1">
          <table:table-cell table:formula="of:=[$context.A170]" office:value-type="string" office:string-value="red clay (zeest 72, 76, 80)" calcext:value-type="string">
            <text:p>red clay (zeest 72, 76, 80)</text:p>
          </table:table-cell>
          <table:table-cell table:formula="of:=IF(ISBLANK([$context.F170]);[$context.B170];[$context.F170])" office:value-type="string" office:string-value="http://ica.tacc.utexas.edu/chersonesos/ark/concept/attribute/1033" calcext:value-type="string">
            <text:p>http://ica.tacc.utexas.edu/chersonesos/ark/concept/attribute/1033</text:p>
          </table:table-cell>
        </table:table-row>
        <table:table-row table:style-name="ro1">
          <table:table-cell table:formula="of:=[$context.A171]" office:value-type="string" office:string-value="hellenistic jugs" calcext:value-type="string">
            <text:p>hellenistic jugs</text:p>
          </table:table-cell>
          <table:table-cell table:formula="of:=IF(ISBLANK([$context.F171]);[$context.B171];[$context.F171])" office:value-type="string" office:string-value="http://ica.tacc.utexas.edu/chersonesos/ark/concept/attribute/1034" calcext:value-type="string">
            <text:p>http://ica.tacc.utexas.edu/chersonesos/ark/concept/attribute/1034</text:p>
          </table:table-cell>
        </table:table-row>
        <table:table-row table:style-name="ro1">
          <table:table-cell table:formula="of:=[$context.A172]" office:value-type="string" office:string-value="stamped tile" calcext:value-type="string">
            <text:p>stamped tile</text:p>
          </table:table-cell>
          <table:table-cell table:formula="of:=IF(ISBLANK([$context.F172]);[$context.B172];[$context.F172])" office:value-type="string" office:string-value="http://ica.tacc.utexas.edu/chersonesos/ark/concept/attribute/1035" calcext:value-type="string">
            <text:p>http://ica.tacc.utexas.edu/chersonesos/ark/concept/attribute/1035</text:p>
          </table:table-cell>
        </table:table-row>
        <table:table-row table:style-name="ro1">
          <table:table-cell table:formula="of:=[$context.A173]" office:value-type="string" office:string-value="red-clay with conical foot" calcext:value-type="string">
            <text:p>red-clay with conical foot</text:p>
          </table:table-cell>
          <table:table-cell table:formula="of:=IF(ISBLANK([$context.F173]);[$context.B173];[$context.F173])" office:value-type="string" office:string-value="http://ica.tacc.utexas.edu/chersonesos/ark/concept/attribute/1036" calcext:value-type="string">
            <text:p>http://ica.tacc.utexas.edu/chersonesos/ark/concept/attribute/1036</text:p>
          </table:table-cell>
        </table:table-row>
        <table:table-row table:style-name="ro1">
          <table:table-cell table:formula="of:=[$context.A174]" office:value-type="string" office:string-value="red-clay (zeest 72, 76)" calcext:value-type="string">
            <text:p>red-clay (zeest 72, 76)</text:p>
          </table:table-cell>
          <table:table-cell table:formula="of:=IF(ISBLANK([$context.F174]);[$context.B174];[$context.F174])" office:value-type="string" office:string-value="http://ica.tacc.utexas.edu/chersonesos/ark/concept/attribute/1037" calcext:value-type="string">
            <text:p>http://ica.tacc.utexas.edu/chersonesos/ark/concept/attribute/1037</text:p>
          </table:table-cell>
        </table:table-row>
        <table:table-row table:style-name="ro1">
          <table:table-cell table:formula="of:=[$context.A175]" office:value-type="string" office:string-value="class 18 (lra 2-riley)" calcext:value-type="string">
            <text:p>class 18 (lra 2-riley)</text:p>
          </table:table-cell>
          <table:table-cell table:formula="of:=IF(ISBLANK([$context.F175]);[$context.B175];[$context.F175])" office:value-type="string" office:string-value="http://ica.tacc.utexas.edu/chersonesos/ark/concept/attribute/1038" calcext:value-type="string">
            <text:p>http://ica.tacc.utexas.edu/chersonesos/ark/concept/attribute/1038</text:p>
          </table:table-cell>
        </table:table-row>
        <table:table-row table:style-name="ro1">
          <table:table-cell table:formula="of:=[$context.A176]" office:value-type="string" office:string-value="glazed white ware ii (hayes)" calcext:value-type="string">
            <text:p>glazed white ware ii (hayes)</text:p>
          </table:table-cell>
          <table:table-cell table:formula="of:=IF(ISBLANK([$context.F176]);[$context.B176];[$context.F176])" office:value-type="string" office:string-value="http://ica.tacc.utexas.edu/chersonesos/ark/concept/attribute/1039" calcext:value-type="string">
            <text:p>http://ica.tacc.utexas.edu/chersonesos/ark/concept/attribute/1039</text:p>
          </table:table-cell>
        </table:table-row>
        <table:table-row table:style-name="ro1">
          <table:table-cell table:formula="of:=[$context.A177]" office:value-type="string" office:string-value="polychrome ware (group 6, yakobson) " calcext:value-type="string">
            <text:p>polychrome ware (group 6, yakobson) </text:p>
          </table:table-cell>
          <table:table-cell table:formula="of:=IF(ISBLANK([$context.F177]);[$context.B177];[$context.F177])" office:value-type="string" office:string-value="http://ica.tacc.utexas.edu/chersonesos/ark/concept/attribute/1040" calcext:value-type="string">
            <text:p>http://ica.tacc.utexas.edu/chersonesos/ark/concept/attribute/1040</text:p>
          </table:table-cell>
        </table:table-row>
        <table:table-row table:style-name="ro1">
          <table:table-cell table:formula="of:=[$context.A178]" office:value-type="string" office:string-value="glazed jug" calcext:value-type="string">
            <text:p>glazed jug</text:p>
          </table:table-cell>
          <table:table-cell table:formula="of:=IF(ISBLANK([$context.F178]);[$context.B178];[$context.F178])" office:value-type="string" office:string-value="http://ica.tacc.utexas.edu/chersonesos/ark/concept/attribute/1041" calcext:value-type="string">
            <text:p>http://ica.tacc.utexas.edu/chersonesos/ark/concept/attribute/1041</text:p>
          </table:table-cell>
        </table:table-row>
        <table:table-row table:style-name="ro1">
          <table:table-cell table:formula="of:=[$context.A179]" office:value-type="string" office:string-value="lrc, arsw form ?" calcext:value-type="string">
            <text:p>lrc, arsw form ?</text:p>
          </table:table-cell>
          <table:table-cell table:formula="of:=IF(ISBLANK([$context.F179]);[$context.B179];[$context.F179])" office:value-type="string" office:string-value="http://ica.tacc.utexas.edu/chersonesos/ark/concept/attribute/1042" calcext:value-type="string">
            <text:p>http://ica.tacc.utexas.edu/chersonesos/ark/concept/attribute/1042</text:p>
          </table:table-cell>
        </table:table-row>
        <table:table-row table:style-name="ro1">
          <table:table-cell table:formula="of:=[$context.A180]" office:value-type="string" office:string-value="gray clay with black gloss" calcext:value-type="string">
            <text:p>gray clay with black gloss</text:p>
          </table:table-cell>
          <table:table-cell table:formula="of:=IF(ISBLANK([$context.F180]);[$context.B180];[$context.F180])" office:value-type="string" office:string-value="http://ica.tacc.utexas.edu/chersonesos/ark/concept/attribute/1043" calcext:value-type="string">
            <text:p>http://ica.tacc.utexas.edu/chersonesos/ark/concept/attribute/1043</text:p>
          </table:table-cell>
        </table:table-row>
        <table:table-row table:style-name="ro1">
          <table:table-cell table:formula="of:=[$context.A181]" office:value-type="string" office:string-value="red-clay glazed ware" calcext:value-type="string">
            <text:p>red-clay glazed ware</text:p>
          </table:table-cell>
          <table:table-cell table:formula="of:=IF(ISBLANK([$context.F181]);[$context.B181];[$context.F181])" office:value-type="string" office:string-value="http://ica.tacc.utexas.edu/chersonesos/ark/concept/attribute/1044" calcext:value-type="string">
            <text:p>http://ica.tacc.utexas.edu/chersonesos/ark/concept/attribute/1044</text:p>
          </table:table-cell>
        </table:table-row>
        <table:table-row table:style-name="ro1">
          <table:table-cell table:formula="of:=[$context.A182]" office:value-type="string" office:string-value="arsw, form 32_58" calcext:value-type="string">
            <text:p>arsw, form 32_58</text:p>
          </table:table-cell>
          <table:table-cell table:formula="of:=IF(ISBLANK([$context.F182]);[$context.B182];[$context.F182])" office:value-type="string" office:string-value="http://ica.tacc.utexas.edu/chersonesos/ark/concept/attribute/1045" calcext:value-type="string">
            <text:p>http://ica.tacc.utexas.edu/chersonesos/ark/concept/attribute/1045</text:p>
          </table:table-cell>
        </table:table-row>
        <table:table-row table:style-name="ro1">
          <table:table-cell table:formula="of:=[$context.A183]" office:value-type="string" office:string-value="plain fineware" calcext:value-type="string">
            <text:p>plain fineware</text:p>
          </table:table-cell>
          <table:table-cell table:formula="of:=IF(ISBLANK([$context.F183]);[$context.B183];[$context.F183])" office:value-type="string" office:string-value="http://ica.tacc.utexas.edu/chersonesos/ark/concept/attribute/1046" calcext:value-type="string">
            <text:p>http://ica.tacc.utexas.edu/chersonesos/ark/concept/attribute/1046</text:p>
          </table:table-cell>
        </table:table-row>
        <table:table-row table:style-name="ro1">
          <table:table-cell table:formula="of:=[$context.A184]" office:value-type="string" office:string-value="glazed white ware i (hayes)" calcext:value-type="string">
            <text:p>glazed white ware i (hayes)</text:p>
          </table:table-cell>
          <table:table-cell table:formula="of:=IF(ISBLANK([$context.F184]);[$context.B184];[$context.F184])" office:value-type="string" office:string-value="http://ica.tacc.utexas.edu/chersonesos/ark/concept/attribute/1047" calcext:value-type="string">
            <text:p>http://ica.tacc.utexas.edu/chersonesos/ark/concept/attribute/1047</text:p>
          </table:table-cell>
        </table:table-row>
        <table:table-row table:style-name="ro1">
          <table:table-cell table:formula="of:=[$context.A185]" office:value-type="string" office:string-value="arsw, form 93_97" calcext:value-type="string">
            <text:p>arsw, form 93_97</text:p>
          </table:table-cell>
          <table:table-cell table:formula="of:=IF(ISBLANK([$context.F185]);[$context.B185];[$context.F185])" office:value-type="string" office:string-value="http://ica.tacc.utexas.edu/chersonesos/ark/concept/attribute/1048" calcext:value-type="string">
            <text:p>http://ica.tacc.utexas.edu/chersonesos/ark/concept/attribute/1048</text:p>
          </table:table-cell>
        </table:table-row>
        <table:table-row table:style-name="ro1">
          <table:table-cell table:formula="of:=[$context.A186]" office:value-type="string" office:string-value="unspecified amphora" calcext:value-type="string">
            <text:p>unspecified amphora</text:p>
          </table:table-cell>
          <table:table-cell table:formula="of:=IF(ISBLANK([$context.F186]);[$context.B186];[$context.F186])" office:value-type="string" office:string-value="http://ica.tacc.utexas.edu/chersonesos/ark/concept/attribute/1049" calcext:value-type="string">
            <text:p>http://ica.tacc.utexas.edu/chersonesos/ark/concept/attribute/1049</text:p>
          </table:table-cell>
        </table:table-row>
        <table:table-row table:style-name="ro1">
          <table:table-cell table:formula="of:=[$context.A187]" office:value-type="string" office:string-value="light clay (zeest 104-105; shelov types e-f)" calcext:value-type="string">
            <text:p>light clay (zeest 104-105; shelov types e-f)</text:p>
          </table:table-cell>
          <table:table-cell table:formula="of:=IF(ISBLANK([$context.F187]);[$context.B187];[$context.F187])" office:value-type="string" office:string-value="http://ica.tacc.utexas.edu/chersonesos/ark/concept/attribute/1050" calcext:value-type="string">
            <text:p>http://ica.tacc.utexas.edu/chersonesos/ark/concept/attribute/1050</text:p>
          </table:table-cell>
        </table:table-row>
        <table:table-row table:style-name="ro1">
          <table:table-cell table:formula="of:=[$context.A188]" office:value-type="string" office:string-value="black and brown gloss" calcext:value-type="string">
            <text:p>black and brown gloss</text:p>
          </table:table-cell>
          <table:table-cell table:formula="of:=IF(ISBLANK([$context.F188]);[$context.B188];[$context.F188])" office:value-type="string" office:string-value="http://ica.tacc.utexas.edu/chersonesos/ark/concept/attribute/1051" calcext:value-type="string">
            <text:p>http://ica.tacc.utexas.edu/chersonesos/ark/concept/attribute/1051</text:p>
          </table:table-cell>
        </table:table-row>
        <table:table-row table:style-name="ro1">
          <table:table-cell table:formula="of:=[$context.A189]" office:value-type="string" office:string-value="red clay (zeest 69)" calcext:value-type="string">
            <text:p>red clay (zeest 69)</text:p>
          </table:table-cell>
          <table:table-cell table:formula="of:=IF(ISBLANK([$context.F189]);[$context.B189];[$context.F189])" office:value-type="string" office:string-value="http://ica.tacc.utexas.edu/chersonesos/ark/concept/attribute/1052" calcext:value-type="string">
            <text:p>http://ica.tacc.utexas.edu/chersonesos/ark/concept/attribute/1052</text:p>
          </table:table-cell>
        </table:table-row>
        <table:table-row table:style-name="ro1">
          <table:table-cell table:formula="of:=[$context.A190]" office:value-type="string" office:string-value="jug" calcext:value-type="string">
            <text:p>jug</text:p>
          </table:table-cell>
          <table:table-cell table:formula="of:=IF(ISBLANK([$context.F190]);[$context.B190];[$context.F190])" office:value-type="string" office:string-value="http://ica.tacc.utexas.edu/chersonesos/ark/concept/attribute/1053" calcext:value-type="string">
            <text:p>http://ica.tacc.utexas.edu/chersonesos/ark/concept/attribute/1053</text:p>
          </table:table-cell>
        </table:table-row>
        <table:table-row table:style-name="ro1">
          <table:table-cell table:formula="of:=[$context.A191]" office:value-type="string" office:string-value="jar" calcext:value-type="string">
            <text:p>jar</text:p>
          </table:table-cell>
          <table:table-cell table:formula="of:=IF(ISBLANK([$context.F191]);[$context.B191];[$context.F191])" office:value-type="string" office:string-value="http://ica.tacc.utexas.edu/chersonesos/ark/concept/attribute/1054" calcext:value-type="string">
            <text:p>http://ica.tacc.utexas.edu/chersonesos/ark/concept/attribute/1054</text:p>
          </table:table-cell>
        </table:table-row>
        <table:table-row table:style-name="ro1">
          <table:table-cell table:formula="of:=[$context.A192]" office:value-type="string" office:string-value="red clay (zeest 72), 2nd-3rd c. ad" calcext:value-type="string">
            <text:p>red clay (zeest 72), 2nd-3rd c. ad</text:p>
          </table:table-cell>
          <table:table-cell table:formula="of:=IF(ISBLANK([$context.F192]);[$context.B192];[$context.F192])" office:value-type="string" office:string-value="http://ica.tacc.utexas.edu/chersonesos/ark/concept/attribute/1055" calcext:value-type="string">
            <text:p>http://ica.tacc.utexas.edu/chersonesos/ark/concept/attribute/1055</text:p>
          </table:table-cell>
        </table:table-row>
        <table:table-row table:style-name="ro1">
          <table:table-cell table:formula="of:=[$context.A193]" office:value-type="string" office:string-value="plain jug" calcext:value-type="string">
            <text:p>plain jug</text:p>
          </table:table-cell>
          <table:table-cell table:formula="of:=IF(ISBLANK([$context.F193]);[$context.B193];[$context.F193])" office:value-type="string" office:string-value="http://ica.tacc.utexas.edu/chersonesos/ark/concept/attribute/1056" calcext:value-type="string">
            <text:p>http://ica.tacc.utexas.edu/chersonesos/ark/concept/attribute/1056</text:p>
          </table:table-cell>
        </table:table-row>
        <table:table-row table:style-name="ro1">
          <table:table-cell table:formula="of:=[$context.A194]" office:value-type="string" office:string-value="lra 1" calcext:value-type="string">
            <text:p>lra 1</text:p>
          </table:table-cell>
          <table:table-cell table:formula="of:=IF(ISBLANK([$context.F194]);[$context.B194];[$context.F194])" office:value-type="string" office:string-value="http://ica.tacc.utexas.edu/chersonesos/ark/concept/attribute/1057" calcext:value-type="string">
            <text:p>http://ica.tacc.utexas.edu/chersonesos/ark/concept/attribute/1057</text:p>
          </table:table-cell>
        </table:table-row>
        <table:table-row table:style-name="ro1">
          <table:table-cell table:formula="of:=[$context.A195]" office:value-type="string" office:string-value="lra 3" calcext:value-type="string">
            <text:p>lra 3</text:p>
          </table:table-cell>
          <table:table-cell table:formula="of:=IF(ISBLANK([$context.F195]);[$context.B195];[$context.F195])" office:value-type="string" office:string-value="http://ica.tacc.utexas.edu/chersonesos/ark/concept/attribute/1058" calcext:value-type="string">
            <text:p>http://ica.tacc.utexas.edu/chersonesos/ark/concept/attribute/1058</text:p>
          </table:table-cell>
        </table:table-row>
        <table:table-row table:style-name="ro1">
          <table:table-cell table:formula="of:=[$context.A196]" office:value-type="string" office:string-value=" arsw, form 62 b" calcext:value-type="string">
            <text:p><text:s/>arsw, form 62 b</text:p>
          </table:table-cell>
          <table:table-cell table:formula="of:=IF(ISBLANK([$context.F196]);[$context.B196];[$context.F196])" office:value-type="string" office:string-value="http://ica.tacc.utexas.edu/chersonesos/ark/concept/attribute/1059" calcext:value-type="string">
            <text:p>http://ica.tacc.utexas.edu/chersonesos/ark/concept/attribute/1059</text:p>
          </table:table-cell>
        </table:table-row>
        <table:table-row table:style-name="ro1">
          <table:table-cell table:formula="of:=[$context.A197]" office:value-type="string" office:string-value="class 43 (gunsenin-ii) (&quot;collared&quot;)" calcext:value-type="string">
            <text:p>class 43 (gunsenin-ii) ("collared")</text:p>
          </table:table-cell>
          <table:table-cell table:formula="of:=IF(ISBLANK([$context.F197]);[$context.B197];[$context.F197])" office:value-type="string" office:string-value="http://ica.tacc.utexas.edu/chersonesos/ark/concept/attribute/1060" calcext:value-type="string">
            <text:p>http://ica.tacc.utexas.edu/chersonesos/ark/concept/attribute/1060</text:p>
          </table:table-cell>
        </table:table-row>
        <table:table-row table:style-name="ro1">
          <table:table-cell table:formula="of:=[$context.A198]" office:value-type="string" office:string-value="champleve ware (group 4, yakobson) " calcext:value-type="string">
            <text:p>champleve ware (group 4, yakobson) </text:p>
          </table:table-cell>
          <table:table-cell table:formula="of:=IF(ISBLANK([$context.F198]);[$context.B198];[$context.F198])" office:value-type="string" office:string-value="http://ica.tacc.utexas.edu/chersonesos/ark/concept/attribute/1061" calcext:value-type="string">
            <text:p>http://ica.tacc.utexas.edu/chersonesos/ark/concept/attribute/1061</text:p>
          </table:table-cell>
        </table:table-row>
        <table:table-row table:style-name="ro1">
          <table:table-cell table:formula="of:=[$context.A199]" office:value-type="string" office:string-value="fine sgraffito group " calcext:value-type="string">
            <text:p>fine sgraffito group </text:p>
          </table:table-cell>
          <table:table-cell table:formula="of:=IF(ISBLANK([$context.F199]);[$context.B199];[$context.F199])" office:value-type="string" office:string-value="http://ica.tacc.utexas.edu/chersonesos/ark/concept/attribute/1062" calcext:value-type="string">
            <text:p>http://ica.tacc.utexas.edu/chersonesos/ark/concept/attribute/1062</text:p>
          </table:table-cell>
        </table:table-row>
        <table:table-row table:style-name="ro1">
          <table:table-cell table:formula="of:=[$context.A200]" office:value-type="string" office:string-value="strainer" calcext:value-type="string">
            <text:p>strainer</text:p>
          </table:table-cell>
          <table:table-cell table:formula="of:=IF(ISBLANK([$context.F200]);[$context.B200];[$context.F200])" office:value-type="string" office:string-value="http://ica.tacc.utexas.edu/chersonesos/ark/concept/attribute/1063" calcext:value-type="string">
            <text:p>http://ica.tacc.utexas.edu/chersonesos/ark/concept/attribute/1063</text:p>
          </table:table-cell>
        </table:table-row>
        <table:table-row table:style-name="ro1">
          <table:table-cell table:formula="of:=[$context.A201]" office:value-type="string" office:string-value="syrian? (kashin_faience)" calcext:value-type="string">
            <text:p>syrian? (kashin_faience)</text:p>
          </table:table-cell>
          <table:table-cell table:formula="of:=IF(ISBLANK([$context.F201]);[$context.B201];[$context.F201])" office:value-type="string" office:string-value="http://ica.tacc.utexas.edu/chersonesos/ark/concept/attribute/1064" calcext:value-type="string">
            <text:p>http://ica.tacc.utexas.edu/chersonesos/ark/concept/attribute/1064</text:p>
          </table:table-cell>
        </table:table-row>
        <table:table-row table:style-name="ro1">
          <table:table-cell table:formula="of:=[$context.A202]" office:value-type="string" office:string-value="lrc, form ?" calcext:value-type="string">
            <text:p>lrc, form ?</text:p>
          </table:table-cell>
          <table:table-cell table:formula="of:=IF(ISBLANK([$context.F202]);[$context.B202];[$context.F202])" office:value-type="string" office:string-value="http://ica.tacc.utexas.edu/chersonesos/ark/concept/attribute/1065" calcext:value-type="string">
            <text:p>http://ica.tacc.utexas.edu/chersonesos/ark/concept/attribute/1065</text:p>
          </table:table-cell>
        </table:table-row>
        <table:table-row table:style-name="ro1">
          <table:table-cell table:formula="of:=[$context.A203]" office:value-type="string" office:string-value="chios (capped)" calcext:value-type="string">
            <text:p>chios (capped)</text:p>
          </table:table-cell>
          <table:table-cell table:formula="of:=IF(ISBLANK([$context.F203]);[$context.B203];[$context.F203])" office:value-type="string" office:string-value="http://ica.tacc.utexas.edu/chersonesos/ark/concept/attribute/1066" calcext:value-type="string">
            <text:p>http://ica.tacc.utexas.edu/chersonesos/ark/concept/attribute/1066</text:p>
          </table:table-cell>
        </table:table-row>
        <table:table-row table:style-name="ro1">
          <table:table-cell table:formula="of:=[$context.A204]" office:value-type="string" office:string-value="class 33 (35?)" calcext:value-type="string">
            <text:p>class 33 (35?)</text:p>
          </table:table-cell>
          <table:table-cell table:formula="of:=IF(ISBLANK([$context.F204]);[$context.B204];[$context.F204])" office:value-type="string" office:string-value="http://ica.tacc.utexas.edu/chersonesos/ark/concept/attribute/1067" calcext:value-type="string">
            <text:p>http://ica.tacc.utexas.edu/chersonesos/ark/concept/attribute/1067</text:p>
          </table:table-cell>
        </table:table-row>
        <table:table-row table:style-name="ro1">
          <table:table-cell table:formula="of:=[$context.A205]" office:value-type="string" office:string-value="plain fineware casserole?" calcext:value-type="string">
            <text:p>plain fineware casserole?</text:p>
          </table:table-cell>
          <table:table-cell table:formula="of:=IF(ISBLANK([$context.F205]);[$context.B205];[$context.F205])" office:value-type="string" office:string-value="http://ica.tacc.utexas.edu/chersonesos/ark/concept/attribute/1068" calcext:value-type="string">
            <text:p>http://ica.tacc.utexas.edu/chersonesos/ark/concept/attribute/1068</text:p>
          </table:table-cell>
        </table:table-row>
        <table:table-row table:style-name="ro1">
          <table:table-cell table:formula="of:=[$context.A206]" office:value-type="string" office:string-value="class 2 (&quot;carrot&quot;)" calcext:value-type="string">
            <text:p>class 2 ("carrot")</text:p>
          </table:table-cell>
          <table:table-cell table:formula="of:=IF(ISBLANK([$context.F206]);[$context.B206];[$context.F206])" office:value-type="string" office:string-value="http://ica.tacc.utexas.edu/chersonesos/ark/concept/attribute/826" calcext:value-type="string">
            <text:p>http://ica.tacc.utexas.edu/chersonesos/ark/concept/attribute/826</text:p>
          </table:table-cell>
        </table:table-row>
        <table:table-row table:style-name="ro1">
          <table:table-cell table:formula="of:=[$context.A207]" office:value-type="string" office:string-value="class 3 (zeest-100)" calcext:value-type="string">
            <text:p>class 3 (zeest-100)</text:p>
          </table:table-cell>
          <table:table-cell table:formula="of:=IF(ISBLANK([$context.F207]);[$context.B207];[$context.F207])" office:value-type="string" office:string-value="http://ica.tacc.utexas.edu/chersonesos/ark/concept/attribute/827" calcext:value-type="string">
            <text:p>http://ica.tacc.utexas.edu/chersonesos/ark/concept/attribute/827</text:p>
          </table:table-cell>
        </table:table-row>
        <table:table-row table:style-name="ro1">
          <table:table-cell table:formula="of:=[$context.A208]" office:value-type="string" office:string-value="adsv, type v" calcext:value-type="string">
            <text:p>adsv, type v</text:p>
          </table:table-cell>
          <table:table-cell table:formula="of:=IF(ISBLANK([$context.F208]);[$context.B208];[$context.F208])" office:value-type="string" office:string-value="http://ica.tacc.utexas.edu/chersonesos/ark/concept/attribute/828" calcext:value-type="string">
            <text:p>http://ica.tacc.utexas.edu/chersonesos/ark/concept/attribute/828</text:p>
          </table:table-cell>
        </table:table-row>
        <table:table-row table:style-name="ro1">
          <table:table-cell table:formula="of:=[$context.A209]" office:value-type="string" office:string-value="class 22 (zeest-95; lra 4-riley)" calcext:value-type="string">
            <text:p>class 22 (zeest-95; lra 4-riley)</text:p>
          </table:table-cell>
          <table:table-cell table:formula="of:=IF(ISBLANK([$context.F209]);[$context.B209];[$context.F209])" office:value-type="string" office:string-value="http://ica.tacc.utexas.edu/chersonesos/ark/concept/attribute/829" calcext:value-type="string">
            <text:p>http://ica.tacc.utexas.edu/chersonesos/ark/concept/attribute/829</text:p>
          </table:table-cell>
        </table:table-row>
        <table:table-row table:style-name="ro1">
          <table:table-cell table:formula="of:=[$context.A210]" office:value-type="string" office:string-value="class 24" calcext:value-type="string">
            <text:p>class 24</text:p>
          </table:table-cell>
          <table:table-cell table:formula="of:=IF(ISBLANK([$context.F210]);[$context.B210];[$context.F210])" office:value-type="string" office:string-value="http://ica.tacc.utexas.edu/chersonesos/ark/concept/attribute/830" calcext:value-type="string">
            <text:p>http://ica.tacc.utexas.edu/chersonesos/ark/concept/attribute/830</text:p>
          </table:table-cell>
        </table:table-row>
        <table:table-row table:style-name="ro1">
          <table:table-cell table:formula="of:=[$context.A211]" office:value-type="string" office:string-value="class 41" calcext:value-type="string">
            <text:p>class 41</text:p>
          </table:table-cell>
          <table:table-cell table:formula="of:=IF(ISBLANK([$context.F211]);[$context.B211];[$context.F211])" office:value-type="string" office:string-value="http://ica.tacc.utexas.edu/chersonesos/ark/concept/attribute/831" calcext:value-type="string">
            <text:p>http://ica.tacc.utexas.edu/chersonesos/ark/concept/attribute/831</text:p>
          </table:table-cell>
        </table:table-row>
        <table:table-row table:style-name="ro1">
          <table:table-cell table:formula="of:=[$context.A212]" office:value-type="string" office:string-value="class 43 (gunsenin-ii)" calcext:value-type="string">
            <text:p>class 43 (gunsenin-ii)</text:p>
          </table:table-cell>
          <table:table-cell table:formula="of:=IF(ISBLANK([$context.F212]);[$context.B212];[$context.F212])" office:value-type="string" office:string-value="http://ica.tacc.utexas.edu/chersonesos/ark/concept/attribute/832" calcext:value-type="string">
            <text:p>http://ica.tacc.utexas.edu/chersonesos/ark/concept/attribute/832</text:p>
          </table:table-cell>
        </table:table-row>
        <table:table-row table:style-name="ro1">
          <table:table-cell table:formula="of:=[$context.A213]" office:value-type="string" office:string-value="class 45  (gunsenin-iv)" calcext:value-type="string">
            <text:p>class 45 <text:s/>(gunsenin-iv)</text:p>
          </table:table-cell>
          <table:table-cell table:formula="of:=IF(ISBLANK([$context.F213]);[$context.B213];[$context.F213])" office:value-type="string" office:string-value="http://ica.tacc.utexas.edu/chersonesos/ark/concept/attribute/833" calcext:value-type="string">
            <text:p>http://ica.tacc.utexas.edu/chersonesos/ark/concept/attribute/833</text:p>
          </table:table-cell>
        </table:table-row>
        <table:table-row table:style-name="ro1">
          <table:table-cell table:formula="of:=[$context.A214]" office:value-type="string" office:string-value="class 52" calcext:value-type="string">
            <text:p>class 52</text:p>
          </table:table-cell>
          <table:table-cell table:formula="of:=IF(ISBLANK([$context.F214]);[$context.B214];[$context.F214])" office:value-type="string" office:string-value="http://ica.tacc.utexas.edu/chersonesos/ark/concept/attribute/834" calcext:value-type="string">
            <text:p>http://ica.tacc.utexas.edu/chersonesos/ark/concept/attribute/834</text:p>
          </table:table-cell>
        </table:table-row>
        <table:table-row table:style-name="ro1">
          <table:table-cell table:formula="of:=[$context.A215]" office:value-type="string" office:string-value="wheelmade cookware" calcext:value-type="string">
            <text:p>wheelmade cookware</text:p>
          </table:table-cell>
          <table:table-cell table:formula="of:=IF(ISBLANK([$context.F215]);[$context.B215];[$context.F215])" office:value-type="string" office:string-value="http://ica.tacc.utexas.edu/chersonesos/ark/concept/attribute/835" calcext:value-type="string">
            <text:p>http://ica.tacc.utexas.edu/chersonesos/ark/concept/attribute/835</text:p>
          </table:table-cell>
        </table:table-row>
        <table:table-row table:style-name="ro1">
          <table:table-cell table:formula="of:=[$context.A216]" office:value-type="string" office:string-value="pithos (type)" calcext:value-type="string">
            <text:p>pithos (type)</text:p>
          </table:table-cell>
          <table:table-cell table:formula="of:=IF(ISBLANK([$context.F216]);[$context.B216];[$context.F216])" office:value-type="string" office:string-value="http://ica.tacc.utexas.edu/chersonesos/ark/concept/attribute/836" calcext:value-type="string">
            <text:p>http://ica.tacc.utexas.edu/chersonesos/ark/concept/attribute/836</text:p>
          </table:table-cell>
        </table:table-row>
        <table:table-row table:style-name="ro1">
          <table:table-cell table:formula="of:=[$context.A217]" office:value-type="string" office:string-value="closed storage vessel" calcext:value-type="string">
            <text:p>closed storage vessel</text:p>
          </table:table-cell>
          <table:table-cell table:formula="of:=IF(ISBLANK([$context.F217]);[$context.B217];[$context.F217])" office:value-type="string" office:string-value="http://ica.tacc.utexas.edu/chersonesos/ark/concept/attribute/837" calcext:value-type="string">
            <text:p>http://ica.tacc.utexas.edu/chersonesos/ark/concept/attribute/837</text:p>
          </table:table-cell>
        </table:table-row>
        <table:table-row table:style-name="ro1">
          <table:table-cell table:formula="of:=[$context.A218]" office:value-type="string" office:string-value="lid (type)" calcext:value-type="string">
            <text:p>lid (type)</text:p>
          </table:table-cell>
          <table:table-cell table:formula="of:=IF(ISBLANK([$context.F218]);[$context.B218];[$context.F218])" office:value-type="string" office:string-value="http://ica.tacc.utexas.edu/chersonesos/ark/concept/attribute/838" calcext:value-type="string">
            <text:p>http://ica.tacc.utexas.edu/chersonesos/ark/concept/attribute/838</text:p>
          </table:table-cell>
        </table:table-row>
        <table:table-row table:style-name="ro1">
          <table:table-cell table:formula="of:=[$context.A219]" office:value-type="string" office:string-value="red clay (zeest - 69, 72, 73)" calcext:value-type="string">
            <text:p>red clay (zeest - 69, 72, 73)</text:p>
          </table:table-cell>
          <table:table-cell table:formula="of:=IF(ISBLANK([$context.F219]);[$context.B219];[$context.F219])" office:value-type="string" office:string-value="http://ica.tacc.utexas.edu/chersonesos/ark/concept/attribute/839" calcext:value-type="string">
            <text:p>http://ica.tacc.utexas.edu/chersonesos/ark/concept/attribute/839</text:p>
          </table:table-cell>
        </table:table-row>
        <table:table-row table:style-name="ro1">
          <table:table-cell table:formula="of:=[$context.A220]" office:value-type="string" office:string-value="light clay (zeest 104-105; types \u0435-f-shelov)" calcext:value-type="string">
            <text:p>light clay (zeest 104-105; types \u0435-f-shelov)</text:p>
          </table:table-cell>
          <table:table-cell table:formula="of:=IF(ISBLANK([$context.F220]);[$context.B220];[$context.F220])" office:value-type="string" office:string-value="http://ica.tacc.utexas.edu/chersonesos/ark/concept/attribute/840" calcext:value-type="string">
            <text:p>http://ica.tacc.utexas.edu/chersonesos/ark/concept/attribute/840</text:p>
          </table:table-cell>
        </table:table-row>
        <table:table-row table:style-name="ro1">
          <table:table-cell table:formula="of:=[$context.A221]" office:value-type="string" office:string-value="sinope" calcext:value-type="string">
            <text:p>sinope</text:p>
          </table:table-cell>
          <table:table-cell table:formula="of:=IF(ISBLANK([$context.F221]);[$context.B221];[$context.F221])" office:value-type="string" office:string-value="http://ica.tacc.utexas.edu/chersonesos/ark/concept/attribute/841" calcext:value-type="string">
            <text:p>http://ica.tacc.utexas.edu/chersonesos/ark/concept/attribute/841</text:p>
          </table:table-cell>
        </table:table-row>
        <table:table-row table:style-name="ro1">
          <table:table-cell table:formula="of:=[$context.A222]" office:value-type="string" office:string-value="colchis" calcext:value-type="string">
            <text:p>colchis</text:p>
          </table:table-cell>
          <table:table-cell table:formula="of:=IF(ISBLANK([$context.F222]);[$context.B222];[$context.F222])" office:value-type="string" office:string-value="http://ica.tacc.utexas.edu/chersonesos/ark/concept/attribute/842" calcext:value-type="string">
            <text:p>http://ica.tacc.utexas.edu/chersonesos/ark/concept/attribute/842</text:p>
          </table:table-cell>
        </table:table-row>
        <table:table-row table:style-name="ro1">
          <table:table-cell table:formula="of:=[$context.A223]" office:value-type="string" office:string-value="unidentified hellenistic_roman amphora" calcext:value-type="string">
            <text:p>unidentified hellenistic_roman amphora</text:p>
          </table:table-cell>
          <table:table-cell table:formula="of:=IF(ISBLANK([$context.F223]);[$context.B223];[$context.F223])" office:value-type="string" office:string-value="http://ica.tacc.utexas.edu/chersonesos/ark/concept/attribute/843" calcext:value-type="string">
            <text:p>http://ica.tacc.utexas.edu/chersonesos/ark/concept/attribute/843</text:p>
          </table:table-cell>
        </table:table-row>
        <table:table-row table:style-name="ro1">
          <table:table-cell table:formula="of:=[$context.A224]" office:value-type="string" office:string-value="class 1 (&quot;waisted&quot;)" calcext:value-type="string">
            <text:p>class 1 ("waisted")</text:p>
          </table:table-cell>
          <table:table-cell table:formula="of:=IF(ISBLANK([$context.F224]);[$context.B224];[$context.F224])" office:value-type="string" office:string-value="http://ica.tacc.utexas.edu/chersonesos/ark/concept/attribute/844" calcext:value-type="string">
            <text:p>http://ica.tacc.utexas.edu/chersonesos/ark/concept/attribute/844</text:p>
          </table:table-cell>
        </table:table-row>
        <table:table-row table:style-name="ro1">
          <table:table-cell table:formula="of:=[$context.A225]" office:value-type="string" office:string-value="class 4 (lra 3-riley)" calcext:value-type="string">
            <text:p>class 4 (lra 3-riley)</text:p>
          </table:table-cell>
          <table:table-cell table:formula="of:=IF(ISBLANK([$context.F225]);[$context.B225];[$context.F225])" office:value-type="string" office:string-value="http://ica.tacc.utexas.edu/chersonesos/ark/concept/attribute/845" calcext:value-type="string">
            <text:p>http://ica.tacc.utexas.edu/chersonesos/ark/concept/attribute/845</text:p>
          </table:table-cell>
        </table:table-row>
        <table:table-row table:style-name="ro1">
          <table:table-cell table:formula="of:=[$context.A226]" office:value-type="string" office:string-value="class 12 (lrc 1-riley)" calcext:value-type="string">
            <text:p>class 12 (lrc 1-riley)</text:p>
          </table:table-cell>
          <table:table-cell table:formula="of:=IF(ISBLANK([$context.F226]);[$context.B226];[$context.F226])" office:value-type="string" office:string-value="http://ica.tacc.utexas.edu/chersonesos/ark/concept/attribute/846" calcext:value-type="string">
            <text:p>http://ica.tacc.utexas.edu/chersonesos/ark/concept/attribute/846</text:p>
          </table:table-cell>
        </table:table-row>
        <table:table-row table:style-name="ro1">
          <table:table-cell table:formula="of:=[$context.A227]" office:value-type="string" office:string-value="class 18  (lra 2-riley)" calcext:value-type="string">
            <text:p>class 18 <text:s/>(lra 2-riley)</text:p>
          </table:table-cell>
          <table:table-cell table:formula="of:=IF(ISBLANK([$context.F227]);[$context.B227];[$context.F227])" office:value-type="string" office:string-value="http://ica.tacc.utexas.edu/chersonesos/ark/concept/attribute/847" calcext:value-type="string">
            <text:p>http://ica.tacc.utexas.edu/chersonesos/ark/concept/attribute/847</text:p>
          </table:table-cell>
        </table:table-row>
        <table:table-row table:style-name="ro1">
          <table:table-cell table:formula="of:=[$context.A228]" office:value-type="string" office:string-value="class 36" calcext:value-type="string">
            <text:p>class 36</text:p>
          </table:table-cell>
          <table:table-cell table:formula="of:=IF(ISBLANK([$context.F228]);[$context.B228];[$context.F228])" office:value-type="string" office:string-value="http://ica.tacc.utexas.edu/chersonesos/ark/concept/attribute/848" calcext:value-type="string">
            <text:p>http://ica.tacc.utexas.edu/chersonesos/ark/concept/attribute/848</text:p>
          </table:table-cell>
        </table:table-row>
        <table:table-row table:style-name="ro1">
          <table:table-cell table:formula="of:=[$context.A229]" office:value-type="string" office:string-value="class 42 (gunsenin-i) " calcext:value-type="string">
            <text:p>class 42 (gunsenin-i) </text:p>
          </table:table-cell>
          <table:table-cell table:formula="of:=IF(ISBLANK([$context.F229]);[$context.B229];[$context.F229])" office:value-type="string" office:string-value="http://ica.tacc.utexas.edu/chersonesos/ark/concept/attribute/849" calcext:value-type="string">
            <text:p>http://ica.tacc.utexas.edu/chersonesos/ark/concept/attribute/849</text:p>
          </table:table-cell>
        </table:table-row>
        <table:table-row table:style-name="ro1">
          <table:table-cell table:formula="of:=[$context.A230]" office:value-type="string" office:string-value="handmade cookware" calcext:value-type="string">
            <text:p>handmade cookware</text:p>
          </table:table-cell>
          <table:table-cell table:formula="of:=IF(ISBLANK([$context.F230]);[$context.B230];[$context.F230])" office:value-type="string" office:string-value="http://ica.tacc.utexas.edu/chersonesos/ark/concept/attribute/850" calcext:value-type="string">
            <text:p>http://ica.tacc.utexas.edu/chersonesos/ark/concept/attribute/850</text:p>
          </table:table-cell>
        </table:table-row>
        <table:table-row table:style-name="ro1">
          <table:table-cell table:formula="of:=[$context.A231]" office:value-type="string" office:string-value="plain fineware jar" calcext:value-type="string">
            <text:p>plain fineware jar</text:p>
          </table:table-cell>
          <table:table-cell table:formula="of:=IF(ISBLANK([$context.F231]);[$context.B231];[$context.F231])" office:value-type="string" office:string-value="http://ica.tacc.utexas.edu/chersonesos/ark/concept/attribute/851" calcext:value-type="string">
            <text:p>http://ica.tacc.utexas.edu/chersonesos/ark/concept/attribute/851</text:p>
          </table:table-cell>
        </table:table-row>
        <table:table-row table:style-name="ro1">
          <table:table-cell table:formula="of:=[$context.A232]" office:value-type="string" office:string-value="glazed white ware ii, hayes 1992" calcext:value-type="string">
            <text:p>glazed white ware ii, hayes 1992</text:p>
          </table:table-cell>
          <table:table-cell table:formula="of:=IF(ISBLANK([$context.F232]);[$context.B232];[$context.F232])" office:value-type="string" office:string-value="http://ica.tacc.utexas.edu/chersonesos/ark/concept/attribute/852" calcext:value-type="string">
            <text:p>http://ica.tacc.utexas.edu/chersonesos/ark/concept/attribute/852</text:p>
          </table:table-cell>
        </table:table-row>
        <table:table-row table:style-name="ro1">
          <table:table-cell table:formula="of:=[$context.A233]" office:value-type="string" office:string-value="glazed white ware ii, type 3 (hayes 1992)" calcext:value-type="string">
            <text:p>glazed white ware ii, type 3 (hayes 1992)</text:p>
          </table:table-cell>
          <table:table-cell table:formula="of:=IF(ISBLANK([$context.F233]);[$context.B233];[$context.F233])" office:value-type="string" office:string-value="http://ica.tacc.utexas.edu/chersonesos/ark/concept/attribute/853" calcext:value-type="string">
            <text:p>http://ica.tacc.utexas.edu/chersonesos/ark/concept/attribute/853</text:p>
          </table:table-cell>
        </table:table-row>
        <table:table-row table:style-name="ro1">
          <table:table-cell table:formula="of:=[$context.A234]" office:value-type="string" office:string-value="glazed white ware iv (group 9, yakobson)" calcext:value-type="string">
            <text:p>glazed white ware iv (group 9, yakobson)</text:p>
          </table:table-cell>
          <table:table-cell table:formula="of:=IF(ISBLANK([$context.F234]);[$context.B234];[$context.F234])" office:value-type="string" office:string-value="http://ica.tacc.utexas.edu/chersonesos/ark/concept/attribute/854" calcext:value-type="string">
            <text:p>http://ica.tacc.utexas.edu/chersonesos/ark/concept/attribute/854</text:p>
          </table:table-cell>
        </table:table-row>
        <table:table-row table:style-name="ro1">
          <table:table-cell table:formula="of:=[$context.A235]" office:value-type="string" office:string-value="unidentified glazed fineware" calcext:value-type="string">
            <text:p>unidentified glazed fineware</text:p>
          </table:table-cell>
          <table:table-cell table:formula="of:=IF(ISBLANK([$context.F235]);[$context.B235];[$context.F235])" office:value-type="string" office:string-value="http://ica.tacc.utexas.edu/chersonesos/ark/concept/attribute/855" calcext:value-type="string">
            <text:p>http://ica.tacc.utexas.edu/chersonesos/ark/concept/attribute/855</text:p>
          </table:table-cell>
        </table:table-row>
        <table:table-row table:style-name="ro1">
          <table:table-cell table:formula="of:=[$context.A236]" office:value-type="string" office:string-value="red-slip" calcext:value-type="string">
            <text:p>red-slip</text:p>
          </table:table-cell>
          <table:table-cell table:formula="of:=IF(ISBLANK([$context.F236]);[$context.B236];[$context.F236])" office:value-type="string" office:string-value="http://ica.tacc.utexas.edu/chersonesos/ark/concept/attribute/856" calcext:value-type="string">
            <text:p>http://ica.tacc.utexas.edu/chersonesos/ark/concept/attribute/856</text:p>
          </table:table-cell>
        </table:table-row>
        <table:table-row table:style-name="ro1">
          <table:table-cell table:formula="of:=[$context.A237]" office:value-type="string" office:string-value="lrc, form 2, hayes 1972 " calcext:value-type="string">
            <text:p>lrc, form 2, hayes 1972 </text:p>
          </table:table-cell>
          <table:table-cell table:formula="of:=IF(ISBLANK([$context.F237]);[$context.B237];[$context.F237])" office:value-type="string" office:string-value="http://ica.tacc.utexas.edu/chersonesos/ark/concept/attribute/857" calcext:value-type="string">
            <text:p>http://ica.tacc.utexas.edu/chersonesos/ark/concept/attribute/857</text:p>
          </table:table-cell>
        </table:table-row>
        <table:table-row table:style-name="ro1">
          <table:table-cell table:formula="of:=[$context.A238]" office:value-type="string" office:string-value="lrc, form 3, hayes 1972" calcext:value-type="string">
            <text:p>lrc, form 3, hayes 1972</text:p>
          </table:table-cell>
          <table:table-cell table:formula="of:=IF(ISBLANK([$context.F238]);[$context.B238];[$context.F238])" office:value-type="string" office:string-value="http://ica.tacc.utexas.edu/chersonesos/ark/concept/attribute/858" calcext:value-type="string">
            <text:p>http://ica.tacc.utexas.edu/chersonesos/ark/concept/attribute/858</text:p>
          </table:table-cell>
        </table:table-row>
        <table:table-row table:style-name="ro1">
          <table:table-cell table:formula="of:=[$context.A239]" office:value-type="string" office:string-value="black gloss" calcext:value-type="string">
            <text:p>black gloss</text:p>
          </table:table-cell>
          <table:table-cell table:formula="of:=IF(ISBLANK([$context.F239]);[$context.B239];[$context.F239])" office:value-type="string" office:string-value="http://ica.tacc.utexas.edu/chersonesos/ark/concept/attribute/859" calcext:value-type="string">
            <text:p>http://ica.tacc.utexas.edu/chersonesos/ark/concept/attribute/859</text:p>
          </table:table-cell>
        </table:table-row>
        <table:table-row table:style-name="ro1">
          <table:table-cell table:formula="of:=[$context.A240]" office:value-type="string" office:string-value="brown gloss" calcext:value-type="string">
            <text:p>brown gloss</text:p>
          </table:table-cell>
          <table:table-cell table:formula="of:=IF(ISBLANK([$context.F240]);[$context.B240];[$context.F240])" office:value-type="string" office:string-value="http://ica.tacc.utexas.edu/chersonesos/ark/concept/attribute/860" calcext:value-type="string">
            <text:p>http://ica.tacc.utexas.edu/chersonesos/ark/concept/attribute/860</text:p>
          </table:table-cell>
        </table:table-row>
        <table:table-row table:style-name="ro1">
          <table:table-cell table:formula="of:=[$context.A241]" office:value-type="string" office:string-value="chersonesos" calcext:value-type="string">
            <text:p>chersonesos</text:p>
          </table:table-cell>
          <table:table-cell table:formula="of:=IF(ISBLANK([$context.F241]);[$context.B241];[$context.F241])" office:value-type="string" office:string-value="http://ica.tacc.utexas.edu/chersonesos/ark/concept/attribute/861" calcext:value-type="string">
            <text:p>http://ica.tacc.utexas.edu/chersonesos/ark/concept/attribute/861</text:p>
          </table:table-cell>
        </table:table-row>
        <table:table-row table:style-name="ro1">
          <table:table-cell table:formula="of:=[$context.A242]" office:value-type="string" office:string-value="unidentified amphora" calcext:value-type="string">
            <text:p>unidentified amphora</text:p>
          </table:table-cell>
          <table:table-cell table:formula="of:=IF(ISBLANK([$context.F242]);[$context.B242];[$context.F242])" office:value-type="string" office:string-value="http://ica.tacc.utexas.edu/chersonesos/ark/concept/attribute/862" calcext:value-type="string">
            <text:p>http://ica.tacc.utexas.edu/chersonesos/ark/concept/attribute/862</text:p>
          </table:table-cell>
        </table:table-row>
        <table:table-row table:style-name="ro1">
          <table:table-cell table:formula="of:=[$context.A243]" office:value-type="string" office:string-value="unidentified plain fineware" calcext:value-type="string">
            <text:p>unidentified plain fineware</text:p>
          </table:table-cell>
          <table:table-cell table:formula="of:=IF(ISBLANK([$context.F243]);[$context.B243];[$context.F243])" office:value-type="string" office:string-value="http://ica.tacc.utexas.edu/chersonesos/ark/concept/attribute/863" calcext:value-type="string">
            <text:p>http://ica.tacc.utexas.edu/chersonesos/ark/concept/attribute/863</text:p>
          </table:table-cell>
        </table:table-row>
        <table:table-row table:style-name="ro1">
          <table:table-cell table:formula="of:=[$context.A244]" office:value-type="string" office:string-value="hellenistic or roman plain fineware jar" calcext:value-type="string">
            <text:p>hellenistic or roman plain fineware jar</text:p>
          </table:table-cell>
          <table:table-cell table:formula="of:=IF(ISBLANK([$context.F244]);[$context.B244];[$context.F244])" office:value-type="string" office:string-value="http://ica.tacc.utexas.edu/chersonesos/ark/concept/attribute/864" calcext:value-type="string">
            <text:p>http://ica.tacc.utexas.edu/chersonesos/ark/concept/attribute/864</text:p>
          </table:table-cell>
        </table:table-row>
        <table:table-row table:style-name="ro1">
          <table:table-cell table:formula="of:=[$context.A245]" office:value-type="string" office:string-value="arsw, form 62 b" calcext:value-type="string">
            <text:p>arsw, form 62 b</text:p>
          </table:table-cell>
          <table:table-cell table:formula="of:=IF(ISBLANK([$context.F245]);[$context.B245];[$context.F245])" office:value-type="string" office:string-value="http://ica.tacc.utexas.edu/chersonesos/ark/concept/attribute/865" calcext:value-type="string">
            <text:p>http://ica.tacc.utexas.edu/chersonesos/ark/concept/attribute/865</text:p>
          </table:table-cell>
        </table:table-row>
        <table:table-row table:style-name="ro1">
          <table:table-cell table:formula="of:=[$context.A246]" office:value-type="string" office:string-value="class 48 (gunsenin-iii)" calcext:value-type="string">
            <text:p>class 48 (gunsenin-iii)</text:p>
          </table:table-cell>
          <table:table-cell table:formula="of:=IF(ISBLANK([$context.F246]);[$context.B246];[$context.F246])" office:value-type="string" office:string-value="http://ica.tacc.utexas.edu/chersonesos/ark/concept/attribute/866" calcext:value-type="string">
            <text:p>http://ica.tacc.utexas.edu/chersonesos/ark/concept/attribute/866</text:p>
          </table:table-cell>
        </table:table-row>
        <table:table-row table:style-name="ro1">
          <table:table-cell table:formula="of:=[$context.A247]" office:value-type="string" office:string-value="red clay (zeest - 72, 73, 75)" calcext:value-type="string">
            <text:p>red clay (zeest - 72, 73, 75)</text:p>
          </table:table-cell>
          <table:table-cell table:formula="of:=IF(ISBLANK([$context.F247]);[$context.B247];[$context.F247])" office:value-type="string" office:string-value="http://ica.tacc.utexas.edu/chersonesos/ark/concept/attribute/867" calcext:value-type="string">
            <text:p>http://ica.tacc.utexas.edu/chersonesos/ark/concept/attribute/867</text:p>
          </table:table-cell>
        </table:table-row>
        <table:table-row table:style-name="ro1">
          <table:table-cell table:formula="of:=[$context.A248]" office:value-type="string" office:string-value="unidentified early byzantine amphora" calcext:value-type="string">
            <text:p>unidentified early byzantine amphora</text:p>
          </table:table-cell>
          <table:table-cell table:formula="of:=IF(ISBLANK([$context.F248]);[$context.B248];[$context.F248])" office:value-type="string" office:string-value="http://ica.tacc.utexas.edu/chersonesos/ark/concept/attribute/868" calcext:value-type="string">
            <text:p>http://ica.tacc.utexas.edu/chersonesos/ark/concept/attribute/868</text:p>
          </table:table-cell>
        </table:table-row>
        <table:table-row table:style-name="ro1">
          <table:table-cell table:formula="of:=[$context.A249]" office:value-type="string" office:string-value="middle byzantine plain fineware jar" calcext:value-type="string">
            <text:p>middle byzantine plain fineware jar</text:p>
          </table:table-cell>
          <table:table-cell table:formula="of:=IF(ISBLANK([$context.F249]);[$context.B249];[$context.F249])" office:value-type="string" office:string-value="http://ica.tacc.utexas.edu/chersonesos/ark/concept/attribute/869" calcext:value-type="string">
            <text:p>http://ica.tacc.utexas.edu/chersonesos/ark/concept/attribute/869</text:p>
          </table:table-cell>
        </table:table-row>
        <table:table-row table:style-name="ro1">
          <table:table-cell table:formula="of:=[$context.A250]" office:value-type="string" office:string-value="late byzantine plain fineware jar" calcext:value-type="string">
            <text:p>late byzantine plain fineware jar</text:p>
          </table:table-cell>
          <table:table-cell table:formula="of:=IF(ISBLANK([$context.F250]);[$context.B250];[$context.F250])" office:value-type="string" office:string-value="http://ica.tacc.utexas.edu/chersonesos/ark/concept/attribute/870" calcext:value-type="string">
            <text:p>http://ica.tacc.utexas.edu/chersonesos/ark/concept/attribute/870</text:p>
          </table:table-cell>
        </table:table-row>
        <table:table-row table:style-name="ro1">
          <table:table-cell table:formula="of:=[$context.A251]" office:value-type="string" office:string-value="zeuxippos ware (groups 1-2, yakobson)" calcext:value-type="string">
            <text:p>zeuxippos ware (groups 1-2, yakobson)</text:p>
          </table:table-cell>
          <table:table-cell table:formula="of:=IF(ISBLANK([$context.F251]);[$context.B251];[$context.F251])" office:value-type="string" office:string-value="http://ica.tacc.utexas.edu/chersonesos/ark/concept/attribute/871" calcext:value-type="string">
            <text:p>http://ica.tacc.utexas.edu/chersonesos/ark/concept/attribute/871</text:p>
          </table:table-cell>
        </table:table-row>
        <table:table-row table:style-name="ro1">
          <table:table-cell table:formula="of:=[$context.A252]" office:value-type="string" office:string-value="aegean ware (group 3, yakobson)" calcext:value-type="string">
            <text:p>aegean ware (group 3, yakobson)</text:p>
          </table:table-cell>
          <table:table-cell table:formula="of:=IF(ISBLANK([$context.F252]);[$context.B252];[$context.F252])" office:value-type="string" office:string-value="http://ica.tacc.utexas.edu/chersonesos/ark/concept/attribute/872" calcext:value-type="string">
            <text:p>http://ica.tacc.utexas.edu/chersonesos/ark/concept/attribute/872</text:p>
          </table:table-cell>
        </table:table-row>
        <table:table-row table:style-name="ro1">
          <table:table-cell table:formula="of:=[$context.A253]" office:value-type="string" office:string-value="slip-painted ware (group 8,  yakobson) " calcext:value-type="string">
            <text:p>slip-painted ware (group 8, <text:s/>yakobson) </text:p>
          </table:table-cell>
          <table:table-cell table:formula="of:=IF(ISBLANK([$context.F253]);[$context.B253];[$context.F253])" office:value-type="string" office:string-value="http://ica.tacc.utexas.edu/chersonesos/ark/concept/attribute/873" calcext:value-type="string">
            <text:p>http://ica.tacc.utexas.edu/chersonesos/ark/concept/attribute/873</text:p>
          </table:table-cell>
        </table:table-row>
        <table:table-row table:style-name="ro1">
          <table:table-cell table:formula="of:=[$context.A254]" office:value-type="string" office:string-value="gww ii, type 2" calcext:value-type="string">
            <text:p>gww ii, type 2</text:p>
          </table:table-cell>
          <table:table-cell table:formula="of:=IF(ISBLANK([$context.F254]);[$context.B254];[$context.F254])" office:value-type="string" office:string-value="http://ica.tacc.utexas.edu/chersonesos/ark/concept/attribute/874" calcext:value-type="string">
            <text:p>http://ica.tacc.utexas.edu/chersonesos/ark/concept/attribute/874</text:p>
          </table:table-cell>
        </table:table-row>
        <table:table-row table:style-name="ro1">
          <table:table-cell table:formula="of:=[$context.A255]" office:value-type="string" office:string-value="mortarium" calcext:value-type="string">
            <text:p>mortarium</text:p>
          </table:table-cell>
          <table:table-cell table:formula="of:=IF(ISBLANK([$context.F255]);[$context.B255];[$context.F255])" office:value-type="string" office:string-value="http://ica.tacc.utexas.edu/chersonesos/ark/concept/attribute/875" calcext:value-type="string">
            <text:p>http://ica.tacc.utexas.edu/chersonesos/ark/concept/attribute/875</text:p>
          </table:table-cell>
        </table:table-row>
        <table:table-row table:style-name="ro1">
          <table:table-cell table:formula="of:=[$context.A256]" office:value-type="string" office:string-value="special vessel" calcext:value-type="string">
            <text:p>special vessel</text:p>
          </table:table-cell>
          <table:table-cell table:formula="of:=IF(ISBLANK([$context.F256]);[$context.B256];[$context.F256])" office:value-type="string" office:string-value="http://ica.tacc.utexas.edu/chersonesos/ark/concept/attribute/876" calcext:value-type="string">
            <text:p>http://ica.tacc.utexas.edu/chersonesos/ark/concept/attribute/876</text:p>
          </table:table-cell>
        </table:table-row>
        <table:table-row table:style-name="ro1">
          <table:table-cell table:formula="of:=[$context.A257]" office:value-type="string" office:string-value="lamp" calcext:value-type="string">
            <text:p>lamp</text:p>
          </table:table-cell>
          <table:table-cell table:formula="of:=IF(ISBLANK([$context.F257]);[$context.B257];[$context.F257])" office:value-type="string" office:string-value="http://ica.tacc.utexas.edu/chersonesos/ark/concept/attribute/877" calcext:value-type="string">
            <text:p>http://ica.tacc.utexas.edu/chersonesos/ark/concept/attribute/877</text:p>
          </table:table-cell>
        </table:table-row>
        <table:table-row table:style-name="ro1">
          <table:table-cell table:formula="of:=[$context.A258]" office:value-type="string" office:string-value="light clay" calcext:value-type="string">
            <text:p>light clay</text:p>
          </table:table-cell>
          <table:table-cell table:formula="of:=IF(ISBLANK([$context.F258]);[$context.B258];[$context.F258])" office:value-type="string" office:string-value="http://ica.tacc.utexas.edu/chersonesos/ark/concept/attribute/878" calcext:value-type="string">
            <text:p>http://ica.tacc.utexas.edu/chersonesos/ark/concept/attribute/878</text:p>
          </table:table-cell>
        </table:table-row>
        <table:table-row table:style-name="ro1">
          <table:table-cell table:formula="of:=[$context.A259]" office:value-type="string" office:string-value="heraclea" calcext:value-type="string">
            <text:p>heraclea</text:p>
          </table:table-cell>
          <table:table-cell table:formula="of:=IF(ISBLANK([$context.F259]);[$context.B259];[$context.F259])" office:value-type="string" office:string-value="http://ica.tacc.utexas.edu/chersonesos/ark/concept/attribute/879" calcext:value-type="string">
            <text:p>http://ica.tacc.utexas.edu/chersonesos/ark/concept/attribute/879</text:p>
          </table:table-cell>
        </table:table-row>
        <table:table-row table:style-name="ro1">
          <table:table-cell table:formula="of:=[$context.A260]" office:value-type="string" office:string-value="rhodes" calcext:value-type="string">
            <text:p>rhodes</text:p>
          </table:table-cell>
          <table:table-cell table:formula="of:=IF(ISBLANK([$context.F260]);[$context.B260];[$context.F260])" office:value-type="string" office:string-value="http://ica.tacc.utexas.edu/chersonesos/ark/concept/attribute/880" calcext:value-type="string">
            <text:p>http://ica.tacc.utexas.edu/chersonesos/ark/concept/attribute/880</text:p>
          </table:table-cell>
        </table:table-row>
        <table:table-row table:style-name="ro1">
          <table:table-cell table:formula="of:=[$context.A261]" office:value-type="string" office:string-value="unidentified middle byzantine glazed fineware" calcext:value-type="string">
            <text:p>unidentified middle byzantine glazed fineware</text:p>
          </table:table-cell>
          <table:table-cell table:formula="of:=IF(ISBLANK([$context.F261]);[$context.B261];[$context.F261])" office:value-type="string" office:string-value="http://ica.tacc.utexas.edu/chersonesos/ark/concept/attribute/881" calcext:value-type="string">
            <text:p>http://ica.tacc.utexas.edu/chersonesos/ark/concept/attribute/881</text:p>
          </table:table-cell>
        </table:table-row>
        <table:table-row table:style-name="ro1">
          <table:table-cell table:formula="of:=[$context.A262]" office:value-type="string" office:string-value="terracotta figurine" calcext:value-type="string">
            <text:p>terracotta figurine</text:p>
          </table:table-cell>
          <table:table-cell table:formula="of:=IF(ISBLANK([$context.F262]);[$context.B262];[$context.F262])" office:value-type="string" office:string-value="http://ica.tacc.utexas.edu/chersonesos/ark/concept/attribute/882" calcext:value-type="string">
            <text:p>http://ica.tacc.utexas.edu/chersonesos/ark/concept/attribute/882</text:p>
          </table:table-cell>
        </table:table-row>
        <table:table-row table:style-name="ro1">
          <table:table-cell table:formula="of:=[$context.A263]" office:value-type="string" office:string-value="unidentified late byzantine glazed fineware" calcext:value-type="string">
            <text:p>unidentified late byzantine glazed fineware</text:p>
          </table:table-cell>
          <table:table-cell table:formula="of:=IF(ISBLANK([$context.F263]);[$context.B263];[$context.F263])" office:value-type="string" office:string-value="http://ica.tacc.utexas.edu/chersonesos/ark/concept/attribute/883" calcext:value-type="string">
            <text:p>http://ica.tacc.utexas.edu/chersonesos/ark/concept/attribute/883</text:p>
          </table:table-cell>
        </table:table-row>
        <table:table-row table:style-name="ro1">
          <table:table-cell table:formula="of:=[$context.A264]" office:value-type="string" office:string-value="water pipe" calcext:value-type="string">
            <text:p>water pipe</text:p>
          </table:table-cell>
          <table:table-cell table:formula="of:=IF(ISBLANK([$context.F264]);[$context.B264];[$context.F264])" office:value-type="string" office:string-value="http://ica.tacc.utexas.edu/chersonesos/ark/concept/attribute/884" calcext:value-type="string">
            <text:p>http://ica.tacc.utexas.edu/chersonesos/ark/concept/attribute/884</text:p>
          </table:table-cell>
        </table:table-row>
        <table:table-row table:style-name="ro1">
          <table:table-cell table:formula="of:=[$context.A265]" office:value-type="string" office:string-value="sgraffito ware (monochrome)" calcext:value-type="string">
            <text:p>sgraffito ware (monochrome)</text:p>
          </table:table-cell>
          <table:table-cell table:formula="of:=IF(ISBLANK([$context.F265]);[$context.B265];[$context.F265])" office:value-type="string" office:string-value="http://ica.tacc.utexas.edu/chersonesos/ark/concept/attribute/885" calcext:value-type="string">
            <text:p>http://ica.tacc.utexas.edu/chersonesos/ark/concept/attribute/885</text:p>
          </table:table-cell>
        </table:table-row>
        <table:table-row table:style-name="ro1">
          <table:table-cell table:formula="of:=[$context.A266]" office:value-type="string" office:string-value="lrc, form 1, hayes 1972" calcext:value-type="string">
            <text:p>lrc, form 1, hayes 1972</text:p>
          </table:table-cell>
          <table:table-cell table:formula="of:=IF(ISBLANK([$context.F266]);[$context.B266];[$context.F266])" office:value-type="string" office:string-value="http://ica.tacc.utexas.edu/chersonesos/ark/concept/attribute/886" calcext:value-type="string">
            <text:p>http://ica.tacc.utexas.edu/chersonesos/ark/concept/attribute/886</text:p>
          </table:table-cell>
        </table:table-row>
        <table:table-row table:style-name="ro1">
          <table:table-cell table:formula="of:=[$context.A267]" office:value-type="string" office:string-value="arsw, form 93-97" calcext:value-type="string">
            <text:p>arsw, form 93-97</text:p>
          </table:table-cell>
          <table:table-cell table:formula="of:=IF(ISBLANK([$context.F267]);[$context.B267];[$context.F267])" office:value-type="string" office:string-value="http://ica.tacc.utexas.edu/chersonesos/ark/concept/attribute/887" calcext:value-type="string">
            <text:p>http://ica.tacc.utexas.edu/chersonesos/ark/concept/attribute/887</text:p>
          </table:table-cell>
        </table:table-row>
        <table:table-row table:style-name="ro1">
          <table:table-cell table:formula="of:=[$context.A268]" office:value-type="string" office:string-value="tile with stamp" calcext:value-type="string">
            <text:p>tile with stamp</text:p>
          </table:table-cell>
          <table:table-cell table:formula="of:=IF(ISBLANK([$context.F268]);[$context.B268];[$context.F268])" office:value-type="string" office:string-value="http://ica.tacc.utexas.edu/chersonesos/ark/concept/attribute/888" calcext:value-type="string">
            <text:p>http://ica.tacc.utexas.edu/chersonesos/ark/concept/attribute/888</text:p>
          </table:table-cell>
        </table:table-row>
        <table:table-row table:style-name="ro1">
          <table:table-cell table:formula="of:=[$context.A269]" office:value-type="string" office:string-value="lrc, form 10, hayes 1972" calcext:value-type="string">
            <text:p>lrc, form 10, hayes 1972</text:p>
          </table:table-cell>
          <table:table-cell table:formula="of:=IF(ISBLANK([$context.F269]);[$context.B269];[$context.F269])" office:value-type="string" office:string-value="http://ica.tacc.utexas.edu/chersonesos/ark/concept/attribute/889" calcext:value-type="string">
            <text:p>http://ica.tacc.utexas.edu/chersonesos/ark/concept/attribute/889</text:p>
          </table:table-cell>
        </table:table-row>
        <table:table-row table:style-name="ro1">
          <table:table-cell table:formula="of:=[$context.A270]" office:value-type="string" office:string-value="unidentified middle byzantine amphora" calcext:value-type="string">
            <text:p>unidentified middle byzantine amphora</text:p>
          </table:table-cell>
          <table:table-cell table:formula="of:=IF(ISBLANK([$context.F270]);[$context.B270];[$context.F270])" office:value-type="string" office:string-value="http://ica.tacc.utexas.edu/chersonesos/ark/concept/attribute/890" calcext:value-type="string">
            <text:p>http://ica.tacc.utexas.edu/chersonesos/ark/concept/attribute/890</text:p>
          </table:table-cell>
        </table:table-row>
        <table:table-row table:style-name="ro1">
          <table:table-cell table:formula="of:=[$context.A271]" office:value-type="string" office:string-value="glazed white ware i, hayes 1992" calcext:value-type="string">
            <text:p>glazed white ware i, hayes 1992</text:p>
          </table:table-cell>
          <table:table-cell table:formula="of:=IF(ISBLANK([$context.F271]);[$context.B271];[$context.F271])" office:value-type="string" office:string-value="http://ica.tacc.utexas.edu/chersonesos/ark/concept/attribute/891" calcext:value-type="string">
            <text:p>http://ica.tacc.utexas.edu/chersonesos/ark/concept/attribute/891</text:p>
          </table:table-cell>
        </table:table-row>
        <table:table-row table:style-name="ro1">
          <table:table-cell table:formula="of:=[$context.A272]" office:value-type="string" office:string-value="gww ii, type 3, hayes 1992" calcext:value-type="string">
            <text:p>gww ii, type 3, hayes 1992</text:p>
          </table:table-cell>
          <table:table-cell table:formula="of:=IF(ISBLANK([$context.F272]);[$context.B272];[$context.F272])" office:value-type="string" office:string-value="http://ica.tacc.utexas.edu/chersonesos/ark/concept/attribute/892" calcext:value-type="string">
            <text:p>http://ica.tacc.utexas.edu/chersonesos/ark/concept/attribute/892</text:p>
          </table:table-cell>
        </table:table-row>
        <table:table-row table:style-name="ro1">
          <table:table-cell table:formula="of:=[$context.A273]" office:value-type="string" office:string-value="hellenistic plain fineware jar" calcext:value-type="string">
            <text:p>hellenistic plain fineware jar</text:p>
          </table:table-cell>
          <table:table-cell table:formula="of:=IF(ISBLANK([$context.F273]);[$context.B273];[$context.F273])" office:value-type="string" office:string-value="http://ica.tacc.utexas.edu/chersonesos/ark/concept/attribute/893" calcext:value-type="string">
            <text:p>http://ica.tacc.utexas.edu/chersonesos/ark/concept/attribute/893</text:p>
          </table:table-cell>
        </table:table-row>
        <table:table-row table:style-name="ro1">
          <table:table-cell table:formula="of:=[$context.A274]" office:value-type="string" office:string-value="fine sgraffito ware " calcext:value-type="string">
            <text:p>fine sgraffito ware </text:p>
          </table:table-cell>
          <table:table-cell table:formula="of:=IF(ISBLANK([$context.F274]);[$context.B274];[$context.F274])" office:value-type="string" office:string-value="http://ica.tacc.utexas.edu/chersonesos/ark/concept/attribute/894" calcext:value-type="string">
            <text:p>http://ica.tacc.utexas.edu/chersonesos/ark/concept/attribute/894</text:p>
          </table:table-cell>
        </table:table-row>
        <table:table-row table:style-name="ro1">
          <table:table-cell table:formula="of:=[$context.A275]" office:value-type="string" office:string-value="cos" calcext:value-type="string">
            <text:p>cos</text:p>
          </table:table-cell>
          <table:table-cell table:formula="of:=IF(ISBLANK([$context.F275]);[$context.B275];[$context.F275])" office:value-type="string" office:string-value="http://ica.tacc.utexas.edu/chersonesos/ark/concept/attribute/895" calcext:value-type="string">
            <text:p>http://ica.tacc.utexas.edu/chersonesos/ark/concept/attribute/895</text:p>
          </table:table-cell>
        </table:table-row>
        <table:table-row table:style-name="ro1">
          <table:table-cell table:formula="of:=[$context.A276]" office:value-type="string" office:string-value="unidentified middle-late byzantine amphora" calcext:value-type="string">
            <text:p>unidentified middle-late byzantine amphora</text:p>
          </table:table-cell>
          <table:table-cell table:formula="of:=IF(ISBLANK([$context.F276]);[$context.B276];[$context.F276])" office:value-type="string" office:string-value="http://ica.tacc.utexas.edu/chersonesos/ark/concept/attribute/896" calcext:value-type="string">
            <text:p>http://ica.tacc.utexas.edu/chersonesos/ark/concept/attribute/896</text:p>
          </table:table-cell>
        </table:table-row>
        <table:table-row table:style-name="ro1">
          <table:table-cell table:formula="of:=[$context.A277]" office:value-type="string" office:string-value="gww ii, type 13-14, hayes 1992" calcext:value-type="string">
            <text:p>gww ii, type 13-14, hayes 1992</text:p>
          </table:table-cell>
          <table:table-cell table:formula="of:=IF(ISBLANK([$context.F277]);[$context.B277];[$context.F277])" office:value-type="string" office:string-value="http://ica.tacc.utexas.edu/chersonesos/ark/concept/attribute/897" calcext:value-type="string">
            <text:p>http://ica.tacc.utexas.edu/chersonesos/ark/concept/attribute/897</text:p>
          </table:table-cell>
        </table:table-row>
        <table:table-row table:style-name="ro1">
          <table:table-cell table:formula="of:=[$context.A278]" office:value-type="string" office:string-value="megarian bowl" calcext:value-type="string">
            <text:p>megarian bowl</text:p>
          </table:table-cell>
          <table:table-cell table:formula="of:=IF(ISBLANK([$context.F278]);[$context.B278];[$context.F278])" office:value-type="string" office:string-value="http://ica.tacc.utexas.edu/chersonesos/ark/concept/attribute/898" calcext:value-type="string">
            <text:p>http://ica.tacc.utexas.edu/chersonesos/ark/concept/attribute/898</text:p>
          </table:table-cell>
        </table:table-row>
        <table:table-row table:style-name="ro1">
          <table:table-cell table:formula="of:=[$context.A279]" office:value-type="string" office:string-value="red clay (zeest - 63)" calcext:value-type="string">
            <text:p>red clay (zeest - 63)</text:p>
          </table:table-cell>
          <table:table-cell table:formula="of:=IF(ISBLANK([$context.F279]);[$context.B279];[$context.F279])" office:value-type="string" office:string-value="http://ica.tacc.utexas.edu/chersonesos/ark/concept/attribute/899" calcext:value-type="string">
            <text:p>http://ica.tacc.utexas.edu/chersonesos/ark/concept/attribute/899</text:p>
          </table:table-cell>
        </table:table-row>
        <table:table-row table:style-name="ro1">
          <table:table-cell table:formula="of:=[$context.A280]" office:value-type="string" office:string-value="red clay (zeest - 72)" calcext:value-type="string">
            <text:p>red clay (zeest - 72)</text:p>
          </table:table-cell>
          <table:table-cell table:formula="of:=IF(ISBLANK([$context.F280]);[$context.B280];[$context.F280])" office:value-type="string" office:string-value="http://ica.tacc.utexas.edu/chersonesos/ark/concept/attribute/900" calcext:value-type="string">
            <text:p>http://ica.tacc.utexas.edu/chersonesos/ark/concept/attribute/900</text:p>
          </table:table-cell>
        </table:table-row>
        <table:table-row table:style-name="ro1">
          <table:table-cell table:formula="of:=[$context.A281]" office:value-type="string" office:string-value="arsw, form 99 " calcext:value-type="string">
            <text:p>arsw, form 99 </text:p>
          </table:table-cell>
          <table:table-cell table:formula="of:=IF(ISBLANK([$context.F281]);[$context.B281];[$context.F281])" office:value-type="string" office:string-value="http://ica.tacc.utexas.edu/chersonesos/ark/concept/attribute/901" calcext:value-type="string">
            <text:p>http://ica.tacc.utexas.edu/chersonesos/ark/concept/attribute/901</text:p>
          </table:table-cell>
        </table:table-row>
        <table:table-row table:style-name="ro1">
          <table:table-cell table:formula="of:=[$context.A282]" office:value-type="string" office:string-value="brick" calcext:value-type="string">
            <text:p>brick</text:p>
          </table:table-cell>
          <table:table-cell table:formula="of:=IF(ISBLANK([$context.F282]);[$context.B282];[$context.F282])" office:value-type="string" office:string-value="http://ica.tacc.utexas.edu/chersonesos/ark/concept/attribute/902" calcext:value-type="string">
            <text:p>http://ica.tacc.utexas.edu/chersonesos/ark/concept/attribute/902</text:p>
          </table:table-cell>
        </table:table-row>
        <table:table-row table:style-name="ro1">
          <table:table-cell table:formula="of:=[$context.A283]" office:value-type="string" office:string-value="gww ii, type 13-14" calcext:value-type="string">
            <text:p>gww ii, type 13-14</text:p>
          </table:table-cell>
          <table:table-cell table:formula="of:=IF(ISBLANK([$context.F283]);[$context.B283];[$context.F283])" office:value-type="string" office:string-value="http://ica.tacc.utexas.edu/chersonesos/ark/concept/attribute/903" calcext:value-type="string">
            <text:p>http://ica.tacc.utexas.edu/chersonesos/ark/concept/attribute/903</text:p>
          </table:table-cell>
        </table:table-row>
        <table:table-row table:style-name="ro1">
          <table:table-cell table:formula="of:=[$context.A284]" office:value-type="string" office:string-value="gww ii, type 1" calcext:value-type="string">
            <text:p>gww ii, type 1</text:p>
          </table:table-cell>
          <table:table-cell table:formula="of:=IF(ISBLANK([$context.F284]);[$context.B284];[$context.F284])" office:value-type="string" office:string-value="http://ica.tacc.utexas.edu/chersonesos/ark/concept/attribute/904" calcext:value-type="string">
            <text:p>http://ica.tacc.utexas.edu/chersonesos/ark/concept/attribute/904</text:p>
          </table:table-cell>
        </table:table-row>
        <table:table-row table:style-name="ro1">
          <table:table-cell table:formula="of:=[$context.A285]" office:value-type="string" office:string-value="gww ii, type 3" calcext:value-type="string">
            <text:p>gww ii, type 3</text:p>
          </table:table-cell>
          <table:table-cell table:formula="of:=IF(ISBLANK([$context.F285]);[$context.B285];[$context.F285])" office:value-type="string" office:string-value="http://ica.tacc.utexas.edu/chersonesos/ark/concept/attribute/905" calcext:value-type="string">
            <text:p>http://ica.tacc.utexas.edu/chersonesos/ark/concept/attribute/905</text:p>
          </table:table-cell>
        </table:table-row>
        <table:table-row table:style-name="ro1">
          <table:table-cell table:formula="of:=[$context.A286]" office:value-type="string" office:string-value="polychrome ware (white clay)" calcext:value-type="string">
            <text:p>polychrome ware (white clay)</text:p>
          </table:table-cell>
          <table:table-cell table:formula="of:=IF(ISBLANK([$context.F286]);[$context.B286];[$context.F286])" office:value-type="string" office:string-value="http://ica.tacc.utexas.edu/chersonesos/ark/concept/attribute/906" calcext:value-type="string">
            <text:p>http://ica.tacc.utexas.edu/chersonesos/ark/concept/attribute/906</text:p>
          </table:table-cell>
        </table:table-row>
        <table:table-row table:style-name="ro1">
          <table:table-cell table:formula="of:=[$context.A287]" office:value-type="string" office:string-value="chios" calcext:value-type="string">
            <text:p>chios</text:p>
          </table:table-cell>
          <table:table-cell table:formula="of:=IF(ISBLANK([$context.F287]);[$context.B287];[$context.F287])" office:value-type="string" office:string-value="http://ica.tacc.utexas.edu/chersonesos/ark/concept/attribute/907" calcext:value-type="string">
            <text:p>http://ica.tacc.utexas.edu/chersonesos/ark/concept/attribute/907</text:p>
          </table:table-cell>
        </table:table-row>
        <table:table-row table:style-name="ro1">
          <table:table-cell table:formula="of:=[$context.A288]" office:value-type="string" office:string-value="thasos" calcext:value-type="string">
            <text:p>thasos</text:p>
          </table:table-cell>
          <table:table-cell table:formula="of:=IF(ISBLANK([$context.F288]);[$context.B288];[$context.F288])" office:value-type="string" office:string-value="http://ica.tacc.utexas.edu/chersonesos/ark/concept/attribute/908" calcext:value-type="string">
            <text:p>http://ica.tacc.utexas.edu/chersonesos/ark/concept/attribute/908</text:p>
          </table:table-cell>
        </table:table-row>
        <table:table-row table:style-name="ro1">
          <table:table-cell table:formula="of:=[$context.A289]" office:value-type="string" office:string-value="knidos" calcext:value-type="string">
            <text:p>knidos</text:p>
          </table:table-cell>
          <table:table-cell table:formula="of:=IF(ISBLANK([$context.F289]);[$context.B289];[$context.F289])" office:value-type="string" office:string-value="http://ica.tacc.utexas.edu/chersonesos/ark/concept/attribute/909" calcext:value-type="string">
            <text:p>http://ica.tacc.utexas.edu/chersonesos/ark/concept/attribute/909</text:p>
          </table:table-cell>
        </table:table-row>
        <table:table-row table:style-name="ro1">
          <table:table-cell table:formula="of:=[$context.A290]" office:value-type="string" office:string-value="lrd (&quot;cypriot sigillata&quot;), form 2" calcext:value-type="string">
            <text:p>lrd ("cypriot sigillata"), form 2</text:p>
          </table:table-cell>
          <table:table-cell table:formula="of:=IF(ISBLANK([$context.F290]);[$context.B290];[$context.F290])" office:value-type="string" office:string-value="http://ica.tacc.utexas.edu/chersonesos/ark/concept/attribute/910" calcext:value-type="string">
            <text:p>http://ica.tacc.utexas.edu/chersonesos/ark/concept/attribute/910</text:p>
          </table:table-cell>
        </table:table-row>
        <table:table-row table:style-name="ro1">
          <table:table-cell table:formula="of:=[$context.A291]" office:value-type="string" office:string-value="knidos (?)" calcext:value-type="string">
            <text:p>knidos (?)</text:p>
          </table:table-cell>
          <table:table-cell table:formula="of:=IF(ISBLANK([$context.F291]);[$context.B291];[$context.F291])" office:value-type="string" office:string-value="http://ica.tacc.utexas.edu/chersonesos/ark/concept/attribute/911" calcext:value-type="string">
            <text:p>http://ica.tacc.utexas.edu/chersonesos/ark/concept/attribute/911</text:p>
          </table:table-cell>
        </table:table-row>
        <table:table-row table:style-name="ro1">
          <table:table-cell table:formula="of:=[$context.A292]" office:value-type="string" office:string-value="kos" calcext:value-type="string">
            <text:p>kos</text:p>
          </table:table-cell>
          <table:table-cell table:formula="of:=IF(ISBLANK([$context.F292]);[$context.B292];[$context.F292])" office:value-type="string" office:string-value="http://ica.tacc.utexas.edu/chersonesos/ark/concept/attribute/912" calcext:value-type="string">
            <text:p>http://ica.tacc.utexas.edu/chersonesos/ark/concept/attribute/912</text:p>
          </table:table-cell>
        </table:table-row>
        <table:table-row table:style-name="ro1">
          <table:table-cell table:formula="of:=[$context.A293]" office:value-type="string" office:string-value="corinth" calcext:value-type="string">
            <text:p>corinth</text:p>
          </table:table-cell>
          <table:table-cell table:formula="of:=IF(ISBLANK([$context.F293]);[$context.B293];[$context.F293])" office:value-type="string" office:string-value="http://ica.tacc.utexas.edu/chersonesos/ark/concept/attribute/913" calcext:value-type="string">
            <text:p>http://ica.tacc.utexas.edu/chersonesos/ark/concept/attribute/913</text:p>
          </table:table-cell>
        </table:table-row>
        <table:table-row table:style-name="ro1">
          <table:table-cell table:formula="of:=[$context.A294]" office:value-type="string" office:string-value="hellenistic jars" calcext:value-type="string">
            <text:p>hellenistic jars</text:p>
          </table:table-cell>
          <table:table-cell table:formula="of:=IF(ISBLANK([$context.F294]);[$context.B294];[$context.F294])" office:value-type="string" office:string-value="http://ica.tacc.utexas.edu/chersonesos/ark/concept/attribute/914" calcext:value-type="string">
            <text:p>http://ica.tacc.utexas.edu/chersonesos/ark/concept/attribute/914</text:p>
          </table:table-cell>
        </table:table-row>
        <table:table-row table:style-name="ro1">
          <table:table-cell table:formula="of:=[$context.A295]" office:value-type="string" office:string-value="class 51" calcext:value-type="string">
            <text:p>class 51</text:p>
          </table:table-cell>
          <table:table-cell table:formula="of:=IF(ISBLANK([$context.F295]);[$context.B295];[$context.F295])" office:value-type="string" office:string-value="http://ica.tacc.utexas.edu/chersonesos/ark/concept/attribute/915" calcext:value-type="string">
            <text:p>http://ica.tacc.utexas.edu/chersonesos/ark/concept/attribute/915</text:p>
          </table:table-cell>
        </table:table-row>
        <table:table-row table:style-name="ro1">
          <table:table-cell table:formula="of:=[$context.A296]" office:value-type="string" office:string-value="storage jar" calcext:value-type="string">
            <text:p>storage jar</text:p>
          </table:table-cell>
          <table:table-cell table:formula="of:=IF(ISBLANK([$context.F296]);[$context.B296];[$context.F296])" office:value-type="string" office:string-value="http://ica.tacc.utexas.edu/chersonesos/ark/concept/attribute/916" calcext:value-type="string">
            <text:p>http://ica.tacc.utexas.edu/chersonesos/ark/concept/attribute/916</text:p>
          </table:table-cell>
        </table:table-row>
        <table:table-row table:style-name="ro1">
          <table:table-cell table:formula="of:=[$context.A297]" office:value-type="string" office:string-value="fritware" calcext:value-type="string">
            <text:p>fritware</text:p>
          </table:table-cell>
          <table:table-cell table:formula="of:=IF(ISBLANK([$context.F297]);[$context.B297];[$context.F297])" office:value-type="string" office:string-value="http://ica.tacc.utexas.edu/chersonesos/ark/concept/attribute/917" calcext:value-type="string">
            <text:p>http://ica.tacc.utexas.edu/chersonesos/ark/concept/attribute/917</text:p>
          </table:table-cell>
        </table:table-row>
        <table:table-row table:style-name="ro1">
          <table:table-cell table:formula="of:=[$context.A298]" office:value-type="string" office:string-value="unidentified middle byzantine glazed ware" calcext:value-type="string">
            <text:p>unidentified middle byzantine glazed ware</text:p>
          </table:table-cell>
          <table:table-cell table:formula="of:=IF(ISBLANK([$context.F298]);[$context.B298];[$context.F298])" office:value-type="string" office:string-value="http://ica.tacc.utexas.edu/chersonesos/ark/concept/attribute/918" calcext:value-type="string">
            <text:p>http://ica.tacc.utexas.edu/chersonesos/ark/concept/attribute/918</text:p>
          </table:table-cell>
        </table:table-row>
        <table:table-row table:style-name="ro1">
          <table:table-cell table:formula="of:=[$context.A299]" office:value-type="string" office:string-value="closed storage form" calcext:value-type="string">
            <text:p>closed storage form</text:p>
          </table:table-cell>
          <table:table-cell table:formula="of:=IF(ISBLANK([$context.F299]);[$context.B299];[$context.F299])" office:value-type="string" office:string-value="http://ica.tacc.utexas.edu/chersonesos/ark/concept/attribute/919" calcext:value-type="string">
            <text:p>http://ica.tacc.utexas.edu/chersonesos/ark/concept/attribute/919</text:p>
          </table:table-cell>
        </table:table-row>
        <table:table-row table:style-name="ro1">
          <table:table-cell table:formula="of:=[$context.A300]" office:value-type="string" office:string-value="thasos (?)" calcext:value-type="string">
            <text:p>thasos (?)</text:p>
          </table:table-cell>
          <table:table-cell table:formula="of:=IF(ISBLANK([$context.F300]);[$context.B300];[$context.F300])" office:value-type="string" office:string-value="http://ica.tacc.utexas.edu/chersonesos/ark/concept/attribute/920" calcext:value-type="string">
            <text:p>http://ica.tacc.utexas.edu/chersonesos/ark/concept/attribute/920</text:p>
          </table:table-cell>
        </table:table-row>
        <table:table-row table:style-name="ro1">
          <table:table-cell table:formula="of:=[$context.A301]" office:value-type="string" office:string-value="chios (?)" calcext:value-type="string">
            <text:p>chios (?)</text:p>
          </table:table-cell>
          <table:table-cell table:formula="of:=IF(ISBLANK([$context.F301]);[$context.B301];[$context.F301])" office:value-type="string" office:string-value="http://ica.tacc.utexas.edu/chersonesos/ark/concept/attribute/921" calcext:value-type="string">
            <text:p>http://ica.tacc.utexas.edu/chersonesos/ark/concept/attribute/921</text:p>
          </table:table-cell>
        </table:table-row>
        <table:table-row table:style-name="ro1">
          <table:table-cell table:formula="of:=[$context.A302]" office:value-type="string" office:string-value="hellenistic jar or bowl" calcext:value-type="string">
            <text:p>hellenistic jar or bowl</text:p>
          </table:table-cell>
          <table:table-cell table:formula="of:=IF(ISBLANK([$context.F302]);[$context.B302];[$context.F302])" office:value-type="string" office:string-value="http://ica.tacc.utexas.edu/chersonesos/ark/concept/attribute/922" calcext:value-type="string">
            <text:p>http://ica.tacc.utexas.edu/chersonesos/ark/concept/attribute/922</text:p>
          </table:table-cell>
        </table:table-row>
        <table:table-row table:style-name="ro1">
          <table:table-cell table:formula="of:=[$context.A303]" office:value-type="string" office:string-value="hellenistic plain fineware jar or bowl" calcext:value-type="string">
            <text:p>hellenistic plain fineware jar or bowl</text:p>
          </table:table-cell>
          <table:table-cell table:formula="of:=IF(ISBLANK([$context.F303]);[$context.B303];[$context.F303])" office:value-type="string" office:string-value="http://ica.tacc.utexas.edu/chersonesos/ark/concept/attribute/923" calcext:value-type="string">
            <text:p>http://ica.tacc.utexas.edu/chersonesos/ark/concept/attribute/923</text:p>
          </table:table-cell>
        </table:table-row>
        <table:table-row table:style-name="ro1">
          <table:table-cell table:formula="of:=[$context.A304]" office:value-type="string" office:string-value="pan tiles of the 10th-13th c. with stamps" calcext:value-type="string">
            <text:p>pan tiles of the 10th-13th c. with stamps</text:p>
          </table:table-cell>
          <table:table-cell table:formula="of:=IF(ISBLANK([$context.F304]);[$context.B304];[$context.F304])" office:value-type="string" office:string-value="http://ica.tacc.utexas.edu/chersonesos/ark/concept/attribute/924" calcext:value-type="string">
            <text:p>http://ica.tacc.utexas.edu/chersonesos/ark/concept/attribute/924</text:p>
          </table:table-cell>
        </table:table-row>
        <table:table-row table:style-name="ro1">
          <table:table-cell table:formula="of:=[$context.A305]" office:value-type="string" office:string-value="kalypter of the 8th-10th c. (?) with stamp" calcext:value-type="string">
            <text:p>kalypter of the 8th-10th c. (?) with stamp</text:p>
          </table:table-cell>
          <table:table-cell table:formula="of:=IF(ISBLANK([$context.F305]);[$context.B305];[$context.F305])" office:value-type="string" office:string-value="http://ica.tacc.utexas.edu/chersonesos/ark/concept/attribute/925" calcext:value-type="string">
            <text:p>http://ica.tacc.utexas.edu/chersonesos/ark/concept/attribute/925</text:p>
          </table:table-cell>
        </table:table-row>
        <table:table-row table:style-name="ro1">
          <table:table-cell table:formula="of:=[$context.A306]" office:value-type="string" office:string-value="chersonesos (of which one fragment with a stamp)" calcext:value-type="string">
            <text:p>chersonesos (of which one fragment with a stamp)</text:p>
          </table:table-cell>
          <table:table-cell table:formula="of:=IF(ISBLANK([$context.F306]);[$context.B306];[$context.F306])" office:value-type="string" office:string-value="http://ica.tacc.utexas.edu/chersonesos/ark/concept/attribute/926" calcext:value-type="string">
            <text:p>http://ica.tacc.utexas.edu/chersonesos/ark/concept/attribute/926</text:p>
          </table:table-cell>
        </table:table-row>
        <table:table-row table:style-name="ro1">
          <table:table-cell table:formula="of:=[$context.A307]" office:value-type="string" office:string-value="heraklea" calcext:value-type="string">
            <text:p>heraklea</text:p>
          </table:table-cell>
          <table:table-cell table:formula="of:=IF(ISBLANK([$context.F307]);[$context.B307];[$context.F307])" office:value-type="string" office:string-value="http://ica.tacc.utexas.edu/chersonesos/ark/concept/attribute/927" calcext:value-type="string">
            <text:p>http://ica.tacc.utexas.edu/chersonesos/ark/concept/attribute/927</text:p>
          </table:table-cell>
        </table:table-row>
        <table:table-row table:style-name="ro1">
          <table:table-cell table:formula="of:=[$context.A308]" office:value-type="string" office:string-value="red clay" calcext:value-type="string">
            <text:p>red clay</text:p>
          </table:table-cell>
          <table:table-cell table:formula="of:=IF(ISBLANK([$context.F308]);[$context.B308];[$context.F308])" office:value-type="string" office:string-value="http://ica.tacc.utexas.edu/chersonesos/ark/concept/attribute/928" calcext:value-type="string">
            <text:p>http://ica.tacc.utexas.edu/chersonesos/ark/concept/attribute/928</text:p>
          </table:table-cell>
        </table:table-row>
        <table:table-row table:style-name="ro1">
          <table:table-cell table:formula="of:=[$context.A309]" office:value-type="string" office:string-value="light clay, first centuries ad " calcext:value-type="string">
            <text:p>light clay, first centuries ad </text:p>
          </table:table-cell>
          <table:table-cell table:formula="of:=IF(ISBLANK([$context.F309]);[$context.B309];[$context.F309])" office:value-type="string" office:string-value="http://ica.tacc.utexas.edu/chersonesos/ark/concept/attribute/929" calcext:value-type="string">
            <text:p>http://ica.tacc.utexas.edu/chersonesos/ark/concept/attribute/929</text:p>
          </table:table-cell>
        </table:table-row>
        <table:table-row table:style-name="ro1">
          <table:table-cell table:formula="of:=[$context.A310]" office:value-type="string" office:string-value="class 1" calcext:value-type="string">
            <text:p>class 1</text:p>
          </table:table-cell>
          <table:table-cell table:formula="of:=IF(ISBLANK([$context.F310]);[$context.B310];[$context.F310])" office:value-type="string" office:string-value="http://ica.tacc.utexas.edu/chersonesos/ark/concept/attribute/930" calcext:value-type="string">
            <text:p>http://ica.tacc.utexas.edu/chersonesos/ark/concept/attribute/930</text:p>
          </table:table-cell>
        </table:table-row>
        <table:table-row table:style-name="ro1">
          <table:table-cell table:formula="of:=[$context.A311]" office:value-type="string" office:string-value="class 2" calcext:value-type="string">
            <text:p>class 2</text:p>
          </table:table-cell>
          <table:table-cell table:formula="of:=IF(ISBLANK([$context.F311]);[$context.B311];[$context.F311])" office:value-type="string" office:string-value="http://ica.tacc.utexas.edu/chersonesos/ark/concept/attribute/931" calcext:value-type="string">
            <text:p>http://ica.tacc.utexas.edu/chersonesos/ark/concept/attribute/931</text:p>
          </table:table-cell>
        </table:table-row>
        <table:table-row table:style-name="ro1">
          <table:table-cell table:formula="of:=[$context.A312]" office:value-type="string" office:string-value="class 4 (gaza type; lra 3-riley)" calcext:value-type="string">
            <text:p>class 4 (gaza type; lra 3-riley)</text:p>
          </table:table-cell>
          <table:table-cell table:formula="of:=IF(ISBLANK([$context.F312]);[$context.B312];[$context.F312])" office:value-type="string" office:string-value="http://ica.tacc.utexas.edu/chersonesos/ark/concept/attribute/932" calcext:value-type="string">
            <text:p>http://ica.tacc.utexas.edu/chersonesos/ark/concept/attribute/932</text:p>
          </table:table-cell>
        </table:table-row>
        <table:table-row table:style-name="ro1">
          <table:table-cell table:formula="of:=[$context.A313]" office:value-type="string" office:string-value="class 12 (&quot;running wave&quot;; lrc 1-riley)" calcext:value-type="string">
            <text:p>class 12 ("running wave"; lrc 1-riley)</text:p>
          </table:table-cell>
          <table:table-cell table:formula="of:=IF(ISBLANK([$context.F313]);[$context.B313];[$context.F313])" office:value-type="string" office:string-value="http://ica.tacc.utexas.edu/chersonesos/ark/concept/attribute/933" calcext:value-type="string">
            <text:p>http://ica.tacc.utexas.edu/chersonesos/ark/concept/attribute/933</text:p>
          </table:table-cell>
        </table:table-row>
        <table:table-row table:style-name="ro1">
          <table:table-cell table:formula="of:=[$context.A314]" office:value-type="string" office:string-value="class 18 (with funnel rim; lra 2-riley)" calcext:value-type="string">
            <text:p>class 18 (with funnel rim; lra 2-riley)</text:p>
          </table:table-cell>
          <table:table-cell table:formula="of:=IF(ISBLANK([$context.F314]);[$context.B314];[$context.F314])" office:value-type="string" office:string-value="http://ica.tacc.utexas.edu/chersonesos/ark/concept/attribute/934" calcext:value-type="string">
            <text:p>http://ica.tacc.utexas.edu/chersonesos/ark/concept/attribute/934</text:p>
          </table:table-cell>
        </table:table-row>
        <table:table-row table:style-name="ro1">
          <table:table-cell table:formula="of:=[$context.A315]" office:value-type="string" office:string-value="class 22 (zeest-95; lra 10-riley)" calcext:value-type="string">
            <text:p>class 22 (zeest-95; lra 10-riley)</text:p>
          </table:table-cell>
          <table:table-cell table:formula="of:=IF(ISBLANK([$context.F315]);[$context.B315];[$context.F315])" office:value-type="string" office:string-value="http://ica.tacc.utexas.edu/chersonesos/ark/concept/attribute/935" calcext:value-type="string">
            <text:p>http://ica.tacc.utexas.edu/chersonesos/ark/concept/attribute/935</text:p>
          </table:table-cell>
        </table:table-row>
        <table:table-row table:style-name="ro1">
          <table:table-cell table:formula="of:=[$context.A316]" office:value-type="string" office:string-value="class 24 (&quot;black sea&quot; with rilled zones)" calcext:value-type="string">
            <text:p>class 24 ("black sea" with rilled zones)</text:p>
          </table:table-cell>
          <table:table-cell table:formula="of:=IF(ISBLANK([$context.F316]);[$context.B316];[$context.F316])" office:value-type="string" office:string-value="http://ica.tacc.utexas.edu/chersonesos/ark/concept/attribute/936" calcext:value-type="string">
            <text:p>http://ica.tacc.utexas.edu/chersonesos/ark/concept/attribute/936</text:p>
          </table:table-cell>
        </table:table-row>
        <table:table-row table:style-name="ro1">
          <table:table-cell table:formula="of:=[$context.A317]" office:value-type="string" office:string-value="class 36 (&quot;black sea&quot;)" calcext:value-type="string">
            <text:p>class 36 ("black sea")</text:p>
          </table:table-cell>
          <table:table-cell table:formula="of:=IF(ISBLANK([$context.F317]);[$context.B317];[$context.F317])" office:value-type="string" office:string-value="http://ica.tacc.utexas.edu/chersonesos/ark/concept/attribute/937" calcext:value-type="string">
            <text:p>http://ica.tacc.utexas.edu/chersonesos/ark/concept/attribute/937</text:p>
          </table:table-cell>
        </table:table-row>
        <table:table-row table:style-name="ro1">
          <table:table-cell table:formula="of:=[$context.A318]" office:value-type="string" office:string-value="cookpots" calcext:value-type="string">
            <text:p>cookpots</text:p>
          </table:table-cell>
          <table:table-cell table:formula="of:=IF(ISBLANK([$context.F318]);[$context.B318];[$context.F318])" office:value-type="string" office:string-value="http://ica.tacc.utexas.edu/chersonesos/ark/concept/attribute/938" calcext:value-type="string">
            <text:p>http://ica.tacc.utexas.edu/chersonesos/ark/concept/attribute/938</text:p>
          </table:table-cell>
        </table:table-row>
        <table:table-row table:style-name="ro1">
          <table:table-cell table:formula="of:=[$context.A319]" office:value-type="string" office:string-value="hellenistic casserole" calcext:value-type="string">
            <text:p>hellenistic casserole</text:p>
          </table:table-cell>
          <table:table-cell table:formula="of:=IF(ISBLANK([$context.F319]);[$context.B319];[$context.F319])" office:value-type="string" office:string-value="http://ica.tacc.utexas.edu/chersonesos/ark/concept/attribute/939" calcext:value-type="string">
            <text:p>http://ica.tacc.utexas.edu/chersonesos/ark/concept/attribute/939</text:p>
          </table:table-cell>
        </table:table-row>
        <table:table-row table:style-name="ro1">
          <table:table-cell table:formula="of:=[$context.A320]" office:value-type="string" office:string-value="lid (type)s" calcext:value-type="string">
            <text:p>lid (type)s</text:p>
          </table:table-cell>
          <table:table-cell table:formula="of:=IF(ISBLANK([$context.F320]);[$context.B320];[$context.F320])" office:value-type="string" office:string-value="http://ica.tacc.utexas.edu/chersonesos/ark/concept/attribute/940" calcext:value-type="string">
            <text:p>http://ica.tacc.utexas.edu/chersonesos/ark/concept/attribute/940</text:p>
          </table:table-cell>
        </table:table-row>
        <table:table-row table:style-name="ro1">
          <table:table-cell table:formula="of:=[$context.A321]" office:value-type="string" office:string-value="oinochoai" calcext:value-type="string">
            <text:p>oinochoai</text:p>
          </table:table-cell>
          <table:table-cell table:formula="of:=IF(ISBLANK([$context.F321]);[$context.B321];[$context.F321])" office:value-type="string" office:string-value="http://ica.tacc.utexas.edu/chersonesos/ark/concept/attribute/941" calcext:value-type="string">
            <text:p>http://ica.tacc.utexas.edu/chersonesos/ark/concept/attribute/941</text:p>
          </table:table-cell>
        </table:table-row>
        <table:table-row table:style-name="ro1">
          <table:table-cell table:formula="of:=[$context.A322]" office:value-type="string" office:string-value="closed plain form" calcext:value-type="string">
            <text:p>closed plain form</text:p>
          </table:table-cell>
          <table:table-cell table:formula="of:=IF(ISBLANK([$context.F322]);[$context.B322];[$context.F322])" office:value-type="string" office:string-value="http://ica.tacc.utexas.edu/chersonesos/ark/concept/attribute/942" calcext:value-type="string">
            <text:p>http://ica.tacc.utexas.edu/chersonesos/ark/concept/attribute/942</text:p>
          </table:table-cell>
        </table:table-row>
        <table:table-row table:style-name="ro1">
          <table:table-cell table:formula="of:=[$context.A323]" office:value-type="string" office:string-value="open plain forms" calcext:value-type="string">
            <text:p>open plain forms</text:p>
          </table:table-cell>
          <table:table-cell table:formula="of:=IF(ISBLANK([$context.F323]);[$context.B323];[$context.F323])" office:value-type="string" office:string-value="http://ica.tacc.utexas.edu/chersonesos/ark/concept/attribute/943" calcext:value-type="string">
            <text:p>http://ica.tacc.utexas.edu/chersonesos/ark/concept/attribute/943</text:p>
          </table:table-cell>
        </table:table-row>
        <table:table-row table:style-name="ro1">
          <table:table-cell table:formula="of:=[$context.A324]" office:value-type="string" office:string-value="zeuxippos ware" calcext:value-type="string">
            <text:p>zeuxippos ware</text:p>
          </table:table-cell>
          <table:table-cell table:formula="of:=IF(ISBLANK([$context.F324]);[$context.B324];[$context.F324])" office:value-type="string" office:string-value="http://ica.tacc.utexas.edu/chersonesos/ark/concept/attribute/944" calcext:value-type="string">
            <text:p>http://ica.tacc.utexas.edu/chersonesos/ark/concept/attribute/944</text:p>
          </table:table-cell>
        </table:table-row>
        <table:table-row table:style-name="ro1">
          <table:table-cell table:formula="of:=[$context.A325]" office:value-type="string" office:string-value="group 3 (yakobson) - aegean ware" calcext:value-type="string">
            <text:p>group 3 (yakobson) - aegean ware</text:p>
          </table:table-cell>
          <table:table-cell table:formula="of:=IF(ISBLANK([$context.F325]);[$context.B325];[$context.F325])" office:value-type="string" office:string-value="http://ica.tacc.utexas.edu/chersonesos/ark/concept/attribute/945" calcext:value-type="string">
            <text:p>http://ica.tacc.utexas.edu/chersonesos/ark/concept/attribute/945</text:p>
          </table:table-cell>
        </table:table-row>
        <table:table-row table:style-name="ro1">
          <table:table-cell table:formula="of:=[$context.A326]" office:value-type="string" office:string-value="group 6 (yakobson) - polychrome sgraffito ware" calcext:value-type="string">
            <text:p>group 6 (yakobson) - polychrome sgraffito ware</text:p>
          </table:table-cell>
          <table:table-cell table:formula="of:=IF(ISBLANK([$context.F326]);[$context.B326];[$context.F326])" office:value-type="string" office:string-value="http://ica.tacc.utexas.edu/chersonesos/ark/concept/attribute/946" calcext:value-type="string">
            <text:p>http://ica.tacc.utexas.edu/chersonesos/ark/concept/attribute/946</text:p>
          </table:table-cell>
        </table:table-row>
        <table:table-row table:style-name="ro1">
          <table:table-cell table:formula="of:=[$context.A327]" office:value-type="string" office:string-value="group 8 (yakobson ) - slip-painted ware" calcext:value-type="string">
            <text:p>group 8 (yakobson ) - slip-painted ware</text:p>
          </table:table-cell>
          <table:table-cell table:formula="of:=IF(ISBLANK([$context.F327]);[$context.B327];[$context.F327])" office:value-type="string" office:string-value="http://ica.tacc.utexas.edu/chersonesos/ark/concept/attribute/947" calcext:value-type="string">
            <text:p>http://ica.tacc.utexas.edu/chersonesos/ark/concept/attribute/947</text:p>
          </table:table-cell>
        </table:table-row>
        <table:table-row table:style-name="ro1">
          <table:table-cell table:formula="of:=[$context.A328]" office:value-type="string" office:string-value="unidentified waster" calcext:value-type="string">
            <text:p>unidentified waster</text:p>
          </table:table-cell>
          <table:table-cell table:formula="of:=IF(ISBLANK([$context.F328]);[$context.B328];[$context.F328])" office:value-type="string" office:string-value="http://ica.tacc.utexas.edu/chersonesos/ark/concept/attribute/948" calcext:value-type="string">
            <text:p>http://ica.tacc.utexas.edu/chersonesos/ark/concept/attribute/948</text:p>
          </table:table-cell>
        </table:table-row>
        <table:table-row table:style-name="ro1">
          <table:table-cell table:formula="of:=[$context.A329]" office:value-type="string" office:string-value="glazed white ware ii " calcext:value-type="string">
            <text:p>glazed white ware ii </text:p>
          </table:table-cell>
          <table:table-cell table:formula="of:=IF(ISBLANK([$context.F329]);[$context.B329];[$context.F329])" office:value-type="string" office:string-value="http://ica.tacc.utexas.edu/chersonesos/ark/concept/attribute/949" calcext:value-type="string">
            <text:p>http://ica.tacc.utexas.edu/chersonesos/ark/concept/attribute/949</text:p>
          </table:table-cell>
        </table:table-row>
        <table:table-row table:style-name="ro1">
          <table:table-cell table:formula="of:=[$context.A330]" office:value-type="string" office:string-value="incense-burner" calcext:value-type="string">
            <text:p>incense-burner</text:p>
          </table:table-cell>
          <table:table-cell table:formula="of:=IF(ISBLANK([$context.F330]);[$context.B330];[$context.F330])" office:value-type="string" office:string-value="http://ica.tacc.utexas.edu/chersonesos/ark/concept/attribute/950" calcext:value-type="string">
            <text:p>http://ica.tacc.utexas.edu/chersonesos/ark/concept/attribute/950</text:p>
          </table:table-cell>
        </table:table-row>
        <table:table-row table:style-name="ro1">
          <table:table-cell table:formula="of:=[$context.A331]" office:value-type="string" office:string-value="lrc, form 1" calcext:value-type="string">
            <text:p>lrc, form 1</text:p>
          </table:table-cell>
          <table:table-cell table:formula="of:=IF(ISBLANK([$context.F331]);[$context.B331];[$context.F331])" office:value-type="string" office:string-value="http://ica.tacc.utexas.edu/chersonesos/ark/concept/attribute/951" calcext:value-type="string">
            <text:p>http://ica.tacc.utexas.edu/chersonesos/ark/concept/attribute/951</text:p>
          </table:table-cell>
        </table:table-row>
        <table:table-row table:style-name="ro1">
          <table:table-cell table:formula="of:=[$context.A332]" office:value-type="string" office:string-value="lrc, form 2" calcext:value-type="string">
            <text:p>lrc, form 2</text:p>
          </table:table-cell>
          <table:table-cell table:formula="of:=IF(ISBLANK([$context.F332]);[$context.B332];[$context.F332])" office:value-type="string" office:string-value="http://ica.tacc.utexas.edu/chersonesos/ark/concept/attribute/952" calcext:value-type="string">
            <text:p>http://ica.tacc.utexas.edu/chersonesos/ark/concept/attribute/952</text:p>
          </table:table-cell>
        </table:table-row>
        <table:table-row table:style-name="ro1">
          <table:table-cell table:formula="of:=[$context.A333]" office:value-type="string" office:string-value="lrc, form 10 a" calcext:value-type="string">
            <text:p>lrc, form 10 a</text:p>
          </table:table-cell>
          <table:table-cell table:formula="of:=IF(ISBLANK([$context.F333]);[$context.B333];[$context.F333])" office:value-type="string" office:string-value="http://ica.tacc.utexas.edu/chersonesos/ark/concept/attribute/953" calcext:value-type="string">
            <text:p>http://ica.tacc.utexas.edu/chersonesos/ark/concept/attribute/953</text:p>
          </table:table-cell>
        </table:table-row>
        <table:table-row table:style-name="ro1">
          <table:table-cell table:formula="of:=[$context.A334]" office:value-type="string" office:string-value="lrc, lrd, arsw (stems, walls)" calcext:value-type="string">
            <text:p>lrc, lrd, arsw (stems, walls)</text:p>
          </table:table-cell>
          <table:table-cell table:formula="of:=IF(ISBLANK([$context.F334]);[$context.B334];[$context.F334])" office:value-type="string" office:string-value="http://ica.tacc.utexas.edu/chersonesos/ark/concept/attribute/954" calcext:value-type="string">
            <text:p>http://ica.tacc.utexas.edu/chersonesos/ark/concept/attribute/954</text:p>
          </table:table-cell>
        </table:table-row>
        <table:table-row table:style-name="ro1">
          <table:table-cell table:formula="of:=[$context.A335]" office:value-type="string" office:string-value="red-slip jug" calcext:value-type="string">
            <text:p>red-slip jug</text:p>
          </table:table-cell>
          <table:table-cell table:formula="of:=IF(ISBLANK([$context.F335]);[$context.B335];[$context.F335])" office:value-type="string" office:string-value="http://ica.tacc.utexas.edu/chersonesos/ark/concept/attribute/955" calcext:value-type="string">
            <text:p>http://ica.tacc.utexas.edu/chersonesos/ark/concept/attribute/955</text:p>
          </table:table-cell>
        </table:table-row>
        <table:table-row table:style-name="ro1">
          <table:table-cell table:formula="of:=[$context.A336]" office:value-type="string" office:string-value="bowls of 1st-2nd c. ad" calcext:value-type="string">
            <text:p>bowls of 1st-2nd c. ad</text:p>
          </table:table-cell>
          <table:table-cell table:formula="of:=IF(ISBLANK([$context.F336]);[$context.B336];[$context.F336])" office:value-type="string" office:string-value="http://ica.tacc.utexas.edu/chersonesos/ark/concept/attribute/956" calcext:value-type="string">
            <text:p>http://ica.tacc.utexas.edu/chersonesos/ark/concept/attribute/956</text:p>
          </table:table-cell>
        </table:table-row>
        <table:table-row table:style-name="ro1">
          <table:table-cell table:formula="of:=[$context.A337]" office:value-type="string" office:string-value="closed gray-clay forms" calcext:value-type="string">
            <text:p>closed gray-clay forms</text:p>
          </table:table-cell>
          <table:table-cell table:formula="of:=IF(ISBLANK([$context.F337]);[$context.B337];[$context.F337])" office:value-type="string" office:string-value="http://ica.tacc.utexas.edu/chersonesos/ark/concept/attribute/957" calcext:value-type="string">
            <text:p>http://ica.tacc.utexas.edu/chersonesos/ark/concept/attribute/957</text:p>
          </table:table-cell>
        </table:table-row>
        <table:table-row table:style-name="ro1">
          <table:table-cell table:formula="of:=[$context.A338]" office:value-type="string" office:string-value="open gray-clay forms" calcext:value-type="string">
            <text:p>open gray-clay forms</text:p>
          </table:table-cell>
          <table:table-cell table:formula="of:=IF(ISBLANK([$context.F338]);[$context.B338];[$context.F338])" office:value-type="string" office:string-value="http://ica.tacc.utexas.edu/chersonesos/ark/concept/attribute/958" calcext:value-type="string">
            <text:p>http://ica.tacc.utexas.edu/chersonesos/ark/concept/attribute/958</text:p>
          </table:table-cell>
        </table:table-row>
        <table:table-row table:style-name="ro1">
          <table:table-cell table:formula="of:=[$context.A339]" office:value-type="string" office:string-value="open black-gloss forms" calcext:value-type="string">
            <text:p>open black-gloss forms</text:p>
          </table:table-cell>
          <table:table-cell table:formula="of:=IF(ISBLANK([$context.F339]);[$context.B339];[$context.F339])" office:value-type="string" office:string-value="http://ica.tacc.utexas.edu/chersonesos/ark/concept/attribute/959" calcext:value-type="string">
            <text:p>http://ica.tacc.utexas.edu/chersonesos/ark/concept/attribute/959</text:p>
          </table:table-cell>
        </table:table-row>
        <table:table-row table:style-name="ro1">
          <table:table-cell table:formula="of:=[$context.A340]" office:value-type="string" office:string-value="closed black-gloss forms" calcext:value-type="string">
            <text:p>closed black-gloss forms</text:p>
          </table:table-cell>
          <table:table-cell table:formula="of:=IF(ISBLANK([$context.F340]);[$context.B340];[$context.F340])" office:value-type="string" office:string-value="http://ica.tacc.utexas.edu/chersonesos/ark/concept/attribute/960" calcext:value-type="string">
            <text:p>http://ica.tacc.utexas.edu/chersonesos/ark/concept/attribute/960</text:p>
          </table:table-cell>
        </table:table-row>
        <table:table-row table:style-name="ro1">
          <table:table-cell table:formula="of:=[$context.A341]" office:value-type="string" office:string-value="tiles with stamps" calcext:value-type="string">
            <text:p>tiles with stamps</text:p>
          </table:table-cell>
          <table:table-cell table:formula="of:=IF(ISBLANK([$context.F341]);[$context.B341];[$context.F341])" office:value-type="string" office:string-value="http://ica.tacc.utexas.edu/chersonesos/ark/concept/attribute/961" calcext:value-type="string">
            <text:p>http://ica.tacc.utexas.edu/chersonesos/ark/concept/attribute/961</text:p>
          </table:table-cell>
        </table:table-row>
        <table:table-row table:style-name="ro1">
          <table:table-cell table:formula="of:=[$context.A342]" office:value-type="string" office:string-value="late roman" calcext:value-type="string">
            <text:p>late roman</text:p>
          </table:table-cell>
          <table:table-cell table:formula="of:=IF(ISBLANK([$context.F342]);[$context.B342];[$context.F342])" office:value-type="string" office:string-value="http://ica.tacc.utexas.edu/chersonesos/ark/concept/attribute/962" calcext:value-type="string">
            <text:p>http://ica.tacc.utexas.edu/chersonesos/ark/concept/attribute/962</text:p>
          </table:table-cell>
        </table:table-row>
        <table:table-row table:style-name="ro1">
          <table:table-cell table:formula="of:=[$context.A343]" office:value-type="string" office:string-value="zeest 72" calcext:value-type="string">
            <text:p>zeest 72</text:p>
          </table:table-cell>
          <table:table-cell table:formula="of:=IF(ISBLANK([$context.F343]);[$context.B343];[$context.F343])" office:value-type="string" office:string-value="http://ica.tacc.utexas.edu/chersonesos/ark/concept/attribute/963" calcext:value-type="string">
            <text:p>http://ica.tacc.utexas.edu/chersonesos/ark/concept/attribute/963</text:p>
          </table:table-cell>
        </table:table-row>
        <table:table-row table:style-name="ro1">
          <table:table-cell table:formula="of:=[$context.A344]" office:value-type="string" office:string-value="cookware (type)" calcext:value-type="string">
            <text:p>cookware (type)</text:p>
          </table:table-cell>
          <table:table-cell table:formula="of:=IF(ISBLANK([$context.F344]);[$context.B344];[$context.F344])" office:value-type="string" office:string-value="http://ica.tacc.utexas.edu/chersonesos/ark/concept/attribute/964" calcext:value-type="string">
            <text:p>http://ica.tacc.utexas.edu/chersonesos/ark/concept/attribute/964</text:p>
          </table:table-cell>
        </table:table-row>
        <table:table-row table:style-name="ro1">
          <table:table-cell table:formula="of:=[$context.A345]" office:value-type="string" office:string-value="group 8 (yakobson) - slip-painted ware" calcext:value-type="string">
            <text:p>group 8 (yakobson) - slip-painted ware</text:p>
          </table:table-cell>
          <table:table-cell table:formula="of:=IF(ISBLANK([$context.F345]);[$context.B345];[$context.F345])" office:value-type="string" office:string-value="http://ica.tacc.utexas.edu/chersonesos/ark/concept/attribute/965" calcext:value-type="string">
            <text:p>http://ica.tacc.utexas.edu/chersonesos/ark/concept/attribute/965</text:p>
          </table:table-cell>
        </table:table-row>
        <table:table-row table:style-name="ro1">
          <table:table-cell table:formula="of:=[$context.A346]" office:value-type="string" office:string-value="class 18 (with funnel rim) (lra 2-riley)" calcext:value-type="string">
            <text:p>class 18 (with funnel rim) (lra 2-riley)</text:p>
          </table:table-cell>
          <table:table-cell table:formula="of:=IF(ISBLANK([$context.F346]);[$context.B346];[$context.F346])" office:value-type="string" office:string-value="http://ica.tacc.utexas.edu/chersonesos/ark/concept/attribute/966" calcext:value-type="string">
            <text:p>http://ica.tacc.utexas.edu/chersonesos/ark/concept/attribute/966</text:p>
          </table:table-cell>
        </table:table-row>
        <table:table-row table:style-name="ro1">
          <table:table-cell table:formula="of:=[$context.A347]" office:value-type="string" office:string-value="unidentified type" calcext:value-type="string">
            <text:p>unidentified type</text:p>
          </table:table-cell>
          <table:table-cell table:formula="of:=IF(ISBLANK([$context.F347]);[$context.B347];[$context.F347])" office:value-type="string" office:string-value="http://ica.tacc.utexas.edu/chersonesos/ark/concept/attribute/967" calcext:value-type="string">
            <text:p>http://ica.tacc.utexas.edu/chersonesos/ark/concept/attribute/967</text:p>
          </table:table-cell>
        </table:table-row>
        <table:table-row table:style-name="ro1">
          <table:table-cell table:formula="of:=[$context.A348]" office:value-type="string" office:string-value="megarian bowls" calcext:value-type="string">
            <text:p>megarian bowls</text:p>
          </table:table-cell>
          <table:table-cell table:formula="of:=IF(ISBLANK([$context.F348]);[$context.B348];[$context.F348])" office:value-type="string" office:string-value="http://ica.tacc.utexas.edu/chersonesos/ark/concept/attribute/968" calcext:value-type="string">
            <text:p>http://ica.tacc.utexas.edu/chersonesos/ark/concept/attribute/968</text:p>
          </table:table-cell>
        </table:table-row>
        <table:table-row table:style-name="ro1">
          <table:table-cell table:formula="of:=[$context.A349]" office:value-type="string" office:string-value="class 36 (&quot;black sea&quot; ribbed)" calcext:value-type="string">
            <text:p>class 36 ("black sea" ribbed)</text:p>
          </table:table-cell>
          <table:table-cell table:formula="of:=IF(ISBLANK([$context.F349]);[$context.B349];[$context.F349])" office:value-type="string" office:string-value="http://ica.tacc.utexas.edu/chersonesos/ark/concept/attribute/969" calcext:value-type="string">
            <text:p>http://ica.tacc.utexas.edu/chersonesos/ark/concept/attribute/969</text:p>
          </table:table-cell>
        </table:table-row>
        <table:table-row table:style-name="ro1">
          <table:table-cell table:formula="of:=[$context.A350]" office:value-type="string" office:string-value="incense-burners" calcext:value-type="string">
            <text:p>incense-burners</text:p>
          </table:table-cell>
          <table:table-cell table:formula="of:=IF(ISBLANK([$context.F350]);[$context.B350];[$context.F350])" office:value-type="string" office:string-value="http://ica.tacc.utexas.edu/chersonesos/ark/concept/attribute/970" calcext:value-type="string">
            <text:p>http://ica.tacc.utexas.edu/chersonesos/ark/concept/attribute/970</text:p>
          </table:table-cell>
        </table:table-row>
        <table:table-row table:style-name="ro1">
          <table:table-cell table:formula="of:=[$context.A351]" office:value-type="string" office:string-value="tile (type)" calcext:value-type="string">
            <text:p>tile (type)</text:p>
          </table:table-cell>
          <table:table-cell table:formula="of:=IF(ISBLANK([$context.F351]);[$context.B351];[$context.F351])" office:value-type="string" office:string-value="http://ica.tacc.utexas.edu/chersonesos/ark/concept/attribute/971" calcext:value-type="string">
            <text:p>http://ica.tacc.utexas.edu/chersonesos/ark/concept/attribute/971</text:p>
          </table:table-cell>
        </table:table-row>
        <table:table-row table:style-name="ro1">
          <table:table-cell table:formula="of:=[$context.A352]" office:value-type="string" office:string-value="group 3-4 (yakobson) - aegean ware" calcext:value-type="string">
            <text:p>group 3-4 (yakobson) - aegean ware</text:p>
          </table:table-cell>
          <table:table-cell table:formula="of:=IF(ISBLANK([$context.F352]);[$context.B352];[$context.F352])" office:value-type="string" office:string-value="http://ica.tacc.utexas.edu/chersonesos/ark/concept/attribute/972" calcext:value-type="string">
            <text:p>http://ica.tacc.utexas.edu/chersonesos/ark/concept/attribute/972</text:p>
          </table:table-cell>
        </table:table-row>
        <table:table-row table:style-name="ro1">
          <table:table-cell table:formula="of:=[$context.A353]" office:value-type="string" office:string-value="light clay, first centuries ad (sinope)" calcext:value-type="string">
            <text:p>light clay, first centuries ad (sinope)</text:p>
          </table:table-cell>
          <table:table-cell table:formula="of:=IF(ISBLANK([$context.F353]);[$context.B353];[$context.F353])" office:value-type="string" office:string-value="http://ica.tacc.utexas.edu/chersonesos/ark/concept/attribute/973" calcext:value-type="string">
            <text:p>http://ica.tacc.utexas.edu/chersonesos/ark/concept/attribute/973</text:p>
          </table:table-cell>
        </table:table-row>
        <table:table-row table:style-name="ro1">
          <table:table-cell table:formula="of:=[$context.A354]" office:value-type="string" office:string-value="fine sgraffito group (?)" calcext:value-type="string">
            <text:p>fine sgraffito group (?)</text:p>
          </table:table-cell>
          <table:table-cell table:formula="of:=IF(ISBLANK([$context.F354]);[$context.B354];[$context.F354])" office:value-type="string" office:string-value="http://ica.tacc.utexas.edu/chersonesos/ark/concept/attribute/974" calcext:value-type="string">
            <text:p>http://ica.tacc.utexas.edu/chersonesos/ark/concept/attribute/974</text:p>
          </table:table-cell>
        </table:table-row>
        <table:table-row table:style-name="ro1">
          <table:table-cell table:formula="of:=[$context.A355]" office:value-type="string" office:string-value="white-clay jugs" calcext:value-type="string">
            <text:p>white-clay jugs</text:p>
          </table:table-cell>
          <table:table-cell table:formula="of:=IF(ISBLANK([$context.F355]);[$context.B355];[$context.F355])" office:value-type="string" office:string-value="http://ica.tacc.utexas.edu/chersonesos/ark/concept/attribute/975" calcext:value-type="string">
            <text:p>http://ica.tacc.utexas.edu/chersonesos/ark/concept/attribute/975</text:p>
          </table:table-cell>
        </table:table-row>
        <table:table-row table:style-name="ro1">
          <table:table-cell table:formula="of:=[$context.A356]" office:value-type="string" office:string-value="hellenistic amphora" calcext:value-type="string">
            <text:p>hellenistic amphora</text:p>
          </table:table-cell>
          <table:table-cell table:formula="of:=IF(ISBLANK([$context.F356]);[$context.B356];[$context.F356])" office:value-type="string" office:string-value="http://ica.tacc.utexas.edu/chersonesos/ark/concept/attribute/976" calcext:value-type="string">
            <text:p>http://ica.tacc.utexas.edu/chersonesos/ark/concept/attribute/976</text:p>
          </table:table-cell>
        </table:table-row>
        <table:table-row table:style-name="ro1">
          <table:table-cell table:formula="of:=[$context.A357]" office:value-type="string" office:string-value="kashin pottery - turquoise glazed faience bowl" calcext:value-type="string">
            <text:p>kashin pottery - turquoise glazed faience bowl</text:p>
          </table:table-cell>
          <table:table-cell table:formula="of:=IF(ISBLANK([$context.F357]);[$context.B357];[$context.F357])" office:value-type="string" office:string-value="http://ica.tacc.utexas.edu/chersonesos/ark/concept/attribute/977" calcext:value-type="string">
            <text:p>http://ica.tacc.utexas.edu/chersonesos/ark/concept/attribute/977</text:p>
          </table:table-cell>
        </table:table-row>
        <table:table-row table:style-name="ro1">
          <table:table-cell table:formula="of:=[$context.A358]" office:value-type="string" office:string-value="plain lids" calcext:value-type="string">
            <text:p>plain lids</text:p>
          </table:table-cell>
          <table:table-cell table:formula="of:=IF(ISBLANK([$context.F358]);[$context.B358];[$context.F358])" office:value-type="string" office:string-value="http://ica.tacc.utexas.edu/chersonesos/ark/concept/attribute/978" calcext:value-type="string">
            <text:p>http://ica.tacc.utexas.edu/chersonesos/ark/concept/attribute/978</text:p>
          </table:table-cell>
        </table:table-row>
        <table:table-row table:style-name="ro1">
          <table:table-cell table:formula="of:=[$context.A359]" office:value-type="string" office:string-value="unidentified red-clay glazed ware" calcext:value-type="string">
            <text:p>unidentified red-clay glazed ware</text:p>
          </table:table-cell>
          <table:table-cell table:formula="of:=IF(ISBLANK([$context.F359]);[$context.B359];[$context.F359])" office:value-type="string" office:string-value="http://ica.tacc.utexas.edu/chersonesos/ark/concept/attribute/979" calcext:value-type="string">
            <text:p>http://ica.tacc.utexas.edu/chersonesos/ark/concept/attribute/979</text:p>
          </table:table-cell>
        </table:table-row>
        <table:table-row table:style-name="ro1">
          <table:table-cell table:formula="of:=[$context.A360]" office:value-type="string" office:string-value="light clay (zeest 104-105; shelov type e-f)" calcext:value-type="string">
            <text:p>light clay (zeest 104-105; shelov type e-f)</text:p>
          </table:table-cell>
          <table:table-cell table:formula="of:=IF(ISBLANK([$context.F360]);[$context.B360];[$context.F360])" office:value-type="string" office:string-value="http://ica.tacc.utexas.edu/chersonesos/ark/concept/attribute/980" calcext:value-type="string">
            <text:p>http://ica.tacc.utexas.edu/chersonesos/ark/concept/attribute/980</text:p>
          </table:table-cell>
        </table:table-row>
        <table:table-row table:style-name="ro1">
          <table:table-cell table:formula="of:=[$context.A361]" office:value-type="string" office:string-value="mortars, bowls" calcext:value-type="string">
            <text:p>mortars, bowls</text:p>
          </table:table-cell>
          <table:table-cell table:formula="of:=IF(ISBLANK([$context.F361]);[$context.B361];[$context.F361])" office:value-type="string" office:string-value="http://ica.tacc.utexas.edu/chersonesos/ark/concept/attribute/981" calcext:value-type="string">
            <text:p>http://ica.tacc.utexas.edu/chersonesos/ark/concept/attribute/981</text:p>
          </table:table-cell>
        </table:table-row>
        <table:table-row table:style-name="ro1">
          <table:table-cell table:formula="of:=[$context.A362]" office:value-type="string" office:string-value="unidentified white-clay glazed fineware" calcext:value-type="string">
            <text:p>unidentified white-clay glazed fineware</text:p>
          </table:table-cell>
          <table:table-cell table:formula="of:=IF(ISBLANK([$context.F362]);[$context.B362];[$context.F362])" office:value-type="string" office:string-value="http://ica.tacc.utexas.edu/chersonesos/ark/concept/attribute/982" calcext:value-type="string">
            <text:p>http://ica.tacc.utexas.edu/chersonesos/ark/concept/attribute/982</text:p>
          </table:table-cell>
        </table:table-row>
        <table:table-row table:style-name="ro1">
          <table:table-cell table:formula="of:=[$context.A363]" office:value-type="string" office:string-value="unidentified 5th-7th c. amphora" calcext:value-type="string">
            <text:p>unidentified 5th-7th c. amphora</text:p>
          </table:table-cell>
          <table:table-cell table:formula="of:=IF(ISBLANK([$context.F363]);[$context.B363];[$context.F363])" office:value-type="string" office:string-value="http://ica.tacc.utexas.edu/chersonesos/ark/concept/attribute/983" calcext:value-type="string">
            <text:p>http://ica.tacc.utexas.edu/chersonesos/ark/concept/attribute/983</text:p>
          </table:table-cell>
        </table:table-row>
        <table:table-row table:style-name="ro1">
          <table:table-cell table:formula="of:=[$context.A364]" office:value-type="string" office:string-value="red-clay (e.g. zeest 72)" calcext:value-type="string">
            <text:p>red-clay (e.g. zeest 72)</text:p>
          </table:table-cell>
          <table:table-cell table:formula="of:=IF(ISBLANK([$context.F364]);[$context.B364];[$context.F364])" office:value-type="string" office:string-value="http://ica.tacc.utexas.edu/chersonesos/ark/concept/attribute/984" calcext:value-type="string">
            <text:p>http://ica.tacc.utexas.edu/chersonesos/ark/concept/attribute/984</text:p>
          </table:table-cell>
        </table:table-row>
        <table:table-row table:style-name="ro1">
          <table:table-cell table:formula="of:=[$context.A365]" office:value-type="string" office:string-value="unidentified white-clay glazed ware" calcext:value-type="string">
            <text:p>unidentified white-clay glazed ware</text:p>
          </table:table-cell>
          <table:table-cell table:formula="of:=IF(ISBLANK([$context.F365]);[$context.B365];[$context.F365])" office:value-type="string" office:string-value="http://ica.tacc.utexas.edu/chersonesos/ark/concept/attribute/985" calcext:value-type="string">
            <text:p>http://ica.tacc.utexas.edu/chersonesos/ark/concept/attribute/985</text:p>
          </table:table-cell>
        </table:table-row>
        <table:table-row table:style-name="ro1">
          <table:table-cell table:formula="of:=[$context.A366]" office:value-type="string" office:string-value="class 51-52" calcext:value-type="string">
            <text:p>class 51-52</text:p>
          </table:table-cell>
          <table:table-cell table:formula="of:=IF(ISBLANK([$context.F366]);[$context.B366];[$context.F366])" office:value-type="string" office:string-value="http://ica.tacc.utexas.edu/chersonesos/ark/concept/attribute/986" calcext:value-type="string">
            <text:p>http://ica.tacc.utexas.edu/chersonesos/ark/concept/attribute/986</text:p>
          </table:table-cell>
        </table:table-row>
        <table:table-row table:style-name="ro1">
          <table:table-cell table:formula="of:=[$context.A367]" office:value-type="string" office:string-value="unidentified amphora (small fragments)" calcext:value-type="string">
            <text:p>unidentified amphora (small fragments)</text:p>
          </table:table-cell>
          <table:table-cell table:formula="of:=IF(ISBLANK([$context.F367]);[$context.B367];[$context.F367])" office:value-type="string" office:string-value="http://ica.tacc.utexas.edu/chersonesos/ark/concept/attribute/987" calcext:value-type="string">
            <text:p>http://ica.tacc.utexas.edu/chersonesos/ark/concept/attribute/987</text:p>
          </table:table-cell>
        </table:table-row>
        <table:table-row table:style-name="ro1">
          <table:table-cell table:formula="of:=[$context.A368]" office:value-type="string" office:string-value="chersonesos, stamped" calcext:value-type="string">
            <text:p>chersonesos, stamped</text:p>
          </table:table-cell>
          <table:table-cell table:formula="of:=IF(ISBLANK([$context.F368]);[$context.B368];[$context.F368])" office:value-type="string" office:string-value="http://ica.tacc.utexas.edu/chersonesos/ark/concept/attribute/988" calcext:value-type="string">
            <text:p>http://ica.tacc.utexas.edu/chersonesos/ark/concept/attribute/988</text:p>
          </table:table-cell>
        </table:table-row>
        <table:table-row table:style-name="ro1">
          <table:table-cell table:formula="of:=[$context.A369]" office:value-type="string" office:string-value="late roman red-clay" calcext:value-type="string">
            <text:p>late roman red-clay</text:p>
          </table:table-cell>
          <table:table-cell table:formula="of:=IF(ISBLANK([$context.F369]);[$context.B369];[$context.F369])" office:value-type="string" office:string-value="http://ica.tacc.utexas.edu/chersonesos/ark/concept/attribute/989" calcext:value-type="string">
            <text:p>http://ica.tacc.utexas.edu/chersonesos/ark/concept/attribute/989</text:p>
          </table:table-cell>
        </table:table-row>
        <table:table-row table:style-name="ro1">
          <table:table-cell table:formula="of:=[$context.A370]" office:value-type="string" office:string-value="polychrome" calcext:value-type="string">
            <text:p>polychrome</text:p>
          </table:table-cell>
          <table:table-cell table:formula="of:=IF(ISBLANK([$context.F370]);[$context.B370];[$context.F370])" office:value-type="string" office:string-value="http://ica.tacc.utexas.edu/chersonesos/ark/concept/attribute/990" calcext:value-type="string">
            <text:p>http://ica.tacc.utexas.edu/chersonesos/ark/concept/attribute/990</text:p>
          </table:table-cell>
        </table:table-row>
        <table:table-row table:style-name="ro1">
          <table:table-cell table:formula="of:=[$context.A371]" office:value-type="string" office:string-value="lrc, form 3" calcext:value-type="string">
            <text:p>lrc, form 3</text:p>
          </table:table-cell>
          <table:table-cell table:formula="of:=IF(ISBLANK([$context.F371]);[$context.B371];[$context.F371])" office:value-type="string" office:string-value="http://ica.tacc.utexas.edu/chersonesos/ark/concept/attribute/991" calcext:value-type="string">
            <text:p>http://ica.tacc.utexas.edu/chersonesos/ark/concept/attribute/991</text:p>
          </table:table-cell>
        </table:table-row>
        <table:table-row table:style-name="ro1">
          <table:table-cell table:formula="of:=[$context.A372]" office:value-type="string" office:string-value="lrd, form 2" calcext:value-type="string">
            <text:p>lrd, form 2</text:p>
          </table:table-cell>
          <table:table-cell table:formula="of:=IF(ISBLANK([$context.F372]);[$context.B372];[$context.F372])" office:value-type="string" office:string-value="http://ica.tacc.utexas.edu/chersonesos/ark/concept/attribute/992" calcext:value-type="string">
            <text:p>http://ica.tacc.utexas.edu/chersonesos/ark/concept/attribute/992</text:p>
          </table:table-cell>
        </table:table-row>
        <table:table-row table:style-name="ro1">
          <table:table-cell table:formula="of:=[$context.A373]" office:value-type="string" office:string-value="glazed white ware i" calcext:value-type="string">
            <text:p>glazed white ware i</text:p>
          </table:table-cell>
          <table:table-cell table:formula="of:=IF(ISBLANK([$context.F373]);[$context.B373];[$context.F373])" office:value-type="string" office:string-value="http://ica.tacc.utexas.edu/chersonesos/ark/concept/attribute/993" calcext:value-type="string">
            <text:p>http://ica.tacc.utexas.edu/chersonesos/ark/concept/attribute/993</text:p>
          </table:table-cell>
        </table:table-row>
        <table:table-row table:style-name="ro1">
          <table:table-cell table:formula="of:=[$context.A374]" office:value-type="string" office:string-value="zeest 72 (&quot;myrmekeion&quot; type)" calcext:value-type="string">
            <text:p>zeest 72 ("myrmekeion" type)</text:p>
          </table:table-cell>
          <table:table-cell table:formula="of:=IF(ISBLANK([$context.F374]);[$context.B374];[$context.F374])" office:value-type="string" office:string-value="http://ica.tacc.utexas.edu/chersonesos/ark/concept/attribute/994" calcext:value-type="string">
            <text:p>http://ica.tacc.utexas.edu/chersonesos/ark/concept/attribute/994</text:p>
          </table:table-cell>
        </table:table-row>
        <table:table-row table:style-name="ro1">
          <table:table-cell table:formula="of:=[$context.A375]" office:value-type="string" office:string-value="closed plain form (e.g. flask)" calcext:value-type="string">
            <text:p>closed plain form (e.g. flask)</text:p>
          </table:table-cell>
          <table:table-cell table:formula="of:=IF(ISBLANK([$context.F375]);[$context.B375];[$context.F375])" office:value-type="string" office:string-value="http://ica.tacc.utexas.edu/chersonesos/ark/concept/attribute/995" calcext:value-type="string">
            <text:p>http://ica.tacc.utexas.edu/chersonesos/ark/concept/attribute/995</text:p>
          </table:table-cell>
        </table:table-row>
        <table:table-row table:style-name="ro1">
          <table:table-cell table:formula="of:=[$context.A376]" office:value-type="string" office:string-value="hellenistic_roman amphora" calcext:value-type="string">
            <text:p>hellenistic_roman amphora</text:p>
          </table:table-cell>
          <table:table-cell table:formula="of:=IF(ISBLANK([$context.F376]);[$context.B376];[$context.F376])" office:value-type="string" office:string-value="http://ica.tacc.utexas.edu/chersonesos/ark/concept/attribute/996" calcext:value-type="string">
            <text:p>http://ica.tacc.utexas.edu/chersonesos/ark/concept/attribute/996</text:p>
          </table:table-cell>
        </table:table-row>
        <table:table-row table:style-name="ro1">
          <table:table-cell table:formula="of:=[$context.A377]" office:value-type="string" office:string-value="kashin - turquoise faience" calcext:value-type="string">
            <text:p>kashin - turquoise faience</text:p>
          </table:table-cell>
          <table:table-cell table:formula="of:=IF(ISBLANK([$context.F377]);[$context.B377];[$context.F377])" office:value-type="string" office:string-value="http://ica.tacc.utexas.edu/chersonesos/ark/concept/attribute/997" calcext:value-type="string">
            <text:p>http://ica.tacc.utexas.edu/chersonesos/ark/concept/attribute/997</text:p>
          </table:table-cell>
        </table:table-row>
        <table:table-row table:style-name="ro1">
          <table:table-cell table:formula="of:=[$context.A378]" office:value-type="string" office:string-value="lrc, form 10" calcext:value-type="string">
            <text:p>lrc, form 10</text:p>
          </table:table-cell>
          <table:table-cell table:formula="of:=IF(ISBLANK([$context.F378]);[$context.B378];[$context.F378])" office:value-type="string" office:string-value="http://ica.tacc.utexas.edu/chersonesos/ark/concept/attribute/998" calcext:value-type="string">
            <text:p>http://ica.tacc.utexas.edu/chersonesos/ark/concept/attribute/998</text:p>
          </table:table-cell>
        </table:table-row>
        <table:table-row table:style-name="ro1">
          <table:table-cell table:formula="of:=[$context.A379]" office:value-type="string" office:string-value="class 42 (gunsenin-i) and imitations" calcext:value-type="string">
            <text:p>class 42 (gunsenin-i) and imitations</text:p>
          </table:table-cell>
          <table:table-cell table:formula="of:=IF(ISBLANK([$context.F379]);[$context.B379];[$context.F379])" office:value-type="string" office:string-value="http://ica.tacc.utexas.edu/chersonesos/ark/concept/attribute/999" calcext:value-type="string">
            <text:p>http://ica.tacc.utexas.edu/chersonesos/ark/concept/attribute/999</text:p>
          </table:table-cell>
        </table:table-row>
        <table:table-row table:style-name="ro1">
          <table:table-cell table:formula="of:=[$context.A380]" office:value-type="string" office:string-value="hellenistic (ceramic date)" calcext:value-type="string">
            <text:p>hellenistic (ceramic date)</text:p>
          </table:table-cell>
          <table:table-cell table:formula="of:=IF(ISBLANK([$context.F380]);[$context.B380];[$context.F380])" office:value-type="string" office:string-value=" http://n2t.net/ark:/99152/p0b6j5mgvqt" calcext:value-type="string">
            <text:p> http://n2t.net/ark:/99152/p0b6j5mgvqt</text:p>
          </table:table-cell>
        </table:table-row>
        <table:table-row table:style-name="ro1">
          <table:table-cell table:formula="of:=[$context.A381]" office:value-type="string" office:string-value="roman (ceramic date)" calcext:value-type="string">
            <text:p>roman (ceramic date)</text:p>
          </table:table-cell>
          <table:table-cell table:formula="of:=IF(ISBLANK([$context.F381]);[$context.B381];[$context.F381])" office:value-type="string" office:string-value=" http://n2t.net/ark:/99152/p0b6j5mh84m" calcext:value-type="string">
            <text:p> http://n2t.net/ark:/99152/p0b6j5mh84m</text:p>
          </table:table-cell>
        </table:table-row>
        <table:table-row table:style-name="ro1">
          <table:table-cell table:formula="of:=[$context.A382]" office:value-type="string" office:string-value="9th-11th c. ad" calcext:value-type="string">
            <text:p>9th-11th c. ad</text:p>
          </table:table-cell>
          <table:table-cell table:formula="of:=IF(ISBLANK([$context.F382]);[$context.B382];[$context.F382])" office:value-type="string" office:string-value=" http://n2t.net/ark:/99152/p0b6j5mq3ms" calcext:value-type="string">
            <text:p> http://n2t.net/ark:/99152/p0b6j5mq3ms</text:p>
          </table:table-cell>
        </table:table-row>
        <table:table-row table:style-name="ro1">
          <table:table-cell table:formula="of:=[$context.A383]" office:value-type="string" office:string-value="5th-7th c. ad" calcext:value-type="string">
            <text:p>5th-7th c. ad</text:p>
          </table:table-cell>
          <table:table-cell table:formula="of:=IF(ISBLANK([$context.F383]);[$context.B383];[$context.F383])" office:value-type="string" office:string-value="http://n2t.net/ark:/99152/p0b6j5mtpfd" calcext:value-type="string">
            <text:p>http://n2t.net/ark:/99152/p0b6j5mtpfd</text:p>
          </table:table-cell>
        </table:table-row>
        <table:table-row table:style-name="ro1">
          <table:table-cell table:formula="of:=[$context.A384]" office:value-type="string" office:string-value="12th-13th c. ad" calcext:value-type="string">
            <text:p>12th-13th c. ad</text:p>
          </table:table-cell>
          <table:table-cell table:formula="of:=IF(ISBLANK([$context.F384]);[$context.B384];[$context.F384])" office:value-type="string" office:string-value="http://ica.tacc.utexas.edu/chersonesos/ark/concept/attribute/1085" calcext:value-type="string">
            <text:p>http://ica.tacc.utexas.edu/chersonesos/ark/concept/attribute/1085</text:p>
          </table:table-cell>
        </table:table-row>
        <table:table-row table:style-name="ro1">
          <table:table-cell table:formula="of:=[$context.A385]" office:value-type="string" office:string-value="2nd-3rd c. ad" calcext:value-type="string">
            <text:p>2nd-3rd c. ad</text:p>
          </table:table-cell>
          <table:table-cell table:formula="of:=IF(ISBLANK([$context.F385]);[$context.B385];[$context.F385])" office:value-type="string" office:string-value="http://ica.tacc.utexas.edu/chersonesos/ark/concept/attribute/1086" calcext:value-type="string">
            <text:p>http://ica.tacc.utexas.edu/chersonesos/ark/concept/attribute/1086</text:p>
          </table:table-cell>
        </table:table-row>
        <table:table-row table:style-name="ro1">
          <table:table-cell table:formula="of:=[$context.A386]" office:value-type="string" office:string-value="hellenistic_roman" calcext:value-type="string">
            <text:p>hellenistic_roman</text:p>
          </table:table-cell>
          <table:table-cell table:formula="of:=IF(ISBLANK([$context.F386]);[$context.B386];[$context.F386])" office:value-type="string" office:string-value="http://ica.tacc.utexas.edu/chersonesos/ark/concept/attribute/1089" calcext:value-type="string">
            <text:p>http://ica.tacc.utexas.edu/chersonesos/ark/concept/attribute/1089</text:p>
          </table:table-cell>
        </table:table-row>
        <table:table-row table:style-name="ro1">
          <table:table-cell table:formula="of:=[$context.A387]" office:value-type="string" office:string-value="3rd-4th c. ad" calcext:value-type="string">
            <text:p>3rd-4th c. ad</text:p>
          </table:table-cell>
          <table:table-cell table:formula="of:=IF(ISBLANK([$context.F387]);[$context.B387];[$context.F387])" office:value-type="string" office:string-value="http://ica.tacc.utexas.edu/chersonesos/ark/concept/attribute/1090" calcext:value-type="string">
            <text:p>http://ica.tacc.utexas.edu/chersonesos/ark/concept/attribute/1090</text:p>
          </table:table-cell>
        </table:table-row>
        <table:table-row table:style-name="ro1">
          <table:table-cell table:formula="of:=[$context.A388]" office:value-type="string" office:string-value="5th-6th c. ad" calcext:value-type="string">
            <text:p>5th-6th c. ad</text:p>
          </table:table-cell>
          <table:table-cell table:formula="of:=IF(ISBLANK([$context.F388]);[$context.B388];[$context.F388])" office:value-type="string" office:string-value="http://ica.tacc.utexas.edu/chersonesos/ark/concept/attribute/1091" calcext:value-type="string">
            <text:p>http://ica.tacc.utexas.edu/chersonesos/ark/concept/attribute/1091</text:p>
          </table:table-cell>
        </table:table-row>
        <table:table-row table:style-name="ro1">
          <table:table-cell table:formula="of:=[$context.A389]" office:value-type="string" office:string-value="4th-6th c. ad" calcext:value-type="string">
            <text:p>4th-6th c. ad</text:p>
          </table:table-cell>
          <table:table-cell table:formula="of:=IF(ISBLANK([$context.F389]);[$context.B389];[$context.F389])" office:value-type="string" office:string-value="http://ica.tacc.utexas.edu/chersonesos/ark/concept/attribute/1092" calcext:value-type="string">
            <text:p>http://ica.tacc.utexas.edu/chersonesos/ark/concept/attribute/1092</text:p>
          </table:table-cell>
        </table:table-row>
        <table:table-row table:style-name="ro1">
          <table:table-cell table:formula="of:=[$context.A390]" office:value-type="string" office:string-value="2nd-4th c. ad" calcext:value-type="string">
            <text:p>2nd-4th c. ad</text:p>
          </table:table-cell>
          <table:table-cell table:formula="of:=IF(ISBLANK([$context.F390]);[$context.B390];[$context.F390])" office:value-type="string" office:string-value="http://ica.tacc.utexas.edu/chersonesos/ark/concept/attribute/1093" calcext:value-type="string">
            <text:p>http://ica.tacc.utexas.edu/chersonesos/ark/concept/attribute/1093</text:p>
          </table:table-cell>
        </table:table-row>
        <table:table-row table:style-name="ro1">
          <table:table-cell table:formula="of:=[$context.A391]" office:value-type="string" office:string-value="13th c. ad" calcext:value-type="string">
            <text:p>13th c. ad</text:p>
          </table:table-cell>
          <table:table-cell table:formula="of:=IF(ISBLANK([$context.F391]);[$context.B391];[$context.F391])" office:value-type="string" office:string-value="http://ica.tacc.utexas.edu/chersonesos/ark/concept/attribute/1094" calcext:value-type="string">
            <text:p>http://ica.tacc.utexas.edu/chersonesos/ark/concept/attribute/1094</text:p>
          </table:table-cell>
        </table:table-row>
        <table:table-row table:style-name="ro1">
          <table:table-cell table:formula="of:=[$context.A392]" office:value-type="string" office:string-value="1st c. bc-2nd c. ad" calcext:value-type="string">
            <text:p>1st c. bc-2nd c. ad</text:p>
          </table:table-cell>
          <table:table-cell table:formula="of:=IF(ISBLANK([$context.F392]);[$context.B392];[$context.F392])" office:value-type="string" office:string-value="http://ica.tacc.utexas.edu/chersonesos/ark/concept/attribute/1095" calcext:value-type="string">
            <text:p>http://ica.tacc.utexas.edu/chersonesos/ark/concept/attribute/1095</text:p>
          </table:table-cell>
        </table:table-row>
        <table:table-row table:style-name="ro1">
          <table:table-cell table:formula="of:=[$context.A393]" office:value-type="string" office:string-value="4th-5th c. ad" calcext:value-type="string">
            <text:p>4th-5th c. ad</text:p>
          </table:table-cell>
          <table:table-cell table:formula="of:=IF(ISBLANK([$context.F393]);[$context.B393];[$context.F393])" office:value-type="string" office:string-value="http://ica.tacc.utexas.edu/chersonesos/ark/concept/attribute/1096" calcext:value-type="string">
            <text:p>http://ica.tacc.utexas.edu/chersonesos/ark/concept/attribute/1096</text:p>
          </table:table-cell>
        </table:table-row>
        <table:table-row table:style-name="ro1">
          <table:table-cell table:formula="of:=[$context.A394]" office:value-type="string" office:string-value="1st-2nd c. ad" calcext:value-type="string">
            <text:p>1st-2nd c. ad</text:p>
          </table:table-cell>
          <table:table-cell table:formula="of:=IF(ISBLANK([$context.F394]);[$context.B394];[$context.F394])" office:value-type="string" office:string-value="http://ica.tacc.utexas.edu/chersonesos/ark/concept/attribute/1097" calcext:value-type="string">
            <text:p>http://ica.tacc.utexas.edu/chersonesos/ark/concept/attribute/1097</text:p>
          </table:table-cell>
        </table:table-row>
        <table:table-row table:style-name="ro1">
          <table:table-cell table:formula="of:=[$context.A395]" office:value-type="string" office:string-value="6th-middle of the 7th c. ad" calcext:value-type="string">
            <text:p>6th-middle of the 7th c. ad</text:p>
          </table:table-cell>
          <table:table-cell table:formula="of:=IF(ISBLANK([$context.F395]);[$context.B395];[$context.F395])" office:value-type="string" office:string-value="http://ica.tacc.utexas.edu/chersonesos/ark/concept/attribute/1098" calcext:value-type="string">
            <text:p>http://ica.tacc.utexas.edu/chersonesos/ark/concept/attribute/1098</text:p>
          </table:table-cell>
        </table:table-row>
        <table:table-row table:style-name="ro1">
          <table:table-cell table:formula="of:=[$context.A396]" office:value-type="string" office:string-value="6th-7th c. ad" calcext:value-type="string">
            <text:p>6th-7th c. ad</text:p>
          </table:table-cell>
          <table:table-cell table:formula="of:=IF(ISBLANK([$context.F396]);[$context.B396];[$context.F396])" office:value-type="string" office:string-value="http://ica.tacc.utexas.edu/chersonesos/ark/concept/attribute/1099" calcext:value-type="string">
            <text:p>http://ica.tacc.utexas.edu/chersonesos/ark/concept/attribute/1099</text:p>
          </table:table-cell>
        </table:table-row>
        <table:table-row table:style-name="ro1">
          <table:table-cell table:formula="of:=[$context.A397]" office:value-type="string" office:string-value="7th-9th c. ad" calcext:value-type="string">
            <text:p>7th-9th c. ad</text:p>
          </table:table-cell>
          <table:table-cell table:formula="of:=IF(ISBLANK([$context.F397]);[$context.B397];[$context.F397])" office:value-type="string" office:string-value="http://ica.tacc.utexas.edu/chersonesos/ark/concept/attribute/1100" calcext:value-type="string">
            <text:p>http://ica.tacc.utexas.edu/chersonesos/ark/concept/attribute/1100</text:p>
          </table:table-cell>
        </table:table-row>
        <table:table-row table:style-name="ro1">
          <table:table-cell table:formula="of:=[$context.A398]" office:value-type="string" office:string-value="9th-10th c. ad" calcext:value-type="string">
            <text:p>9th-10th c. ad</text:p>
          </table:table-cell>
          <table:table-cell table:formula="of:=IF(ISBLANK([$context.F398]);[$context.B398];[$context.F398])" office:value-type="string" office:string-value="http://ica.tacc.utexas.edu/chersonesos/ark/concept/attribute/1101" calcext:value-type="string">
            <text:p>http://ica.tacc.utexas.edu/chersonesos/ark/concept/attribute/1101</text:p>
          </table:table-cell>
        </table:table-row>
        <table:table-row table:style-name="ro1">
          <table:table-cell table:formula="of:=[$context.A399]" office:value-type="string" office:string-value="9th-13th c. ad" calcext:value-type="string">
            <text:p>9th-13th c. ad</text:p>
          </table:table-cell>
          <table:table-cell table:formula="of:=IF(ISBLANK([$context.F399]);[$context.B399];[$context.F399])" office:value-type="string" office:string-value="http://ica.tacc.utexas.edu/chersonesos/ark/concept/attribute/1102" calcext:value-type="string">
            <text:p>http://ica.tacc.utexas.edu/chersonesos/ark/concept/attribute/1102</text:p>
          </table:table-cell>
        </table:table-row>
        <table:table-row table:style-name="ro1">
          <table:table-cell table:formula="of:=[$context.A400]" office:value-type="string" office:string-value="12th c. ad" calcext:value-type="string">
            <text:p>12th c. ad</text:p>
          </table:table-cell>
          <table:table-cell table:formula="of:=IF(ISBLANK([$context.F400]);[$context.B400];[$context.F400])" office:value-type="string" office:string-value="http://ica.tacc.utexas.edu/chersonesos/ark/concept/attribute/1103" calcext:value-type="string">
            <text:p>http://ica.tacc.utexas.edu/chersonesos/ark/concept/attribute/1103</text:p>
          </table:table-cell>
        </table:table-row>
        <table:table-row table:style-name="ro1">
          <table:table-cell table:formula="of:=[$context.A401]" office:value-type="string" office:string-value="late 10th-11th c. ad" calcext:value-type="string">
            <text:p>late 10th-11th c. ad</text:p>
          </table:table-cell>
          <table:table-cell table:formula="of:=IF(ISBLANK([$context.F401]);[$context.B401];[$context.F401])" office:value-type="string" office:string-value="http://ica.tacc.utexas.edu/chersonesos/ark/concept/attribute/1104" calcext:value-type="string">
            <text:p>http://ica.tacc.utexas.edu/chersonesos/ark/concept/attribute/1104</text:p>
          </table:table-cell>
        </table:table-row>
        <table:table-row table:style-name="ro1">
          <table:table-cell table:formula="of:=[$context.A402]" office:value-type="string" office:string-value="5th-first quarter 7th c. ad" calcext:value-type="string">
            <text:p>5th-first quarter 7th c. ad</text:p>
          </table:table-cell>
          <table:table-cell table:formula="of:=IF(ISBLANK([$context.F402]);[$context.B402];[$context.F402])" office:value-type="string" office:string-value="http://ica.tacc.utexas.edu/chersonesos/ark/concept/attribute/1105" calcext:value-type="string">
            <text:p>http://ica.tacc.utexas.edu/chersonesos/ark/concept/attribute/1105</text:p>
          </table:table-cell>
        </table:table-row>
        <table:table-row table:style-name="ro1">
          <table:table-cell table:formula="of:=[$context.A403]" office:value-type="string" office:string-value="2nd-1st c. bc" calcext:value-type="string">
            <text:p>2nd-1st c. bc</text:p>
          </table:table-cell>
          <table:table-cell table:formula="of:=IF(ISBLANK([$context.F403]);[$context.B403];[$context.F403])" office:value-type="string" office:string-value="http://ica.tacc.utexas.edu/chersonesos/ark/concept/attribute/1106" calcext:value-type="string">
            <text:p>http://ica.tacc.utexas.edu/chersonesos/ark/concept/attribute/1106</text:p>
          </table:table-cell>
        </table:table-row>
        <table:table-row table:style-name="ro1">
          <table:table-cell table:formula="of:=[$context.A404]" office:value-type="string" office:string-value="2nd c. bc" calcext:value-type="string">
            <text:p>2nd c. bc</text:p>
          </table:table-cell>
          <table:table-cell table:formula="of:=IF(ISBLANK([$context.F404]);[$context.B404];[$context.F404])" office:value-type="string" office:string-value="http://ica.tacc.utexas.edu/chersonesos/ark/concept/attribute/1107" calcext:value-type="string">
            <text:p>http://ica.tacc.utexas.edu/chersonesos/ark/concept/attribute/1107</text:p>
          </table:table-cell>
        </table:table-row>
        <table:table-row table:style-name="ro1">
          <table:table-cell table:formula="of:=[$context.A405]" office:value-type="string" office:string-value="11th c. ad" calcext:value-type="string">
            <text:p>11th c. ad</text:p>
          </table:table-cell>
          <table:table-cell table:formula="of:=IF(ISBLANK([$context.F405]);[$context.B405];[$context.F405])" office:value-type="string" office:string-value="http://ica.tacc.utexas.edu/chersonesos/ark/concept/attribute/1108" calcext:value-type="string">
            <text:p>http://ica.tacc.utexas.edu/chersonesos/ark/concept/attribute/1108</text:p>
          </table:table-cell>
        </table:table-row>
        <table:table-row table:style-name="ro1">
          <table:table-cell table:formula="of:=[$context.A406]" office:value-type="string" office:string-value="10th or 13th c. ad?" calcext:value-type="string">
            <text:p>10th or 13th c. ad?</text:p>
          </table:table-cell>
          <table:table-cell table:formula="of:=IF(ISBLANK([$context.F406]);[$context.B406];[$context.F406])" office:value-type="string" office:string-value="http://ica.tacc.utexas.edu/chersonesos/ark/concept/attribute/1109" calcext:value-type="string">
            <text:p>http://ica.tacc.utexas.edu/chersonesos/ark/concept/attribute/1109</text:p>
          </table:table-cell>
        </table:table-row>
        <table:table-row table:style-name="ro1">
          <table:table-cell table:formula="of:=[$context.A407]" office:value-type="string" office:string-value="9th c. ad" calcext:value-type="string">
            <text:p>9th c. ad</text:p>
          </table:table-cell>
          <table:table-cell table:formula="of:=IF(ISBLANK([$context.F407]);[$context.B407];[$context.F407])" office:value-type="string" office:string-value="http://ica.tacc.utexas.edu/chersonesos/ark/concept/attribute/1110" calcext:value-type="string">
            <text:p>http://ica.tacc.utexas.edu/chersonesos/ark/concept/attribute/1110</text:p>
          </table:table-cell>
        </table:table-row>
        <table:table-row table:style-name="ro1">
          <table:table-cell table:formula="of:=[$context.A408]" office:value-type="string" office:string-value="1st c. bc -2nd c. ad" calcext:value-type="string">
            <text:p>1st c. bc -2nd c. ad</text:p>
          </table:table-cell>
          <table:table-cell table:formula="of:=IF(ISBLANK([$context.F408]);[$context.B408];[$context.F408])" office:value-type="string" office:string-value="http://ica.tacc.utexas.edu/chersonesos/ark/concept/attribute/1111" calcext:value-type="string">
            <text:p>http://ica.tacc.utexas.edu/chersonesos/ark/concept/attribute/1111</text:p>
          </table:table-cell>
        </table:table-row>
        <table:table-row table:style-name="ro1">
          <table:table-cell table:formula="of:=[$context.A409]" office:value-type="string" office:string-value="3rd-5th c. ad" calcext:value-type="string">
            <text:p>3rd-5th c. ad</text:p>
          </table:table-cell>
          <table:table-cell table:formula="of:=IF(ISBLANK([$context.F409]);[$context.B409];[$context.F409])" office:value-type="string" office:string-value="http://ica.tacc.utexas.edu/chersonesos/ark/concept/attribute/1112" calcext:value-type="string">
            <text:p>http://ica.tacc.utexas.edu/chersonesos/ark/concept/attribute/1112</text:p>
          </table:table-cell>
        </table:table-row>
        <table:table-row table:style-name="ro1">
          <table:table-cell table:formula="of:=[$context.A410]" office:value-type="string" office:string-value="8th-10th c. ad" calcext:value-type="string">
            <text:p>8th-10th c. ad</text:p>
          </table:table-cell>
          <table:table-cell table:formula="of:=IF(ISBLANK([$context.F410]);[$context.B410];[$context.F410])" office:value-type="string" office:string-value="http://ica.tacc.utexas.edu/chersonesos/ark/concept/attribute/1113" calcext:value-type="string">
            <text:p>http://ica.tacc.utexas.edu/chersonesos/ark/concept/attribute/1113</text:p>
          </table:table-cell>
        </table:table-row>
        <table:table-row table:style-name="ro1">
          <table:table-cell table:formula="of:=[$context.A411]" office:value-type="string" office:string-value="1st-3rd c. ad" calcext:value-type="string">
            <text:p>1st-3rd c. ad</text:p>
          </table:table-cell>
          <table:table-cell table:formula="of:=IF(ISBLANK([$context.F411]);[$context.B411];[$context.F411])" office:value-type="string" office:string-value="http://ica.tacc.utexas.edu/chersonesos/ark/concept/attribute/1114" calcext:value-type="string">
            <text:p>http://ica.tacc.utexas.edu/chersonesos/ark/concept/attribute/1114</text:p>
          </table:table-cell>
        </table:table-row>
        <table:table-row table:style-name="ro1">
          <table:table-cell table:formula="of:=[$context.A412]" office:value-type="string" office:string-value="second half of 6th-first half of 7th c. ad" calcext:value-type="string">
            <text:p>second half of 6th-first half of 7th c. ad</text:p>
          </table:table-cell>
          <table:table-cell table:formula="of:=IF(ISBLANK([$context.F412]);[$context.B412];[$context.F412])" office:value-type="string" office:string-value="http://ica.tacc.utexas.edu/chersonesos/ark/concept/attribute/1115" calcext:value-type="string">
            <text:p>http://ica.tacc.utexas.edu/chersonesos/ark/concept/attribute/1115</text:p>
          </table:table-cell>
        </table:table-row>
        <table:table-row table:style-name="ro1">
          <table:table-cell table:formula="of:=[$context.A413]" office:value-type="string" office:string-value="early medieval" calcext:value-type="string">
            <text:p>early medieval</text:p>
          </table:table-cell>
          <table:table-cell table:formula="of:=IF(ISBLANK([$context.F413]);[$context.B413];[$context.F413])" office:value-type="string" office:string-value="http://ica.tacc.utexas.edu/chersonesos/ark/concept/attribute/1116" calcext:value-type="string">
            <text:p>http://ica.tacc.utexas.edu/chersonesos/ark/concept/attribute/1116</text:p>
          </table:table-cell>
        </table:table-row>
        <table:table-row table:style-name="ro1">
          <table:table-cell table:formula="of:=[$context.A414]" office:value-type="string" office:string-value="1st c. bc-3rd c. ad" calcext:value-type="string">
            <text:p>1st c. bc-3rd c. ad</text:p>
          </table:table-cell>
          <table:table-cell table:formula="of:=IF(ISBLANK([$context.F414]);[$context.B414];[$context.F414])" office:value-type="string" office:string-value="http://ica.tacc.utexas.edu/chersonesos/ark/concept/attribute/1117" calcext:value-type="string">
            <text:p>http://ica.tacc.utexas.edu/chersonesos/ark/concept/attribute/1117</text:p>
          </table:table-cell>
        </table:table-row>
        <table:table-row table:style-name="ro1">
          <table:table-cell table:formula="of:=[$context.A415]" office:value-type="string" office:string-value="9th c. ad?" calcext:value-type="string">
            <text:p>9th c. ad?</text:p>
          </table:table-cell>
          <table:table-cell table:formula="of:=IF(ISBLANK([$context.F415]);[$context.B415];[$context.F415])" office:value-type="string" office:string-value="http://ica.tacc.utexas.edu/chersonesos/ark/concept/attribute/1118" calcext:value-type="string">
            <text:p>http://ica.tacc.utexas.edu/chersonesos/ark/concept/attribute/1118</text:p>
          </table:table-cell>
        </table:table-row>
        <table:table-row table:style-name="ro1">
          <table:table-cell table:formula="of:=[$context.A416]" office:value-type="string" office:string-value="comments" calcext:value-type="string">
            <text:p>comments</text:p>
          </table:table-cell>
          <table:table-cell table:formula="of:=IF(ISBLANK([$context.F416]);[$context.B416];[$context.F416])" office:value-type="string" office:string-value="http://ica.tacc.utexas.edu/chersonesos/ark/concept/txttype/comments" calcext:value-type="string">
            <text:p>http://ica.tacc.utexas.edu/chersonesos/ark/concept/txttype/comments</text:p>
          </table:table-cell>
        </table:table-row>
        <table:table-row table:style-name="ro1">
          <table:table-cell table:formula="of:=[$context.A417]" office:value-type="string" office:string-value="area" calcext:value-type="string">
            <text:p>area</text:p>
          </table:table-cell>
          <table:table-cell table:formula="of:=IF(ISBLANK([$context.F417]);[$context.B417];[$context.F417])" office:value-type="string" office:string-value="http://ica.tacc.utexas.edu/chersonesos/ark/concept/attributetype/area" calcext:value-type="string">
            <text:p>http://ica.tacc.utexas.edu/chersonesos/ark/concept/attributetype/area</text:p>
          </table:table-cell>
        </table:table-row>
        <table:table-row table:style-name="ro1">
          <table:table-cell table:formula="of:=[$context.A418]" office:value-type="string" office:string-value="birds" calcext:value-type="string">
            <text:p>birds</text:p>
          </table:table-cell>
          <table:table-cell table:formula="of:=IF(ISBLANK([$context.F418]);[$context.B418];[$context.F418])" office:value-type="string" office:string-value="http://ica.tacc.utexas.edu/chersonesos/ark/concept/attributetype/birds" calcext:value-type="string">
            <text:p>http://ica.tacc.utexas.edu/chersonesos/ark/concept/attributetype/birds</text:p>
          </table:table-cell>
        </table:table-row>
        <table:table-row table:style-name="ro1">
          <table:table-cell table:formula="of:=[$context.A419]" office:value-type="string" office:string-value="botany type" calcext:value-type="string">
            <text:p>botany type</text:p>
          </table:table-cell>
          <table:table-cell table:formula="of:=IF(ISBLANK([$context.F419]);[$context.B419];[$context.F419])" office:value-type="string" office:string-value="http://ica.tacc.utexas.edu/chersonesos/ark/concept/attributetype/botanytype" calcext:value-type="string">
            <text:p>http://ica.tacc.utexas.edu/chersonesos/ark/concept/attributetype/botanytype</text:p>
          </table:table-cell>
        </table:table-row>
        <table:table-row table:style-name="ro1">
          <table:table-cell table:formula="of:=[$context.A420]" office:value-type="string" office:string-value="ceramic class" calcext:value-type="string">
            <text:p>ceramic class</text:p>
          </table:table-cell>
          <table:table-cell table:formula="of:=IF(ISBLANK([$context.F420]);[$context.B420];[$context.F420])" office:value-type="string" office:string-value="http://ica.tacc.utexas.edu/chersonesos/ark/concept/attributetype/ceramic_class" calcext:value-type="string">
            <text:p>http://ica.tacc.utexas.edu/chersonesos/ark/concept/attributetype/ceramic_class</text:p>
          </table:table-cell>
        </table:table-row>
        <table:table-row table:style-name="ro1">
          <table:table-cell table:formula="of:=[$context.A421]" office:value-type="string" office:string-value="ceramic date" calcext:value-type="string">
            <text:p>ceramic date</text:p>
          </table:table-cell>
          <table:table-cell table:formula="of:=IF(ISBLANK([$context.F421]);[$context.B421];[$context.F421])" office:value-type="string" office:string-value="http://ica.tacc.utexas.edu/chersonesos/ark/concept/attributetype/ceramic_date" calcext:value-type="string">
            <text:p>http://ica.tacc.utexas.edu/chersonesos/ark/concept/attributetype/ceramic_date</text:p>
          </table:table-cell>
        </table:table-row>
        <table:table-row table:style-name="ro1">
          <table:table-cell table:formula="of:=[$context.A422]" office:value-type="string" office:string-value="ceramic type" calcext:value-type="string">
            <text:p>ceramic type</text:p>
          </table:table-cell>
          <table:table-cell table:formula="of:=IF(ISBLANK([$context.F422]);[$context.B422];[$context.F422])" office:value-type="string" office:string-value="http://ica.tacc.utexas.edu/chersonesos/ark/concept/attributetype/ceramic_type" calcext:value-type="string">
            <text:p>http://ica.tacc.utexas.edu/chersonesos/ark/concept/attributetype/ceramic_type</text:p>
          </table:table-cell>
        </table:table-row>
        <table:table-row table:style-name="ro1">
          <table:table-cell table:formula="of:=[$context.A423]" office:value-type="string" office:string-value="facing" calcext:value-type="string">
            <text:p>facing</text:p>
          </table:table-cell>
          <table:table-cell table:formula="of:=IF(ISBLANK([$context.F423]);[$context.B423];[$context.F423])" office:value-type="string" office:string-value="http://ica.tacc.utexas.edu/chersonesos/ark/concept/attributetype/face" calcext:value-type="string">
            <text:p>http://ica.tacc.utexas.edu/chersonesos/ark/concept/attributetype/face</text:p>
          </table:table-cell>
        </table:table-row>
        <table:table-row table:style-name="ro1">
          <table:table-cell table:formula="of:=[$context.A424]" office:value-type="string" office:string-value="findtype" calcext:value-type="string">
            <text:p>findtype</text:p>
          </table:table-cell>
          <table:table-cell table:formula="of:=IF(ISBLANK([$context.F424]);[$context.B424];[$context.F424])" office:value-type="string" office:string-value="http://ica.tacc.utexas.edu/chersonesos/ark/concept/attributetype/findtype" calcext:value-type="string">
            <text:p>http://ica.tacc.utexas.edu/chersonesos/ark/concept/attributetype/findtype</text:p>
          </table:table-cell>
        </table:table-row>
        <table:table-row table:style-name="ro1">
          <table:table-cell table:formula="of:=[$context.A425]" office:value-type="string" office:string-value="fish" calcext:value-type="string">
            <text:p>fish</text:p>
          </table:table-cell>
          <table:table-cell table:formula="of:=IF(ISBLANK([$context.F425]);[$context.B425];[$context.F425])" office:value-type="string" office:string-value="http://ica.tacc.utexas.edu/chersonesos/ark/concept/attributetype/fish" calcext:value-type="string">
            <text:p>http://ica.tacc.utexas.edu/chersonesos/ark/concept/attributetype/fish</text:p>
          </table:table-cell>
        </table:table-row>
        <table:table-row table:style-name="ro1">
          <table:table-cell table:formula="of:=[$context.A426]" office:value-type="string" office:string-value="formation (intentional)" calcext:value-type="string">
            <text:p>formation (intentional)</text:p>
          </table:table-cell>
          <table:table-cell table:formula="of:=IF(ISBLANK([$context.F426]);[$context.B426];[$context.F426])" office:value-type="string" office:string-value="http://ica.tacc.utexas.edu/chersonesos/ark/concept/attributetype/formationint" calcext:value-type="string">
            <text:p>http://ica.tacc.utexas.edu/chersonesos/ark/concept/attributetype/formationint</text:p>
          </table:table-cell>
        </table:table-row>
        <table:table-row table:style-name="ro1">
          <table:table-cell table:formula="of:=[$context.A427]" office:value-type="string" office:string-value="formation (natural)" calcext:value-type="string">
            <text:p>formation (natural)</text:p>
          </table:table-cell>
          <table:table-cell table:formula="of:=IF(ISBLANK([$context.F427]);[$context.B427];[$context.F427])" office:value-type="string" office:string-value="http://ica.tacc.utexas.edu/chersonesos/ark/concept/attributetype/formationnat" calcext:value-type="string">
            <text:p>http://ica.tacc.utexas.edu/chersonesos/ark/concept/attributetype/formationnat</text:p>
          </table:table-cell>
        </table:table-row>
        <table:table-row table:style-name="ro1">
          <table:table-cell table:formula="of:=[$context.A428]" office:value-type="string" office:string-value="formation type" calcext:value-type="string">
            <text:p>formation type</text:p>
          </table:table-cell>
          <table:table-cell table:formula="of:=IF(ISBLANK([$context.F428]);[$context.B428];[$context.F428])" office:value-type="string" office:string-value="http://ica.tacc.utexas.edu/chersonesos/ark/concept/attributetype/formationtype" calcext:value-type="string">
            <text:p>http://ica.tacc.utexas.edu/chersonesos/ark/concept/attributetype/formationtype</text:p>
          </table:table-cell>
        </table:table-row>
        <table:table-row table:style-name="ro1">
          <table:table-cell table:formula="of:=[$context.A429]" office:value-type="string" office:string-value="intact?" calcext:value-type="string">
            <text:p>intact?</text:p>
          </table:table-cell>
          <table:table-cell table:formula="of:=IF(ISBLANK([$context.F429]);[$context.B429];[$context.F429])" office:value-type="string" office:string-value="http://ica.tacc.utexas.edu/chersonesos/ark/concept/attributetype/intact" calcext:value-type="string">
            <text:p>http://ica.tacc.utexas.edu/chersonesos/ark/concept/attributetype/intact</text:p>
          </table:table-cell>
        </table:table-row>
        <table:table-row table:style-name="ro1">
          <table:table-cell table:formula="of:=[$context.A430]" office:value-type="string" office:string-value="mapped?" calcext:value-type="string">
            <text:p>mapped?</text:p>
          </table:table-cell>
          <table:table-cell table:formula="of:=IF(ISBLANK([$context.F430]);[$context.B430];[$context.F430])" office:value-type="string" office:string-value="http://ica.tacc.utexas.edu/chersonesos/ark/concept/attributetype/mapped" calcext:value-type="string">
            <text:p>http://ica.tacc.utexas.edu/chersonesos/ark/concept/attributetype/mapped</text:p>
          </table:table-cell>
        </table:table-row>
        <table:table-row table:style-name="ro1">
          <table:table-cell table:formula="of:=[$context.A431]" office:value-type="string" office:string-value="material" calcext:value-type="string">
            <text:p>material</text:p>
          </table:table-cell>
          <table:table-cell table:formula="of:=IF(ISBLANK([$context.F431]);[$context.B431];[$context.F431])" office:value-type="string" office:string-value="http://ica.tacc.utexas.edu/chersonesos/ark/concept/attributetype/material" calcext:value-type="string">
            <text:p>http://ica.tacc.utexas.edu/chersonesos/ark/concept/attributetype/material</text:p>
          </table:table-cell>
        </table:table-row>
        <table:table-row table:style-name="ro1">
          <table:table-cell table:formula="of:=[$context.A432]" office:value-type="string" office:string-value="microwear" calcext:value-type="string">
            <text:p>microwear</text:p>
          </table:table-cell>
          <table:table-cell table:formula="of:=IF(ISBLANK([$context.F432]);[$context.B432];[$context.F432])" office:value-type="string" office:string-value="http://ica.tacc.utexas.edu/chersonesos/ark/concept/attributetype/microwear" calcext:value-type="string">
            <text:p>http://ica.tacc.utexas.edu/chersonesos/ark/concept/attributetype/microwear</text:p>
          </table:table-cell>
        </table:table-row>
        <table:table-row table:style-name="ro1">
          <table:table-cell table:formula="of:=[$context.A433]" office:value-type="string" office:string-value="munsell colour" calcext:value-type="string">
            <text:p>munsell colour</text:p>
          </table:table-cell>
          <table:table-cell table:formula="of:=IF(ISBLANK([$context.F433]);[$context.B433];[$context.F433])" office:value-type="string" office:string-value="http://ica.tacc.utexas.edu/chersonesos/ark/concept/attributetype/munsellcolour" calcext:value-type="string">
            <text:p>http://ica.tacc.utexas.edu/chersonesos/ark/concept/attributetype/munsellcolour</text:p>
          </table:table-cell>
        </table:table-row>
        <table:table-row table:style-name="ro1">
          <table:table-cell table:formula="of:=[$context.A434]" office:value-type="string" office:string-value="period" calcext:value-type="string">
            <text:p>period</text:p>
          </table:table-cell>
          <table:table-cell table:formula="of:=IF(ISBLANK([$context.F434]);[$context.B434];[$context.F434])" office:value-type="string" office:string-value="http://ica.tacc.utexas.edu/chersonesos/ark/concept/attributetype/period" calcext:value-type="string">
            <text:p>http://ica.tacc.utexas.edu/chersonesos/ark/concept/attributetype/period</text:p>
          </table:table-cell>
        </table:table-row>
        <table:table-row table:style-name="ro1">
          <table:table-cell table:formula="of:=[$context.A435]" office:value-type="string" office:string-value="phase" calcext:value-type="string">
            <text:p>phase</text:p>
          </table:table-cell>
          <table:table-cell table:formula="of:=IF(ISBLANK([$context.F435]);[$context.B435];[$context.F435])" office:value-type="string" office:string-value="http://ica.tacc.utexas.edu/chersonesos/ark/concept/attributetype/phase" calcext:value-type="string">
            <text:p>http://ica.tacc.utexas.edu/chersonesos/ark/concept/attributetype/phase</text:p>
          </table:table-cell>
        </table:table-row>
        <table:table-row table:style-name="ro1">
          <table:table-cell table:formula="of:=[$context.A436]" office:value-type="string" office:string-value="record status flag" calcext:value-type="string">
            <text:p>record status flag</text:p>
          </table:table-cell>
          <table:table-cell table:formula="of:=IF(ISBLANK([$context.F436]);[$context.B436];[$context.F436])" office:value-type="string" office:string-value="http://ica.tacc.utexas.edu/chersonesos/ark/concept/attributetype/recflag" calcext:value-type="string">
            <text:p>http://ica.tacc.utexas.edu/chersonesos/ark/concept/attributetype/recflag</text:p>
          </table:table-cell>
        </table:table-row>
        <table:table-row table:style-name="ro1">
          <table:table-cell table:formula="of:=[$context.A437]" office:value-type="string" office:string-value="room" calcext:value-type="string">
            <text:p>room</text:p>
          </table:table-cell>
          <table:table-cell table:formula="of:=IF(ISBLANK([$context.F437]);[$context.B437];[$context.F437])" office:value-type="string" office:string-value="http://ica.tacc.utexas.edu/chersonesos/ark/concept/attributetype/room" calcext:value-type="string">
            <text:p>http://ica.tacc.utexas.edu/chersonesos/ark/concept/attributetype/room</text:p>
          </table:table-cell>
        </table:table-row>
        <table:table-row table:style-name="ro1">
          <table:table-cell table:formula="of:=[$context.A438]" office:value-type="string" office:string-value="sample type" calcext:value-type="string">
            <text:p>sample type</text:p>
          </table:table-cell>
          <table:table-cell table:formula="of:=IF(ISBLANK([$context.F438]);[$context.B438];[$context.F438])" office:value-type="string" office:string-value="http://ica.tacc.utexas.edu/chersonesos/ark/concept/attributetype/sampletype" calcext:value-type="string">
            <text:p>http://ica.tacc.utexas.edu/chersonesos/ark/concept/attributetype/sampletype</text:p>
          </table:table-cell>
        </table:table-row>
        <table:table-row table:style-name="ro1">
          <table:table-cell table:formula="of:=[$context.A439]" office:value-type="string" office:string-value="scale" calcext:value-type="string">
            <text:p>scale</text:p>
          </table:table-cell>
          <table:table-cell table:formula="of:=IF(ISBLANK([$context.F439]);[$context.B439];[$context.F439])" office:value-type="string" office:string-value="http://ica.tacc.utexas.edu/chersonesos/ark/concept/attributetype/scale" calcext:value-type="string">
            <text:p>http://ica.tacc.utexas.edu/chersonesos/ark/concept/attributetype/scale</text:p>
          </table:table-cell>
        </table:table-row>
        <table:table-row table:style-name="ro1">
          <table:table-cell table:formula="of:=[$context.A440]" office:value-type="string" office:string-value="side" calcext:value-type="string">
            <text:p>side</text:p>
          </table:table-cell>
          <table:table-cell table:formula="of:=IF(ISBLANK([$context.F440]);[$context.B440];[$context.F440])" office:value-type="string" office:string-value="http://ica.tacc.utexas.edu/chersonesos/ark/concept/attributetype/side" calcext:value-type="string">
            <text:p>http://ica.tacc.utexas.edu/chersonesos/ark/concept/attributetype/side</text:p>
          </table:table-cell>
        </table:table-row>
        <table:table-row table:style-name="ro1">
          <table:table-cell table:formula="of:=[$context.A441]" office:value-type="string" office:string-value="remains present" calcext:value-type="string">
            <text:p>remains present</text:p>
          </table:table-cell>
          <table:table-cell table:formula="of:=IF(ISBLANK([$context.F441]);[$context.B441];[$context.F441])" office:value-type="string" office:string-value="http://ica.tacc.utexas.edu/chersonesos/ark/concept/attributetype/skeletal_frags" calcext:value-type="string">
            <text:p>http://ica.tacc.utexas.edu/chersonesos/ark/concept/attributetype/skeletal_frags</text:p>
          </table:table-cell>
        </table:table-row>
        <table:table-row table:style-name="ro1">
          <table:table-cell table:formula="of:=[$context.A442]" office:value-type="string" office:string-value="sex" calcext:value-type="string">
            <text:p>sex</text:p>
          </table:table-cell>
          <table:table-cell table:formula="of:=IF(ISBLANK([$context.F442]);[$context.B442];[$context.F442])" office:value-type="string" office:string-value="http://ica.tacc.utexas.edu/chersonesos/ark/concept/attributetype/skeletal_sex" calcext:value-type="string">
            <text:p>http://ica.tacc.utexas.edu/chersonesos/ark/concept/attributetype/skeletal_sex</text:p>
          </table:table-cell>
        </table:table-row>
        <table:table-row table:style-name="ro1">
          <table:table-cell table:formula="of:=[$context.A443]" office:value-type="string" office:string-value="stratigraphic reliability" calcext:value-type="string">
            <text:p>stratigraphic reliability</text:p>
          </table:table-cell>
          <table:table-cell table:formula="of:=IF(ISBLANK([$context.F443]);[$context.B443];[$context.F443])" office:value-type="string" office:string-value="http://ica.tacc.utexas.edu/chersonesos/ark/concept/attributetype/stratrel" calcext:value-type="string">
            <text:p>http://ica.tacc.utexas.edu/chersonesos/ark/concept/attributetype/stratrel</text:p>
          </table:table-cell>
        </table:table-row>
        <table:table-row table:style-name="ro1">
          <table:table-cell table:formula="of:=[$context.A444]" office:value-type="string" office:string-value="definition" calcext:value-type="string">
            <text:p>definition</text:p>
          </table:table-cell>
          <table:table-cell table:formula="of:=IF(ISBLANK([$context.F444]);[$context.B444];[$context.F444])" office:value-type="string" office:string-value="http://ica.tacc.utexas.edu/chersonesos/ark/concept/txttype/desc_brief" calcext:value-type="string">
            <text:p>http://ica.tacc.utexas.edu/chersonesos/ark/concept/txttype/desc_brief</text:p>
          </table:table-cell>
        </table:table-row>
        <table:table-row table:style-name="ro1">
          <table:table-cell table:formula="of:=[$context.A445]" office:value-type="string" office:string-value="description" calcext:value-type="string">
            <text:p>description</text:p>
          </table:table-cell>
          <table:table-cell table:formula="of:=IF(ISBLANK([$context.F445]);[$context.B445];[$context.F445])" office:value-type="string" office:string-value="http://ica.tacc.utexas.edu/chersonesos/ark/concept/txttype/description" calcext:value-type="string">
            <text:p>http://ica.tacc.utexas.edu/chersonesos/ark/concept/txttype/description</text:p>
          </table:table-cell>
        </table:table-row>
        <table:table-row table:style-name="ro1">
          <table:table-cell table:formula="of:=[$context.A446]" office:value-type="string" office:string-value="short description" calcext:value-type="string">
            <text:p>short description</text:p>
          </table:table-cell>
          <table:table-cell table:formula="of:=IF(ISBLANK([$context.F446]);[$context.B446];[$context.F446])" office:value-type="string" office:string-value="http://ica.tacc.utexas.edu/chersonesos/ark/concept/txttype/short_desc" calcext:value-type="string">
            <text:p>http://ica.tacc.utexas.edu/chersonesos/ark/concept/txttype/short_desc</text:p>
          </table:table-cell>
        </table:table-row>
        <table:table-row table:style-name="ro1">
          <table:table-cell table:formula="of:=[$context.A447]" office:value-type="string" office:string-value="age" calcext:value-type="string">
            <text:p>age</text:p>
          </table:table-cell>
          <table:table-cell table:formula="of:=IF(ISBLANK([$context.F447]);[$context.B447];[$context.F447])" office:value-type="string" office:string-value="http://ica.tacc.utexas.edu/chersonesos/ark/concept/txttype/skeletal_age" calcext:value-type="string">
            <text:p>http://ica.tacc.utexas.edu/chersonesos/ark/concept/txttype/skeletal_age</text:p>
          </table:table-cell>
        </table:table-row>
        <table:table-row table:style-name="ro1">
          <table:table-cell table:formula="of:=[$context.A448]" office:value-type="string" office:string-value="preservation" calcext:value-type="string">
            <text:p>preservation</text:p>
          </table:table-cell>
          <table:table-cell table:formula="of:=IF(ISBLANK([$context.F448]);[$context.B448];[$context.F448])" office:value-type="string" office:string-value="http://ica.tacc.utexas.edu/chersonesos/ark/concept/txttype/skeletal_preservation" calcext:value-type="string">
            <text:p>http://ica.tacc.utexas.edu/chersonesos/ark/concept/txttype/skeletal_preservation</text:p>
          </table:table-cell>
        </table:table-row>
        <table:table-row table:style-name="ro1">
          <table:table-cell table:formula="of:=[$context.A449]" office:value-type="string" office:string-value="teeth" calcext:value-type="string">
            <text:p>teeth</text:p>
          </table:table-cell>
          <table:table-cell table:formula="of:=IF(ISBLANK([$context.F449]);[$context.B449];[$context.F449])" office:value-type="string" office:string-value="http://ica.tacc.utexas.edu/chersonesos/ark/concept/txttype/teeth" calcext:value-type="string">
            <text:p>http://ica.tacc.utexas.edu/chersonesos/ark/concept/txttype/teeth</text:p>
          </table:table-cell>
        </table:table-row>
        <table:table-row table:style-name="ro1">
          <table:table-cell table:formula="of:=[$context.A450]" office:value-type="string" office:string-value="dating elements" calcext:value-type="string">
            <text:p>dating elements</text:p>
          </table:table-cell>
          <table:table-cell table:formula="of:=IF(ISBLANK([$context.F450]);[$context.B450];[$context.F450])" office:value-type="string" office:string-value="http://ica.tacc.utexas.edu/chersonesos/ark/concept/txttype/datingelem" calcext:value-type="string">
            <text:p>http://ica.tacc.utexas.edu/chersonesos/ark/concept/txttype/datingelem</text:p>
          </table:table-cell>
        </table:table-row>
        <table:table-row table:style-name="ro1">
          <table:table-cell table:formula="of:=[$context.A451]" office:value-type="string" office:string-value="observations" calcext:value-type="string">
            <text:p>observations</text:p>
          </table:table-cell>
          <table:table-cell table:formula="of:=IF(ISBLANK([$context.F451]);[$context.B451];[$context.F451])" office:value-type="string" office:string-value="http://ica.tacc.utexas.edu/chersonesos/ark/concept/txttype/observations" calcext:value-type="string">
            <text:p>http://ica.tacc.utexas.edu/chersonesos/ark/concept/txttype/observations</text:p>
          </table:table-cell>
        </table:table-row>
        <table:table-row table:style-name="ro1">
          <table:table-cell table:formula="of:=[$context.A452]" office:value-type="string" office:string-value="publication text" calcext:value-type="string">
            <text:p>publication text</text:p>
          </table:table-cell>
          <table:table-cell table:formula="of:=IF(ISBLANK([$context.F452]);[$context.B452];[$context.F452])" office:value-type="string" office:string-value="http://ica.tacc.utexas.edu/chersonesos/ark/concept/txttype/pubtext" calcext:value-type="string">
            <text:p>http://ica.tacc.utexas.edu/chersonesos/ark/concept/txttype/pubtext</text:p>
          </table:table-cell>
        </table:table-row>
        <table:table-row table:style-name="ro1">
          <table:table-cell table:formula="of:=[$context.A453]" office:value-type="string" office:string-value="rollett and chiu (1994)" calcext:value-type="string">
            <text:p>rollett and chiu (1994)</text:p>
          </table:table-cell>
          <table:table-cell table:formula="of:=IF(ISBLANK([$context.F453]);[$context.B453];[$context.F453])" office:value-type="string" office:string-value="http://ica.tacc.utexas.edu/chersonesos/ark/concept/txttype/rollett" calcext:value-type="string">
            <text:p>http://ica.tacc.utexas.edu/chersonesos/ark/concept/txttype/rollett</text:p>
          </table:table-cell>
        </table:table-row>
        <table:table-row table:style-name="ro1">
          <table:table-cell table:formula="of:=[$context.A454]" office:value-type="string" office:string-value="dna_strontium" calcext:value-type="string">
            <text:p>dna_strontium</text:p>
          </table:table-cell>
          <table:table-cell table:formula="of:=IF(ISBLANK([$context.F454]);[$context.B454];[$context.F454])" office:value-type="string" office:string-value="http://ica.tacc.utexas.edu/chersonesos/ark/concept/attribute/526/True" calcext:value-type="string">
            <text:p>http://ica.tacc.utexas.edu/chersonesos/ark/concept/attribute/526/True</text:p>
          </table:table-cell>
        </table:table-row>
        <table:table-row table:style-name="ro1">
          <table:table-cell table:formula="of:=[$context.A455]" office:value-type="string" office:string-value="!mapped" calcext:value-type="string">
            <text:p>!mapped</text:p>
          </table:table-cell>
          <table:table-cell table:formula="of:=IF(ISBLANK([$context.F455]);[$context.B455];[$context.F455])" office:value-type="string" office:string-value="http://ica.tacc.utexas.edu/chersonesos/ark/concept/attribute/269/False" calcext:value-type="string">
            <text:p>http://ica.tacc.utexas.edu/chersonesos/ark/concept/attribute/269/False</text:p>
          </table:table-cell>
        </table:table-row>
        <table:table-row table:style-name="ro1">
          <table:table-cell table:formula="of:=[$context.A456]" office:value-type="string" office:string-value="mapped" calcext:value-type="string">
            <text:p>mapped</text:p>
          </table:table-cell>
          <table:table-cell table:formula="of:=IF(ISBLANK([$context.F456]);[$context.B456];[$context.F456])" office:value-type="string" office:string-value="http://ica.tacc.utexas.edu/chersonesos/ark/concept/attribute/269/True" calcext:value-type="string">
            <text:p>http://ica.tacc.utexas.edu/chersonesos/ark/concept/attribute/269/True</text:p>
          </table:table-cell>
        </table:table-row>
        <table:table-row table:style-name="ro1">
          <table:table-cell table:formula="of:=[$context.A457]" office:value-type="string" office:string-value="!sketch" calcext:value-type="string">
            <text:p>!sketch</text:p>
          </table:table-cell>
          <table:table-cell table:formula="of:=IF(ISBLANK([$context.F457]);[$context.B457];[$context.F457])" office:value-type="string" office:string-value="http://ica.tacc.utexas.edu/chersonesos/ark/concept/attribute/27/False" calcext:value-type="string">
            <text:p>http://ica.tacc.utexas.edu/chersonesos/ark/concept/attribute/27/False</text:p>
          </table:table-cell>
        </table:table-row>
        <table:table-row table:style-name="ro1">
          <table:table-cell table:formula="of:=[$context.A458]" office:value-type="string" office:string-value="sketch" calcext:value-type="string">
            <text:p>sketch</text:p>
          </table:table-cell>
          <table:table-cell table:formula="of:=IF(ISBLANK([$context.F458]);[$context.B458];[$context.F458])" office:value-type="string" office:string-value="http://ica.tacc.utexas.edu/chersonesos/ark/concept/attribute/27/True" calcext:value-type="string">
            <text:p>http://ica.tacc.utexas.edu/chersonesos/ark/concept/attribute/27/True</text:p>
          </table:table-cell>
        </table:table-row>
        <table:table-row table:style-name="ro1">
          <table:table-cell table:formula="of:=[$context.A459]" office:value-type="string" office:string-value="!digitized" calcext:value-type="string">
            <text:p>!digitized</text:p>
          </table:table-cell>
          <table:table-cell table:formula="of:=IF(ISBLANK([$context.F459]);[$context.B459];[$context.F459])" office:value-type="string" office:string-value="http://ica.tacc.utexas.edu/chersonesos/ark/concept/attribute/271/False" calcext:value-type="string">
            <text:p>http://ica.tacc.utexas.edu/chersonesos/ark/concept/attribute/271/False</text:p>
          </table:table-cell>
        </table:table-row>
        <table:table-row table:style-name="ro1">
          <table:table-cell table:formula="of:=[$context.A460]" office:value-type="string" office:string-value="digitized" calcext:value-type="string">
            <text:p>digitized</text:p>
          </table:table-cell>
          <table:table-cell table:formula="of:=IF(ISBLANK([$context.F460]);[$context.B460];[$context.F460])" office:value-type="string" office:string-value="http://ica.tacc.utexas.edu/chersonesos/ark/concept/attribute/271/True" calcext:value-type="string">
            <text:p>http://ica.tacc.utexas.edu/chersonesos/ark/concept/attribute/271/True</text:p>
          </table:table-cell>
        </table:table-row>
        <table:table-row table:style-name="ro1">
          <table:table-cell table:formula="of:=[$context.A461]" office:value-type="string" office:string-value="!scanned" calcext:value-type="string">
            <text:p>!scanned</text:p>
          </table:table-cell>
          <table:table-cell table:formula="of:=IF(ISBLANK([$context.F461]);[$context.B461];[$context.F461])" office:value-type="string" office:string-value="http://ica.tacc.utexas.edu/chersonesos/ark/concept/attribute/275/False" calcext:value-type="string">
            <text:p>http://ica.tacc.utexas.edu/chersonesos/ark/concept/attribute/275/False</text:p>
          </table:table-cell>
        </table:table-row>
        <table:table-row table:style-name="ro1">
          <table:table-cell table:formula="of:=[$context.A462]" office:value-type="string" office:string-value="scanned" calcext:value-type="string">
            <text:p>scanned</text:p>
          </table:table-cell>
          <table:table-cell table:formula="of:=IF(ISBLANK([$context.F462]);[$context.B462];[$context.F462])" office:value-type="string" office:string-value="http://ica.tacc.utexas.edu/chersonesos/ark/concept/attribute/275/True" calcext:value-type="string">
            <text:p>http://ica.tacc.utexas.edu/chersonesos/ark/concept/attribute/275/True</text:p>
          </table:table-cell>
        </table:table-row>
        <table:table-row table:style-name="ro1">
          <table:table-cell table:formula="of:=[$context.A463]" office:value-type="string" office:string-value="!gcps" calcext:value-type="string">
            <text:p>!gcps</text:p>
          </table:table-cell>
          <table:table-cell table:formula="of:=IF(ISBLANK([$context.F463]);[$context.B463];[$context.F463])" office:value-type="string" office:string-value="http://ica.tacc.utexas.edu/chersonesos/ark/concept/attribute/276/False" calcext:value-type="string">
            <text:p>http://ica.tacc.utexas.edu/chersonesos/ark/concept/attribute/276/False</text:p>
          </table:table-cell>
        </table:table-row>
        <table:table-row table:style-name="ro1">
          <table:table-cell table:formula="of:=[$context.A464]" office:value-type="string" office:string-value="gcps" calcext:value-type="string">
            <text:p>gcps</text:p>
          </table:table-cell>
          <table:table-cell table:formula="of:=IF(ISBLANK([$context.F464]);[$context.B464];[$context.F464])" office:value-type="string" office:string-value="http://ica.tacc.utexas.edu/chersonesos/ark/concept/attribute/276/True" calcext:value-type="string">
            <text:p>http://ica.tacc.utexas.edu/chersonesos/ark/concept/attribute/276/True</text:p>
          </table:table-cell>
        </table:table-row>
        <table:table-row table:style-name="ro1">
          <table:table-cell table:formula="of:=[$context.A465]" office:value-type="string" office:string-value="!geo-referenced" calcext:value-type="string">
            <text:p>!geo-referenced</text:p>
          </table:table-cell>
          <table:table-cell table:formula="of:=IF(ISBLANK([$context.F465]);[$context.B465];[$context.F465])" office:value-type="string" office:string-value="http://ica.tacc.utexas.edu/chersonesos/ark/concept/attribute/277/False" calcext:value-type="string">
            <text:p>http://ica.tacc.utexas.edu/chersonesos/ark/concept/attribute/277/False</text:p>
          </table:table-cell>
        </table:table-row>
        <table:table-row table:style-name="ro1">
          <table:table-cell table:formula="of:=[$context.A466]" office:value-type="string" office:string-value="geo-referenced" calcext:value-type="string">
            <text:p>geo-referenced</text:p>
          </table:table-cell>
          <table:table-cell table:formula="of:=IF(ISBLANK([$context.F466]);[$context.B466];[$context.F466])" office:value-type="string" office:string-value="http://ica.tacc.utexas.edu/chersonesos/ark/concept/attribute/277/True" calcext:value-type="string">
            <text:p>http://ica.tacc.utexas.edu/chersonesos/ark/concept/attribute/277/True</text:p>
          </table:table-cell>
        </table:table-row>
        <table:table-row table:style-name="ro1">
          <table:table-cell table:formula="of:=[$context.A467]" office:value-type="string" office:string-value="date excavated" calcext:value-type="string">
            <text:p>date excavated</text:p>
          </table:table-cell>
          <table:table-cell table:formula="of:=IF(ISBLANK([$context.F467]);[$context.B467];[$context.F467])" office:value-type="string" office:string-value="http://ica.tacc.utexas.edu/chersonesos/ark/concept/datetype/dateexcavated" calcext:value-type="string">
            <text:p>http://ica.tacc.utexas.edu/chersonesos/ark/concept/datetype/dateexcavated</text:p>
          </table:table-cell>
        </table:table-row>
        <table:table-row table:style-name="ro1">
          <table:table-cell table:formula="of:=[$context.A468]" office:value-type="string" office:string-value="drawn on" calcext:value-type="string">
            <text:p>drawn on</text:p>
          </table:table-cell>
          <table:table-cell table:formula="of:=IF(ISBLANK([$context.F468]);[$context.B468];[$context.F468])" office:value-type="string" office:string-value="http://ica.tacc.utexas.edu/chersonesos/ark/concept/datetype/drawnon" calcext:value-type="string">
            <text:p>http://ica.tacc.utexas.edu/chersonesos/ark/concept/datetype/drawnon</text:p>
          </table:table-cell>
        </table:table-row>
        <table:table-row table:style-name="ro1">
          <table:table-cell table:formula="of:=[$context.A469]" office:value-type="string" office:string-value="interpreted on" calcext:value-type="string">
            <text:p>interpreted on</text:p>
          </table:table-cell>
          <table:table-cell table:formula="of:=IF(ISBLANK([$context.F469]);[$context.B469];[$context.F469])" office:value-type="string" office:string-value="http://ica.tacc.utexas.edu/chersonesos/ark/concept/datetype/interpretedon" calcext:value-type="string">
            <text:p>http://ica.tacc.utexas.edu/chersonesos/ark/concept/datetype/interpretedon</text:p>
          </table:table-cell>
        </table:table-row>
        <table:table-row table:style-name="ro1">
          <table:table-cell table:formula="of:=[$context.A470]" office:value-type="string" office:string-value="date photographed" calcext:value-type="string">
            <text:p>date photographed</text:p>
          </table:table-cell>
          <table:table-cell table:formula="of:=IF(ISBLANK([$context.F470]);[$context.B470];[$context.F470])" office:value-type="string" office:string-value="http://ica.tacc.utexas.edu/chersonesos/ark/concept/datetype/photographedon" calcext:value-type="string">
            <text:p>http://ica.tacc.utexas.edu/chersonesos/ark/concept/datetype/photographedon</text:p>
          </table:table-cell>
        </table:table-row>
        <table:table-row table:style-name="ro1">
          <table:table-cell table:formula="of:=[$context.A471]" office:value-type="string" office:string-value="northwest" calcext:value-type="string">
            <text:p>northwest</text:p>
          </table:table-cell>
          <table:table-cell table:formula="of:=IF(ISBLANK([$context.F471]);[$context.B471];[$context.F471])" office:value-type="string" office:string-value="http://ica.tacc.utexas.edu/chersonesos/ark/concept/attribute/278" calcext:value-type="string">
            <text:p>http://ica.tacc.utexas.edu/chersonesos/ark/concept/attribute/278</text:p>
          </table:table-cell>
        </table:table-row>
        <table:table-row table:style-name="ro1">
          <table:table-cell table:formula="of:=[$context.A472]" office:value-type="string" office:string-value="northeast" calcext:value-type="string">
            <text:p>northeast</text:p>
          </table:table-cell>
          <table:table-cell table:formula="of:=IF(ISBLANK([$context.F472]);[$context.B472];[$context.F472])" office:value-type="string" office:string-value="http://ica.tacc.utexas.edu/chersonesos/ark/concept/attribute/279" calcext:value-type="string">
            <text:p>http://ica.tacc.utexas.edu/chersonesos/ark/concept/attribute/279</text:p>
          </table:table-cell>
        </table:table-row>
        <table:table-row table:style-name="ro1">
          <table:table-cell table:formula="of:=[$context.A473]" office:value-type="string" office:string-value="southwest" calcext:value-type="string">
            <text:p>southwest</text:p>
          </table:table-cell>
          <table:table-cell table:formula="of:=IF(ISBLANK([$context.F473]);[$context.B473];[$context.F473])" office:value-type="string" office:string-value="http://ica.tacc.utexas.edu/chersonesos/ark/concept/attribute/280" calcext:value-type="string">
            <text:p>http://ica.tacc.utexas.edu/chersonesos/ark/concept/attribute/280</text:p>
          </table:table-cell>
        </table:table-row>
        <table:table-row table:style-name="ro1">
          <table:table-cell table:formula="of:=[$context.A474]" office:value-type="string" office:string-value="west" calcext:value-type="string">
            <text:p>west</text:p>
          </table:table-cell>
          <table:table-cell table:formula="of:=IF(ISBLANK([$context.F474]);[$context.B474];[$context.F474])" office:value-type="string" office:string-value="http://ica.tacc.utexas.edu/chersonesos/ark/concept/attribute/281" calcext:value-type="string">
            <text:p>http://ica.tacc.utexas.edu/chersonesos/ark/concept/attribute/281</text:p>
          </table:table-cell>
        </table:table-row>
        <table:table-row table:style-name="ro1">
          <table:table-cell table:formula="of:=[$context.A475]" office:value-type="string" office:string-value="southeast" calcext:value-type="string">
            <text:p>southeast</text:p>
          </table:table-cell>
          <table:table-cell table:formula="of:=IF(ISBLANK([$context.F475]);[$context.B475];[$context.F475])" office:value-type="string" office:string-value="http://ica.tacc.utexas.edu/chersonesos/ark/concept/attribute/282" calcext:value-type="string">
            <text:p>http://ica.tacc.utexas.edu/chersonesos/ark/concept/attribute/282</text:p>
          </table:table-cell>
        </table:table-row>
        <table:table-row table:style-name="ro1">
          <table:table-cell table:formula="of:=[$context.A476]" office:value-type="string" office:string-value="south" calcext:value-type="string">
            <text:p>south</text:p>
          </table:table-cell>
          <table:table-cell table:formula="of:=IF(ISBLANK([$context.F476]);[$context.B476];[$context.F476])" office:value-type="string" office:string-value="http://ica.tacc.utexas.edu/chersonesos/ark/concept/attribute/283" calcext:value-type="string">
            <text:p>http://ica.tacc.utexas.edu/chersonesos/ark/concept/attribute/283</text:p>
          </table:table-cell>
        </table:table-row>
        <table:table-row table:style-name="ro1">
          <table:table-cell table:formula="of:=[$context.A477]" office:value-type="string" office:string-value="north" calcext:value-type="string">
            <text:p>north</text:p>
          </table:table-cell>
          <table:table-cell table:formula="of:=IF(ISBLANK([$context.F477]);[$context.B477];[$context.F477])" office:value-type="string" office:string-value="http://ica.tacc.utexas.edu/chersonesos/ark/concept/attribute/284" calcext:value-type="string">
            <text:p>http://ica.tacc.utexas.edu/chersonesos/ark/concept/attribute/284</text:p>
          </table:table-cell>
        </table:table-row>
        <table:table-row table:style-name="ro1">
          <table:table-cell table:formula="of:=[$context.A478]" office:value-type="string" office:string-value="east" calcext:value-type="string">
            <text:p>east</text:p>
          </table:table-cell>
          <table:table-cell table:formula="of:=IF(ISBLANK([$context.F478]);[$context.B478];[$context.F478])" office:value-type="string" office:string-value="http://ica.tacc.utexas.edu/chersonesos/ark/concept/attribute/285" calcext:value-type="string">
            <text:p>http://ica.tacc.utexas.edu/chersonesos/ark/concept/attribute/285</text:p>
          </table:table-cell>
        </table:table-row>
        <table:table-row table:style-name="ro1">
          <table:table-cell table:formula="of:=[$context.A479]" office:value-type="string" office:string-value="last name" calcext:value-type="string">
            <text:p>last name</text:p>
          </table:table-cell>
          <table:table-cell table:formula="of:=IF(ISBLANK([$context.F479]);[$context.B479];[$context.F479])" office:value-type="string" office:string-value="http://chema.org/familyNames" calcext:value-type="string">
            <text:p>http://chema.org/familyNames</text:p>
          </table:table-cell>
        </table:table-row>
        <table:table-row table:style-name="ro1">
          <table:table-cell table:formula="of:=[$context.A480]" office:value-type="string" office:string-value="tile" calcext:value-type="string">
            <text:p>tile</text:p>
          </table:table-cell>
          <table:table-cell table:formula="of:=IF(ISBLANK([$context.F480]);[$context.B480];[$context.F480])" office:value-type="string" office:string-value="http://ica.tacc.utexas.edu/chersonesos/ark/concept/attribute/115" calcext:value-type="string">
            <text:p>http://ica.tacc.utexas.edu/chersonesos/ark/concept/attribute/115</text:p>
          </table:table-cell>
        </table:table-row>
        <table:table-row table:style-name="ro1">
          <table:table-cell table:formula="of:=[$context.A481]" office:value-type="string" office:string-value="glass" calcext:value-type="string">
            <text:p>glass</text:p>
          </table:table-cell>
          <table:table-cell table:formula="of:=IF(ISBLANK([$context.F481]);[$context.B481];[$context.F481])" office:value-type="string" office:string-value="http://vocab.getty.edu/aat/300010797" calcext:value-type="string">
            <text:p>http://vocab.getty.edu/aat/300010797</text:p>
          </table:table-cell>
        </table:table-row>
        <table:table-row table:style-name="ro1">
          <table:table-cell table:formula="of:=[$context.A482]" office:value-type="string" office:string-value="pot" calcext:value-type="string">
            <text:p>pot</text:p>
          </table:table-cell>
          <table:table-cell table:formula="of:=IF(ISBLANK([$context.F482]);[$context.B482];[$context.F482])" office:value-type="string" office:string-value="http://ica.tacc.utexas.edu/chersonesos/ark/concept/attribute/117" calcext:value-type="string">
            <text:p>http://ica.tacc.utexas.edu/chersonesos/ark/concept/attribute/117</text:p>
          </table:table-cell>
        </table:table-row>
        <table:table-row table:style-name="ro1">
          <table:table-cell table:formula="of:=[$context.A483]" office:value-type="string" office:string-value="none" calcext:value-type="string">
            <text:p>none</text:p>
          </table:table-cell>
          <table:table-cell table:formula="of:=IF(ISBLANK([$context.F483]);[$context.B483];[$context.F483])" office:value-type="string" office:string-value="http://ica.tacc.utexas.edu/chersonesos/ark/concept/attribute/118" calcext:value-type="string">
            <text:p>http://ica.tacc.utexas.edu/chersonesos/ark/concept/attribute/118</text:p>
          </table:table-cell>
        </table:table-row>
        <table:table-row table:style-name="ro1">
          <table:table-cell table:formula="of:=[$context.A484]" office:value-type="string" office:string-value="metal" calcext:value-type="string">
            <text:p>metal</text:p>
          </table:table-cell>
          <table:table-cell table:formula="of:=IF(ISBLANK([$context.F484]);[$context.B484];[$context.F484])" office:value-type="string" office:string-value="http://ica.tacc.utexas.edu/chersonesos/ark/concept/attribute/119" calcext:value-type="string">
            <text:p>http://ica.tacc.utexas.edu/chersonesos/ark/concept/attribute/119</text:p>
          </table:table-cell>
        </table:table-row>
        <table:table-row table:style-name="ro1">
          <table:table-cell table:formula="of:=[$context.A485]" office:value-type="string" office:string-value="bone" calcext:value-type="string">
            <text:p>bone</text:p>
          </table:table-cell>
          <table:table-cell table:formula="of:=IF(ISBLANK([$context.F485]);[$context.B485];[$context.F485])" office:value-type="string" office:string-value="http://vocab.getty.edu/aat/300011798" calcext:value-type="string">
            <text:p>http://vocab.getty.edu/aat/300011798</text:p>
          </table:table-cell>
        </table:table-row>
        <table:table-row table:style-name="ro1">
          <table:table-cell table:formula="of:=[$context.A486]" office:value-type="string" office:string-value="rubble stone" calcext:value-type="string">
            <text:p>rubble stone</text:p>
          </table:table-cell>
          <table:table-cell table:formula="of:=IF(ISBLANK([$context.F486]);[$context.B486];[$context.F486])" office:value-type="string" office:string-value="http://ica.tacc.utexas.edu/chersonesos/ark/concept/attribute/122" calcext:value-type="string">
            <text:p>http://ica.tacc.utexas.edu/chersonesos/ark/concept/attribute/122</text:p>
          </table:table-cell>
        </table:table-row>
        <table:table-row table:style-name="ro1">
          <table:table-cell table:formula="of:=[$context.A487]" office:value-type="string" office:string-value="charcoal" calcext:value-type="string">
            <text:p>charcoal</text:p>
          </table:table-cell>
          <table:table-cell table:formula="of:=IF(ISBLANK([$context.F487]);[$context.B487];[$context.F487])" office:value-type="string" office:string-value="http://ica.tacc.utexas.edu/chersonesos/ark/concept/attribute/124" calcext:value-type="string">
            <text:p>http://ica.tacc.utexas.edu/chersonesos/ark/concept/attribute/124</text:p>
          </table:table-cell>
        </table:table-row>
        <table:table-row table:style-name="ro1">
          <table:table-cell table:formula="of:=[$context.A488]" office:value-type="string" office:string-value="plaster" calcext:value-type="string">
            <text:p>plaster</text:p>
          </table:table-cell>
          <table:table-cell table:formula="of:=IF(ISBLANK([$context.F488]);[$context.B488];[$context.F488])" office:value-type="string" office:string-value="http://ica.tacc.utexas.edu/chersonesos/ark/concept/attribute/126" calcext:value-type="string">
            <text:p>http://ica.tacc.utexas.edu/chersonesos/ark/concept/attribute/126</text:p>
          </table:table-cell>
        </table:table-row>
        <table:table-row table:style-name="ro1">
          <table:table-cell table:formula="of:=[$context.A489]" office:value-type="string" office:string-value="chert" calcext:value-type="string">
            <text:p>chert</text:p>
          </table:table-cell>
          <table:table-cell table:formula="of:=IF(ISBLANK([$context.F489]);[$context.B489];[$context.F489])" office:value-type="string" office:string-value="http://ica.tacc.utexas.edu/chersonesos/ark/concept/attribute/127" calcext:value-type="string">
            <text:p>http://ica.tacc.utexas.edu/chersonesos/ark/concept/attribute/127</text:p>
          </table:table-cell>
        </table:table-row>
        <table:table-row table:style-name="ro1">
          <table:table-cell table:formula="of:=[$context.A490]" office:value-type="string" office:string-value="marble" calcext:value-type="string">
            <text:p>marble</text:p>
          </table:table-cell>
          <table:table-cell table:formula="of:=IF(ISBLANK([$context.F490]);[$context.B490];[$context.F490])" office:value-type="string" office:string-value="http://vocab.getty.edu/aat/300011443" calcext:value-type="string">
            <text:p>http://vocab.getty.edu/aat/300011443</text:p>
          </table:table-cell>
        </table:table-row>
        <table:table-row table:style-name="ro1">
          <table:table-cell table:formula="of:=[$context.A491]" office:value-type="string" office:string-value="cyprinidae" calcext:value-type="string">
            <text:p>cyprinidae</text:p>
          </table:table-cell>
          <table:table-cell table:formula="of:=IF(ISBLANK([$context.F491]);[$context.B491];[$context.F491])" office:value-type="string" office:string-value="https://eol.org/pages/3198" calcext:value-type="string">
            <text:p>https://eol.org/pages/3198</text:p>
          </table:table-cell>
        </table:table-row>
        <table:table-row table:style-name="ro1">
          <table:table-cell table:formula="of:=[$context.A492]" office:value-type="string" office:string-value="raja clavata" calcext:value-type="string">
            <text:p>raja clavata</text:p>
          </table:table-cell>
          <table:table-cell table:formula="of:=IF(ISBLANK([$context.F492]);[$context.B492];[$context.F492])" office:value-type="string" office:string-value="https://eol.org/pages/46560547" calcext:value-type="string">
            <text:p>https://eol.org/pages/46560547</text:p>
          </table:table-cell>
        </table:table-row>
        <table:table-row table:style-name="ro1">
          <table:table-cell table:formula="of:=[$context.A493]" office:value-type="string" office:string-value="alosa sp." calcext:value-type="string">
            <text:p>alosa sp.</text:p>
          </table:table-cell>
          <table:table-cell table:formula="of:=IF(ISBLANK([$context.F493]);[$context.B493];[$context.F493])" office:value-type="string" office:string-value="https://eol.org/pages/46562368" calcext:value-type="string">
            <text:p>https://eol.org/pages/46562368</text:p>
          </table:table-cell>
        </table:table-row>
        <table:table-row table:style-name="ro1">
          <table:table-cell table:formula="of:=[$context.A494]" office:value-type="string" office:string-value="scorpaena sp." calcext:value-type="string">
            <text:p>scorpaena sp.</text:p>
          </table:table-cell>
          <table:table-cell table:formula="of:=IF(ISBLANK([$context.F494]);[$context.B494];[$context.F494])" office:value-type="string" office:string-value="https://eol.org/pages/46567865" calcext:value-type="string">
            <text:p>https://eol.org/pages/46567865</text:p>
          </table:table-cell>
        </table:table-row>
        <table:table-row table:style-name="ro1">
          <table:table-cell table:formula="of:=[$context.A495]" office:value-type="string" office:string-value="scophthalmus rhombus" calcext:value-type="string">
            <text:p>scophthalmus rhombus</text:p>
          </table:table-cell>
          <table:table-cell table:formula="of:=IF(ISBLANK([$context.F495]);[$context.B495];[$context.F495])" office:value-type="string" office:string-value="https://eol.org/pages/46570246" calcext:value-type="string">
            <text:p>https://eol.org/pages/46570246</text:p>
          </table:table-cell>
        </table:table-row>
        <table:table-row table:style-name="ro1">
          <table:table-cell table:formula="of:=[$context.A496]" office:value-type="string" office:string-value="liza sp." calcext:value-type="string">
            <text:p>liza sp.</text:p>
          </table:table-cell>
          <table:table-cell table:formula="of:=IF(ISBLANK([$context.F496]);[$context.B496];[$context.F496])" office:value-type="string" office:string-value="https://eol.org/pages/46571485" calcext:value-type="string">
            <text:p>https://eol.org/pages/46571485</text:p>
          </table:table-cell>
        </table:table-row>
        <table:table-row table:style-name="ro1">
          <table:table-cell table:formula="of:=[$context.A497]" office:value-type="string" office:string-value="gobius cobitis" calcext:value-type="string">
            <text:p>gobius cobitis</text:p>
          </table:table-cell>
          <table:table-cell table:formula="of:=IF(ISBLANK([$context.F497]);[$context.B497];[$context.F497])" office:value-type="string" office:string-value="https://eol.org/pages/46575227" calcext:value-type="string">
            <text:p>https://eol.org/pages/46575227</text:p>
          </table:table-cell>
        </table:table-row>
        <table:table-row table:style-name="ro1">
          <table:table-cell table:formula="of:=[$context.A498]" office:value-type="string" office:string-value="sarda sarda" calcext:value-type="string">
            <text:p>sarda sarda</text:p>
          </table:table-cell>
          <table:table-cell table:formula="of:=IF(ISBLANK([$context.F498]);[$context.B498];[$context.F498])" office:value-type="string" office:string-value="https://eol.org/pages/46577302" calcext:value-type="string">
            <text:p>https://eol.org/pages/46577302</text:p>
          </table:table-cell>
        </table:table-row>
        <table:table-row table:style-name="ro1">
          <table:table-cell table:formula="of:=[$context.A499]" office:value-type="string" office:string-value="sander lucioperca" calcext:value-type="string">
            <text:p>sander lucioperca</text:p>
          </table:table-cell>
          <table:table-cell table:formula="of:=IF(ISBLANK([$context.F499]);[$context.B499];[$context.F499])" office:value-type="string" office:string-value="https://eol.org/pages/46580134" calcext:value-type="string">
            <text:p>https://eol.org/pages/46580134</text:p>
          </table:table-cell>
        </table:table-row>
        <table:table-row table:style-name="ro1">
          <table:table-cell table:formula="of:=[$context.A500]" office:value-type="string" office:string-value="silurus glanis" calcext:value-type="string">
            <text:p>silurus glanis</text:p>
          </table:table-cell>
          <table:table-cell table:formula="of:=IF(ISBLANK([$context.F500]);[$context.B500];[$context.F500])" office:value-type="string" office:string-value="https://eol.org/pages/46581838" calcext:value-type="string">
            <text:p>https://eol.org/pages/46581838</text:p>
          </table:table-cell>
        </table:table-row>
        <table:table-row table:style-name="ro1">
          <table:table-cell table:formula="of:=[$context.A501]" office:value-type="string" office:string-value="esox lucius" calcext:value-type="string">
            <text:p>esox lucius</text:p>
          </table:table-cell>
          <table:table-cell table:formula="of:=IF(ISBLANK([$context.F501]);[$context.B501];[$context.F501])" office:value-type="string" office:string-value="https://eol.org/pages/46582152" calcext:value-type="string">
            <text:p>https://eol.org/pages/46582152</text:p>
          </table:table-cell>
        </table:table-row>
        <table:table-row table:style-name="ro1">
          <table:table-cell table:formula="of:=[$context.A502]" office:value-type="string" office:string-value="labridae" calcext:value-type="string">
            <text:p>labridae</text:p>
          </table:table-cell>
          <table:table-cell table:formula="of:=IF(ISBLANK([$context.F502]);[$context.B502];[$context.F502])" office:value-type="string" office:string-value="https://eol.org/pages/5305" calcext:value-type="string">
            <text:p>https://eol.org/pages/5305</text:p>
          </table:table-cell>
        </table:table-row>
        <table:table-row table:style-name="ro1">
          <table:table-cell table:formula="of:=[$context.A503]" office:value-type="string" office:string-value="acipenseridae" calcext:value-type="string">
            <text:p>acipenseridae</text:p>
          </table:table-cell>
          <table:table-cell table:formula="of:=IF(ISBLANK([$context.F503]);[$context.B503];[$context.F503])" office:value-type="string" office:string-value="https://eol.org/pages/8302" calcext:value-type="string">
            <text:p>https://eol.org/pages/8302</text:p>
          </table:table-cell>
        </table:table-row>
        <table:table-row table:style-name="ro1">
          <table:table-cell table:formula="of:=[$context.A504]" office:value-type="string" office:string-value="unidentified fish" calcext:value-type="string">
            <text:p>unidentified fish</text:p>
          </table:table-cell>
          <table:table-cell table:formula="of:=IF(ISBLANK([$context.F504]);[$context.B504];[$context.F504])" office:value-type="string" office:string-value="http://ica.tacc.utexas.edu/chersonesos/ark/concept/attribute/1225" calcext:value-type="string">
            <text:p>http://ica.tacc.utexas.edu/chersonesos/ark/concept/attribute/1225</text:p>
          </table:table-cell>
        </table:table-row>
        <table:table-row table:style-name="ro1">
          <table:table-cell table:formula="of:=[$context.A505]" office:value-type="string" office:string-value="intentional" calcext:value-type="string">
            <text:p>intentional</text:p>
          </table:table-cell>
          <table:table-cell table:formula="of:=IF(ISBLANK([$context.F505]);[$context.B505];[$context.F505])" office:value-type="string" office:string-value="http://ica.tacc.utexas.edu/chersonesos/ark/concept/attribute/259" calcext:value-type="string">
            <text:p>http://ica.tacc.utexas.edu/chersonesos/ark/concept/attribute/259</text:p>
          </table:table-cell>
        </table:table-row>
        <table:table-row table:style-name="ro1">
          <table:table-cell table:formula="of:=[$context.A506]" office:value-type="string" office:string-value="casual" calcext:value-type="string">
            <text:p>casual</text:p>
          </table:table-cell>
          <table:table-cell table:formula="of:=IF(ISBLANK([$context.F506]);[$context.B506];[$context.F506])" office:value-type="string" office:string-value="http://ica.tacc.utexas.edu/chersonesos/ark/concept/attribute/260" calcext:value-type="string">
            <text:p>http://ica.tacc.utexas.edu/chersonesos/ark/concept/attribute/260</text:p>
          </table:table-cell>
        </table:table-row>
        <table:table-row table:style-name="ro1">
          <table:table-cell table:formula="of:=[$context.A507]" office:value-type="string" office:string-value="artificial" calcext:value-type="string">
            <text:p>artificial</text:p>
          </table:table-cell>
          <table:table-cell table:formula="of:=IF(ISBLANK([$context.F507]);[$context.B507];[$context.F507])" office:value-type="string" office:string-value="http://ica.tacc.utexas.edu/chersonesos/ark/concept/attribute/261" calcext:value-type="string">
            <text:p>http://ica.tacc.utexas.edu/chersonesos/ark/concept/attribute/261</text:p>
          </table:table-cell>
        </table:table-row>
        <table:table-row table:style-name="ro1">
          <table:table-cell table:formula="of:=[$context.A508]" office:value-type="string" office:string-value="natural" calcext:value-type="string">
            <text:p>natural</text:p>
          </table:table-cell>
          <table:table-cell table:formula="of:=IF(ISBLANK([$context.F508]);[$context.B508];[$context.F508])" office:value-type="string" office:string-value="http://ica.tacc.utexas.edu/chersonesos/ark/concept/attribute/262" calcext:value-type="string">
            <text:p>http://ica.tacc.utexas.edu/chersonesos/ark/concept/attribute/262</text:p>
          </table:table-cell>
        </table:table-row>
        <table:table-row table:style-name="ro1">
          <table:table-cell table:formula="of:=[$context.A509]" office:value-type="string" office:string-value="filling" calcext:value-type="string">
            <text:p>filling</text:p>
          </table:table-cell>
          <table:table-cell table:formula="of:=IF(ISBLANK([$context.F509]);[$context.B509];[$context.F509])" office:value-type="string" office:string-value="http://ica.tacc.utexas.edu/chersonesos/ark/concept/attribute/10" calcext:value-type="string">
            <text:p>http://ica.tacc.utexas.edu/chersonesos/ark/concept/attribute/10</text:p>
          </table:table-cell>
        </table:table-row>
        <table:table-row table:style-name="ro1">
          <table:table-cell table:formula="of:=[$context.A510]" office:value-type="string" office:string-value="dumping" calcext:value-type="string">
            <text:p>dumping</text:p>
          </table:table-cell>
          <table:table-cell table:formula="of:=IF(ISBLANK([$context.F510]);[$context.B510];[$context.F510])" office:value-type="string" office:string-value="http://ica.tacc.utexas.edu/chersonesos/ark/concept/attribute/11" calcext:value-type="string">
            <text:p>http://ica.tacc.utexas.edu/chersonesos/ark/concept/attribute/11</text:p>
          </table:table-cell>
        </table:table-row>
        <table:table-row table:style-name="ro1">
          <table:table-cell table:formula="of:=[$context.A511]" office:value-type="string" office:string-value="erosion" calcext:value-type="string">
            <text:p>erosion</text:p>
          </table:table-cell>
          <table:table-cell table:formula="of:=IF(ISBLANK([$context.F511]);[$context.B511];[$context.F511])" office:value-type="string" office:string-value="http://ica.tacc.utexas.edu/chersonesos/ark/concept/attribute/3" calcext:value-type="string">
            <text:p>http://ica.tacc.utexas.edu/chersonesos/ark/concept/attribute/3</text:p>
          </table:table-cell>
        </table:table-row>
        <table:table-row table:style-name="ro1">
          <table:table-cell table:formula="of:=[$context.A512]" office:value-type="string" office:string-value="accumulation" calcext:value-type="string">
            <text:p>accumulation</text:p>
          </table:table-cell>
          <table:table-cell table:formula="of:=IF(ISBLANK([$context.F512]);[$context.B512];[$context.F512])" office:value-type="string" office:string-value="http://ica.tacc.utexas.edu/chersonesos/ark/concept/attribute/4" calcext:value-type="string">
            <text:p>http://ica.tacc.utexas.edu/chersonesos/ark/concept/attribute/4</text:p>
          </table:table-cell>
        </table:table-row>
        <table:table-row table:style-name="ro1">
          <table:table-cell table:formula="of:=[$context.A513]" office:value-type="string" office:string-value="destruction" calcext:value-type="string">
            <text:p>destruction</text:p>
          </table:table-cell>
          <table:table-cell table:formula="of:=IF(ISBLANK([$context.F513]);[$context.B513];[$context.F513])" office:value-type="string" office:string-value="http://ica.tacc.utexas.edu/chersonesos/ark/concept/attribute/5" calcext:value-type="string">
            <text:p>http://ica.tacc.utexas.edu/chersonesos/ark/concept/attribute/5</text:p>
          </table:table-cell>
        </table:table-row>
        <table:table-row table:style-name="ro1">
          <table:table-cell table:formula="of:=[$context.A514]" office:value-type="string" office:string-value="metalworking" calcext:value-type="string">
            <text:p>metalworking</text:p>
          </table:table-cell>
          <table:table-cell table:formula="of:=IF(ISBLANK([$context.F514]);[$context.B514];[$context.F514])" office:value-type="string" office:string-value="http://ica.tacc.utexas.edu/chersonesos/ark/concept/attribute/6" calcext:value-type="string">
            <text:p>http://ica.tacc.utexas.edu/chersonesos/ark/concept/attribute/6</text:p>
          </table:table-cell>
        </table:table-row>
        <table:table-row table:style-name="ro1">
          <table:table-cell table:formula="of:=[$context.A515]" office:value-type="string" office:string-value="root" calcext:value-type="string">
            <text:p>root</text:p>
          </table:table-cell>
          <table:table-cell table:formula="of:=IF(ISBLANK([$context.F515]);[$context.B515];[$context.F515])" office:value-type="string" office:string-value="http://ica.tacc.utexas.edu/chersonesos/ark/concept/attribute/7" calcext:value-type="string">
            <text:p>http://ica.tacc.utexas.edu/chersonesos/ark/concept/attribute/7</text:p>
          </table:table-cell>
        </table:table-row>
        <table:table-row table:style-name="ro1">
          <table:table-cell table:formula="of:=[$context.A516]" office:value-type="string" office:string-value="construction" calcext:value-type="string">
            <text:p>construction</text:p>
          </table:table-cell>
          <table:table-cell table:formula="of:=IF(ISBLANK([$context.F516]);[$context.B516];[$context.F516])" office:value-type="string" office:string-value="http://ica.tacc.utexas.edu/chersonesos/ark/concept/attribute/8" calcext:value-type="string">
            <text:p>http://ica.tacc.utexas.edu/chersonesos/ark/concept/attribute/8</text:p>
          </table:table-cell>
        </table:table-row>
        <table:table-row table:style-name="ro1">
          <table:table-cell table:formula="of:=[$context.A517]" office:value-type="string" office:string-value="burial" calcext:value-type="string">
            <text:p>burial</text:p>
          </table:table-cell>
          <table:table-cell table:formula="of:=IF(ISBLANK([$context.F517]);[$context.B517];[$context.F517])" office:value-type="string" office:string-value="http://ica.tacc.utexas.edu/chersonesos/ark/concept/attribute/9" calcext:value-type="string">
            <text:p>http://ica.tacc.utexas.edu/chersonesos/ark/concept/attribute/9</text:p>
          </table:table-cell>
        </table:table-row>
        <table:table-row table:style-name="ro1">
          <table:table-cell table:formula="of:=[$context.A518]" office:value-type="string" office:string-value="first name" calcext:value-type="string">
            <text:p>first name</text:p>
          </table:table-cell>
          <table:table-cell table:formula="of:=IF(ISBLANK([$context.F518]);[$context.B518];[$context.F518])" office:value-type="string" office:string-value="http://schema.org/givenName" calcext:value-type="string">
            <text:p>http://schema.org/givenName</text:p>
          </table:table-cell>
        </table:table-row>
        <table:table-row table:style-name="ro1">
          <table:table-cell table:formula="of:=[$context.A519]" office:value-type="string" office:string-value="catalog code" calcext:value-type="string">
            <text:p>catalog code</text:p>
          </table:table-cell>
          <table:table-cell table:formula="of:=IF(ISBLANK([$context.F519]);[$context.B519];[$context.F519])" office:value-type="string" office:string-value="http://ica.tacc.utexas.edu/chersonesos/ark/concept/txttype/catalog_cd" calcext:value-type="string">
            <text:p>http://ica.tacc.utexas.edu/chersonesos/ark/concept/txttype/catalog_cd</text:p>
          </table:table-cell>
        </table:table-row>
        <table:table-row table:style-name="ro1">
          <table:table-cell table:formula="of:=[$context.A520]" office:value-type="string" office:string-value="collection #" calcext:value-type="string">
            <text:p>collection #</text:p>
          </table:table-cell>
          <table:table-cell table:formula="of:=IF(ISBLANK([$context.F520]);[$context.B520];[$context.F520])" office:value-type="string" office:string-value="http://ica.tacc.utexas.edu/chersonesos/ark/concept/txttype/collectionnum" calcext:value-type="string">
            <text:p>http://ica.tacc.utexas.edu/chersonesos/ark/concept/txttype/collectionnum</text:p>
          </table:table-cell>
        </table:table-row>
        <table:table-row table:style-name="ro1">
          <table:table-cell table:formula="of:=[$context.A521]" office:value-type="string" office:string-value="initals" calcext:value-type="string">
            <text:p>initals</text:p>
          </table:table-cell>
          <table:table-cell table:formula="of:=IF(ISBLANK([$context.F521]);[$context.B521];[$context.F521])" office:value-type="string" office:string-value="http://ica.tacc.utexas.edu/chersonesos/ark/concept/txttype/initials" calcext:value-type="string">
            <text:p>http://ica.tacc.utexas.edu/chersonesos/ark/concept/txttype/initials</text:p>
          </table:table-cell>
        </table:table-row>
        <table:table-row table:style-name="ro1">
          <table:table-cell table:formula="of:=[$context.A522]" office:value-type="string" office:string-value="old context code" calcext:value-type="string">
            <text:p>old context code</text:p>
          </table:table-cell>
          <table:table-cell table:formula="of:=IF(ISBLANK([$context.F522]);[$context.B522];[$context.F522])" office:value-type="string" office:string-value="http://ica.tacc.utexas.edu/chersonesos/ark/concept/txttype/old_context_code" calcext:value-type="string">
            <text:p>http://ica.tacc.utexas.edu/chersonesos/ark/concept/txttype/old_context_code</text:p>
          </table:table-cell>
        </table:table-row>
        <table:table-row table:style-name="ro1">
          <table:table-cell table:formula="of:=[$context.A523]" office:value-type="string" office:string-value="old sample code" calcext:value-type="string">
            <text:p>old sample code</text:p>
          </table:table-cell>
          <table:table-cell table:formula="of:=IF(ISBLANK([$context.F523]);[$context.B523];[$context.F523])" office:value-type="string" office:string-value="http://ica.tacc.utexas.edu/chersonesos/ark/concept/txttype/oldsamplecode" calcext:value-type="string">
            <text:p>http://ica.tacc.utexas.edu/chersonesos/ark/concept/txttype/oldsamplecode</text:p>
          </table:table-cell>
        </table:table-row>
        <table:table-row table:style-name="ro1">
          <table:table-cell table:formula="of:=[$context.A524]" office:value-type="string" office:string-value="iron" calcext:value-type="string">
            <text:p>iron</text:p>
          </table:table-cell>
          <table:table-cell table:formula="of:=IF(ISBLANK([$context.F524]);[$context.B524];[$context.F524])" office:value-type="string" office:string-value="http://vocab.getty.edu/aat/300011002" calcext:value-type="string">
            <text:p>http://vocab.getty.edu/aat/300011002</text:p>
          </table:table-cell>
        </table:table-row>
        <table:table-row table:style-name="ro1">
          <table:table-cell table:formula="of:=[$context.A525]" office:value-type="string" office:string-value="bronze" calcext:value-type="string">
            <text:p>bronze</text:p>
          </table:table-cell>
          <table:table-cell table:formula="of:=IF(ISBLANK([$context.F525]);[$context.B525];[$context.F525])" office:value-type="string" office:string-value="http://vocab.getty.edu/aat/300010942" calcext:value-type="string">
            <text:p>http://vocab.getty.edu/aat/300010942</text:p>
          </table:table-cell>
        </table:table-row>
        <table:table-row table:style-name="ro1">
          <table:table-cell table:formula="of:=[$context.A526]" office:value-type="string" office:string-value="iron_bronze" calcext:value-type="string">
            <text:p>iron_bronze</text:p>
          </table:table-cell>
          <table:table-cell table:formula="of:=IF(ISBLANK([$context.F526]);[$context.B526];[$context.F526])" office:value-type="string" office:string-value="http://ica.tacc.utexas.edu/chersonesos/ark/concept/attribute/143" calcext:value-type="string">
            <text:p>http://ica.tacc.utexas.edu/chersonesos/ark/concept/attribute/143</text:p>
          </table:table-cell>
        </table:table-row>
        <table:table-row table:style-name="ro1">
          <table:table-cell table:formula="of:=[$context.A527]" office:value-type="string" office:string-value="carbon" calcext:value-type="string">
            <text:p>carbon</text:p>
          </table:table-cell>
          <table:table-cell table:formula="of:=IF(ISBLANK([$context.F527]);[$context.B527];[$context.F527])" office:value-type="string" office:string-value="http://vocab.getty.edu/aat/300264720" calcext:value-type="string">
            <text:p>http://vocab.getty.edu/aat/300264720</text:p>
          </table:table-cell>
        </table:table-row>
        <table:table-row table:style-name="ro1">
          <table:table-cell table:formula="of:=[$context.A528]" office:value-type="string" office:string-value="clay" calcext:value-type="string">
            <text:p>clay</text:p>
          </table:table-cell>
          <table:table-cell table:formula="of:=IF(ISBLANK([$context.F528]);[$context.B528];[$context.F528])" office:value-type="string" office:string-value="http://vocab.getty.edu/aat/300010439" calcext:value-type="string">
            <text:p>http://vocab.getty.edu/aat/300010439</text:p>
          </table:table-cell>
        </table:table-row>
        <table:table-row table:style-name="ro1">
          <table:table-cell table:formula="of:=[$context.A529]" office:value-type="string" office:string-value="stone" calcext:value-type="string">
            <text:p>stone</text:p>
          </table:table-cell>
          <table:table-cell table:formula="of:=IF(ISBLANK([$context.F529]);[$context.B529];[$context.F529])" office:value-type="string" office:string-value="http://vocab.getty.edu/aat/300011176" calcext:value-type="string">
            <text:p>http://vocab.getty.edu/aat/300011176</text:p>
          </table:table-cell>
        </table:table-row>
        <table:table-row table:style-name="ro1">
          <table:table-cell table:formula="of:=[$context.A530]" office:value-type="string" office:string-value="ceramic" calcext:value-type="string">
            <text:p>ceramic</text:p>
          </table:table-cell>
          <table:table-cell table:formula="of:=IF(ISBLANK([$context.F530]);[$context.B530];[$context.F530])" office:value-type="string" office:string-value="http://vocab.getty.edu/aat/300235507" calcext:value-type="string">
            <text:p>http://vocab.getty.edu/aat/300235507</text:p>
          </table:table-cell>
        </table:table-row>
        <table:table-row table:style-name="ro1">
          <table:table-cell table:formula="of:=[$context.A531]" office:value-type="string" office:string-value="semi-precious stone" calcext:value-type="string">
            <text:p>semi-precious stone</text:p>
          </table:table-cell>
          <table:table-cell table:formula="of:=IF(ISBLANK([$context.F531]);[$context.B531];[$context.F531])" office:value-type="string" office:string-value="http://vocab.getty.edu/aat/300011175" calcext:value-type="string">
            <text:p>http://vocab.getty.edu/aat/300011175</text:p>
          </table:table-cell>
        </table:table-row>
        <table:table-row table:style-name="ro1">
          <table:table-cell table:formula="of:=[$context.A532]" office:value-type="string" office:string-value="gold" calcext:value-type="string">
            <text:p>gold</text:p>
          </table:table-cell>
          <table:table-cell table:formula="of:=IF(ISBLANK([$context.F532]);[$context.B532];[$context.F532])" office:value-type="string" office:string-value="http://vocab.getty.edu/aat/300011021" calcext:value-type="string">
            <text:p>http://vocab.getty.edu/aat/300011021</text:p>
          </table:table-cell>
        </table:table-row>
        <table:table-row table:style-name="ro1">
          <table:table-cell table:formula="of:=[$context.A533]" office:value-type="string" office:string-value="mineral" calcext:value-type="string">
            <text:p>mineral</text:p>
          </table:table-cell>
          <table:table-cell table:formula="of:=IF(ISBLANK([$context.F533]);[$context.B533];[$context.F533])" office:value-type="string" office:string-value="http://vocab.getty.edu/aat/300011068" calcext:value-type="string">
            <text:p>http://vocab.getty.edu/aat/300011068</text:p>
          </table:table-cell>
        </table:table-row>
        <table:table-row table:style-name="ro1">
          <table:table-cell table:formula="of:=[$context.A534]" office:value-type="string" office:string-value="pasta vitrea" calcext:value-type="string">
            <text:p>pasta vitrea</text:p>
          </table:table-cell>
          <table:table-cell table:formula="of:=IF(ISBLANK([$context.F534]);[$context.B534];[$context.F534])" office:value-type="string" office:string-value="http://vocab.getty.edu/aat/300263723" calcext:value-type="string">
            <text:p>http://vocab.getty.edu/aat/300263723</text:p>
          </table:table-cell>
        </table:table-row>
        <table:table-row table:style-name="ro1">
          <table:table-cell table:formula="of:=[$context.A535]" office:value-type="string" office:string-value="wood" calcext:value-type="string">
            <text:p>wood</text:p>
          </table:table-cell>
          <table:table-cell table:formula="of:=IF(ISBLANK([$context.F535]);[$context.B535];[$context.F535])" office:value-type="string" office:string-value="http://vocab.getty.edu/aat/300011914" calcext:value-type="string">
            <text:p>http://vocab.getty.edu/aat/300011914</text:p>
          </table:table-cell>
        </table:table-row>
        <table:table-row table:style-name="ro1">
          <table:table-cell table:formula="of:=[$context.A536]" office:value-type="string" office:string-value="lead" calcext:value-type="string">
            <text:p>lead</text:p>
          </table:table-cell>
          <table:table-cell table:formula="of:=IF(ISBLANK([$context.F536]);[$context.B536];[$context.F536])" office:value-type="string" office:string-value="http://vocab.getty.edu/aat/300011022" calcext:value-type="string">
            <text:p>http://vocab.getty.edu/aat/300011022</text:p>
          </table:table-cell>
        </table:table-row>
        <table:table-row table:style-name="ro1">
          <table:table-cell table:formula="of:=[$context.A537]" office:value-type="string" office:string-value="flint" calcext:value-type="string">
            <text:p>flint</text:p>
          </table:table-cell>
          <table:table-cell table:formula="of:=IF(ISBLANK([$context.F537]);[$context.B537];[$context.F537])" office:value-type="string" office:string-value="http://vocab.getty.edu/aat/300011141" calcext:value-type="string">
            <text:p>http://vocab.getty.edu/aat/300011141</text:p>
          </table:table-cell>
        </table:table-row>
        <table:table-row table:style-name="ro1">
          <table:table-cell table:formula="of:=[$context.A538]" office:value-type="string" office:string-value="horn" calcext:value-type="string">
            <text:p>horn</text:p>
          </table:table-cell>
          <table:table-cell table:formula="of:=IF(ISBLANK([$context.F538]);[$context.B538];[$context.F538])" office:value-type="string" office:string-value="http://vocab.getty.edu/aat/300011826" calcext:value-type="string">
            <text:p>http://vocab.getty.edu/aat/300011826</text:p>
          </table:table-cell>
        </table:table-row>
        <table:table-row table:style-name="ro1">
          <table:table-cell table:formula="of:=[$context.A539]" office:value-type="string" office:string-value="copper" calcext:value-type="string">
            <text:p>copper</text:p>
          </table:table-cell>
          <table:table-cell table:formula="of:=IF(ISBLANK([$context.F539]);[$context.B539];[$context.F539])" office:value-type="string" office:string-value="http://vocab.getty.edu/aat/300011020" calcext:value-type="string">
            <text:p>http://vocab.getty.edu/aat/300011020</text:p>
          </table:table-cell>
        </table:table-row>
        <table:table-row table:style-name="ro1">
          <table:table-cell table:formula="of:=[$context.A540]" office:value-type="string" office:string-value="bone_metal" calcext:value-type="string">
            <text:p>bone_metal</text:p>
          </table:table-cell>
          <table:table-cell table:formula="of:=IF(ISBLANK([$context.F540]);[$context.B540];[$context.F540])" office:value-type="string" office:string-value="http://ica.tacc.utexas.edu/chersonesos/ark/concept/attribute/157" calcext:value-type="string">
            <text:p>http://ica.tacc.utexas.edu/chersonesos/ark/concept/attribute/157</text:p>
          </table:table-cell>
        </table:table-row>
        <table:table-row table:style-name="ro1">
          <table:table-cell table:formula="of:=[$context.A541]" office:value-type="string" office:string-value="pumice\r\npumice" calcext:value-type="string">
            <text:p>pumice\r\npumice</text:p>
          </table:table-cell>
          <table:table-cell table:formula="of:=IF(ISBLANK([$context.F541]);[$context.B541];[$context.F541])" office:value-type="string" office:string-value="http://vocab.getty.edu/aat/300011250" calcext:value-type="string">
            <text:p>http://vocab.getty.edu/aat/300011250</text:p>
          </table:table-cell>
        </table:table-row>
        <table:table-row table:style-name="ro1">
          <table:table-cell table:formula="of:=[$context.A542]" office:value-type="string" office:string-value="ivory" calcext:value-type="string">
            <text:p>ivory</text:p>
          </table:table-cell>
          <table:table-cell table:formula="of:=IF(ISBLANK([$context.F542]);[$context.B542];[$context.F542])" office:value-type="string" office:string-value="http://vocab.getty.edu/aat/300011857" calcext:value-type="string">
            <text:p>http://vocab.getty.edu/aat/300011857</text:p>
          </table:table-cell>
        </table:table-row>
        <table:table-row table:style-name="ro1">
          <table:table-cell table:formula="of:=[$context.A543]" office:value-type="string" office:string-value="image(s)" calcext:value-type="string">
            <text:p>image(s)</text:p>
          </table:table-cell>
          <table:table-cell table:formula="of:=IF(ISBLANK([$context.F543]);[$context.B543];[$context.F543])" office:value-type="string" office:string-value="http://ica.tacc.utexas.edu/chersonesos/ark/concept/filetype/images" calcext:value-type="string">
            <text:p>http://ica.tacc.utexas.edu/chersonesos/ark/concept/filetype/images</text:p>
          </table:table-cell>
        </table:table-row>
        <table:table-row table:style-name="ro1">
          <table:table-cell table:formula="of:=[$context.A544]" office:value-type="string" office:string-value="pdf(s)" calcext:value-type="string">
            <text:p>pdf(s)</text:p>
          </table:table-cell>
          <table:table-cell table:formula="of:=IF(ISBLANK([$context.F544]);[$context.B544];[$context.F544])" office:value-type="string" office:string-value="http://ica.tacc.utexas.edu/chersonesos/ark/concept/filetype/pdfs" calcext:value-type="string">
            <text:p>http://ica.tacc.utexas.edu/chersonesos/ark/concept/filetype/pdfs</text:p>
          </table:table-cell>
        </table:table-row>
        <table:table-row table:style-name="ro1">
          <table:table-cell table:formula="of:=[$context.A545]" office:value-type="string" office:string-value="recording sheets" calcext:value-type="string">
            <text:p>recording sheets</text:p>
          </table:table-cell>
          <table:table-cell table:formula="of:=IF(ISBLANK([$context.F545]);[$context.B545];[$context.F545])" office:value-type="string" office:string-value="http://ica.tacc.utexas.edu/chersonesos/ark/concept/filetype/recording_sheets" calcext:value-type="string">
            <text:p>http://ica.tacc.utexas.edu/chersonesos/ark/concept/filetype/recording_sheets</text:p>
          </table:table-cell>
        </table:table-row>
        <table:table-row table:style-name="ro1">
          <table:table-cell table:formula="of:=[$context.A546]" office:value-type="string" office:string-value="sketches" calcext:value-type="string">
            <text:p>sketches</text:p>
          </table:table-cell>
          <table:table-cell table:formula="of:=IF(ISBLANK([$context.F546]);[$context.B546];[$context.F546])" office:value-type="string" office:string-value="http://ica.tacc.utexas.edu/chersonesos/ark/concept/filetype/sketches" calcext:value-type="string">
            <text:p>http://ica.tacc.utexas.edu/chersonesos/ark/concept/filetype/sketches</text:p>
          </table:table-cell>
        </table:table-row>
        <table:table-row table:style-name="ro1">
          <table:table-cell table:formula="of:=[$context.A547]" office:value-type="string" office:string-value="abk" calcext:value-type="string">
            <text:p>abk</text:p>
          </table:table-cell>
          <table:table-cell table:formula="of:=IF(ISBLANK([$context.F547]);[$context.B547];[$context.F547])" office:value-type="string" office:string-value="http://ica.tacc.utexas.edu/chersonesos/ark/module/abk" calcext:value-type="string">
            <text:p>http://ica.tacc.utexas.edu/chersonesos/ark/module/abk</text:p>
          </table:table-cell>
        </table:table-row>
        <table:table-row table:style-name="ro1">
          <table:table-cell table:formula="of:=[$context.A548]" office:value-type="string" office:string-value="cxt" calcext:value-type="string">
            <text:p>cxt</text:p>
          </table:table-cell>
          <table:table-cell table:formula="of:=IF(ISBLANK([$context.F548]);[$context.B548];[$context.F548])" office:value-type="string" office:string-value="http://ica.tacc.utexas.edu/chersonesos/ark/module/cxt" calcext:value-type="string">
            <text:p>http://ica.tacc.utexas.edu/chersonesos/ark/module/cxt</text:p>
          </table:table-cell>
        </table:table-row>
        <table:table-row table:style-name="ro1">
          <table:table-cell table:formula="of:=[$context.A549]" office:value-type="string" office:string-value="drw" calcext:value-type="string">
            <text:p>drw</text:p>
          </table:table-cell>
          <table:table-cell table:formula="of:=IF(ISBLANK([$context.F549]);[$context.B549];[$context.F549])" office:value-type="string" office:string-value="http://ica.tacc.utexas.edu/chersonesos/ark/module/drw" calcext:value-type="string">
            <text:p>http://ica.tacc.utexas.edu/chersonesos/ark/module/drw</text:p>
          </table:table-cell>
        </table:table-row>
        <table:table-row table:style-name="ro1">
          <table:table-cell table:formula="of:=[$context.A550]" office:value-type="string" office:string-value="fph" calcext:value-type="string">
            <text:p>fph</text:p>
          </table:table-cell>
          <table:table-cell table:formula="of:=IF(ISBLANK([$context.F550]);[$context.B550];[$context.F550])" office:value-type="string" office:string-value="http://ica.tacc.utexas.edu/chersonesos/ark/module/fph" calcext:value-type="string">
            <text:p>http://ica.tacc.utexas.edu/chersonesos/ark/module/fph</text:p>
          </table:table-cell>
        </table:table-row>
        <table:table-row table:style-name="ro1">
          <table:table-cell table:formula="of:=[$context.A551]" office:value-type="string" office:string-value="gph" calcext:value-type="string">
            <text:p>gph</text:p>
          </table:table-cell>
          <table:table-cell table:formula="of:=IF(ISBLANK([$context.F551]);[$context.B551];[$context.F551])" office:value-type="string" office:string-value="http://ica.tacc.utexas.edu/chersonesos/ark/module/gph" calcext:value-type="string">
            <text:p>http://ica.tacc.utexas.edu/chersonesos/ark/module/gph</text:p>
          </table:table-cell>
        </table:table-row>
        <table:table-row table:style-name="ro1">
          <table:table-cell table:formula="of:=[$context.A552]" office:value-type="string" office:string-value="grp" calcext:value-type="string">
            <text:p>grp</text:p>
          </table:table-cell>
          <table:table-cell table:formula="of:=IF(ISBLANK([$context.F552]);[$context.B552];[$context.F552])" office:value-type="string" office:string-value="http://ica.tacc.utexas.edu/chersonesos/ark/module/grp" calcext:value-type="string">
            <text:p>http://ica.tacc.utexas.edu/chersonesos/ark/module/grp</text:p>
          </table:table-cell>
        </table:table-row>
        <table:table-row table:style-name="ro1">
          <table:table-cell table:formula="of:=[$context.A553]" office:value-type="string" office:string-value="mcw" calcext:value-type="string">
            <text:p>mcw</text:p>
          </table:table-cell>
          <table:table-cell table:formula="of:=IF(ISBLANK([$context.F553]);[$context.B553];[$context.F553])" office:value-type="string" office:string-value="http://ica.tacc.utexas.edu/chersonesos/ark/module/mcw" calcext:value-type="string">
            <text:p>http://ica.tacc.utexas.edu/chersonesos/ark/module/mcw</text:p>
          </table:table-cell>
        </table:table-row>
        <table:table-row table:style-name="ro1">
          <table:table-cell table:formula="of:=[$context.A554]" office:value-type="string" office:string-value="pmp" calcext:value-type="string">
            <text:p>pmp</text:p>
          </table:table-cell>
          <table:table-cell table:formula="of:=IF(ISBLANK([$context.F554]);[$context.B554];[$context.F554])" office:value-type="string" office:string-value="http://ica.tacc.utexas.edu/chersonesos/ark/module/pmp" calcext:value-type="string">
            <text:p>http://ica.tacc.utexas.edu/chersonesos/ark/module/pmp</text:p>
          </table:table-cell>
        </table:table-row>
        <table:table-row table:style-name="ro1">
          <table:table-cell table:formula="of:=[$context.A555]" office:value-type="string" office:string-value="sfi" calcext:value-type="string">
            <text:p>sfi</text:p>
          </table:table-cell>
          <table:table-cell table:formula="of:=IF(ISBLANK([$context.F555]);[$context.B555];[$context.F555])" office:value-type="string" office:string-value="http://ica.tacc.utexas.edu/chersonesos/ark/module/sfi" calcext:value-type="string">
            <text:p>http://ica.tacc.utexas.edu/chersonesos/ark/module/sfi</text:p>
          </table:table-cell>
        </table:table-row>
        <table:table-row table:style-name="ro1">
          <table:table-cell table:formula="of:=[$context.A556]" office:value-type="string" office:string-value="skl" calcext:value-type="string">
            <text:p>skl</text:p>
          </table:table-cell>
          <table:table-cell table:formula="of:=IF(ISBLANK([$context.F556]);[$context.B556];[$context.F556])" office:value-type="string" office:string-value="http://ica.tacc.utexas.edu/chersonesos/ark/module/skl" calcext:value-type="string">
            <text:p>http://ica.tacc.utexas.edu/chersonesos/ark/module/skl</text:p>
          </table:table-cell>
        </table:table-row>
        <table:table-row table:style-name="ro1">
          <table:table-cell table:formula="of:=[$context.A557]" office:value-type="string" office:string-value="smp" calcext:value-type="string">
            <text:p>smp</text:p>
          </table:table-cell>
          <table:table-cell table:formula="of:=IF(ISBLANK([$context.F557]);[$context.B557];[$context.F557])" office:value-type="string" office:string-value="http://ica.tacc.utexas.edu/chersonesos/ark/module/smp" calcext:value-type="string">
            <text:p>http://ica.tacc.utexas.edu/chersonesos/ark/module/smp</text:p>
          </table:table-cell>
        </table:table-row>
        <table:table-row table:style-name="ro1">
          <table:table-cell table:formula="of:=[$context.A558]" office:value-type="string" office:string-value="sph" calcext:value-type="string">
            <text:p>sph</text:p>
          </table:table-cell>
          <table:table-cell table:formula="of:=IF(ISBLANK([$context.F558]);[$context.B558];[$context.F558])" office:value-type="string" office:string-value="http://ica.tacc.utexas.edu/chersonesos/ark/module/sph" calcext:value-type="string">
            <text:p>http://ica.tacc.utexas.edu/chersonesos/ark/module/sph</text:p>
          </table:table-cell>
        </table:table-row>
        <table:table-row table:style-name="ro1">
          <table:table-cell table:formula="of:=[$context.A559]" office:value-type="string" office:string-value="tps" calcext:value-type="string">
            <text:p>tps</text:p>
          </table:table-cell>
          <table:table-cell table:formula="of:=IF(ISBLANK([$context.F559]);[$context.B559];[$context.F559])" office:value-type="string" office:string-value="http://ica.tacc.utexas.edu/chersonesos/ark/module/tps" calcext:value-type="string">
            <text:p>http://ica.tacc.utexas.edu/chersonesos/ark/module/tps</text:p>
          </table:table-cell>
        </table:table-row>
        <table:table-row table:style-name="ro1">
          <table:table-cell table:formula="of:=[$context.A560]" office:value-type="string" office:string-value="7_5 yr 6_8" calcext:value-type="string">
            <text:p>7_5 yr 6_8</text:p>
          </table:table-cell>
          <table:table-cell table:formula="of:=IF(ISBLANK([$context.F560]);[$context.B560];[$context.F560])" office:value-type="string" office:string-value="http://ica.tacc.utexas.edu/chersonesos/ark/concept/attribute/100" calcext:value-type="string">
            <text:p>http://ica.tacc.utexas.edu/chersonesos/ark/concept/attribute/100</text:p>
          </table:table-cell>
        </table:table-row>
        <table:table-row table:style-name="ro1">
          <table:table-cell table:formula="of:=[$context.A561]" office:value-type="string" office:string-value="2,5y 7_1" calcext:value-type="string">
            <text:p>2,5y 7_1</text:p>
          </table:table-cell>
          <table:table-cell table:formula="of:=IF(ISBLANK([$context.F561]);[$context.B561];[$context.F561])" office:value-type="string" office:string-value="http://ica.tacc.utexas.edu/chersonesos/ark/concept/attribute/101" calcext:value-type="string">
            <text:p>http://ica.tacc.utexas.edu/chersonesos/ark/concept/attribute/101</text:p>
          </table:table-cell>
        </table:table-row>
        <table:table-row table:style-name="ro1">
          <table:table-cell table:formula="of:=[$context.A562]" office:value-type="string" office:string-value="5y 3_2" calcext:value-type="string">
            <text:p>5y 3_2</text:p>
          </table:table-cell>
          <table:table-cell table:formula="of:=IF(ISBLANK([$context.F562]);[$context.B562];[$context.F562])" office:value-type="string" office:string-value="http://ica.tacc.utexas.edu/chersonesos/ark/concept/attribute/102" calcext:value-type="string">
            <text:p>http://ica.tacc.utexas.edu/chersonesos/ark/concept/attribute/102</text:p>
          </table:table-cell>
        </table:table-row>
        <table:table-row table:style-name="ro1">
          <table:table-cell table:formula="of:=[$context.A563]" office:value-type="string" office:string-value="7_5 yr 6_3" calcext:value-type="string">
            <text:p>7_5 yr 6_3</text:p>
          </table:table-cell>
          <table:table-cell table:formula="of:=IF(ISBLANK([$context.F563]);[$context.B563];[$context.F563])" office:value-type="string" office:string-value="http://ica.tacc.utexas.edu/chersonesos/ark/concept/attribute/103" calcext:value-type="string">
            <text:p>http://ica.tacc.utexas.edu/chersonesos/ark/concept/attribute/103</text:p>
          </table:table-cell>
        </table:table-row>
        <table:table-row table:style-name="ro1">
          <table:table-cell table:formula="of:=[$context.A564]" office:value-type="string" office:string-value="2,5y 5_1" calcext:value-type="string">
            <text:p>2,5y 5_1</text:p>
          </table:table-cell>
          <table:table-cell table:formula="of:=IF(ISBLANK([$context.F564]);[$context.B564];[$context.F564])" office:value-type="string" office:string-value="http://ica.tacc.utexas.edu/chersonesos/ark/concept/attribute/104" calcext:value-type="string">
            <text:p>http://ica.tacc.utexas.edu/chersonesos/ark/concept/attribute/104</text:p>
          </table:table-cell>
        </table:table-row>
        <table:table-row table:style-name="ro1">
          <table:table-cell table:formula="of:=[$context.A565]" office:value-type="string" office:string-value="10yr 7_3" calcext:value-type="string">
            <text:p>10yr 7_3</text:p>
          </table:table-cell>
          <table:table-cell table:formula="of:=IF(ISBLANK([$context.F565]);[$context.B565];[$context.F565])" office:value-type="string" office:string-value="http://ica.tacc.utexas.edu/chersonesos/ark/concept/attribute/105" calcext:value-type="string">
            <text:p>http://ica.tacc.utexas.edu/chersonesos/ark/concept/attribute/105</text:p>
          </table:table-cell>
        </table:table-row>
        <table:table-row table:style-name="ro1">
          <table:table-cell table:formula="of:=[$context.A566]" office:value-type="string" office:string-value="2,5yr 7_3" calcext:value-type="string">
            <text:p>2,5yr 7_3</text:p>
          </table:table-cell>
          <table:table-cell table:formula="of:=IF(ISBLANK([$context.F566]);[$context.B566];[$context.F566])" office:value-type="string" office:string-value="http://ica.tacc.utexas.edu/chersonesos/ark/concept/attribute/106" calcext:value-type="string">
            <text:p>http://ica.tacc.utexas.edu/chersonesos/ark/concept/attribute/106</text:p>
          </table:table-cell>
        </table:table-row>
        <table:table-row table:style-name="ro1">
          <table:table-cell table:formula="of:=[$context.A567]" office:value-type="string" office:string-value="5yr 5_6" calcext:value-type="string">
            <text:p>5yr 5_6</text:p>
          </table:table-cell>
          <table:table-cell table:formula="of:=IF(ISBLANK([$context.F567]);[$context.B567];[$context.F567])" office:value-type="string" office:string-value="http://ica.tacc.utexas.edu/chersonesos/ark/concept/attribute/107" calcext:value-type="string">
            <text:p>http://ica.tacc.utexas.edu/chersonesos/ark/concept/attribute/107</text:p>
          </table:table-cell>
        </table:table-row>
        <table:table-row table:style-name="ro1">
          <table:table-cell table:formula="of:=[$context.A568]" office:value-type="string" office:string-value="5yr 6_2" calcext:value-type="string">
            <text:p>5yr 6_2</text:p>
          </table:table-cell>
          <table:table-cell table:formula="of:=IF(ISBLANK([$context.F568]);[$context.B568];[$context.F568])" office:value-type="string" office:string-value="http://ica.tacc.utexas.edu/chersonesos/ark/concept/attribute/108" calcext:value-type="string">
            <text:p>http://ica.tacc.utexas.edu/chersonesos/ark/concept/attribute/108</text:p>
          </table:table-cell>
        </table:table-row>
        <table:table-row table:style-name="ro1">
          <table:table-cell table:formula="of:=[$context.A569]" office:value-type="string" office:string-value="7_5 yr 3_3" calcext:value-type="string">
            <text:p>7_5 yr 3_3</text:p>
          </table:table-cell>
          <table:table-cell table:formula="of:=IF(ISBLANK([$context.F569]);[$context.B569];[$context.F569])" office:value-type="string" office:string-value="http://ica.tacc.utexas.edu/chersonesos/ark/concept/attribute/109" calcext:value-type="string">
            <text:p>http://ica.tacc.utexas.edu/chersonesos/ark/concept/attribute/109</text:p>
          </table:table-cell>
        </table:table-row>
        <table:table-row table:style-name="ro1">
          <table:table-cell table:formula="of:=[$context.A570]" office:value-type="string" office:string-value="5yr 7_1" calcext:value-type="string">
            <text:p>5yr 7_1</text:p>
          </table:table-cell>
          <table:table-cell table:formula="of:=IF(ISBLANK([$context.F570]);[$context.B570];[$context.F570])" office:value-type="string" office:string-value="http://ica.tacc.utexas.edu/chersonesos/ark/concept/attribute/110" calcext:value-type="string">
            <text:p>http://ica.tacc.utexas.edu/chersonesos/ark/concept/attribute/110</text:p>
          </table:table-cell>
        </table:table-row>
        <table:table-row table:style-name="ro1">
          <table:table-cell table:formula="of:=[$context.A571]" office:value-type="string" office:string-value="7_5 yr 4_4" calcext:value-type="string">
            <text:p>7_5 yr 4_4</text:p>
          </table:table-cell>
          <table:table-cell table:formula="of:=IF(ISBLANK([$context.F571]);[$context.B571];[$context.F571])" office:value-type="string" office:string-value="http://ica.tacc.utexas.edu/chersonesos/ark/concept/attribute/111" calcext:value-type="string">
            <text:p>http://ica.tacc.utexas.edu/chersonesos/ark/concept/attribute/111</text:p>
          </table:table-cell>
        </table:table-row>
        <table:table-row table:style-name="ro1">
          <table:table-cell table:formula="of:=[$context.A572]" office:value-type="string" office:string-value="10r 7_1" calcext:value-type="string">
            <text:p>10r 7_1</text:p>
          </table:table-cell>
          <table:table-cell table:formula="of:=IF(ISBLANK([$context.F572]);[$context.B572];[$context.F572])" office:value-type="string" office:string-value="http://ica.tacc.utexas.edu/chersonesos/ark/concept/attribute/112" calcext:value-type="string">
            <text:p>http://ica.tacc.utexas.edu/chersonesos/ark/concept/attribute/112</text:p>
          </table:table-cell>
        </table:table-row>
        <table:table-row table:style-name="ro1">
          <table:table-cell table:formula="of:=[$context.A573]" office:value-type="string" office:string-value="gley 5g 8_1" calcext:value-type="string">
            <text:p>gley 5g 8_1</text:p>
          </table:table-cell>
          <table:table-cell table:formula="of:=IF(ISBLANK([$context.F573]);[$context.B573];[$context.F573])" office:value-type="string" office:string-value="http://ica.tacc.utexas.edu/chersonesos/ark/concept/attribute/113" calcext:value-type="string">
            <text:p>http://ica.tacc.utexas.edu/chersonesos/ark/concept/attribute/113</text:p>
          </table:table-cell>
        </table:table-row>
        <table:table-row table:style-name="ro1">
          <table:table-cell table:formula="of:=[$context.A574]" office:value-type="string" office:string-value="10r 2,5_1" calcext:value-type="string">
            <text:p>10r 2,5_1</text:p>
          </table:table-cell>
          <table:table-cell table:formula="of:=IF(ISBLANK([$context.F574]);[$context.B574];[$context.F574])" office:value-type="string" office:string-value="http://ica.tacc.utexas.edu/chersonesos/ark/concept/attribute/243" calcext:value-type="string">
            <text:p>http://ica.tacc.utexas.edu/chersonesos/ark/concept/attribute/243</text:p>
          </table:table-cell>
        </table:table-row>
        <table:table-row table:style-name="ro1">
          <table:table-cell table:formula="of:=[$context.A575]" office:value-type="string" office:string-value="5yr 3_2" calcext:value-type="string">
            <text:p>5yr 3_2</text:p>
          </table:table-cell>
          <table:table-cell table:formula="of:=IF(ISBLANK([$context.F575]);[$context.B575];[$context.F575])" office:value-type="string" office:string-value="http://ica.tacc.utexas.edu/chersonesos/ark/concept/attribute/244" calcext:value-type="string">
            <text:p>http://ica.tacc.utexas.edu/chersonesos/ark/concept/attribute/244</text:p>
          </table:table-cell>
        </table:table-row>
        <table:table-row table:style-name="ro1">
          <table:table-cell table:formula="of:=[$context.A576]" office:value-type="string" office:string-value="7_5 yr 7_1" calcext:value-type="string">
            <text:p>7_5 yr 7_1</text:p>
          </table:table-cell>
          <table:table-cell table:formula="of:=IF(ISBLANK([$context.F576]);[$context.B576];[$context.F576])" office:value-type="string" office:string-value="http://ica.tacc.utexas.edu/chersonesos/ark/concept/attribute/245" calcext:value-type="string">
            <text:p>http://ica.tacc.utexas.edu/chersonesos/ark/concept/attribute/245</text:p>
          </table:table-cell>
        </table:table-row>
        <table:table-row table:style-name="ro1">
          <table:table-cell table:formula="of:=[$context.A577]" office:value-type="string" office:string-value="2,5y 7_4" calcext:value-type="string">
            <text:p>2,5y 7_4</text:p>
          </table:table-cell>
          <table:table-cell table:formula="of:=IF(ISBLANK([$context.F577]);[$context.B577];[$context.F577])" office:value-type="string" office:string-value="http://ica.tacc.utexas.edu/chersonesos/ark/concept/attribute/246" calcext:value-type="string">
            <text:p>http://ica.tacc.utexas.edu/chersonesos/ark/concept/attribute/246</text:p>
          </table:table-cell>
        </table:table-row>
        <table:table-row table:style-name="ro1">
          <table:table-cell table:formula="of:=[$context.A578]" office:value-type="string" office:string-value="5yr 4_4" calcext:value-type="string">
            <text:p>5yr 4_4</text:p>
          </table:table-cell>
          <table:table-cell table:formula="of:=IF(ISBLANK([$context.F578]);[$context.B578];[$context.F578])" office:value-type="string" office:string-value="http://ica.tacc.utexas.edu/chersonesos/ark/concept/attribute/247" calcext:value-type="string">
            <text:p>http://ica.tacc.utexas.edu/chersonesos/ark/concept/attribute/247</text:p>
          </table:table-cell>
        </table:table-row>
        <table:table-row table:style-name="ro1">
          <table:table-cell table:formula="of:=[$context.A579]" office:value-type="string" office:string-value="2,5yr 7_4" calcext:value-type="string">
            <text:p>2,5yr 7_4</text:p>
          </table:table-cell>
          <table:table-cell table:formula="of:=IF(ISBLANK([$context.F579]);[$context.B579];[$context.F579])" office:value-type="string" office:string-value="http://ica.tacc.utexas.edu/chersonesos/ark/concept/attribute/248" calcext:value-type="string">
            <text:p>http://ica.tacc.utexas.edu/chersonesos/ark/concept/attribute/248</text:p>
          </table:table-cell>
        </table:table-row>
        <table:table-row table:style-name="ro1">
          <table:table-cell table:formula="of:=[$context.A580]" office:value-type="string" office:string-value="10r 5_2" calcext:value-type="string">
            <text:p>10r 5_2</text:p>
          </table:table-cell>
          <table:table-cell table:formula="of:=IF(ISBLANK([$context.F580]);[$context.B580];[$context.F580])" office:value-type="string" office:string-value="http://ica.tacc.utexas.edu/chersonesos/ark/concept/attribute/249" calcext:value-type="string">
            <text:p>http://ica.tacc.utexas.edu/chersonesos/ark/concept/attribute/249</text:p>
          </table:table-cell>
        </table:table-row>
        <table:table-row table:style-name="ro1">
          <table:table-cell table:formula="of:=[$context.A581]" office:value-type="string" office:string-value="2,5y 3_5" calcext:value-type="string">
            <text:p>2,5y 3_5</text:p>
          </table:table-cell>
          <table:table-cell table:formula="of:=IF(ISBLANK([$context.F581]);[$context.B581];[$context.F581])" office:value-type="string" office:string-value="http://ica.tacc.utexas.edu/chersonesos/ark/concept/attribute/250" calcext:value-type="string">
            <text:p>http://ica.tacc.utexas.edu/chersonesos/ark/concept/attribute/250</text:p>
          </table:table-cell>
        </table:table-row>
        <table:table-row table:style-name="ro1">
          <table:table-cell table:formula="of:=[$context.A582]" office:value-type="string" office:string-value="5y 3_1" calcext:value-type="string">
            <text:p>5y 3_1</text:p>
          </table:table-cell>
          <table:table-cell table:formula="of:=IF(ISBLANK([$context.F582]);[$context.B582];[$context.F582])" office:value-type="string" office:string-value="http://ica.tacc.utexas.edu/chersonesos/ark/concept/attribute/251" calcext:value-type="string">
            <text:p>http://ica.tacc.utexas.edu/chersonesos/ark/concept/attribute/251</text:p>
          </table:table-cell>
        </table:table-row>
        <table:table-row table:style-name="ro1">
          <table:table-cell table:formula="of:=[$context.A583]" office:value-type="string" office:string-value="5y 5_2" calcext:value-type="string">
            <text:p>5y 5_2</text:p>
          </table:table-cell>
          <table:table-cell table:formula="of:=IF(ISBLANK([$context.F583]);[$context.B583];[$context.F583])" office:value-type="string" office:string-value="http://ica.tacc.utexas.edu/chersonesos/ark/concept/attribute/252" calcext:value-type="string">
            <text:p>http://ica.tacc.utexas.edu/chersonesos/ark/concept/attribute/252</text:p>
          </table:table-cell>
        </table:table-row>
        <table:table-row table:style-name="ro1">
          <table:table-cell table:formula="of:=[$context.A584]" office:value-type="string" office:string-value="2,5yr 4_3" calcext:value-type="string">
            <text:p>2,5yr 4_3</text:p>
          </table:table-cell>
          <table:table-cell table:formula="of:=IF(ISBLANK([$context.F584]);[$context.B584];[$context.F584])" office:value-type="string" office:string-value="http://ica.tacc.utexas.edu/chersonesos/ark/concept/attribute/253" calcext:value-type="string">
            <text:p>http://ica.tacc.utexas.edu/chersonesos/ark/concept/attribute/253</text:p>
          </table:table-cell>
        </table:table-row>
        <table:table-row table:style-name="ro1">
          <table:table-cell table:formula="of:=[$context.A585]" office:value-type="string" office:string-value="5y 2_2" calcext:value-type="string">
            <text:p>5y 2_2</text:p>
          </table:table-cell>
          <table:table-cell table:formula="of:=IF(ISBLANK([$context.F585]);[$context.B585];[$context.F585])" office:value-type="string" office:string-value="http://ica.tacc.utexas.edu/chersonesos/ark/concept/attribute/254" calcext:value-type="string">
            <text:p>http://ica.tacc.utexas.edu/chersonesos/ark/concept/attribute/254</text:p>
          </table:table-cell>
        </table:table-row>
        <table:table-row table:style-name="ro1">
          <table:table-cell table:formula="of:=[$context.A586]" office:value-type="string" office:string-value="10yr 3_2" calcext:value-type="string">
            <text:p>10yr 3_2</text:p>
          </table:table-cell>
          <table:table-cell table:formula="of:=IF(ISBLANK([$context.F586]);[$context.B586];[$context.F586])" office:value-type="string" office:string-value="http://ica.tacc.utexas.edu/chersonesos/ark/concept/attribute/32" calcext:value-type="string">
            <text:p>http://ica.tacc.utexas.edu/chersonesos/ark/concept/attribute/32</text:p>
          </table:table-cell>
        </table:table-row>
        <table:table-row table:style-name="ro1">
          <table:table-cell table:formula="of:=[$context.A587]" office:value-type="string" office:string-value="10yr 4_1" calcext:value-type="string">
            <text:p>10yr 4_1</text:p>
          </table:table-cell>
          <table:table-cell table:formula="of:=IF(ISBLANK([$context.F587]);[$context.B587];[$context.F587])" office:value-type="string" office:string-value="http://ica.tacc.utexas.edu/chersonesos/ark/concept/attribute/33" calcext:value-type="string">
            <text:p>http://ica.tacc.utexas.edu/chersonesos/ark/concept/attribute/33</text:p>
          </table:table-cell>
        </table:table-row>
        <table:table-row table:style-name="ro1">
          <table:table-cell table:formula="of:=[$context.A588]" office:value-type="string" office:string-value="gley 5gy 8_1" calcext:value-type="string">
            <text:p>gley 5gy 8_1</text:p>
          </table:table-cell>
          <table:table-cell table:formula="of:=IF(ISBLANK([$context.F588]);[$context.B588];[$context.F588])" office:value-type="string" office:string-value="http://ica.tacc.utexas.edu/chersonesos/ark/concept/attribute/34" calcext:value-type="string">
            <text:p>http://ica.tacc.utexas.edu/chersonesos/ark/concept/attribute/34</text:p>
          </table:table-cell>
        </table:table-row>
        <table:table-row table:style-name="ro1">
          <table:table-cell table:formula="of:=[$context.A589]" office:value-type="string" office:string-value="10yr 4_2" calcext:value-type="string">
            <text:p>10yr 4_2</text:p>
          </table:table-cell>
          <table:table-cell table:formula="of:=IF(ISBLANK([$context.F589]);[$context.B589];[$context.F589])" office:value-type="string" office:string-value="http://ica.tacc.utexas.edu/chersonesos/ark/concept/attribute/35" calcext:value-type="string">
            <text:p>http://ica.tacc.utexas.edu/chersonesos/ark/concept/attribute/35</text:p>
          </table:table-cell>
        </table:table-row>
        <table:table-row table:style-name="ro1">
          <table:table-cell table:formula="of:=[$context.A590]" office:value-type="string" office:string-value="2,5yr 4_4" calcext:value-type="string">
            <text:p>2,5yr 4_4</text:p>
          </table:table-cell>
          <table:table-cell table:formula="of:=IF(ISBLANK([$context.F590]);[$context.B590];[$context.F590])" office:value-type="string" office:string-value="http://ica.tacc.utexas.edu/chersonesos/ark/concept/attribute/36" calcext:value-type="string">
            <text:p>http://ica.tacc.utexas.edu/chersonesos/ark/concept/attribute/36</text:p>
          </table:table-cell>
        </table:table-row>
        <table:table-row table:style-name="ro1">
          <table:table-cell table:formula="of:=[$context.A591]" office:value-type="string" office:string-value="5yr 5_2" calcext:value-type="string">
            <text:p>5yr 5_2</text:p>
          </table:table-cell>
          <table:table-cell table:formula="of:=IF(ISBLANK([$context.F591]);[$context.B591];[$context.F591])" office:value-type="string" office:string-value="http://ica.tacc.utexas.edu/chersonesos/ark/concept/attribute/37" calcext:value-type="string">
            <text:p>http://ica.tacc.utexas.edu/chersonesos/ark/concept/attribute/37</text:p>
          </table:table-cell>
        </table:table-row>
        <table:table-row table:style-name="ro1">
          <table:table-cell table:formula="of:=[$context.A592]" office:value-type="string" office:string-value="5yr 4_1" calcext:value-type="string">
            <text:p>5yr 4_1</text:p>
          </table:table-cell>
          <table:table-cell table:formula="of:=IF(ISBLANK([$context.F592]);[$context.B592];[$context.F592])" office:value-type="string" office:string-value="http://ica.tacc.utexas.edu/chersonesos/ark/concept/attribute/38" calcext:value-type="string">
            <text:p>http://ica.tacc.utexas.edu/chersonesos/ark/concept/attribute/38</text:p>
          </table:table-cell>
        </table:table-row>
        <table:table-row table:style-name="ro1">
          <table:table-cell table:formula="of:=[$context.A593]" office:value-type="string" office:string-value="7_5 yr 4_1" calcext:value-type="string">
            <text:p>7_5 yr 4_1</text:p>
          </table:table-cell>
          <table:table-cell table:formula="of:=IF(ISBLANK([$context.F593]);[$context.B593];[$context.F593])" office:value-type="string" office:string-value="http://ica.tacc.utexas.edu/chersonesos/ark/concept/attribute/39" calcext:value-type="string">
            <text:p>http://ica.tacc.utexas.edu/chersonesos/ark/concept/attribute/39</text:p>
          </table:table-cell>
        </table:table-row>
        <table:table-row table:style-name="ro1">
          <table:table-cell table:formula="of:=[$context.A594]" office:value-type="string" office:string-value="10yr 6_3" calcext:value-type="string">
            <text:p>10yr 6_3</text:p>
          </table:table-cell>
          <table:table-cell table:formula="of:=IF(ISBLANK([$context.F594]);[$context.B594];[$context.F594])" office:value-type="string" office:string-value="http://ica.tacc.utexas.edu/chersonesos/ark/concept/attribute/40" calcext:value-type="string">
            <text:p>http://ica.tacc.utexas.edu/chersonesos/ark/concept/attribute/40</text:p>
          </table:table-cell>
        </table:table-row>
        <table:table-row table:style-name="ro1">
          <table:table-cell table:formula="of:=[$context.A595]" office:value-type="string" office:string-value="10yr 3_1" calcext:value-type="string">
            <text:p>10yr 3_1</text:p>
          </table:table-cell>
          <table:table-cell table:formula="of:=IF(ISBLANK([$context.F595]);[$context.B595];[$context.F595])" office:value-type="string" office:string-value="http://ica.tacc.utexas.edu/chersonesos/ark/concept/attribute/41" calcext:value-type="string">
            <text:p>http://ica.tacc.utexas.edu/chersonesos/ark/concept/attribute/41</text:p>
          </table:table-cell>
        </table:table-row>
        <table:table-row table:style-name="ro1">
          <table:table-cell table:formula="of:=[$context.A596]" office:value-type="string" office:string-value="10yr 5_2" calcext:value-type="string">
            <text:p>10yr 5_2</text:p>
          </table:table-cell>
          <table:table-cell table:formula="of:=IF(ISBLANK([$context.F596]);[$context.B596];[$context.F596])" office:value-type="string" office:string-value="http://ica.tacc.utexas.edu/chersonesos/ark/concept/attribute/42" calcext:value-type="string">
            <text:p>http://ica.tacc.utexas.edu/chersonesos/ark/concept/attribute/42</text:p>
          </table:table-cell>
        </table:table-row>
        <table:table-row table:style-name="ro1">
          <table:table-cell table:formula="of:=[$context.A597]" office:value-type="string" office:string-value="10yr 5_3" calcext:value-type="string">
            <text:p>10yr 5_3</text:p>
          </table:table-cell>
          <table:table-cell table:formula="of:=IF(ISBLANK([$context.F597]);[$context.B597];[$context.F597])" office:value-type="string" office:string-value="http://ica.tacc.utexas.edu/chersonesos/ark/concept/attribute/43" calcext:value-type="string">
            <text:p>http://ica.tacc.utexas.edu/chersonesos/ark/concept/attribute/43</text:p>
          </table:table-cell>
        </table:table-row>
        <table:table-row table:style-name="ro1">
          <table:table-cell table:formula="of:=[$context.A598]" office:value-type="string" office:string-value="2,5y 3_1" calcext:value-type="string">
            <text:p>2,5y 3_1</text:p>
          </table:table-cell>
          <table:table-cell table:formula="of:=IF(ISBLANK([$context.F598]);[$context.B598];[$context.F598])" office:value-type="string" office:string-value="http://ica.tacc.utexas.edu/chersonesos/ark/concept/attribute/44" calcext:value-type="string">
            <text:p>http://ica.tacc.utexas.edu/chersonesos/ark/concept/attribute/44</text:p>
          </table:table-cell>
        </table:table-row>
        <table:table-row table:style-name="ro1">
          <table:table-cell table:formula="of:=[$context.A599]" office:value-type="string" office:string-value="2,5y 3_2" calcext:value-type="string">
            <text:p>2,5y 3_2</text:p>
          </table:table-cell>
          <table:table-cell table:formula="of:=IF(ISBLANK([$context.F599]);[$context.B599];[$context.F599])" office:value-type="string" office:string-value="http://ica.tacc.utexas.edu/chersonesos/ark/concept/attribute/45" calcext:value-type="string">
            <text:p>http://ica.tacc.utexas.edu/chersonesos/ark/concept/attribute/45</text:p>
          </table:table-cell>
        </table:table-row>
        <table:table-row table:style-name="ro1">
          <table:table-cell table:formula="of:=[$context.A600]" office:value-type="string" office:string-value="7_5 yr 5_3" calcext:value-type="string">
            <text:p>7_5 yr 5_3</text:p>
          </table:table-cell>
          <table:table-cell table:formula="of:=IF(ISBLANK([$context.F600]);[$context.B600];[$context.F600])" office:value-type="string" office:string-value="http://ica.tacc.utexas.edu/chersonesos/ark/concept/attribute/46" calcext:value-type="string">
            <text:p>http://ica.tacc.utexas.edu/chersonesos/ark/concept/attribute/46</text:p>
          </table:table-cell>
        </table:table-row>
        <table:table-row table:style-name="ro1">
          <table:table-cell table:formula="of:=[$context.A601]" office:value-type="string" office:string-value="7_5 yr 4_3" calcext:value-type="string">
            <text:p>7_5 yr 4_3</text:p>
          </table:table-cell>
          <table:table-cell table:formula="of:=IF(ISBLANK([$context.F601]);[$context.B601];[$context.F601])" office:value-type="string" office:string-value="http://ica.tacc.utexas.edu/chersonesos/ark/concept/attribute/47" calcext:value-type="string">
            <text:p>http://ica.tacc.utexas.edu/chersonesos/ark/concept/attribute/47</text:p>
          </table:table-cell>
        </table:table-row>
        <table:table-row table:style-name="ro1">
          <table:table-cell table:formula="of:=[$context.A602]" office:value-type="string" office:string-value="5yr 8_1" calcext:value-type="string">
            <text:p>5yr 8_1</text:p>
          </table:table-cell>
          <table:table-cell table:formula="of:=IF(ISBLANK([$context.F602]);[$context.B602];[$context.F602])" office:value-type="string" office:string-value="http://ica.tacc.utexas.edu/chersonesos/ark/concept/attribute/48" calcext:value-type="string">
            <text:p>http://ica.tacc.utexas.edu/chersonesos/ark/concept/attribute/48</text:p>
          </table:table-cell>
        </table:table-row>
        <table:table-row table:style-name="ro1">
          <table:table-cell table:formula="of:=[$context.A603]" office:value-type="string" office:string-value="5yr 5_1" calcext:value-type="string">
            <text:p>5yr 5_1</text:p>
          </table:table-cell>
          <table:table-cell table:formula="of:=IF(ISBLANK([$context.F603]);[$context.B603];[$context.F603])" office:value-type="string" office:string-value="http://ica.tacc.utexas.edu/chersonesos/ark/concept/attribute/49" calcext:value-type="string">
            <text:p>http://ica.tacc.utexas.edu/chersonesos/ark/concept/attribute/49</text:p>
          </table:table-cell>
        </table:table-row>
        <table:table-row table:style-name="ro1">
          <table:table-cell table:formula="of:=[$context.A604]" office:value-type="string" office:string-value="gley n 2,5_" calcext:value-type="string">
            <text:p>gley n 2,5_</text:p>
          </table:table-cell>
          <table:table-cell table:formula="of:=IF(ISBLANK([$context.F604]);[$context.B604];[$context.F604])" office:value-type="string" office:string-value="http://ica.tacc.utexas.edu/chersonesos/ark/concept/attribute/50" calcext:value-type="string">
            <text:p>http://ica.tacc.utexas.edu/chersonesos/ark/concept/attribute/50</text:p>
          </table:table-cell>
        </table:table-row>
        <table:table-row table:style-name="ro1">
          <table:table-cell table:formula="of:=[$context.A605]" office:value-type="string" office:string-value="10yr 2_1" calcext:value-type="string">
            <text:p>10yr 2_1</text:p>
          </table:table-cell>
          <table:table-cell table:formula="of:=IF(ISBLANK([$context.F605]);[$context.B605];[$context.F605])" office:value-type="string" office:string-value="http://ica.tacc.utexas.edu/chersonesos/ark/concept/attribute/51" calcext:value-type="string">
            <text:p>http://ica.tacc.utexas.edu/chersonesos/ark/concept/attribute/51</text:p>
          </table:table-cell>
        </table:table-row>
        <table:table-row table:style-name="ro1">
          <table:table-cell table:formula="of:=[$context.A606]" office:value-type="string" office:string-value="10yr 4_3" calcext:value-type="string">
            <text:p>10yr 4_3</text:p>
          </table:table-cell>
          <table:table-cell table:formula="of:=IF(ISBLANK([$context.F606]);[$context.B606];[$context.F606])" office:value-type="string" office:string-value="http://ica.tacc.utexas.edu/chersonesos/ark/concept/attribute/52" calcext:value-type="string">
            <text:p>http://ica.tacc.utexas.edu/chersonesos/ark/concept/attribute/52</text:p>
          </table:table-cell>
        </table:table-row>
        <table:table-row table:style-name="ro1">
          <table:table-cell table:formula="of:=[$context.A607]" office:value-type="string" office:string-value="10yr 6_2" calcext:value-type="string">
            <text:p>10yr 6_2</text:p>
          </table:table-cell>
          <table:table-cell table:formula="of:=IF(ISBLANK([$context.F607]);[$context.B607];[$context.F607])" office:value-type="string" office:string-value="http://ica.tacc.utexas.edu/chersonesos/ark/concept/attribute/53" calcext:value-type="string">
            <text:p>http://ica.tacc.utexas.edu/chersonesos/ark/concept/attribute/53</text:p>
          </table:table-cell>
        </table:table-row>
        <table:table-row table:style-name="ro1">
          <table:table-cell table:formula="of:=[$context.A608]" office:value-type="string" office:string-value="10yr 7_1" calcext:value-type="string">
            <text:p>10yr 7_1</text:p>
          </table:table-cell>
          <table:table-cell table:formula="of:=IF(ISBLANK([$context.F608]);[$context.B608];[$context.F608])" office:value-type="string" office:string-value="http://ica.tacc.utexas.edu/chersonesos/ark/concept/attribute/539" calcext:value-type="string">
            <text:p>http://ica.tacc.utexas.edu/chersonesos/ark/concept/attribute/539</text:p>
          </table:table-cell>
        </table:table-row>
        <table:table-row table:style-name="ro1">
          <table:table-cell table:formula="of:=[$context.A609]" office:value-type="string" office:string-value="10yr 3_3" calcext:value-type="string">
            <text:p>10yr 3_3</text:p>
          </table:table-cell>
          <table:table-cell table:formula="of:=IF(ISBLANK([$context.F609]);[$context.B609];[$context.F609])" office:value-type="string" office:string-value="http://ica.tacc.utexas.edu/chersonesos/ark/concept/attribute/54" calcext:value-type="string">
            <text:p>http://ica.tacc.utexas.edu/chersonesos/ark/concept/attribute/54</text:p>
          </table:table-cell>
        </table:table-row>
        <table:table-row table:style-name="ro1">
          <table:table-cell table:formula="of:=[$context.A610]" office:value-type="string" office:string-value="10yr 8_1" calcext:value-type="string">
            <text:p>10yr 8_1</text:p>
          </table:table-cell>
          <table:table-cell table:formula="of:=IF(ISBLANK([$context.F610]);[$context.B610];[$context.F610])" office:value-type="string" office:string-value="http://ica.tacc.utexas.edu/chersonesos/ark/concept/attribute/55" calcext:value-type="string">
            <text:p>http://ica.tacc.utexas.edu/chersonesos/ark/concept/attribute/55</text:p>
          </table:table-cell>
        </table:table-row>
        <table:table-row table:style-name="ro1">
          <table:table-cell table:formula="of:=[$context.A611]" office:value-type="string" office:string-value="10r 8_1" calcext:value-type="string">
            <text:p>10r 8_1</text:p>
          </table:table-cell>
          <table:table-cell table:formula="of:=IF(ISBLANK([$context.F611]);[$context.B611];[$context.F611])" office:value-type="string" office:string-value="http://ica.tacc.utexas.edu/chersonesos/ark/concept/attribute/56" calcext:value-type="string">
            <text:p>http://ica.tacc.utexas.edu/chersonesos/ark/concept/attribute/56</text:p>
          </table:table-cell>
        </table:table-row>
        <table:table-row table:style-name="ro1">
          <table:table-cell table:formula="of:=[$context.A612]" office:value-type="string" office:string-value="7_5 yr 3_2" calcext:value-type="string">
            <text:p>7_5 yr 3_2</text:p>
          </table:table-cell>
          <table:table-cell table:formula="of:=IF(ISBLANK([$context.F612]);[$context.B612];[$context.F612])" office:value-type="string" office:string-value="http://ica.tacc.utexas.edu/chersonesos/ark/concept/attribute/57" calcext:value-type="string">
            <text:p>http://ica.tacc.utexas.edu/chersonesos/ark/concept/attribute/57</text:p>
          </table:table-cell>
        </table:table-row>
        <table:table-row table:style-name="ro1">
          <table:table-cell table:formula="of:=[$context.A613]" office:value-type="string" office:string-value="5y 8_6" calcext:value-type="string">
            <text:p>5y 8_6</text:p>
          </table:table-cell>
          <table:table-cell table:formula="of:=IF(ISBLANK([$context.F613]);[$context.B613];[$context.F613])" office:value-type="string" office:string-value="http://ica.tacc.utexas.edu/chersonesos/ark/concept/attribute/58" calcext:value-type="string">
            <text:p>http://ica.tacc.utexas.edu/chersonesos/ark/concept/attribute/58</text:p>
          </table:table-cell>
        </table:table-row>
        <table:table-row table:style-name="ro1">
          <table:table-cell table:formula="of:=[$context.A614]" office:value-type="string" office:string-value="5yr 2,5_2" calcext:value-type="string">
            <text:p>5yr 2,5_2</text:p>
          </table:table-cell>
          <table:table-cell table:formula="of:=IF(ISBLANK([$context.F614]);[$context.B614];[$context.F614])" office:value-type="string" office:string-value="http://ica.tacc.utexas.edu/chersonesos/ark/concept/attribute/59" calcext:value-type="string">
            <text:p>http://ica.tacc.utexas.edu/chersonesos/ark/concept/attribute/59</text:p>
          </table:table-cell>
        </table:table-row>
        <table:table-row table:style-name="ro1">
          <table:table-cell table:formula="of:=[$context.A615]" office:value-type="string" office:string-value="5yr 4_2" calcext:value-type="string">
            <text:p>5yr 4_2</text:p>
          </table:table-cell>
          <table:table-cell table:formula="of:=IF(ISBLANK([$context.F615]);[$context.B615];[$context.F615])" office:value-type="string" office:string-value="http://ica.tacc.utexas.edu/chersonesos/ark/concept/attribute/60" calcext:value-type="string">
            <text:p>http://ica.tacc.utexas.edu/chersonesos/ark/concept/attribute/60</text:p>
          </table:table-cell>
        </table:table-row>
        <table:table-row table:style-name="ro1">
          <table:table-cell table:formula="of:=[$context.A616]" office:value-type="string" office:string-value="5y 4_1" calcext:value-type="string">
            <text:p>5y 4_1</text:p>
          </table:table-cell>
          <table:table-cell table:formula="of:=IF(ISBLANK([$context.F616]);[$context.B616];[$context.F616])" office:value-type="string" office:string-value="http://ica.tacc.utexas.edu/chersonesos/ark/concept/attribute/61" calcext:value-type="string">
            <text:p>http://ica.tacc.utexas.edu/chersonesos/ark/concept/attribute/61</text:p>
          </table:table-cell>
        </table:table-row>
        <table:table-row table:style-name="ro1">
          <table:table-cell table:formula="of:=[$context.A617]" office:value-type="string" office:string-value="2,5y 6_4" calcext:value-type="string">
            <text:p>2,5y 6_4</text:p>
          </table:table-cell>
          <table:table-cell table:formula="of:=IF(ISBLANK([$context.F617]);[$context.B617];[$context.F617])" office:value-type="string" office:string-value="http://ica.tacc.utexas.edu/chersonesos/ark/concept/attribute/62" calcext:value-type="string">
            <text:p>http://ica.tacc.utexas.edu/chersonesos/ark/concept/attribute/62</text:p>
          </table:table-cell>
        </table:table-row>
        <table:table-row table:style-name="ro1">
          <table:table-cell table:formula="of:=[$context.A618]" office:value-type="string" office:string-value="7_5 yr 4_2" calcext:value-type="string">
            <text:p>7_5 yr 4_2</text:p>
          </table:table-cell>
          <table:table-cell table:formula="of:=IF(ISBLANK([$context.F618]);[$context.B618];[$context.F618])" office:value-type="string" office:string-value="http://ica.tacc.utexas.edu/chersonesos/ark/concept/attribute/63" calcext:value-type="string">
            <text:p>http://ica.tacc.utexas.edu/chersonesos/ark/concept/attribute/63</text:p>
          </table:table-cell>
        </table:table-row>
        <table:table-row table:style-name="ro1">
          <table:table-cell table:formula="of:=[$context.A619]" office:value-type="string" office:string-value="2,5yr 3_4" calcext:value-type="string">
            <text:p>2,5yr 3_4</text:p>
          </table:table-cell>
          <table:table-cell table:formula="of:=IF(ISBLANK([$context.F619]);[$context.B619];[$context.F619])" office:value-type="string" office:string-value="http://ica.tacc.utexas.edu/chersonesos/ark/concept/attribute/64" calcext:value-type="string">
            <text:p>http://ica.tacc.utexas.edu/chersonesos/ark/concept/attribute/64</text:p>
          </table:table-cell>
        </table:table-row>
        <table:table-row table:style-name="ro1">
          <table:table-cell table:formula="of:=[$context.A620]" office:value-type="string" office:string-value="10yr 6_1" calcext:value-type="string">
            <text:p>10yr 6_1</text:p>
          </table:table-cell>
          <table:table-cell table:formula="of:=IF(ISBLANK([$context.F620]);[$context.B620];[$context.F620])" office:value-type="string" office:string-value="http://ica.tacc.utexas.edu/chersonesos/ark/concept/attribute/65" calcext:value-type="string">
            <text:p>http://ica.tacc.utexas.edu/chersonesos/ark/concept/attribute/65</text:p>
          </table:table-cell>
        </table:table-row>
        <table:table-row table:style-name="ro1">
          <table:table-cell table:formula="of:=[$context.A621]" office:value-type="string" office:string-value="7_5 yr 5_1" calcext:value-type="string">
            <text:p>7_5 yr 5_1</text:p>
          </table:table-cell>
          <table:table-cell table:formula="of:=IF(ISBLANK([$context.F621]);[$context.B621];[$context.F621])" office:value-type="string" office:string-value="http://ica.tacc.utexas.edu/chersonesos/ark/concept/attribute/66" calcext:value-type="string">
            <text:p>http://ica.tacc.utexas.edu/chersonesos/ark/concept/attribute/66</text:p>
          </table:table-cell>
        </table:table-row>
        <table:table-row table:style-name="ro1">
          <table:table-cell table:formula="of:=[$context.A622]" office:value-type="string" office:string-value="10yr 2_2" calcext:value-type="string">
            <text:p>10yr 2_2</text:p>
          </table:table-cell>
          <table:table-cell table:formula="of:=IF(ISBLANK([$context.F622]);[$context.B622];[$context.F622])" office:value-type="string" office:string-value="http://ica.tacc.utexas.edu/chersonesos/ark/concept/attribute/67" calcext:value-type="string">
            <text:p>http://ica.tacc.utexas.edu/chersonesos/ark/concept/attribute/67</text:p>
          </table:table-cell>
        </table:table-row>
        <table:table-row table:style-name="ro1">
          <table:table-cell table:formula="of:=[$context.A623]" office:value-type="string" office:string-value="10yr 5_1" calcext:value-type="string">
            <text:p>10yr 5_1</text:p>
          </table:table-cell>
          <table:table-cell table:formula="of:=IF(ISBLANK([$context.F623]);[$context.B623];[$context.F623])" office:value-type="string" office:string-value="http://ica.tacc.utexas.edu/chersonesos/ark/concept/attribute/68" calcext:value-type="string">
            <text:p>http://ica.tacc.utexas.edu/chersonesos/ark/concept/attribute/68</text:p>
          </table:table-cell>
        </table:table-row>
        <table:table-row table:style-name="ro1">
          <table:table-cell table:formula="of:=[$context.A624]" office:value-type="string" office:string-value="7_5 yr 3_1" calcext:value-type="string">
            <text:p>7_5 yr 3_1</text:p>
          </table:table-cell>
          <table:table-cell table:formula="of:=IF(ISBLANK([$context.F624]);[$context.B624];[$context.F624])" office:value-type="string" office:string-value="http://ica.tacc.utexas.edu/chersonesos/ark/concept/attribute/69" calcext:value-type="string">
            <text:p>http://ica.tacc.utexas.edu/chersonesos/ark/concept/attribute/69</text:p>
          </table:table-cell>
        </table:table-row>
        <table:table-row table:style-name="ro1">
          <table:table-cell table:formula="of:=[$context.A625]" office:value-type="string" office:string-value="5yr 2,5_1" calcext:value-type="string">
            <text:p>5yr 2,5_1</text:p>
          </table:table-cell>
          <table:table-cell table:formula="of:=IF(ISBLANK([$context.F625]);[$context.B625];[$context.F625])" office:value-type="string" office:string-value="http://ica.tacc.utexas.edu/chersonesos/ark/concept/attribute/70" calcext:value-type="string">
            <text:p>http://ica.tacc.utexas.edu/chersonesos/ark/concept/attribute/70</text:p>
          </table:table-cell>
        </table:table-row>
        <table:table-row table:style-name="ro1">
          <table:table-cell table:formula="of:=[$context.A626]" office:value-type="string" office:string-value="7_5 yr 2,5_1" calcext:value-type="string">
            <text:p>7_5 yr 2,5_1</text:p>
          </table:table-cell>
          <table:table-cell table:formula="of:=IF(ISBLANK([$context.F626]);[$context.B626];[$context.F626])" office:value-type="string" office:string-value="http://ica.tacc.utexas.edu/chersonesos/ark/concept/attribute/71" calcext:value-type="string">
            <text:p>http://ica.tacc.utexas.edu/chersonesos/ark/concept/attribute/71</text:p>
          </table:table-cell>
        </table:table-row>
        <table:table-row table:style-name="ro1">
          <table:table-cell table:formula="of:=[$context.A627]" office:value-type="string" office:string-value="10yr 3_4" calcext:value-type="string">
            <text:p>10yr 3_4</text:p>
          </table:table-cell>
          <table:table-cell table:formula="of:=IF(ISBLANK([$context.F627]);[$context.B627];[$context.F627])" office:value-type="string" office:string-value="http://ica.tacc.utexas.edu/chersonesos/ark/concept/attribute/72" calcext:value-type="string">
            <text:p>http://ica.tacc.utexas.edu/chersonesos/ark/concept/attribute/72</text:p>
          </table:table-cell>
        </table:table-row>
        <table:table-row table:style-name="ro1">
          <table:table-cell table:formula="of:=[$context.A628]" office:value-type="string" office:string-value="7_5 yr 6_4" calcext:value-type="string">
            <text:p>7_5 yr 6_4</text:p>
          </table:table-cell>
          <table:table-cell table:formula="of:=IF(ISBLANK([$context.F628]);[$context.B628];[$context.F628])" office:value-type="string" office:string-value="http://ica.tacc.utexas.edu/chersonesos/ark/concept/attribute/73" calcext:value-type="string">
            <text:p>http://ica.tacc.utexas.edu/chersonesos/ark/concept/attribute/73</text:p>
          </table:table-cell>
        </table:table-row>
        <table:table-row table:style-name="ro1">
          <table:table-cell table:formula="of:=[$context.A629]" office:value-type="string" office:string-value="2,5yr 6_3" calcext:value-type="string">
            <text:p>2,5yr 6_3</text:p>
          </table:table-cell>
          <table:table-cell table:formula="of:=IF(ISBLANK([$context.F629]);[$context.B629];[$context.F629])" office:value-type="string" office:string-value="http://ica.tacc.utexas.edu/chersonesos/ark/concept/attribute/74" calcext:value-type="string">
            <text:p>http://ica.tacc.utexas.edu/chersonesos/ark/concept/attribute/74</text:p>
          </table:table-cell>
        </table:table-row>
        <table:table-row table:style-name="ro1">
          <table:table-cell table:formula="of:=[$context.A630]" office:value-type="string" office:string-value="2,5y 4_1" calcext:value-type="string">
            <text:p>2,5y 4_1</text:p>
          </table:table-cell>
          <table:table-cell table:formula="of:=IF(ISBLANK([$context.F630]);[$context.B630];[$context.F630])" office:value-type="string" office:string-value="http://ica.tacc.utexas.edu/chersonesos/ark/concept/attribute/75" calcext:value-type="string">
            <text:p>http://ica.tacc.utexas.edu/chersonesos/ark/concept/attribute/75</text:p>
          </table:table-cell>
        </table:table-row>
        <table:table-row table:style-name="ro1">
          <table:table-cell table:formula="of:=[$context.A631]" office:value-type="string" office:string-value="10yr 5_4" calcext:value-type="string">
            <text:p>10yr 5_4</text:p>
          </table:table-cell>
          <table:table-cell table:formula="of:=IF(ISBLANK([$context.F631]);[$context.B631];[$context.F631])" office:value-type="string" office:string-value="http://ica.tacc.utexas.edu/chersonesos/ark/concept/attribute/76" calcext:value-type="string">
            <text:p>http://ica.tacc.utexas.edu/chersonesos/ark/concept/attribute/76</text:p>
          </table:table-cell>
        </table:table-row>
        <table:table-row table:style-name="ro1">
          <table:table-cell table:formula="of:=[$context.A632]" office:value-type="string" office:string-value="2,5yr 4_6" calcext:value-type="string">
            <text:p>2,5yr 4_6</text:p>
          </table:table-cell>
          <table:table-cell table:formula="of:=IF(ISBLANK([$context.F632]);[$context.B632];[$context.F632])" office:value-type="string" office:string-value="http://ica.tacc.utexas.edu/chersonesos/ark/concept/attribute/77" calcext:value-type="string">
            <text:p>http://ica.tacc.utexas.edu/chersonesos/ark/concept/attribute/77</text:p>
          </table:table-cell>
        </table:table-row>
        <table:table-row table:style-name="ro1">
          <table:table-cell table:formula="of:=[$context.A633]" office:value-type="string" office:string-value="2,5y 6_6" calcext:value-type="string">
            <text:p>2,5y 6_6</text:p>
          </table:table-cell>
          <table:table-cell table:formula="of:=IF(ISBLANK([$context.F633]);[$context.B633];[$context.F633])" office:value-type="string" office:string-value="http://ica.tacc.utexas.edu/chersonesos/ark/concept/attribute/78" calcext:value-type="string">
            <text:p>http://ica.tacc.utexas.edu/chersonesos/ark/concept/attribute/78</text:p>
          </table:table-cell>
        </table:table-row>
        <table:table-row table:style-name="ro1">
          <table:table-cell table:formula="of:=[$context.A634]" office:value-type="string" office:string-value="10yr 7_2" calcext:value-type="string">
            <text:p>10yr 7_2</text:p>
          </table:table-cell>
          <table:table-cell table:formula="of:=IF(ISBLANK([$context.F634]);[$context.B634];[$context.F634])" office:value-type="string" office:string-value="http://ica.tacc.utexas.edu/chersonesos/ark/concept/attribute/79" calcext:value-type="string">
            <text:p>http://ica.tacc.utexas.edu/chersonesos/ark/concept/attribute/79</text:p>
          </table:table-cell>
        </table:table-row>
        <table:table-row table:style-name="ro1">
          <table:table-cell table:formula="of:=[$context.A635]" office:value-type="string" office:string-value="10r 5_4" calcext:value-type="string">
            <text:p>10r 5_4</text:p>
          </table:table-cell>
          <table:table-cell table:formula="of:=IF(ISBLANK([$context.F635]);[$context.B635];[$context.F635])" office:value-type="string" office:string-value="http://ica.tacc.utexas.edu/chersonesos/ark/concept/attribute/80" calcext:value-type="string">
            <text:p>http://ica.tacc.utexas.edu/chersonesos/ark/concept/attribute/80</text:p>
          </table:table-cell>
        </table:table-row>
        <table:table-row table:style-name="ro1">
          <table:table-cell table:formula="of:=[$context.A636]" office:value-type="string" office:string-value="5y 6_2" calcext:value-type="string">
            <text:p>5y 6_2</text:p>
          </table:table-cell>
          <table:table-cell table:formula="of:=IF(ISBLANK([$context.F636]);[$context.B636];[$context.F636])" office:value-type="string" office:string-value="http://ica.tacc.utexas.edu/chersonesos/ark/concept/attribute/81" calcext:value-type="string">
            <text:p>http://ica.tacc.utexas.edu/chersonesos/ark/concept/attribute/81</text:p>
          </table:table-cell>
        </table:table-row>
        <table:table-row table:style-name="ro1">
          <table:table-cell table:formula="of:=[$context.A637]" office:value-type="string" office:string-value="2,5y 2,5_1" calcext:value-type="string">
            <text:p>2,5y 2,5_1</text:p>
          </table:table-cell>
          <table:table-cell table:formula="of:=IF(ISBLANK([$context.F637]);[$context.B637];[$context.F637])" office:value-type="string" office:string-value="http://ica.tacc.utexas.edu/chersonesos/ark/concept/attribute/82" calcext:value-type="string">
            <text:p>http://ica.tacc.utexas.edu/chersonesos/ark/concept/attribute/82</text:p>
          </table:table-cell>
        </table:table-row>
        <table:table-row table:style-name="ro1">
          <table:table-cell table:formula="of:=[$context.A638]" office:value-type="string" office:string-value="2,5yr 3_2" calcext:value-type="string">
            <text:p>2,5yr 3_2</text:p>
          </table:table-cell>
          <table:table-cell table:formula="of:=IF(ISBLANK([$context.F638]);[$context.B638];[$context.F638])" office:value-type="string" office:string-value="http://ica.tacc.utexas.edu/chersonesos/ark/concept/attribute/83" calcext:value-type="string">
            <text:p>http://ica.tacc.utexas.edu/chersonesos/ark/concept/attribute/83</text:p>
          </table:table-cell>
        </table:table-row>
        <table:table-row table:style-name="ro1">
          <table:table-cell table:formula="of:=[$context.A639]" office:value-type="string" office:string-value="2,5y 4_3" calcext:value-type="string">
            <text:p>2,5y 4_3</text:p>
          </table:table-cell>
          <table:table-cell table:formula="of:=IF(ISBLANK([$context.F639]);[$context.B639];[$context.F639])" office:value-type="string" office:string-value="http://ica.tacc.utexas.edu/chersonesos/ark/concept/attribute/84" calcext:value-type="string">
            <text:p>http://ica.tacc.utexas.edu/chersonesos/ark/concept/attribute/84</text:p>
          </table:table-cell>
        </table:table-row>
        <table:table-row table:style-name="ro1">
          <table:table-cell table:formula="of:=[$context.A640]" office:value-type="string" office:string-value="2,5y 4_2" calcext:value-type="string">
            <text:p>2,5y 4_2</text:p>
          </table:table-cell>
          <table:table-cell table:formula="of:=IF(ISBLANK([$context.F640]);[$context.B640];[$context.F640])" office:value-type="string" office:string-value="http://ica.tacc.utexas.edu/chersonesos/ark/concept/attribute/85" calcext:value-type="string">
            <text:p>http://ica.tacc.utexas.edu/chersonesos/ark/concept/attribute/85</text:p>
          </table:table-cell>
        </table:table-row>
        <table:table-row table:style-name="ro1">
          <table:table-cell table:formula="of:=[$context.A641]" office:value-type="string" office:string-value="10yr 4_4" calcext:value-type="string">
            <text:p>10yr 4_4</text:p>
          </table:table-cell>
          <table:table-cell table:formula="of:=IF(ISBLANK([$context.F641]);[$context.B641];[$context.F641])" office:value-type="string" office:string-value="http://ica.tacc.utexas.edu/chersonesos/ark/concept/attribute/86" calcext:value-type="string">
            <text:p>http://ica.tacc.utexas.edu/chersonesos/ark/concept/attribute/86</text:p>
          </table:table-cell>
        </table:table-row>
        <table:table-row table:style-name="ro1">
          <table:table-cell table:formula="of:=[$context.A642]" office:value-type="string" office:string-value="10yr 5_6" calcext:value-type="string">
            <text:p>10yr 5_6</text:p>
          </table:table-cell>
          <table:table-cell table:formula="of:=IF(ISBLANK([$context.F642]);[$context.B642];[$context.F642])" office:value-type="string" office:string-value="http://ica.tacc.utexas.edu/chersonesos/ark/concept/attribute/87" calcext:value-type="string">
            <text:p>http://ica.tacc.utexas.edu/chersonesos/ark/concept/attribute/87</text:p>
          </table:table-cell>
        </table:table-row>
        <table:table-row table:style-name="ro1">
          <table:table-cell table:formula="of:=[$context.A643]" office:value-type="string" office:string-value="2,5yr 7_6" calcext:value-type="string">
            <text:p>2,5yr 7_6</text:p>
          </table:table-cell>
          <table:table-cell table:formula="of:=IF(ISBLANK([$context.F643]);[$context.B643];[$context.F643])" office:value-type="string" office:string-value="http://ica.tacc.utexas.edu/chersonesos/ark/concept/attribute/88" calcext:value-type="string">
            <text:p>http://ica.tacc.utexas.edu/chersonesos/ark/concept/attribute/88</text:p>
          </table:table-cell>
        </table:table-row>
        <table:table-row table:style-name="ro1">
          <table:table-cell table:formula="of:=[$context.A644]" office:value-type="string" office:string-value="10yr 7_6" calcext:value-type="string">
            <text:p>10yr 7_6</text:p>
          </table:table-cell>
          <table:table-cell table:formula="of:=IF(ISBLANK([$context.F644]);[$context.B644];[$context.F644])" office:value-type="string" office:string-value="http://ica.tacc.utexas.edu/chersonesos/ark/concept/attribute/89" calcext:value-type="string">
            <text:p>http://ica.tacc.utexas.edu/chersonesos/ark/concept/attribute/89</text:p>
          </table:table-cell>
        </table:table-row>
        <table:table-row table:style-name="ro1">
          <table:table-cell table:formula="of:=[$context.A645]" office:value-type="string" office:string-value="10yr 7_8" calcext:value-type="string">
            <text:p>10yr 7_8</text:p>
          </table:table-cell>
          <table:table-cell table:formula="of:=IF(ISBLANK([$context.F645]);[$context.B645];[$context.F645])" office:value-type="string" office:string-value="http://ica.tacc.utexas.edu/chersonesos/ark/concept/attribute/90" calcext:value-type="string">
            <text:p>http://ica.tacc.utexas.edu/chersonesos/ark/concept/attribute/90</text:p>
          </table:table-cell>
        </table:table-row>
        <table:table-row table:style-name="ro1">
          <table:table-cell table:formula="of:=[$context.A646]" office:value-type="string" office:string-value="2,5yr 4_2" calcext:value-type="string">
            <text:p>2,5yr 4_2</text:p>
          </table:table-cell>
          <table:table-cell table:formula="of:=IF(ISBLANK([$context.F646]);[$context.B646];[$context.F646])" office:value-type="string" office:string-value="http://ica.tacc.utexas.edu/chersonesos/ark/concept/attribute/91" calcext:value-type="string">
            <text:p>http://ica.tacc.utexas.edu/chersonesos/ark/concept/attribute/91</text:p>
          </table:table-cell>
        </table:table-row>
        <table:table-row table:style-name="ro1">
          <table:table-cell table:formula="of:=[$context.A647]" office:value-type="string" office:string-value="2.5y 4_4" calcext:value-type="string">
            <text:p>2.5y 4_4</text:p>
          </table:table-cell>
          <table:table-cell table:formula="of:=IF(ISBLANK([$context.F647]);[$context.B647];[$context.F647])" office:value-type="string" office:string-value="http://ica.tacc.utexas.edu/chersonesos/ark/concept/attribute/92" calcext:value-type="string">
            <text:p>http://ica.tacc.utexas.edu/chersonesos/ark/concept/attribute/92</text:p>
          </table:table-cell>
        </table:table-row>
        <table:table-row table:style-name="ro1">
          <table:table-cell table:formula="of:=[$context.A648]" office:value-type="string" office:string-value="2,5y 7_6" calcext:value-type="string">
            <text:p>2,5y 7_6</text:p>
          </table:table-cell>
          <table:table-cell table:formula="of:=IF(ISBLANK([$context.F648]);[$context.B648];[$context.F648])" office:value-type="string" office:string-value="http://ica.tacc.utexas.edu/chersonesos/ark/concept/attribute/93" calcext:value-type="string">
            <text:p>http://ica.tacc.utexas.edu/chersonesos/ark/concept/attribute/93</text:p>
          </table:table-cell>
        </table:table-row>
        <table:table-row table:style-name="ro1">
          <table:table-cell table:formula="of:=[$context.A649]" office:value-type="string" office:string-value="2,5yr 6_4" calcext:value-type="string">
            <text:p>2,5yr 6_4</text:p>
          </table:table-cell>
          <table:table-cell table:formula="of:=IF(ISBLANK([$context.F649]);[$context.B649];[$context.F649])" office:value-type="string" office:string-value="http://ica.tacc.utexas.edu/chersonesos/ark/concept/attribute/95" calcext:value-type="string">
            <text:p>http://ica.tacc.utexas.edu/chersonesos/ark/concept/attribute/95</text:p>
          </table:table-cell>
        </table:table-row>
        <table:table-row table:style-name="ro1">
          <table:table-cell table:formula="of:=[$context.A650]" office:value-type="string" office:string-value="5yr 3_3" calcext:value-type="string">
            <text:p>5yr 3_3</text:p>
          </table:table-cell>
          <table:table-cell table:formula="of:=IF(ISBLANK([$context.F650]);[$context.B650];[$context.F650])" office:value-type="string" office:string-value="http://ica.tacc.utexas.edu/chersonesos/ark/concept/attribute/96" calcext:value-type="string">
            <text:p>http://ica.tacc.utexas.edu/chersonesos/ark/concept/attribute/96</text:p>
          </table:table-cell>
        </table:table-row>
        <table:table-row table:style-name="ro1">
          <table:table-cell table:formula="of:=[$context.A651]" office:value-type="string" office:string-value="7_5 yr 4_6" calcext:value-type="string">
            <text:p>7_5 yr 4_6</text:p>
          </table:table-cell>
          <table:table-cell table:formula="of:=IF(ISBLANK([$context.F651]);[$context.B651];[$context.F651])" office:value-type="string" office:string-value="http://ica.tacc.utexas.edu/chersonesos/ark/concept/attribute/97" calcext:value-type="string">
            <text:p>http://ica.tacc.utexas.edu/chersonesos/ark/concept/attribute/97</text:p>
          </table:table-cell>
        </table:table-row>
        <table:table-row table:style-name="ro1">
          <table:table-cell table:formula="of:=[$context.A652]" office:value-type="string" office:string-value="2,5y 5_2" calcext:value-type="string">
            <text:p>2,5y 5_2</text:p>
          </table:table-cell>
          <table:table-cell table:formula="of:=IF(ISBLANK([$context.F652]);[$context.B652];[$context.F652])" office:value-type="string" office:string-value="http://ica.tacc.utexas.edu/chersonesos/ark/concept/attribute/98" calcext:value-type="string">
            <text:p>http://ica.tacc.utexas.edu/chersonesos/ark/concept/attribute/98</text:p>
          </table:table-cell>
        </table:table-row>
        <table:table-row table:style-name="ro1">
          <table:table-cell table:formula="of:=[$context.A653]" office:value-type="string" office:string-value="7_5 yr 5_2" calcext:value-type="string">
            <text:p>7_5 yr 5_2</text:p>
          </table:table-cell>
          <table:table-cell table:formula="of:=IF(ISBLANK([$context.F653]);[$context.B653];[$context.F653])" office:value-type="string" office:string-value="http://ica.tacc.utexas.edu/chersonesos/ark/concept/attribute/99" calcext:value-type="string">
            <text:p>http://ica.tacc.utexas.edu/chersonesos/ark/concept/attribute/99</text:p>
          </table:table-cell>
        </table:table-row>
        <table:table-row table:style-name="ro1">
          <table:table-cell table:formula="of:=[$context.A654]" office:value-type="string" office:string-value="birds count" calcext:value-type="string">
            <text:p>birds count</text:p>
          </table:table-cell>
          <table:table-cell table:formula="of:=IF(ISBLANK([$context.F654]);[$context.B654];[$context.F654])" office:value-type="string" office:string-value="http://ica.tacc.utexas.edu/chersonesos/ark/concept/numbertype/birds_count" calcext:value-type="string">
            <text:p>http://ica.tacc.utexas.edu/chersonesos/ark/concept/numbertype/birds_count</text:p>
          </table:table-cell>
        </table:table-row>
        <table:table-row table:style-name="ro1">
          <table:table-cell table:formula="of:=[$context.A655]" office:value-type="string" office:string-value="total of ceramics" calcext:value-type="string">
            <text:p>total of ceramics</text:p>
          </table:table-cell>
          <table:table-cell table:formula="of:=IF(ISBLANK([$context.F655]);[$context.B655];[$context.F655])" office:value-type="string" office:string-value="http://ica.tacc.utexas.edu/chersonesos/ark/concept/numbertype/ceramic_total" calcext:value-type="string">
            <text:p>http://ica.tacc.utexas.edu/chersonesos/ark/concept/numbertype/ceramic_total</text:p>
          </table:table-cell>
        </table:table-row>
        <table:table-row table:style-name="ro1">
          <table:table-cell table:formula="of:=[$context.A656]" office:value-type="string" office:string-value="diameter" calcext:value-type="string">
            <text:p>diameter</text:p>
          </table:table-cell>
          <table:table-cell table:formula="of:=IF(ISBLANK([$context.F656]);[$context.B656];[$context.F656])" office:value-type="string" office:string-value="http://ica.tacc.utexas.edu/chersonesos/ark/concept/numbertype/diameter" calcext:value-type="string">
            <text:p>http://ica.tacc.utexas.edu/chersonesos/ark/concept/numbertype/diameter</text:p>
          </table:table-cell>
        </table:table-row>
        <table:table-row table:style-name="ro1">
          <table:table-cell table:formula="of:=[$context.A657]" office:value-type="string" office:string-value="fish count" calcext:value-type="string">
            <text:p>fish count</text:p>
          </table:table-cell>
          <table:table-cell table:formula="of:=IF(ISBLANK([$context.F657]);[$context.B657];[$context.F657])" office:value-type="string" office:string-value="http://ica.tacc.utexas.edu/chersonesos/ark/concept/numbertype/fish_count" calcext:value-type="string">
            <text:p>http://ica.tacc.utexas.edu/chersonesos/ark/concept/numbertype/fish_count</text:p>
          </table:table-cell>
        </table:table-row>
        <table:table-row table:style-name="ro1">
          <table:table-cell table:formula="of:=[$context.A658]" office:value-type="string" office:string-value="height" calcext:value-type="string">
            <text:p>height</text:p>
          </table:table-cell>
          <table:table-cell table:formula="of:=IF(ISBLANK([$context.F658]);[$context.B658];[$context.F658])" office:value-type="string" office:string-value="http://ica.tacc.utexas.edu/chersonesos/ark/concept/numbertype/height" calcext:value-type="string">
            <text:p>http://ica.tacc.utexas.edu/chersonesos/ark/concept/numbertype/height</text:p>
          </table:table-cell>
        </table:table-row>
        <table:table-row table:style-name="ro1">
          <table:table-cell table:formula="of:=[$context.A659]" office:value-type="string" office:string-value="length" calcext:value-type="string">
            <text:p>length</text:p>
          </table:table-cell>
          <table:table-cell table:formula="of:=IF(ISBLANK([$context.F659]);[$context.B659];[$context.F659])" office:value-type="string" office:string-value="http://ica.tacc.utexas.edu/chersonesos/ark/concept/numbertype/length" calcext:value-type="string">
            <text:p>http://ica.tacc.utexas.edu/chersonesos/ark/concept/numbertype/length</text:p>
          </table:table-cell>
        </table:table-row>
        <table:table-row table:style-name="ro1">
          <table:table-cell table:formula="of:=[$context.A660]" office:value-type="string" office:string-value="total" calcext:value-type="string">
            <text:p>total</text:p>
          </table:table-cell>
          <table:table-cell table:formula="of:=IF(ISBLANK([$context.F660]);[$context.B660];[$context.F660])" office:value-type="string" office:string-value="http://ica.tacc.utexas.edu/chersonesos/ark/concept/numbertype/total" calcext:value-type="string">
            <text:p>http://ica.tacc.utexas.edu/chersonesos/ark/concept/numbertype/total</text:p>
          </table:table-cell>
        </table:table-row>
        <table:table-row table:style-name="ro1">
          <table:table-cell table:formula="of:=[$context.A661]" office:value-type="string" office:string-value="width" calcext:value-type="string">
            <text:p>width</text:p>
          </table:table-cell>
          <table:table-cell table:formula="of:=IF(ISBLANK([$context.F661]);[$context.B661];[$context.F661])" office:value-type="string" office:string-value="http://ica.tacc.utexas.edu/chersonesos/ark/concept/numbertype/width" calcext:value-type="string">
            <text:p>http://ica.tacc.utexas.edu/chersonesos/ark/concept/numbertype/width</text:p>
          </table:table-cell>
        </table:table-row>
        <table:table-row table:style-name="ro1">
          <table:table-cell table:formula="of:=[$context.A662]" office:value-type="string" office:string-value="13th century" calcext:value-type="string">
            <text:p>13th century</text:p>
          </table:table-cell>
          <table:table-cell table:formula="of:=IF(ISBLANK([$context.F662]);[$context.B662];[$context.F662])" office:value-type="string" office:string-value="http://n2t.net/ark:/99152/p0b6j5m3t44" calcext:value-type="string">
            <text:p>http://n2t.net/ark:/99152/p0b6j5m3t44</text:p>
          </table:table-cell>
        </table:table-row>
        <table:table-row table:style-name="ro1">
          <table:table-cell table:formula="of:=[$context.A663]" office:value-type="string" office:string-value="modern" calcext:value-type="string">
            <text:p>modern</text:p>
          </table:table-cell>
          <table:table-cell table:formula="of:=IF(ISBLANK([$context.F663]);[$context.B663];[$context.F663])" office:value-type="string" office:string-value="http://n2t.net/ark:/99152/p0b6j5m46gm" calcext:value-type="string">
            <text:p>http://n2t.net/ark:/99152/p0b6j5m46gm</text:p>
          </table:table-cell>
        </table:table-row>
        <table:table-row table:style-name="ro1">
          <table:table-cell table:formula="of:=[$context.A664]" office:value-type="string" office:string-value="14th century" calcext:value-type="string">
            <text:p>14th century</text:p>
          </table:table-cell>
          <table:table-cell table:formula="of:=IF(ISBLANK([$context.F664]);[$context.B664];[$context.F664])" office:value-type="string" office:string-value="http://n2t.net/ark:/99152/p0b6j5mchgh" calcext:value-type="string">
            <text:p>http://n2t.net/ark:/99152/p0b6j5mchgh</text:p>
          </table:table-cell>
        </table:table-row>
        <table:table-row table:style-name="ro1">
          <table:table-cell table:formula="of:=[$context.A665]" office:value-type="string" office:string-value="roman" calcext:value-type="string">
            <text:p>roman</text:p>
          </table:table-cell>
          <table:table-cell table:formula="of:=IF(ISBLANK([$context.F665]);[$context.B665];[$context.F665])" office:value-type="string" office:string-value="http://n2t.net/ark:/99152/p0b6j5mh84m" calcext:value-type="string">
            <text:p>http://n2t.net/ark:/99152/p0b6j5mh84m</text:p>
          </table:table-cell>
        </table:table-row>
        <table:table-row table:style-name="ro1">
          <table:table-cell table:formula="of:=[$context.A666]" office:value-type="string" office:string-value="byzantine (general)" calcext:value-type="string">
            <text:p>byzantine (general)</text:p>
          </table:table-cell>
          <table:table-cell table:formula="of:=IF(ISBLANK([$context.F666]);[$context.B666];[$context.F666])" office:value-type="string" office:string-value="http://n2t.net/ark:/99152/p0b6j5mmfbc" calcext:value-type="string">
            <text:p>http://n2t.net/ark:/99152/p0b6j5mmfbc</text:p>
          </table:table-cell>
        </table:table-row>
        <table:table-row table:style-name="ro1">
          <table:table-cell table:formula="of:=[$context.A667]" office:value-type="string" office:string-value="11th to 12th century" calcext:value-type="string">
            <text:p>11th to 12th century</text:p>
          </table:table-cell>
          <table:table-cell table:formula="of:=IF(ISBLANK([$context.F667]);[$context.B667];[$context.F667])" office:value-type="string" office:string-value="http://n2t.net/ark:/99152/p0b6j5mmx9p" calcext:value-type="string">
            <text:p>http://n2t.net/ark:/99152/p0b6j5mmx9p</text:p>
          </table:table-cell>
        </table:table-row>
        <table:table-row table:style-name="ro1">
          <table:table-cell table:formula="of:=[$context.A668]" office:value-type="string" office:string-value="middle byzantine (9-12th century)" calcext:value-type="string">
            <text:p>middle byzantine (9-12th century)</text:p>
          </table:table-cell>
          <table:table-cell table:formula="of:=IF(ISBLANK([$context.F668]);[$context.B668];[$context.F668])" office:value-type="string" office:string-value="http://n2t.net/ark:/99152/p0b6j5mq3ms" calcext:value-type="string">
            <text:p>http://n2t.net/ark:/99152/p0b6j5mq3ms</text:p>
          </table:table-cell>
        </table:table-row>
        <table:table-row table:style-name="ro1">
          <table:table-cell table:formula="of:=[$context.A669]" office:value-type="string" office:string-value="early byzantine (5th-7th century)" calcext:value-type="string">
            <text:p>early byzantine (5th-7th century)</text:p>
          </table:table-cell>
          <table:table-cell table:formula="of:=IF(ISBLANK([$context.F669]);[$context.B669];[$context.F669])" office:value-type="string" office:string-value="http://n2t.net/ark:/99152/p0b6j5mtpfd" calcext:value-type="string">
            <text:p>http://n2t.net/ark:/99152/p0b6j5mtpfd</text:p>
          </table:table-cell>
        </table:table-row>
        <table:table-row table:style-name="ro1">
          <table:table-cell table:formula="of:=[$context.A670]" office:value-type="string" office:string-value="late byzantine (13th-14th century)" calcext:value-type="string">
            <text:p>late byzantine (13th-14th century)</text:p>
          </table:table-cell>
          <table:table-cell table:formula="of:=IF(ISBLANK([$context.F670]);[$context.B670];[$context.F670])" office:value-type="string" office:string-value="http://n2t.net/ark:/99152/p0b6j5mzmnj" calcext:value-type="string">
            <text:p>http://n2t.net/ark:/99152/p0b6j5mzmnj</text:p>
          </table:table-cell>
        </table:table-row>
        <table:table-row table:style-name="ro1">
          <table:table-cell table:formula="of:=[$context.A671]" office:value-type="string" office:string-value="undated" calcext:value-type="string">
            <text:p>undated</text:p>
          </table:table-cell>
          <table:table-cell table:formula="of:=IF(ISBLANK([$context.F671]);[$context.B671];[$context.F671])" office:value-type="string" office:string-value="http://ica.tacc.utexas.edu/chersonesos/ark/concept/attribute/20" calcext:value-type="string">
            <text:p>http://ica.tacc.utexas.edu/chersonesos/ark/concept/attribute/20</text:p>
          </table:table-cell>
        </table:table-row>
        <table:table-row table:style-name="ro1">
          <table:table-cell table:formula="of:=[$context.A672]" office:value-type="string" office:string-value="hellenistic" calcext:value-type="string">
            <text:p>hellenistic</text:p>
          </table:table-cell>
          <table:table-cell table:formula="of:=IF(ISBLANK([$context.F672]);[$context.B672];[$context.F672])" office:value-type="string" office:string-value="http://ica.tacc.utexas.edu/chersonesos/ark/concept/attribute/25" calcext:value-type="string">
            <text:p>http://ica.tacc.utexas.edu/chersonesos/ark/concept/attribute/25</text:p>
          </table:table-cell>
        </table:table-row>
        <table:table-row table:style-name="ro1">
          <table:table-cell table:formula="of:=[$context.A673]" office:value-type="string" office:string-value="viii" calcext:value-type="string">
            <text:p>viii</text:p>
          </table:table-cell>
          <table:table-cell table:formula="of:=IF(ISBLANK([$context.F673]);[$context.B673];[$context.F673])" office:value-type="string" office:string-value="http://ica.tacc.utexas.edu/chersonesos/ark/concept/attribute/128" calcext:value-type="string">
            <text:p>http://ica.tacc.utexas.edu/chersonesos/ark/concept/attribute/128</text:p>
          </table:table-cell>
        </table:table-row>
        <table:table-row table:style-name="ro1">
          <table:table-cell table:formula="of:=[$context.A674]" office:value-type="string" office:string-value="v" calcext:value-type="string">
            <text:p>v</text:p>
          </table:table-cell>
          <table:table-cell table:formula="of:=IF(ISBLANK([$context.F674]);[$context.B674];[$context.F674])" office:value-type="string" office:string-value="http://ica.tacc.utexas.edu/chersonesos/ark/concept/attribute/129" calcext:value-type="string">
            <text:p>http://ica.tacc.utexas.edu/chersonesos/ark/concept/attribute/129</text:p>
          </table:table-cell>
        </table:table-row>
        <table:table-row table:style-name="ro1">
          <table:table-cell table:formula="of:=[$context.A675]" office:value-type="string" office:string-value="vii" calcext:value-type="string">
            <text:p>vii</text:p>
          </table:table-cell>
          <table:table-cell table:formula="of:=IF(ISBLANK([$context.F675]);[$context.B675];[$context.F675])" office:value-type="string" office:string-value="http://ica.tacc.utexas.edu/chersonesos/ark/concept/attribute/130" calcext:value-type="string">
            <text:p>http://ica.tacc.utexas.edu/chersonesos/ark/concept/attribute/130</text:p>
          </table:table-cell>
        </table:table-row>
        <table:table-row table:style-name="ro1">
          <table:table-cell table:formula="of:=[$context.A676]" office:value-type="string" office:string-value="vi" calcext:value-type="string">
            <text:p>vi</text:p>
          </table:table-cell>
          <table:table-cell table:formula="of:=IF(ISBLANK([$context.F676]);[$context.B676];[$context.F676])" office:value-type="string" office:string-value="http://ica.tacc.utexas.edu/chersonesos/ark/concept/attribute/131" calcext:value-type="string">
            <text:p>http://ica.tacc.utexas.edu/chersonesos/ark/concept/attribute/131</text:p>
          </table:table-cell>
        </table:table-row>
        <table:table-row table:style-name="ro1">
          <table:table-cell table:formula="of:=[$context.A677]" office:value-type="string" office:string-value="x" calcext:value-type="string">
            <text:p>x</text:p>
          </table:table-cell>
          <table:table-cell table:formula="of:=IF(ISBLANK([$context.F677]);[$context.B677];[$context.F677])" office:value-type="string" office:string-value="http://ica.tacc.utexas.edu/chersonesos/ark/concept/attribute/255" calcext:value-type="string">
            <text:p>http://ica.tacc.utexas.edu/chersonesos/ark/concept/attribute/255</text:p>
          </table:table-cell>
        </table:table-row>
        <table:table-row table:style-name="ro1">
          <table:table-cell table:formula="of:=[$context.A678]" office:value-type="string" office:string-value="xiv" calcext:value-type="string">
            <text:p>xiv</text:p>
          </table:table-cell>
          <table:table-cell table:formula="of:=IF(ISBLANK([$context.F678]);[$context.B678];[$context.F678])" office:value-type="string" office:string-value="http://ica.tacc.utexas.edu/chersonesos/ark/concept/attribute/256" calcext:value-type="string">
            <text:p>http://ica.tacc.utexas.edu/chersonesos/ark/concept/attribute/256</text:p>
          </table:table-cell>
        </table:table-row>
        <table:table-row table:style-name="ro1">
          <table:table-cell table:formula="of:=[$context.A679]" office:value-type="string" office:string-value="xii" calcext:value-type="string">
            <text:p>xii</text:p>
          </table:table-cell>
          <table:table-cell table:formula="of:=IF(ISBLANK([$context.F679]);[$context.B679];[$context.F679])" office:value-type="string" office:string-value="http://ica.tacc.utexas.edu/chersonesos/ark/concept/attribute/257" calcext:value-type="string">
            <text:p>http://ica.tacc.utexas.edu/chersonesos/ark/concept/attribute/257</text:p>
          </table:table-cell>
        </table:table-row>
        <table:table-row table:style-name="ro1">
          <table:table-cell table:formula="of:=[$context.A680]" office:value-type="string" office:string-value="xiii" calcext:value-type="string">
            <text:p>xiii</text:p>
          </table:table-cell>
          <table:table-cell table:formula="of:=IF(ISBLANK([$context.F680]);[$context.B680];[$context.F680])" office:value-type="string" office:string-value="http://ica.tacc.utexas.edu/chersonesos/ark/concept/attribute/258" calcext:value-type="string">
            <text:p>http://ica.tacc.utexas.edu/chersonesos/ark/concept/attribute/258</text:p>
          </table:table-cell>
        </table:table-row>
        <table:table-row table:style-name="ro1">
          <table:table-cell table:formula="of:=[$context.A681]" office:value-type="string" office:string-value="ii" calcext:value-type="string">
            <text:p>ii</text:p>
          </table:table-cell>
          <table:table-cell table:formula="of:=IF(ISBLANK([$context.F681]);[$context.B681];[$context.F681])" office:value-type="string" office:string-value="http://ica.tacc.utexas.edu/chersonesos/ark/concept/attribute/289" calcext:value-type="string">
            <text:p>http://ica.tacc.utexas.edu/chersonesos/ark/concept/attribute/289</text:p>
          </table:table-cell>
        </table:table-row>
        <table:table-row table:style-name="ro1">
          <table:table-cell table:formula="of:=[$context.A682]" office:value-type="string" office:string-value="xi" calcext:value-type="string">
            <text:p>xi</text:p>
          </table:table-cell>
          <table:table-cell table:formula="of:=IF(ISBLANK([$context.F682]);[$context.B682];[$context.F682])" office:value-type="string" office:string-value="http://ica.tacc.utexas.edu/chersonesos/ark/concept/attribute/293" calcext:value-type="string">
            <text:p>http://ica.tacc.utexas.edu/chersonesos/ark/concept/attribute/293</text:p>
          </table:table-cell>
        </table:table-row>
        <table:table-row table:style-name="ro1">
          <table:table-cell table:formula="of:=[$context.A683]" office:value-type="string" office:string-value="xv" calcext:value-type="string">
            <text:p>xv</text:p>
          </table:table-cell>
          <table:table-cell table:formula="of:=IF(ISBLANK([$context.F683]);[$context.B683];[$context.F683])" office:value-type="string" office:string-value="http://ica.tacc.utexas.edu/chersonesos/ark/concept/attribute/376" calcext:value-type="string">
            <text:p>http://ica.tacc.utexas.edu/chersonesos/ark/concept/attribute/376</text:p>
          </table:table-cell>
        </table:table-row>
        <table:table-row table:style-name="ro1">
          <table:table-cell table:formula="of:=[$context.A684]" office:value-type="string" office:string-value="medium" calcext:value-type="string">
            <text:p>medium</text:p>
          </table:table-cell>
          <table:table-cell table:formula="of:=IF(ISBLANK([$context.F684]);[$context.B684];[$context.F684])" office:value-type="string" office:string-value="http://ica.tacc.utexas.edu/chersonesos/ark/concept/attribute/12" calcext:value-type="string">
            <text:p>http://ica.tacc.utexas.edu/chersonesos/ark/concept/attribute/12</text:p>
          </table:table-cell>
        </table:table-row>
        <table:table-row table:style-name="ro1">
          <table:table-cell table:formula="of:=[$context.A685]" office:value-type="string" office:string-value="bad" calcext:value-type="string">
            <text:p>bad</text:p>
          </table:table-cell>
          <table:table-cell table:formula="of:=IF(ISBLANK([$context.F685]);[$context.B685];[$context.F685])" office:value-type="string" office:string-value="http://ica.tacc.utexas.edu/chersonesos/ark/concept/attribute/13" calcext:value-type="string">
            <text:p>http://ica.tacc.utexas.edu/chersonesos/ark/concept/attribute/13</text:p>
          </table:table-cell>
        </table:table-row>
        <table:table-row table:style-name="ro1">
          <table:table-cell table:formula="of:=[$context.A686]" office:value-type="string" office:string-value="good" calcext:value-type="string">
            <text:p>good</text:p>
          </table:table-cell>
          <table:table-cell table:formula="of:=IF(ISBLANK([$context.F686]);[$context.B686];[$context.F686])" office:value-type="string" office:string-value="http://ica.tacc.utexas.edu/chersonesos/ark/concept/attribute/14" calcext:value-type="string">
            <text:p>http://ica.tacc.utexas.edu/chersonesos/ark/concept/attribute/14</text:p>
          </table:table-cell>
        </table:table-row>
        <table:table-row table:style-name="ro1">
          <table:table-cell table:formula="of:=[$context.A687]" office:value-type="string" office:string-value="very good" calcext:value-type="string">
            <text:p>very good</text:p>
          </table:table-cell>
          <table:table-cell table:formula="of:=IF(ISBLANK([$context.F687]);[$context.B687];[$context.F687])" office:value-type="string" office:string-value="http://ica.tacc.utexas.edu/chersonesos/ark/concept/attribute/15" calcext:value-type="string">
            <text:p>http://ica.tacc.utexas.edu/chersonesos/ark/concept/attribute/15</text:p>
          </table:table-cell>
        </table:table-row>
        <table:table-row table:style-name="ro1">
          <table:table-cell table:formula="of:=[$context.A688]" office:value-type="string" office:string-value="excellent" calcext:value-type="string">
            <text:p>excellent</text:p>
          </table:table-cell>
          <table:table-cell table:formula="of:=IF(ISBLANK([$context.F688]);[$context.B688];[$context.F688])" office:value-type="string" office:string-value="http://ica.tacc.utexas.edu/chersonesos/ark/concept/attribute/16/True" calcext:value-type="string">
            <text:p>http://ica.tacc.utexas.edu/chersonesos/ark/concept/attribute/16/True</text:p>
          </table:table-cell>
        </table:table-row>
        <table:table-row table:style-name="ro1">
          <table:table-cell table:formula="of:=[$context.A689]" office:value-type="string" office:string-value="!secure date" calcext:value-type="string">
            <text:p>!secure date</text:p>
          </table:table-cell>
          <table:table-cell table:formula="of:=IF(ISBLANK([$context.F689]);[$context.B689];[$context.F689])" office:value-type="string" office:string-value="http://ica.tacc.utexas.edu/chersonesos/ark/concept/attribute/26/False" calcext:value-type="string">
            <text:p>http://ica.tacc.utexas.edu/chersonesos/ark/concept/attribute/26/False</text:p>
          </table:table-cell>
        </table:table-row>
        <table:table-row table:style-name="ro1">
          <table:table-cell table:formula="of:=[$context.A690]" office:value-type="string" office:string-value="secure date" calcext:value-type="string">
            <text:p>secure date</text:p>
          </table:table-cell>
          <table:table-cell table:formula="of:=IF(ISBLANK([$context.F690]);[$context.B690];[$context.F690])" office:value-type="string" office:string-value="http://ica.tacc.utexas.edu/chersonesos/ark/concept/attribute/26/True" calcext:value-type="string">
            <text:p>http://ica.tacc.utexas.edu/chersonesos/ark/concept/attribute/26/True</text:p>
          </table:table-cell>
        </table:table-row>
        <table:table-row table:style-name="ro1">
          <table:table-cell table:formula="of:=[$context.A691]" office:value-type="string" office:string-value="!closed" calcext:value-type="string">
            <text:p>!closed</text:p>
          </table:table-cell>
          <table:table-cell table:formula="of:=IF(ISBLANK([$context.F691]);[$context.B691];[$context.F691])" office:value-type="string" office:string-value="http://ica.tacc.utexas.edu/chersonesos/ark/concept/attribute/28/False" calcext:value-type="string">
            <text:p>http://ica.tacc.utexas.edu/chersonesos/ark/concept/attribute/28/False</text:p>
          </table:table-cell>
        </table:table-row>
        <table:table-row table:style-name="ro1">
          <table:table-cell table:formula="of:=[$context.A692]" office:value-type="string" office:string-value="closed" calcext:value-type="string">
            <text:p>closed</text:p>
          </table:table-cell>
          <table:table-cell table:formula="of:=IF(ISBLANK([$context.F692]);[$context.B692];[$context.F692])" office:value-type="string" office:string-value="http://ica.tacc.utexas.edu/chersonesos/ark/concept/attribute/28/True" calcext:value-type="string">
            <text:p>http://ica.tacc.utexas.edu/chersonesos/ark/concept/attribute/28/True</text:p>
          </table:table-cell>
        </table:table-row>
        <table:table-row table:style-name="ro1">
          <table:table-cell table:formula="of:=[$context.A693]" office:value-type="string" office:string-value="!completed" calcext:value-type="string">
            <text:p>!completed</text:p>
          </table:table-cell>
          <table:table-cell table:formula="of:=IF(ISBLANK([$context.F693]);[$context.B693];[$context.F693])" office:value-type="string" office:string-value="http://ica.tacc.utexas.edu/chersonesos/ark/concept/attribute/29/False" calcext:value-type="string">
            <text:p>http://ica.tacc.utexas.edu/chersonesos/ark/concept/attribute/29/False</text:p>
          </table:table-cell>
        </table:table-row>
        <table:table-row table:style-name="ro1">
          <table:table-cell table:formula="of:=[$context.A694]" office:value-type="string" office:string-value="completed" calcext:value-type="string">
            <text:p>completed</text:p>
          </table:table-cell>
          <table:table-cell table:formula="of:=IF(ISBLANK([$context.F694]);[$context.B694];[$context.F694])" office:value-type="string" office:string-value="http://ica.tacc.utexas.edu/chersonesos/ark/concept/attribute/29/True" calcext:value-type="string">
            <text:p>http://ica.tacc.utexas.edu/chersonesos/ark/concept/attribute/29/True</text:p>
          </table:table-cell>
        </table:table-row>
        <table:table-row table:style-name="ro1">
          <table:table-cell table:formula="of:=[$context.A695]" office:value-type="float" office:value="28" calcext:value-type="float">
            <text:p>28</text:p>
          </table:table-cell>
          <table:table-cell table:formula="of:=IF(ISBLANK([$context.F695]);[$context.B695];[$context.F695])" office:value-type="string" office:string-value="http://ica.tacc.utexas.edu/chersonesos/ark/concept/attribute/294" calcext:value-type="string">
            <text:p>http://ica.tacc.utexas.edu/chersonesos/ark/concept/attribute/294</text:p>
          </table:table-cell>
        </table:table-row>
        <table:table-row table:style-name="ro1">
          <table:table-cell table:formula="of:=[$context.A696]" office:value-type="float" office:value="33" calcext:value-type="float">
            <text:p>33</text:p>
          </table:table-cell>
          <table:table-cell table:formula="of:=IF(ISBLANK([$context.F696]);[$context.B696];[$context.F696])" office:value-type="string" office:string-value="http://ica.tacc.utexas.edu/chersonesos/ark/concept/attribute/295" calcext:value-type="string">
            <text:p>http://ica.tacc.utexas.edu/chersonesos/ark/concept/attribute/295</text:p>
          </table:table-cell>
        </table:table-row>
        <table:table-row table:style-name="ro1">
          <table:table-cell table:formula="of:=[$context.A697]" office:value-type="float" office:value="32" calcext:value-type="float">
            <text:p>32</text:p>
          </table:table-cell>
          <table:table-cell table:formula="of:=IF(ISBLANK([$context.F697]);[$context.B697];[$context.F697])" office:value-type="string" office:string-value="http://ica.tacc.utexas.edu/chersonesos/ark/concept/attribute/296" calcext:value-type="string">
            <text:p>http://ica.tacc.utexas.edu/chersonesos/ark/concept/attribute/296</text:p>
          </table:table-cell>
        </table:table-row>
        <table:table-row table:style-name="ro1">
          <table:table-cell table:formula="of:=[$context.A698]" office:value-type="float" office:value="29" calcext:value-type="float">
            <text:p>29</text:p>
          </table:table-cell>
          <table:table-cell table:formula="of:=IF(ISBLANK([$context.F698]);[$context.B698];[$context.F698])" office:value-type="string" office:string-value="http://ica.tacc.utexas.edu/chersonesos/ark/concept/attribute/297" calcext:value-type="string">
            <text:p>http://ica.tacc.utexas.edu/chersonesos/ark/concept/attribute/297</text:p>
          </table:table-cell>
        </table:table-row>
        <table:table-row table:style-name="ro1">
          <table:table-cell table:formula="of:=[$context.A699]" office:value-type="string" office:string-value="n_a" calcext:value-type="string">
            <text:p>n_a</text:p>
          </table:table-cell>
          <table:table-cell table:formula="of:=IF(ISBLANK([$context.F699]);[$context.B699];[$context.F699])" office:value-type="string" office:string-value="http://ica.tacc.utexas.edu/chersonesos/ark/concept/attribute/298" calcext:value-type="string">
            <text:p>http://ica.tacc.utexas.edu/chersonesos/ark/concept/attribute/298</text:p>
          </table:table-cell>
        </table:table-row>
        <table:table-row table:style-name="ro1">
          <table:table-cell table:formula="of:=[$context.A700]" office:value-type="float" office:value="31" calcext:value-type="float">
            <text:p>31</text:p>
          </table:table-cell>
          <table:table-cell table:formula="of:=IF(ISBLANK([$context.F700]);[$context.B700];[$context.F700])" office:value-type="string" office:string-value="http://ica.tacc.utexas.edu/chersonesos/ark/concept/attribute/299" calcext:value-type="string">
            <text:p>http://ica.tacc.utexas.edu/chersonesos/ark/concept/attribute/299</text:p>
          </table:table-cell>
        </table:table-row>
        <table:table-row table:style-name="ro1">
          <table:table-cell table:formula="of:=[$context.A701]" office:value-type="float" office:value="26" calcext:value-type="float">
            <text:p>26</text:p>
          </table:table-cell>
          <table:table-cell table:formula="of:=IF(ISBLANK([$context.F701]);[$context.B701];[$context.F701])" office:value-type="string" office:string-value="http://ica.tacc.utexas.edu/chersonesos/ark/concept/attribute/300" calcext:value-type="string">
            <text:p>http://ica.tacc.utexas.edu/chersonesos/ark/concept/attribute/300</text:p>
          </table:table-cell>
        </table:table-row>
        <table:table-row table:style-name="ro1">
          <table:table-cell table:formula="of:=[$context.A702]" office:value-type="float" office:value="23" calcext:value-type="float">
            <text:p>23</text:p>
          </table:table-cell>
          <table:table-cell table:formula="of:=IF(ISBLANK([$context.F702]);[$context.B702];[$context.F702])" office:value-type="string" office:string-value="http://ica.tacc.utexas.edu/chersonesos/ark/concept/attribute/301" calcext:value-type="string">
            <text:p>http://ica.tacc.utexas.edu/chersonesos/ark/concept/attribute/301</text:p>
          </table:table-cell>
        </table:table-row>
        <table:table-row table:style-name="ro1">
          <table:table-cell table:formula="of:=[$context.A703]" office:value-type="float" office:value="20" calcext:value-type="float">
            <text:p>20</text:p>
          </table:table-cell>
          <table:table-cell table:formula="of:=IF(ISBLANK([$context.F703]);[$context.B703];[$context.F703])" office:value-type="string" office:string-value="http://ica.tacc.utexas.edu/chersonesos/ark/concept/attribute/302" calcext:value-type="string">
            <text:p>http://ica.tacc.utexas.edu/chersonesos/ark/concept/attribute/302</text:p>
          </table:table-cell>
        </table:table-row>
        <table:table-row table:style-name="ro1">
          <table:table-cell table:formula="of:=[$context.A704]" office:value-type="float" office:value="25" calcext:value-type="float">
            <text:p>25</text:p>
          </table:table-cell>
          <table:table-cell table:formula="of:=IF(ISBLANK([$context.F704]);[$context.B704];[$context.F704])" office:value-type="string" office:string-value="http://ica.tacc.utexas.edu/chersonesos/ark/concept/attribute/303" calcext:value-type="string">
            <text:p>http://ica.tacc.utexas.edu/chersonesos/ark/concept/attribute/303</text:p>
          </table:table-cell>
        </table:table-row>
        <table:table-row table:style-name="ro1">
          <table:table-cell table:formula="of:=[$context.A705]" office:value-type="float" office:value="36" calcext:value-type="float">
            <text:p>36</text:p>
          </table:table-cell>
          <table:table-cell table:formula="of:=IF(ISBLANK([$context.F705]);[$context.B705];[$context.F705])" office:value-type="string" office:string-value="http://ica.tacc.utexas.edu/chersonesos/ark/concept/attribute/304" calcext:value-type="string">
            <text:p>http://ica.tacc.utexas.edu/chersonesos/ark/concept/attribute/304</text:p>
          </table:table-cell>
        </table:table-row>
        <table:table-row table:style-name="ro1">
          <table:table-cell table:formula="of:=[$context.A706]" office:value-type="float" office:value="30" calcext:value-type="float">
            <text:p>30</text:p>
          </table:table-cell>
          <table:table-cell table:formula="of:=IF(ISBLANK([$context.F706]);[$context.B706];[$context.F706])" office:value-type="string" office:string-value="http://ica.tacc.utexas.edu/chersonesos/ark/concept/attribute/305" calcext:value-type="string">
            <text:p>http://ica.tacc.utexas.edu/chersonesos/ark/concept/attribute/305</text:p>
          </table:table-cell>
        </table:table-row>
        <table:table-row table:style-name="ro1">
          <table:table-cell table:formula="of:=[$context.A707]" office:value-type="string" office:string-value="tomb 2" calcext:value-type="string">
            <text:p>tomb 2</text:p>
          </table:table-cell>
          <table:table-cell table:formula="of:=IF(ISBLANK([$context.F707]);[$context.B707];[$context.F707])" office:value-type="string" office:string-value="http://ica.tacc.utexas.edu/chersonesos/ark/concept/attribute/306" calcext:value-type="string">
            <text:p>http://ica.tacc.utexas.edu/chersonesos/ark/concept/attribute/306</text:p>
          </table:table-cell>
        </table:table-row>
        <table:table-row table:style-name="ro1">
          <table:table-cell table:formula="of:=[$context.A708]" office:value-type="string" office:string-value="grave 1" calcext:value-type="string">
            <text:p>grave 1</text:p>
          </table:table-cell>
          <table:table-cell table:formula="of:=IF(ISBLANK([$context.F708]);[$context.B708];[$context.F708])" office:value-type="string" office:string-value="http://ica.tacc.utexas.edu/chersonesos/ark/concept/attribute/307" calcext:value-type="string">
            <text:p>http://ica.tacc.utexas.edu/chersonesos/ark/concept/attribute/307</text:p>
          </table:table-cell>
        </table:table-row>
        <table:table-row table:style-name="ro1">
          <table:table-cell table:formula="of:=[$context.A709]" office:value-type="float" office:value="35" calcext:value-type="float">
            <text:p>35</text:p>
          </table:table-cell>
          <table:table-cell table:formula="of:=IF(ISBLANK([$context.F709]);[$context.B709];[$context.F709])" office:value-type="string" office:string-value="http://ica.tacc.utexas.edu/chersonesos/ark/concept/attribute/308" calcext:value-type="string">
            <text:p>http://ica.tacc.utexas.edu/chersonesos/ark/concept/attribute/308</text:p>
          </table:table-cell>
        </table:table-row>
        <table:table-row table:style-name="ro1">
          <table:table-cell table:formula="of:=[$context.A710]" office:value-type="string" office:string-value="31a" calcext:value-type="string">
            <text:p>31a</text:p>
          </table:table-cell>
          <table:table-cell table:formula="of:=IF(ISBLANK([$context.F710]);[$context.B710];[$context.F710])" office:value-type="string" office:string-value="http://ica.tacc.utexas.edu/chersonesos/ark/concept/attribute/309" calcext:value-type="string">
            <text:p>http://ica.tacc.utexas.edu/chersonesos/ark/concept/attribute/309</text:p>
          </table:table-cell>
        </table:table-row>
        <table:table-row table:style-name="ro1">
          <table:table-cell table:formula="of:=[$context.A711]" office:value-type="float" office:value="37" calcext:value-type="float">
            <text:p>37</text:p>
          </table:table-cell>
          <table:table-cell table:formula="of:=IF(ISBLANK([$context.F711]);[$context.B711];[$context.F711])" office:value-type="string" office:string-value="http://ica.tacc.utexas.edu/chersonesos/ark/concept/attribute/310" calcext:value-type="string">
            <text:p>http://ica.tacc.utexas.edu/chersonesos/ark/concept/attribute/310</text:p>
          </table:table-cell>
        </table:table-row>
        <table:table-row table:style-name="ro1">
          <table:table-cell table:formula="of:=[$context.A712]" office:value-type="float" office:value="34" calcext:value-type="float">
            <text:p>34</text:p>
          </table:table-cell>
          <table:table-cell table:formula="of:=IF(ISBLANK([$context.F712]);[$context.B712];[$context.F712])" office:value-type="string" office:string-value="http://ica.tacc.utexas.edu/chersonesos/ark/concept/attribute/311" calcext:value-type="string">
            <text:p>http://ica.tacc.utexas.edu/chersonesos/ark/concept/attribute/311</text:p>
          </table:table-cell>
        </table:table-row>
        <table:table-row table:style-name="ro1">
          <table:table-cell table:formula="of:=[$context.A713]" office:value-type="float" office:value="38" calcext:value-type="float">
            <text:p>38</text:p>
          </table:table-cell>
          <table:table-cell table:formula="of:=IF(ISBLANK([$context.F713]);[$context.B713];[$context.F713])" office:value-type="string" office:string-value="http://ica.tacc.utexas.edu/chersonesos/ark/concept/attribute/312" calcext:value-type="string">
            <text:p>http://ica.tacc.utexas.edu/chersonesos/ark/concept/attribute/312</text:p>
          </table:table-cell>
        </table:table-row>
        <table:table-row table:style-name="ro1">
          <table:table-cell table:formula="of:=[$context.A714]" office:value-type="string" office:string-value="tomb 5" calcext:value-type="string">
            <text:p>tomb 5</text:p>
          </table:table-cell>
          <table:table-cell table:formula="of:=IF(ISBLANK([$context.F714]);[$context.B714];[$context.F714])" office:value-type="string" office:string-value="http://ica.tacc.utexas.edu/chersonesos/ark/concept/attribute/313" calcext:value-type="string">
            <text:p>http://ica.tacc.utexas.edu/chersonesos/ark/concept/attribute/313</text:p>
          </table:table-cell>
        </table:table-row>
        <table:table-row table:style-name="ro1">
          <table:table-cell table:formula="of:=[$context.A715]" office:value-type="string" office:string-value="31 probe" calcext:value-type="string">
            <text:p>31 probe</text:p>
          </table:table-cell>
          <table:table-cell table:formula="of:=IF(ISBLANK([$context.F715]);[$context.B715];[$context.F715])" office:value-type="string" office:string-value="http://ica.tacc.utexas.edu/chersonesos/ark/concept/attribute/314" calcext:value-type="string">
            <text:p>http://ica.tacc.utexas.edu/chersonesos/ark/concept/attribute/314</text:p>
          </table:table-cell>
        </table:table-row>
        <table:table-row table:style-name="ro1">
          <table:table-cell table:formula="of:=[$context.A716]" office:value-type="string" office:string-value="21a" calcext:value-type="string">
            <text:p>21a</text:p>
          </table:table-cell>
          <table:table-cell table:formula="of:=IF(ISBLANK([$context.F716]);[$context.B716];[$context.F716])" office:value-type="string" office:string-value="http://ica.tacc.utexas.edu/chersonesos/ark/concept/attribute/534" calcext:value-type="string">
            <text:p>http://ica.tacc.utexas.edu/chersonesos/ark/concept/attribute/534</text:p>
          </table:table-cell>
        </table:table-row>
        <table:table-row table:style-name="ro1">
          <table:table-cell table:formula="of:=[$context.A717]" office:value-type="float" office:value="22" calcext:value-type="float">
            <text:p>22</text:p>
          </table:table-cell>
          <table:table-cell table:formula="of:=IF(ISBLANK([$context.F717]);[$context.B717];[$context.F717])" office:value-type="string" office:string-value="http://ica.tacc.utexas.edu/chersonesos/ark/concept/attribute/535" calcext:value-type="string">
            <text:p>http://ica.tacc.utexas.edu/chersonesos/ark/concept/attribute/535</text:p>
          </table:table-cell>
        </table:table-row>
        <table:table-row table:style-name="ro1">
          <table:table-cell table:formula="of:=[$context.A718]" office:value-type="string" office:string-value="21b" calcext:value-type="string">
            <text:p>21b</text:p>
          </table:table-cell>
          <table:table-cell table:formula="of:=IF(ISBLANK([$context.F718]);[$context.B718];[$context.F718])" office:value-type="string" office:string-value="http://ica.tacc.utexas.edu/chersonesos/ark/concept/attribute/537" calcext:value-type="string">
            <text:p>http://ica.tacc.utexas.edu/chersonesos/ark/concept/attribute/537</text:p>
          </table:table-cell>
        </table:table-row>
        <table:table-row table:style-name="ro1">
          <table:table-cell table:formula="of:=[$context.A719]" office:value-type="float" office:value="27" calcext:value-type="float">
            <text:p>27</text:p>
          </table:table-cell>
          <table:table-cell table:formula="of:=IF(ISBLANK([$context.F719]);[$context.B719];[$context.F719])" office:value-type="string" office:string-value="http://ica.tacc.utexas.edu/chersonesos/ark/concept/attribute/538" calcext:value-type="string">
            <text:p>http://ica.tacc.utexas.edu/chersonesos/ark/concept/attribute/538</text:p>
          </table:table-cell>
        </table:table-row>
        <table:table-row table:style-name="ro1">
          <table:table-cell table:formula="of:=[$context.A720]" office:value-type="string" office:string-value="tomb 1" calcext:value-type="string">
            <text:p>tomb 1</text:p>
          </table:table-cell>
          <table:table-cell table:formula="of:=IF(ISBLANK([$context.F720]);[$context.B720];[$context.F720])" office:value-type="string" office:string-value="http://ica.tacc.utexas.edu/chersonesos/ark/concept/attribute/540" calcext:value-type="string">
            <text:p>http://ica.tacc.utexas.edu/chersonesos/ark/concept/attribute/540</text:p>
          </table:table-cell>
        </table:table-row>
        <table:table-row table:style-name="ro1">
          <table:table-cell table:formula="of:=[$context.A721]" office:value-type="string" office:string-value="organic material" calcext:value-type="string">
            <text:p>organic material</text:p>
          </table:table-cell>
          <table:table-cell table:formula="of:=IF(ISBLANK([$context.F721]);[$context.B721];[$context.F721])" office:value-type="string" office:string-value="http://ica.tacc.utexas.edu/chersonesos/ark/concept/attribute/132" calcext:value-type="string">
            <text:p>http://ica.tacc.utexas.edu/chersonesos/ark/concept/attribute/132</text:p>
          </table:table-cell>
        </table:table-row>
        <table:table-row table:style-name="ro1">
          <table:table-cell table:formula="of:=[$context.A722]" office:value-type="string" office:string-value="flotation" calcext:value-type="string">
            <text:p>flotation</text:p>
          </table:table-cell>
          <table:table-cell table:formula="of:=IF(ISBLANK([$context.F722]);[$context.B722];[$context.F722])" office:value-type="string" office:string-value="http://ica.tacc.utexas.edu/chersonesos/ark/concept/attribute/133" calcext:value-type="string">
            <text:p>http://ica.tacc.utexas.edu/chersonesos/ark/concept/attribute/133</text:p>
          </table:table-cell>
        </table:table-row>
        <table:table-row table:style-name="ro1">
          <table:table-cell table:formula="of:=[$context.A723]" office:value-type="string" office:string-value="carbonised wood" calcext:value-type="string">
            <text:p>carbonised wood</text:p>
          </table:table-cell>
          <table:table-cell table:formula="of:=IF(ISBLANK([$context.F723]);[$context.B723];[$context.F723])" office:value-type="string" office:string-value="http://ica.tacc.utexas.edu/chersonesos/ark/concept/attribute/134" calcext:value-type="string">
            <text:p>http://ica.tacc.utexas.edu/chersonesos/ark/concept/attribute/134</text:p>
          </table:table-cell>
        </table:table-row>
        <table:table-row table:style-name="ro1">
          <table:table-cell table:formula="of:=[$context.A724]" office:value-type="string" office:string-value="residue analysis" calcext:value-type="string">
            <text:p>residue analysis</text:p>
          </table:table-cell>
          <table:table-cell table:formula="of:=IF(ISBLANK([$context.F724]);[$context.B724];[$context.F724])" office:value-type="string" office:string-value="http://ica.tacc.utexas.edu/chersonesos/ark/concept/attribute/135" calcext:value-type="string">
            <text:p>http://ica.tacc.utexas.edu/chersonesos/ark/concept/attribute/135</text:p>
          </table:table-cell>
        </table:table-row>
        <table:table-row table:style-name="ro1">
          <table:table-cell table:formula="of:=[$context.A725]" office:value-type="string" office:string-value="metallurgical" calcext:value-type="string">
            <text:p>metallurgical</text:p>
          </table:table-cell>
          <table:table-cell table:formula="of:=IF(ISBLANK([$context.F725]);[$context.B725];[$context.F725])" office:value-type="string" office:string-value="http://ica.tacc.utexas.edu/chersonesos/ark/concept/attribute/136" calcext:value-type="string">
            <text:p>http://ica.tacc.utexas.edu/chersonesos/ark/concept/attribute/136</text:p>
          </table:table-cell>
        </table:table-row>
        <table:table-row table:style-name="ro1">
          <table:table-cell table:formula="of:=[$context.A726]" office:value-type="string" office:string-value="palaeobotanical" calcext:value-type="string">
            <text:p>palaeobotanical</text:p>
          </table:table-cell>
          <table:table-cell table:formula="of:=IF(ISBLANK([$context.F726]);[$context.B726];[$context.F726])" office:value-type="string" office:string-value="http://ica.tacc.utexas.edu/chersonesos/ark/concept/attribute/137" calcext:value-type="string">
            <text:p>http://ica.tacc.utexas.edu/chersonesos/ark/concept/attribute/137</text:p>
          </table:table-cell>
        </table:table-row>
        <table:table-row table:style-name="ro1">
          <table:table-cell table:formula="of:=[$context.A727]" office:value-type="string" office:string-value="soil composition" calcext:value-type="string">
            <text:p>soil composition</text:p>
          </table:table-cell>
          <table:table-cell table:formula="of:=IF(ISBLANK([$context.F727]);[$context.B727];[$context.F727])" office:value-type="string" office:string-value="http://ica.tacc.utexas.edu/chersonesos/ark/concept/attribute/138" calcext:value-type="string">
            <text:p>http://ica.tacc.utexas.edu/chersonesos/ark/concept/attribute/138</text:p>
          </table:table-cell>
        </table:table-row>
        <table:table-row table:style-name="ro1">
          <table:table-cell table:formula="of:=[$context.A728]" office:value-type="string" office:string-value="mortar" calcext:value-type="string">
            <text:p>mortar</text:p>
          </table:table-cell>
          <table:table-cell table:formula="of:=IF(ISBLANK([$context.F728]);[$context.B728];[$context.F728])" office:value-type="string" office:string-value="http://ica.tacc.utexas.edu/chersonesos/ark/concept/attribute/139" calcext:value-type="string">
            <text:p>http://ica.tacc.utexas.edu/chersonesos/ark/concept/attribute/139</text:p>
          </table:table-cell>
        </table:table-row>
        <table:table-row table:style-name="ro1">
          <table:table-cell table:formula="of:=[$context.A729]" office:value-type="string" office:string-value="architectural sample" calcext:value-type="string">
            <text:p>architectural sample</text:p>
          </table:table-cell>
          <table:table-cell table:formula="of:=IF(ISBLANK([$context.F729]);[$context.B729];[$context.F729])" office:value-type="string" office:string-value="http://ica.tacc.utexas.edu/chersonesos/ark/concept/attribute/140" calcext:value-type="string">
            <text:p>http://ica.tacc.utexas.edu/chersonesos/ark/concept/attribute/140</text:p>
          </table:table-cell>
        </table:table-row>
        <table:table-row table:style-name="ro1">
          <table:table-cell table:formula="of:=[$context.A730]" office:value-type="string" office:string-value="1 to 50" calcext:value-type="string">
            <text:p>1 to 50</text:p>
          </table:table-cell>
          <table:table-cell table:formula="of:=IF(ISBLANK([$context.F730]);[$context.B730];[$context.F730])" office:value-type="string" office:string-value="http://ica.tacc.utexas.edu/chersonesos/ark/concept/attribute/272" calcext:value-type="string">
            <text:p>http://ica.tacc.utexas.edu/chersonesos/ark/concept/attribute/272</text:p>
          </table:table-cell>
        </table:table-row>
        <table:table-row table:style-name="ro1">
          <table:table-cell table:formula="of:=[$context.A731]" office:value-type="string" office:string-value="1 to 20" calcext:value-type="string">
            <text:p>1 to 20</text:p>
          </table:table-cell>
          <table:table-cell table:formula="of:=IF(ISBLANK([$context.F731]);[$context.B731];[$context.F731])" office:value-type="string" office:string-value="http://ica.tacc.utexas.edu/chersonesos/ark/concept/attribute/273" calcext:value-type="string">
            <text:p>http://ica.tacc.utexas.edu/chersonesos/ark/concept/attribute/273</text:p>
          </table:table-cell>
        </table:table-row>
        <table:table-row table:style-name="ro1">
          <table:table-cell table:formula="of:=[$context.A732]" office:value-type="string" office:string-value="1 to 10" calcext:value-type="string">
            <text:p>1 to 10</text:p>
          </table:table-cell>
          <table:table-cell table:formula="of:=IF(ISBLANK([$context.F732]);[$context.B732];[$context.F732])" office:value-type="string" office:string-value="http://ica.tacc.utexas.edu/chersonesos/ark/concept/attribute/274" calcext:value-type="string">
            <text:p>http://ica.tacc.utexas.edu/chersonesos/ark/concept/attribute/274</text:p>
          </table:table-cell>
        </table:table-row>
        <table:table-row table:style-name="ro1">
          <table:table-cell table:formula="of:=[$context.A733]" office:value-type="string" office:string-value="13c" calcext:value-type="string">
            <text:p>13c</text:p>
          </table:table-cell>
          <table:table-cell table:formula="of:=IF(ISBLANK([$context.F733]);[$context.B733];[$context.F733])" office:value-type="string" office:string-value="http://ica.tacc.utexas.edu/chersonesos/ark/concept/txttype/13c" calcext:value-type="string">
            <text:p>http://ica.tacc.utexas.edu/chersonesos/ark/concept/txttype/13c</text:p>
          </table:table-cell>
        </table:table-row>
        <table:table-row table:style-name="ro1">
          <table:table-cell table:formula="of:=[$context.A734]" office:value-type="string" office:string-value="15n" calcext:value-type="string">
            <text:p>15n</text:p>
          </table:table-cell>
          <table:table-cell table:formula="of:=IF(ISBLANK([$context.F734]);[$context.B734];[$context.F734])" office:value-type="string" office:string-value="http://ica.tacc.utexas.edu/chersonesos/ark/concept/txttype/15n" calcext:value-type="string">
            <text:p>http://ica.tacc.utexas.edu/chersonesos/ark/concept/txttype/15n</text:p>
          </table:table-cell>
        </table:table-row>
        <table:table-row table:style-name="ro1">
          <table:table-cell table:formula="of:=[$context.A735]" office:value-type="string" office:string-value="c_n" calcext:value-type="string">
            <text:p>c_n</text:p>
          </table:table-cell>
          <table:table-cell table:formula="of:=IF(ISBLANK([$context.F735]);[$context.B735];[$context.F735])" office:value-type="string" office:string-value="http://ica.tacc.utexas.edu/chersonesos/ark/concept/txttype/c_n" calcext:value-type="string">
            <text:p>http://ica.tacc.utexas.edu/chersonesos/ark/concept/txttype/c_n</text:p>
          </table:table-cell>
        </table:table-row>
        <table:table-row table:style-name="ro1">
          <table:table-cell table:formula="of:=[$context.A736]" office:value-type="string" office:string-value="c14 (az)" calcext:value-type="string">
            <text:p>c14 (az)</text:p>
          </table:table-cell>
          <table:table-cell table:formula="of:=IF(ISBLANK([$context.F736]);[$context.B736];[$context.F736])" office:value-type="string" office:string-value="http://ica.tacc.utexas.edu/chersonesos/ark/concept/txttype/c14az" calcext:value-type="string">
            <text:p>http://ica.tacc.utexas.edu/chersonesos/ark/concept/txttype/c14az</text:p>
          </table:table-cell>
        </table:table-row>
        <table:table-row table:style-name="ro1">
          <table:table-cell table:formula="of:=[$context.A737]" office:value-type="string" office:string-value="c14 (k)" calcext:value-type="string">
            <text:p>c14 (k)</text:p>
          </table:table-cell>
          <table:table-cell table:formula="of:=IF(ISBLANK([$context.F737]);[$context.B737];[$context.F737])" office:value-type="string" office:string-value="http://ica.tacc.utexas.edu/chersonesos/ark/concept/txttype/c14k" calcext:value-type="string">
            <text:p>http://ica.tacc.utexas.edu/chersonesos/ark/concept/txttype/c14k</text:p>
          </table:table-cell>
        </table:table-row>
        <table:table-row table:style-name="ro1">
          <table:table-cell table:formula="of:=[$context.A738]" office:value-type="string" office:string-value="c14 (z)" calcext:value-type="string">
            <text:p>c14 (z)</text:p>
          </table:table-cell>
          <table:table-cell table:formula="of:=IF(ISBLANK([$context.F738]);[$context.B738];[$context.F738])" office:value-type="string" office:string-value="http://ica.tacc.utexas.edu/chersonesos/ark/concept/txttype/c14z" calcext:value-type="string">
            <text:p>http://ica.tacc.utexas.edu/chersonesos/ark/concept/txttype/c14z</text:p>
          </table:table-cell>
        </table:table-row>
        <table:table-row table:style-name="ro1">
          <table:table-cell table:formula="of:=[$context.A739]" office:value-type="string" office:string-value="l" calcext:value-type="string">
            <text:p>l</text:p>
          </table:table-cell>
          <table:table-cell table:formula="of:=IF(ISBLANK([$context.F739]);[$context.B739];[$context.F739])" office:value-type="string" office:string-value="http://ica.tacc.utexas.edu/chersonesos/ark/concept/attribute/413" calcext:value-type="string">
            <text:p>http://ica.tacc.utexas.edu/chersonesos/ark/concept/attribute/413</text:p>
          </table:table-cell>
        </table:table-row>
        <table:table-row table:style-name="ro1">
          <table:table-cell table:formula="of:=[$context.A740]" office:value-type="string" office:string-value="r" calcext:value-type="string">
            <text:p>r</text:p>
          </table:table-cell>
          <table:table-cell table:formula="of:=IF(ISBLANK([$context.F740]);[$context.B740];[$context.F740])" office:value-type="string" office:string-value="http://ica.tacc.utexas.edu/chersonesos/ark/concept/attribute/414" calcext:value-type="string">
            <text:p>http://ica.tacc.utexas.edu/chersonesos/ark/concept/attribute/414</text:p>
          </table:table-cell>
        </table:table-row>
        <table:table-row table:style-name="ro1">
          <table:table-cell table:formula="of:=[$context.A741]" office:value-type="string" office:string-value="!skull" calcext:value-type="string">
            <text:p>!skull</text:p>
          </table:table-cell>
          <table:table-cell table:formula="of:=IF(ISBLANK([$context.F741]);[$context.B741];[$context.F741])" office:value-type="string" office:string-value="http://ica.tacc.utexas.edu/chersonesos/ark/concept/attribute/523/False" calcext:value-type="string">
            <text:p>http://ica.tacc.utexas.edu/chersonesos/ark/concept/attribute/523/False</text:p>
          </table:table-cell>
        </table:table-row>
        <table:table-row table:style-name="ro1">
          <table:table-cell table:formula="of:=[$context.A742]" office:value-type="string" office:string-value="skull" calcext:value-type="string">
            <text:p>skull</text:p>
          </table:table-cell>
          <table:table-cell table:formula="of:=IF(ISBLANK([$context.F742]);[$context.B742];[$context.F742])" office:value-type="string" office:string-value="http://ica.tacc.utexas.edu/chersonesos/ark/concept/attribute/523/True" calcext:value-type="string">
            <text:p>http://ica.tacc.utexas.edu/chersonesos/ark/concept/attribute/523/True</text:p>
          </table:table-cell>
        </table:table-row>
        <table:table-row table:style-name="ro1">
          <table:table-cell table:formula="of:=[$context.A743]" office:value-type="string" office:string-value="long bones" calcext:value-type="string">
            <text:p>long bones</text:p>
          </table:table-cell>
          <table:table-cell table:formula="of:=IF(ISBLANK([$context.F743]);[$context.B743];[$context.F743])" office:value-type="string" office:string-value="http://ica.tacc.utexas.edu/chersonesos/ark/concept/attribute/525" calcext:value-type="string">
            <text:p>http://ica.tacc.utexas.edu/chersonesos/ark/concept/attribute/525</text:p>
          </table:table-cell>
        </table:table-row>
        <table:table-row table:style-name="ro1">
          <table:table-cell table:formula="of:=[$context.A744]" office:value-type="string" office:string-value="f" calcext:value-type="string">
            <text:p>f</text:p>
          </table:table-cell>
          <table:table-cell table:formula="of:=IF(ISBLANK([$context.F744]);[$context.B744];[$context.F744])" office:value-type="string" office:string-value="http://ica.tacc.utexas.edu/chersonesos/ark/concept/attribute/527" calcext:value-type="string">
            <text:p>http://ica.tacc.utexas.edu/chersonesos/ark/concept/attribute/527</text:p>
          </table:table-cell>
        </table:table-row>
        <table:table-row table:style-name="ro1">
          <table:table-cell table:formula="of:=[$context.A745]" office:value-type="string" office:string-value="m?" calcext:value-type="string">
            <text:p>m?</text:p>
          </table:table-cell>
          <table:table-cell table:formula="of:=IF(ISBLANK([$context.F745]);[$context.B745];[$context.F745])" office:value-type="string" office:string-value="http://ica.tacc.utexas.edu/chersonesos/ark/concept/attribute/528" calcext:value-type="string">
            <text:p>http://ica.tacc.utexas.edu/chersonesos/ark/concept/attribute/528</text:p>
          </table:table-cell>
        </table:table-row>
        <table:table-row table:style-name="ro1">
          <table:table-cell table:formula="of:=[$context.A746]" office:value-type="string" office:string-value="m" calcext:value-type="string">
            <text:p>m</text:p>
          </table:table-cell>
          <table:table-cell table:formula="of:=IF(ISBLANK([$context.F746]);[$context.B746];[$context.F746])" office:value-type="string" office:string-value="http://ica.tacc.utexas.edu/chersonesos/ark/concept/attribute/529" calcext:value-type="string">
            <text:p>http://ica.tacc.utexas.edu/chersonesos/ark/concept/attribute/529</text:p>
          </table:table-cell>
        </table:table-row>
        <table:table-row table:style-name="ro1">
          <table:table-cell table:formula="of:=[$context.A747]" office:value-type="string" office:string-value="child" calcext:value-type="string">
            <text:p>child</text:p>
          </table:table-cell>
          <table:table-cell table:formula="of:=IF(ISBLANK([$context.F747]);[$context.B747];[$context.F747])" office:value-type="string" office:string-value="http://ica.tacc.utexas.edu/chersonesos/ark/concept/attribute/530" calcext:value-type="string">
            <text:p>http://ica.tacc.utexas.edu/chersonesos/ark/concept/attribute/530</text:p>
          </table:table-cell>
        </table:table-row>
        <table:table-row table:style-name="ro1">
          <table:table-cell table:formula="of:=[$context.A748]" office:value-type="string" office:string-value="f?" calcext:value-type="string">
            <text:p>f?</text:p>
          </table:table-cell>
          <table:table-cell table:formula="of:=IF(ISBLANK([$context.F748]);[$context.B748];[$context.F748])" office:value-type="string" office:string-value="http://ica.tacc.utexas.edu/chersonesos/ark/concept/attribute/531" calcext:value-type="string">
            <text:p>http://ica.tacc.utexas.edu/chersonesos/ark/concept/attribute/531</text:p>
          </table:table-cell>
        </table:table-row>
        <table:table-row table:style-name="ro1">
          <table:table-cell table:formula="of:=[$context.A749]" office:value-type="string" office:string-value="child m?" calcext:value-type="string">
            <text:p>child m?</text:p>
          </table:table-cell>
          <table:table-cell table:formula="of:=IF(ISBLANK([$context.F749]);[$context.B749];[$context.F749])" office:value-type="string" office:string-value="http://ica.tacc.utexas.edu/chersonesos/ark/concept/attribute/532" calcext:value-type="string">
            <text:p>http://ica.tacc.utexas.edu/chersonesos/ark/concept/attribute/532</text:p>
          </table:table-cell>
        </table:table-row>
        <table:table-row table:style-name="ro1">
          <table:table-cell table:formula="of:=[$context.A750]" office:value-type="string" office:string-value="bad reliability" calcext:value-type="string">
            <text:p>bad reliability</text:p>
          </table:table-cell>
          <table:table-cell table:formula="of:=IF(ISBLANK([$context.F750]);[$context.B750];[$context.F750])" office:value-type="string" office:string-value="http://ica.tacc.utexas.edu/chersonesos/ark/concept/attribute/263" calcext:value-type="string">
            <text:p>http://ica.tacc.utexas.edu/chersonesos/ark/concept/attribute/263</text:p>
          </table:table-cell>
        </table:table-row>
        <table:table-row table:style-name="ro1">
          <table:table-cell table:formula="of:=[$context.A751]" office:value-type="string" office:string-value="medium reliability" calcext:value-type="string">
            <text:p>medium reliability</text:p>
          </table:table-cell>
          <table:table-cell table:formula="of:=IF(ISBLANK([$context.F751]);[$context.B751];[$context.F751])" office:value-type="string" office:string-value="http://ica.tacc.utexas.edu/chersonesos/ark/concept/attribute/264" calcext:value-type="string">
            <text:p>http://ica.tacc.utexas.edu/chersonesos/ark/concept/attribute/264</text:p>
          </table:table-cell>
        </table:table-row>
        <table:table-row table:style-name="ro1">
          <table:table-cell table:formula="of:=[$context.A752]" office:value-type="string" office:string-value="very good reliabilty" calcext:value-type="string">
            <text:p>very good reliabilty</text:p>
          </table:table-cell>
          <table:table-cell table:formula="of:=IF(ISBLANK([$context.F752]);[$context.B752];[$context.F752])" office:value-type="string" office:string-value="http://ica.tacc.utexas.edu/chersonesos/ark/concept/attribute/265" calcext:value-type="string">
            <text:p>http://ica.tacc.utexas.edu/chersonesos/ark/concept/attribute/265</text:p>
          </table:table-cell>
        </table:table-row>
        <table:table-row table:style-name="ro1">
          <table:table-cell table:formula="of:=[$context.A753]" office:value-type="string" office:string-value="good reliability" calcext:value-type="string">
            <text:p>good reliability</text:p>
          </table:table-cell>
          <table:table-cell table:formula="of:=IF(ISBLANK([$context.F753]);[$context.B753];[$context.F753])" office:value-type="string" office:string-value="http://ica.tacc.utexas.edu/chersonesos/ark/concept/attribute/266" calcext:value-type="string">
            <text:p>http://ica.tacc.utexas.edu/chersonesos/ark/concept/attribute/266</text:p>
          </table:table-cell>
        </table:table-row>
        <table:table-row table:style-name="ro1">
          <table:table-cell table:formula="of:=[$context.A754]" office:value-type="string" office:string-value="excellent reliability" calcext:value-type="string">
            <text:p>excellent reliability</text:p>
          </table:table-cell>
          <table:table-cell table:formula="of:=IF(ISBLANK([$context.F754]);[$context.B754];[$context.F754])" office:value-type="string" office:string-value="http://ica.tacc.utexas.edu/chersonesos/ark/concept/attribute/267" calcext:value-type="string">
            <text:p>http://ica.tacc.utexas.edu/chersonesos/ark/concept/attribute/267</text:p>
          </table:table-cell>
        </table:table-row>
        <table:table-row table:style-name="ro1">
          <table:table-cell table:formula="of:=[$context.A755]" office:value-type="string" office:string-value="interpretation" calcext:value-type="string">
            <text:p>interpretation</text:p>
          </table:table-cell>
          <table:table-cell table:formula="of:=IF(ISBLANK([$context.F755]);[$context.B755];[$context.F755])" office:value-type="string" office:string-value="http://ica.tacc.utexas.edu/chersonesos/ark/concept/txttype/interp" calcext:value-type="string">
            <text:p>http://ica.tacc.utexas.edu/chersonesos/ark/concept/txttype/interp</text:p>
          </table:table-cell>
        </table:table-row>
        <table:table-row table:style-name="ro1">
          <table:table-cell table:formula="of:=[$context.A756]" office:value-type="string" office:string-value="cuts" calcext:value-type="string">
            <text:p>cuts</text:p>
          </table:table-cell>
          <table:table-cell table:formula="of:=IF(ISBLANK([$context.F756]);[$context.B756];[$context.F756])" office:value-type="string" office:string-value="https://ica.tacc.utexas.edu/chersonesos/ark/concept/spanlabel/1/1" calcext:value-type="string">
            <text:p>https://ica.tacc.utexas.edu/chersonesos/ark/concept/spanlabel/1/1</text:p>
          </table:table-cell>
        </table:table-row>
        <table:table-row table:style-name="ro1">
          <table:table-cell table:formula="of:=[$context.A757]" office:value-type="string" office:string-value="covers" calcext:value-type="string">
            <text:p>covers</text:p>
          </table:table-cell>
          <table:table-cell table:formula="of:=IF(ISBLANK([$context.F757]);[$context.B757];[$context.F757])" office:value-type="string" office:string-value="https://ica.tacc.utexas.edu/chersonesos/ark/concept/spanlabel/2/2" calcext:value-type="string">
            <text:p>https://ica.tacc.utexas.edu/chersonesos/ark/concept/spanlabel/2/2</text:p>
          </table:table-cell>
        </table:table-row>
        <table:table-row table:style-name="ro1">
          <table:table-cell table:formula="of:=[$context.A758]" office:value-type="string" office:string-value="abutts" calcext:value-type="string">
            <text:p>abutts</text:p>
          </table:table-cell>
          <table:table-cell table:formula="of:=IF(ISBLANK([$context.F758]);[$context.B758];[$context.F758])" office:value-type="string" office:string-value="https://ica.tacc.utexas.edu/chersonesos/ark/concept/spanlabel/3/1" calcext:value-type="string">
            <text:p>https://ica.tacc.utexas.edu/chersonesos/ark/concept/spanlabel/3/1</text:p>
          </table:table-cell>
        </table:table-row>
        <table:table-row table:style-name="ro1">
          <table:table-cell table:formula="of:=[$context.A759]" office:value-type="string" office:string-value="fills" calcext:value-type="string">
            <text:p>fills</text:p>
          </table:table-cell>
          <table:table-cell table:formula="of:=IF(ISBLANK([$context.F759]);[$context.B759];[$context.F759])" office:value-type="string" office:string-value="https://ica.tacc.utexas.edu/chersonesos/ark/concept/spanlabel/4/1" calcext:value-type="string">
            <text:p>https://ica.tacc.utexas.edu/chersonesos/ark/concept/spanlabel/4/1</text:p>
          </table:table-cell>
        </table:table-row>
        <table:table-row table:style-name="ro1">
          <table:table-cell table:formula="of:=[$context.A760]" office:value-type="string" office:string-value="bonds with" calcext:value-type="string">
            <text:p>bonds with</text:p>
          </table:table-cell>
          <table:table-cell table:formula="of:=IF(ISBLANK([$context.F760]);[$context.B760];[$context.F760])" office:value-type="string" office:string-value="https://ica.tacc.utexas.edu/chersonesos/ark/concept/spanlabel/5" calcext:value-type="string">
            <text:p>https://ica.tacc.utexas.edu/chersonesos/ark/concept/spanlabel/5</text:p>
          </table:table-cell>
        </table:table-row>
        <table:table-row table:style-name="ro1">
          <table:table-cell table:formula="of:=[$context.A761]" office:value-type="string" office:string-value="same as" calcext:value-type="string">
            <text:p>same as</text:p>
          </table:table-cell>
          <table:table-cell table:formula="of:=IF(ISBLANK([$context.F761]);[$context.B761];[$context.F761])" office:value-type="string" office:string-value="https://ica.tacc.utexas.edu/chersonesos/ark/concept/spanlabel/6" calcext:value-type="string">
            <text:p>https://ica.tacc.utexas.edu/chersonesos/ark/concept/spanlabel/6</text:p>
          </table:table-cell>
        </table:table-row>
        <table:table-row table:style-name="ro1">
          <table:table-cell table:formula="of:=[$context.A762]" office:value-type="string" office:string-value="cut by" calcext:value-type="string">
            <text:p>cut by</text:p>
          </table:table-cell>
          <table:table-cell table:formula="of:=IF(ISBLANK([$context.F762]);[$context.B762];[$context.F762])" office:value-type="string" office:string-value="https://ica.tacc.utexas.edu/chersonesos/ark/concept/spanlabel/1/2" calcext:value-type="string">
            <text:p>https://ica.tacc.utexas.edu/chersonesos/ark/concept/spanlabel/1/2</text:p>
          </table:table-cell>
        </table:table-row>
        <table:table-row table:style-name="ro1">
          <table:table-cell table:formula="of:=[$context.A763]" office:value-type="string" office:string-value="covered by" calcext:value-type="string">
            <text:p>covered by</text:p>
          </table:table-cell>
          <table:table-cell table:formula="of:=IF(ISBLANK([$context.F763]);[$context.B763];[$context.F763])" office:value-type="string" office:string-value="https://ica.tacc.utexas.edu/chersonesos/ark/concept/spanlabel/2/2" calcext:value-type="string">
            <text:p>https://ica.tacc.utexas.edu/chersonesos/ark/concept/spanlabel/2/2</text:p>
          </table:table-cell>
        </table:table-row>
        <table:table-row table:style-name="ro1">
          <table:table-cell table:formula="of:=[$context.A764]" office:value-type="string" office:string-value="abutted by" calcext:value-type="string">
            <text:p>abutted by</text:p>
          </table:table-cell>
          <table:table-cell table:formula="of:=IF(ISBLANK([$context.F764]);[$context.B764];[$context.F764])" office:value-type="string" office:string-value="https://ica.tacc.utexas.edu/chersonesos/ark/concept/spanlabel/3/2" calcext:value-type="string">
            <text:p>https://ica.tacc.utexas.edu/chersonesos/ark/concept/spanlabel/3/2</text:p>
          </table:table-cell>
        </table:table-row>
        <table:table-row table:style-name="ro1">
          <table:table-cell table:formula="of:=[$context.A765]" office:value-type="string" office:string-value="filled by" calcext:value-type="string">
            <text:p>filled by</text:p>
          </table:table-cell>
          <table:table-cell table:formula="of:=IF(ISBLANK([$context.F765]);[$context.B765];[$context.F765])" office:value-type="string" office:string-value="https://ica.tacc.utexas.edu/chersonesos/ark/concept/spanlabel/4/2" calcext:value-type="string">
            <text:p>https://ica.tacc.utexas.edu/chersonesos/ark/concept/spanlabel/4/2</text:p>
          </table:table-cell>
        </table:table-row>
        <table:table-row table:style-name="ro1">
          <table:table-cell table:formula="of:=[$context.A766]" office:value-type="float" office:value="0" calcext:value-type="float">
            <text:p>0</text:p>
          </table:table-cell>
          <table:table-cell table:formula="of:=IF(ISBLANK([$context.F766]);[$context.B766];[$context.F766])" office:value-type="float" office:value="0" calcext:value-type="float">
            <text:p>0</text:p>
          </table:table-cell>
        </table:table-row>
        <table:table-row table:style-name="ro1">
          <table:table-cell table:formula="of:=[$context.A767]" office:value-type="float" office:value="0" calcext:value-type="float">
            <text:p>0</text:p>
          </table:table-cell>
          <table:table-cell table:formula="of:=IF(ISBLANK([$context.F767]);[$context.B767];[$context.F767])" office:value-type="float" office:value="0" calcext:value-type="float">
            <text:p>0</text:p>
          </table:table-cell>
        </table:table-row>
        <table:table-row table:style-name="ro1">
          <table:table-cell table:formula="of:=[$context.A768]" office:value-type="float" office:value="0" calcext:value-type="float">
            <text:p>0</text:p>
          </table:table-cell>
          <table:table-cell table:formula="of:=IF(ISBLANK([$context.F768]);[$context.B768];[$context.F768])" office:value-type="float" office:value="0" calcext:value-type="float">
            <text:p>0</text:p>
          </table:table-cell>
        </table:table-row>
        <table:table-row table:style-name="ro1">
          <table:table-cell table:formula="of:=[$context.A769]" office:value-type="float" office:value="0" calcext:value-type="float">
            <text:p>0</text:p>
          </table:table-cell>
          <table:table-cell table:formula="of:=IF(ISBLANK([$context.F769]);[$context.B769];[$context.F769])" office:value-type="float" office:value="0" calcext:value-type="float">
            <text:p>0</text:p>
          </table:table-cell>
        </table:table-row>
        <table:table-row table:style-name="ro1">
          <table:table-cell table:formula="of:=[$context.A770]" office:value-type="float" office:value="0" calcext:value-type="float">
            <text:p>0</text:p>
          </table:table-cell>
          <table:table-cell table:formula="of:=IF(ISBLANK([$context.F770]);[$context.B770];[$context.F770])" office:value-type="float" office:value="0" calcext:value-type="float">
            <text:p>0</text:p>
          </table:table-cell>
        </table:table-row>
        <table:table-row table:style-name="ro1">
          <table:table-cell table:formula="of:=[$context.A771]" office:value-type="float" office:value="0" calcext:value-type="float">
            <text:p>0</text:p>
          </table:table-cell>
          <table:table-cell table:formula="of:=IF(ISBLANK([$context.F771]);[$context.B771];[$context.F771])" office:value-type="float" office:value="0" calcext:value-type="float">
            <text:p>0</text:p>
          </table:table-cell>
        </table:table-row>
        <table:table-row table:style-name="ro1">
          <table:table-cell table:formula="of:=[$context.A772]" office:value-type="float" office:value="0" calcext:value-type="float">
            <text:p>0</text:p>
          </table:table-cell>
          <table:table-cell table:formula="of:=IF(ISBLANK([$context.F772]);[$context.B772];[$context.F772])" office:value-type="float" office:value="0" calcext:value-type="float">
            <text:p>0</text:p>
          </table:table-cell>
        </table:table-row>
        <table:table-row table:style-name="ro1">
          <table:table-cell table:formula="of:=[$context.A773]" office:value-type="float" office:value="0" calcext:value-type="float">
            <text:p>0</text:p>
          </table:table-cell>
          <table:table-cell table:formula="of:=IF(ISBLANK([$context.F773]);[$context.B773];[$context.F773])" office:value-type="float" office:value="0" calcext:value-type="float">
            <text:p>0</text:p>
          </table:table-cell>
        </table:table-row>
        <table:table-row table:style-name="ro1">
          <table:table-cell table:formula="of:=[$context.A774]" office:value-type="float" office:value="0" calcext:value-type="float">
            <text:p>0</text:p>
          </table:table-cell>
          <table:table-cell table:formula="of:=IF(ISBLANK([$context.F774]);[$context.B774];[$context.F774])" office:value-type="float" office:value="0" calcext:value-type="float">
            <text:p>0</text:p>
          </table:table-cell>
        </table:table-row>
        <table:table-row table:style-name="ro1">
          <table:table-cell table:formula="of:=[$context.A775]" office:value-type="float" office:value="0" calcext:value-type="float">
            <text:p>0</text:p>
          </table:table-cell>
          <table:table-cell table:formula="of:=IF(ISBLANK([$context.F775]);[$context.B775];[$context.F775])" office:value-type="float" office:value="0" calcext:value-type="float">
            <text:p>0</text:p>
          </table:table-cell>
        </table:table-row>
        <table:table-row table:style-name="ro1">
          <table:table-cell table:formula="of:=[$context.A776]" office:value-type="float" office:value="0" calcext:value-type="float">
            <text:p>0</text:p>
          </table:table-cell>
          <table:table-cell table:formula="of:=IF(ISBLANK([$context.F776]);[$context.B776];[$context.F776])" office:value-type="float" office:value="0" calcext:value-type="float">
            <text:p>0</text:p>
          </table:table-cell>
        </table:table-row>
        <table:table-row table:style-name="ro1">
          <table:table-cell table:formula="of:=[$context.A777]" office:value-type="float" office:value="0" calcext:value-type="float">
            <text:p>0</text:p>
          </table:table-cell>
          <table:table-cell table:formula="of:=IF(ISBLANK([$context.F777]);[$context.B777];[$context.F777])" office:value-type="float" office:value="0" calcext:value-type="float">
            <text:p>0</text:p>
          </table:table-cell>
        </table:table-row>
        <table:table-row table:style-name="ro1">
          <table:table-cell table:formula="of:=[$context.A778]" office:value-type="float" office:value="0" calcext:value-type="float">
            <text:p>0</text:p>
          </table:table-cell>
          <table:table-cell table:formula="of:=IF(ISBLANK([$context.F778]);[$context.B778];[$context.F778])" office:value-type="float" office:value="0" calcext:value-type="float">
            <text:p>0</text:p>
          </table:table-cell>
        </table:table-row>
        <table:table-row table:style-name="ro1">
          <table:table-cell table:formula="of:=[$context.A779]" office:value-type="float" office:value="0" calcext:value-type="float">
            <text:p>0</text:p>
          </table:table-cell>
          <table:table-cell table:formula="of:=IF(ISBLANK([$context.F779]);[$context.B779];[$context.F779])" office:value-type="float" office:value="0" calcext:value-type="float">
            <text:p>0</text:p>
          </table:table-cell>
        </table:table-row>
        <table:table-row table:style-name="ro1">
          <table:table-cell table:formula="of:=[$context.A780]" office:value-type="float" office:value="0" calcext:value-type="float">
            <text:p>0</text:p>
          </table:table-cell>
          <table:table-cell table:formula="of:=IF(ISBLANK([$context.F780]);[$context.B780];[$context.F780])" office:value-type="float" office:value="0" calcext:value-type="float">
            <text:p>0</text:p>
          </table:table-cell>
        </table:table-row>
        <table:table-row table:style-name="ro1">
          <table:table-cell table:formula="of:=[$context.A781]" office:value-type="float" office:value="0" calcext:value-type="float">
            <text:p>0</text:p>
          </table:table-cell>
          <table:table-cell table:formula="of:=IF(ISBLANK([$context.F781]);[$context.B781];[$context.F781])" office:value-type="float" office:value="0" calcext:value-type="float">
            <text:p>0</text:p>
          </table:table-cell>
        </table:table-row>
        <table:table-row table:style-name="ro1">
          <table:table-cell table:formula="of:=[$context.A782]" office:value-type="float" office:value="0" calcext:value-type="float">
            <text:p>0</text:p>
          </table:table-cell>
          <table:table-cell table:formula="of:=IF(ISBLANK([$context.F782]);[$context.B782];[$context.F782])" office:value-type="float" office:value="0" calcext:value-type="float">
            <text:p>0</text:p>
          </table:table-cell>
        </table:table-row>
        <table:table-row table:style-name="ro1">
          <table:table-cell table:formula="of:=[$context.A783]" office:value-type="float" office:value="0" calcext:value-type="float">
            <text:p>0</text:p>
          </table:table-cell>
          <table:table-cell table:formula="of:=IF(ISBLANK([$context.F783]);[$context.B783];[$context.F783])" office:value-type="float" office:value="0" calcext:value-type="float">
            <text:p>0</text:p>
          </table:table-cell>
        </table:table-row>
        <table:table-row table:style-name="ro1">
          <table:table-cell table:formula="of:=[$context.A784]" office:value-type="float" office:value="0" calcext:value-type="float">
            <text:p>0</text:p>
          </table:table-cell>
          <table:table-cell table:formula="of:=IF(ISBLANK([$context.F784]);[$context.B784];[$context.F784])" office:value-type="float" office:value="0" calcext:value-type="float">
            <text:p>0</text:p>
          </table:table-cell>
        </table:table-row>
        <table:table-row table:style-name="ro1">
          <table:table-cell table:formula="of:=[$context.A785]" office:value-type="float" office:value="0" calcext:value-type="float">
            <text:p>0</text:p>
          </table:table-cell>
          <table:table-cell table:formula="of:=IF(ISBLANK([$context.F785]);[$context.B785];[$context.F785])" office:value-type="float" office:value="0" calcext:value-type="float">
            <text:p>0</text:p>
          </table:table-cell>
        </table:table-row>
        <table:table-row table:style-name="ro1">
          <table:table-cell table:formula="of:=[$context.A786]" office:value-type="float" office:value="0" calcext:value-type="float">
            <text:p>0</text:p>
          </table:table-cell>
          <table:table-cell table:formula="of:=IF(ISBLANK([$context.F786]);[$context.B786];[$context.F786])" office:value-type="float" office:value="0" calcext:value-type="float">
            <text:p>0</text:p>
          </table:table-cell>
        </table:table-row>
        <table:table-row table:style-name="ro1">
          <table:table-cell table:formula="of:=[$context.A787]" office:value-type="float" office:value="0" calcext:value-type="float">
            <text:p>0</text:p>
          </table:table-cell>
          <table:table-cell table:formula="of:=IF(ISBLANK([$context.F787]);[$context.B787];[$context.F787])" office:value-type="float" office:value="0" calcext:value-type="float">
            <text:p>0</text:p>
          </table:table-cell>
        </table:table-row>
        <table:table-row table:style-name="ro1">
          <table:table-cell table:formula="of:=[$context.A788]" office:value-type="float" office:value="0" calcext:value-type="float">
            <text:p>0</text:p>
          </table:table-cell>
          <table:table-cell table:formula="of:=IF(ISBLANK([$context.F788]);[$context.B788];[$context.F788])" office:value-type="float" office:value="0" calcext:value-type="float">
            <text:p>0</text:p>
          </table:table-cell>
        </table:table-row>
        <table:table-row table:style-name="ro1">
          <table:table-cell table:formula="of:=[$context.A789]" office:value-type="float" office:value="0" calcext:value-type="float">
            <text:p>0</text:p>
          </table:table-cell>
          <table:table-cell table:formula="of:=IF(ISBLANK([$context.F789]);[$context.B789];[$context.F789])" office:value-type="float" office:value="0" calcext:value-type="float">
            <text:p>0</text:p>
          </table:table-cell>
        </table:table-row>
        <table:table-row table:style-name="ro1">
          <table:table-cell table:formula="of:=[$context.A790]" office:value-type="float" office:value="0" calcext:value-type="float">
            <text:p>0</text:p>
          </table:table-cell>
          <table:table-cell table:formula="of:=IF(ISBLANK([$context.F790]);[$context.B790];[$context.F790])" office:value-type="float" office:value="0" calcext:value-type="float">
            <text:p>0</text:p>
          </table:table-cell>
        </table:table-row>
        <table:table-row table:style-name="ro1">
          <table:table-cell table:formula="of:=[$context.A791]" office:value-type="float" office:value="0" calcext:value-type="float">
            <text:p>0</text:p>
          </table:table-cell>
          <table:table-cell table:formula="of:=IF(ISBLANK([$context.F791]);[$context.B791];[$context.F791])" office:value-type="float" office:value="0" calcext:value-type="float">
            <text:p>0</text:p>
          </table:table-cell>
        </table:table-row>
        <table:table-row table:style-name="ro1">
          <table:table-cell table:formula="of:=[$context.A792]" office:value-type="float" office:value="0" calcext:value-type="float">
            <text:p>0</text:p>
          </table:table-cell>
          <table:table-cell table:formula="of:=IF(ISBLANK([$context.F792]);[$context.B792];[$context.F792])" office:value-type="float" office:value="0" calcext:value-type="float">
            <text:p>0</text:p>
          </table:table-cell>
        </table:table-row>
        <table:table-row table:style-name="ro1">
          <table:table-cell table:formula="of:=[$context.A793]" office:value-type="float" office:value="0" calcext:value-type="float">
            <text:p>0</text:p>
          </table:table-cell>
          <table:table-cell table:formula="of:=IF(ISBLANK([$context.F793]);[$context.B793];[$context.F793])" office:value-type="float" office:value="0" calcext:value-type="float">
            <text:p>0</text:p>
          </table:table-cell>
        </table:table-row>
        <table:table-row table:style-name="ro1">
          <table:table-cell table:formula="of:=[$context.A794]" office:value-type="float" office:value="0" calcext:value-type="float">
            <text:p>0</text:p>
          </table:table-cell>
          <table:table-cell table:formula="of:=IF(ISBLANK([$context.F794]);[$context.B794];[$context.F794])" office:value-type="float" office:value="0" calcext:value-type="float">
            <text:p>0</text:p>
          </table:table-cell>
        </table:table-row>
        <table:table-row table:style-name="ro1">
          <table:table-cell table:formula="of:=[$context.A795]" office:value-type="float" office:value="0" calcext:value-type="float">
            <text:p>0</text:p>
          </table:table-cell>
          <table:table-cell table:formula="of:=IF(ISBLANK([$context.F795]);[$context.B795];[$context.F795])" office:value-type="float" office:value="0" calcext:value-type="float">
            <text:p>0</text:p>
          </table:table-cell>
        </table:table-row>
        <table:table-row table:style-name="ro1">
          <table:table-cell table:formula="of:=[$context.A796]" office:value-type="float" office:value="0" calcext:value-type="float">
            <text:p>0</text:p>
          </table:table-cell>
          <table:table-cell table:formula="of:=IF(ISBLANK([$context.F796]);[$context.B796];[$context.F796])" office:value-type="float" office:value="0" calcext:value-type="float">
            <text:p>0</text:p>
          </table:table-cell>
        </table:table-row>
        <table:table-row table:style-name="ro1">
          <table:table-cell table:formula="of:=[$context.A797]" office:value-type="float" office:value="0" calcext:value-type="float">
            <text:p>0</text:p>
          </table:table-cell>
          <table:table-cell table:formula="of:=IF(ISBLANK([$context.F797]);[$context.B797];[$context.F797])" office:value-type="float" office:value="0" calcext:value-type="float">
            <text:p>0</text:p>
          </table:table-cell>
        </table:table-row>
        <table:table-row table:style-name="ro1">
          <table:table-cell table:formula="of:=[$context.A798]" office:value-type="float" office:value="0" calcext:value-type="float">
            <text:p>0</text:p>
          </table:table-cell>
          <table:table-cell table:formula="of:=IF(ISBLANK([$context.F798]);[$context.B798];[$context.F798])" office:value-type="float" office:value="0" calcext:value-type="float">
            <text:p>0</text:p>
          </table:table-cell>
        </table:table-row>
        <table:table-row table:style-name="ro1">
          <table:table-cell table:formula="of:=[$context.A799]" office:value-type="float" office:value="0" calcext:value-type="float">
            <text:p>0</text:p>
          </table:table-cell>
          <table:table-cell table:formula="of:=IF(ISBLANK([$context.F799]);[$context.B799];[$context.F799])" office:value-type="float" office:value="0" calcext:value-type="float">
            <text:p>0</text:p>
          </table:table-cell>
        </table:table-row>
        <table:table-row table:style-name="ro1">
          <table:table-cell table:formula="of:=[$context.A800]" office:value-type="float" office:value="0" calcext:value-type="float">
            <text:p>0</text:p>
          </table:table-cell>
          <table:table-cell table:formula="of:=IF(ISBLANK([$context.F800]);[$context.B800];[$context.F800])" office:value-type="float" office:value="0" calcext:value-type="float">
            <text:p>0</text:p>
          </table:table-cell>
        </table:table-row>
        <table:table-row table:style-name="ro1">
          <table:table-cell table:formula="of:=[$context.A801]" office:value-type="float" office:value="0" calcext:value-type="float">
            <text:p>0</text:p>
          </table:table-cell>
          <table:table-cell table:formula="of:=IF(ISBLANK([$context.F801]);[$context.B801];[$context.F801])" office:value-type="float" office:value="0" calcext:value-type="float">
            <text:p>0</text:p>
          </table:table-cell>
        </table:table-row>
        <table:table-row table:style-name="ro1">
          <table:table-cell table:formula="of:=[$context.A802]" office:value-type="float" office:value="0" calcext:value-type="float">
            <text:p>0</text:p>
          </table:table-cell>
          <table:table-cell table:formula="of:=IF(ISBLANK([$context.F802]);[$context.B802];[$context.F802])" office:value-type="float" office:value="0" calcext:value-type="float">
            <text:p>0</text:p>
          </table:table-cell>
        </table:table-row>
        <table:table-row table:style-name="ro1">
          <table:table-cell table:formula="of:=[$context.A803]" office:value-type="float" office:value="0" calcext:value-type="float">
            <text:p>0</text:p>
          </table:table-cell>
          <table:table-cell table:formula="of:=IF(ISBLANK([$context.F803]);[$context.B803];[$context.F803])" office:value-type="float" office:value="0" calcext:value-type="float">
            <text:p>0</text:p>
          </table:table-cell>
        </table:table-row>
        <table:table-row table:style-name="ro1">
          <table:table-cell table:formula="of:=[$context.A804]" office:value-type="float" office:value="0" calcext:value-type="float">
            <text:p>0</text:p>
          </table:table-cell>
          <table:table-cell table:formula="of:=IF(ISBLANK([$context.F804]);[$context.B804];[$context.F804])" office:value-type="float" office:value="0" calcext:value-type="float">
            <text:p>0</text:p>
          </table:table-cell>
        </table:table-row>
        <table:table-row table:style-name="ro1">
          <table:table-cell table:formula="of:=[$context.A805]" office:value-type="float" office:value="0" calcext:value-type="float">
            <text:p>0</text:p>
          </table:table-cell>
          <table:table-cell table:formula="of:=IF(ISBLANK([$context.F805]);[$context.B805];[$context.F805])" office:value-type="float" office:value="0" calcext:value-type="float">
            <text:p>0</text:p>
          </table:table-cell>
        </table:table-row>
        <table:table-row table:style-name="ro1">
          <table:table-cell table:formula="of:=[$context.A806]" office:value-type="float" office:value="0" calcext:value-type="float">
            <text:p>0</text:p>
          </table:table-cell>
          <table:table-cell table:formula="of:=IF(ISBLANK([$context.F806]);[$context.B806];[$context.F806])" office:value-type="float" office:value="0" calcext:value-type="float">
            <text:p>0</text:p>
          </table:table-cell>
        </table:table-row>
        <table:table-row table:style-name="ro1">
          <table:table-cell table:formula="of:=[$context.A807]" office:value-type="float" office:value="0" calcext:value-type="float">
            <text:p>0</text:p>
          </table:table-cell>
          <table:table-cell table:formula="of:=IF(ISBLANK([$context.F807]);[$context.B807];[$context.F807])" office:value-type="float" office:value="0" calcext:value-type="float">
            <text:p>0</text:p>
          </table:table-cell>
        </table:table-row>
        <table:table-row table:style-name="ro1">
          <table:table-cell table:formula="of:=[$context.A808]" office:value-type="float" office:value="0" calcext:value-type="float">
            <text:p>0</text:p>
          </table:table-cell>
          <table:table-cell table:formula="of:=IF(ISBLANK([$context.F808]);[$context.B808];[$context.F808])" office:value-type="float" office:value="0" calcext:value-type="float">
            <text:p>0</text:p>
          </table:table-cell>
        </table:table-row>
        <table:table-row table:style-name="ro1">
          <table:table-cell table:formula="of:=[$context.A809]" office:value-type="float" office:value="0" calcext:value-type="float">
            <text:p>0</text:p>
          </table:table-cell>
          <table:table-cell table:formula="of:=IF(ISBLANK([$context.F809]);[$context.B809];[$context.F809])" office:value-type="float" office:value="0" calcext:value-type="float">
            <text:p>0</text:p>
          </table:table-cell>
        </table:table-row>
        <table:table-row table:style-name="ro1">
          <table:table-cell table:formula="of:=[$context.A810]" office:value-type="float" office:value="0" calcext:value-type="float">
            <text:p>0</text:p>
          </table:table-cell>
          <table:table-cell table:formula="of:=IF(ISBLANK([$context.F810]);[$context.B810];[$context.F810])" office:value-type="float" office:value="0" calcext:value-type="float">
            <text:p>0</text:p>
          </table:table-cell>
        </table:table-row>
        <table:table-row table:style-name="ro1">
          <table:table-cell table:formula="of:=[$context.A811]" office:value-type="float" office:value="0" calcext:value-type="float">
            <text:p>0</text:p>
          </table:table-cell>
          <table:table-cell table:formula="of:=IF(ISBLANK([$context.F811]);[$context.B811];[$context.F811])" office:value-type="float" office:value="0" calcext:value-type="float">
            <text:p>0</text:p>
          </table:table-cell>
        </table:table-row>
        <table:table-row table:style-name="ro1">
          <table:table-cell table:formula="of:=[$context.A812]" office:value-type="float" office:value="0" calcext:value-type="float">
            <text:p>0</text:p>
          </table:table-cell>
          <table:table-cell table:formula="of:=IF(ISBLANK([$context.F812]);[$context.B812];[$context.F812])" office:value-type="float" office:value="0" calcext:value-type="float">
            <text:p>0</text:p>
          </table:table-cell>
        </table:table-row>
        <table:table-row table:style-name="ro1">
          <table:table-cell table:formula="of:=[$context.A813]" office:value-type="float" office:value="0" calcext:value-type="float">
            <text:p>0</text:p>
          </table:table-cell>
          <table:table-cell table:formula="of:=IF(ISBLANK([$context.F813]);[$context.B813];[$context.F813])" office:value-type="float" office:value="0" calcext:value-type="float">
            <text:p>0</text:p>
          </table:table-cell>
        </table:table-row>
        <table:table-row table:style-name="ro1">
          <table:table-cell table:formula="of:=[$context.A814]" office:value-type="float" office:value="0" calcext:value-type="float">
            <text:p>0</text:p>
          </table:table-cell>
          <table:table-cell table:formula="of:=IF(ISBLANK([$context.F814]);[$context.B814];[$context.F814])" office:value-type="float" office:value="0" calcext:value-type="float">
            <text:p>0</text:p>
          </table:table-cell>
        </table:table-row>
        <table:table-row table:style-name="ro1">
          <table:table-cell table:formula="of:=[$context.A815]" office:value-type="float" office:value="0" calcext:value-type="float">
            <text:p>0</text:p>
          </table:table-cell>
          <table:table-cell table:formula="of:=IF(ISBLANK([$context.F815]);[$context.B815];[$context.F815])" office:value-type="float" office:value="0" calcext:value-type="float">
            <text:p>0</text:p>
          </table:table-cell>
        </table:table-row>
        <table:table-row table:style-name="ro1">
          <table:table-cell table:formula="of:=[$context.A816]" office:value-type="float" office:value="0" calcext:value-type="float">
            <text:p>0</text:p>
          </table:table-cell>
          <table:table-cell table:formula="of:=IF(ISBLANK([$context.F816]);[$context.B816];[$context.F816])" office:value-type="float" office:value="0" calcext:value-type="float">
            <text:p>0</text:p>
          </table:table-cell>
        </table:table-row>
        <table:table-row table:style-name="ro1">
          <table:table-cell table:formula="of:=[$context.A817]" office:value-type="float" office:value="0" calcext:value-type="float">
            <text:p>0</text:p>
          </table:table-cell>
          <table:table-cell table:formula="of:=IF(ISBLANK([$context.F817]);[$context.B817];[$context.F817])" office:value-type="float" office:value="0" calcext:value-type="float">
            <text:p>0</text:p>
          </table:table-cell>
        </table:table-row>
        <table:table-row table:style-name="ro1">
          <table:table-cell table:formula="of:=[$context.A818]" office:value-type="float" office:value="0" calcext:value-type="float">
            <text:p>0</text:p>
          </table:table-cell>
          <table:table-cell table:formula="of:=IF(ISBLANK([$context.F818]);[$context.B818];[$context.F818])" office:value-type="float" office:value="0" calcext:value-type="float">
            <text:p>0</text:p>
          </table:table-cell>
        </table:table-row>
        <table:table-row table:style-name="ro1">
          <table:table-cell table:formula="of:=[$context.A819]" office:value-type="float" office:value="0" calcext:value-type="float">
            <text:p>0</text:p>
          </table:table-cell>
          <table:table-cell table:formula="of:=IF(ISBLANK([$context.F819]);[$context.B819];[$context.F819])" office:value-type="float" office:value="0" calcext:value-type="float">
            <text:p>0</text:p>
          </table:table-cell>
        </table:table-row>
        <table:table-row table:style-name="ro1">
          <table:table-cell table:formula="of:=[$context.A820]" office:value-type="float" office:value="0" calcext:value-type="float">
            <text:p>0</text:p>
          </table:table-cell>
          <table:table-cell table:formula="of:=IF(ISBLANK([$context.F820]);[$context.B820];[$context.F820])" office:value-type="float" office:value="0" calcext:value-type="float">
            <text:p>0</text:p>
          </table:table-cell>
        </table:table-row>
        <table:table-row table:style-name="ro1">
          <table:table-cell table:formula="of:=[$context.A821]" office:value-type="float" office:value="0" calcext:value-type="float">
            <text:p>0</text:p>
          </table:table-cell>
          <table:table-cell table:formula="of:=IF(ISBLANK([$context.F821]);[$context.B821];[$context.F821])" office:value-type="float" office:value="0" calcext:value-type="float">
            <text:p>0</text:p>
          </table:table-cell>
        </table:table-row>
        <table:table-row table:style-name="ro1">
          <table:table-cell table:formula="of:=[$context.A822]" office:value-type="float" office:value="0" calcext:value-type="float">
            <text:p>0</text:p>
          </table:table-cell>
          <table:table-cell table:formula="of:=IF(ISBLANK([$context.F822]);[$context.B822];[$context.F822])" office:value-type="float" office:value="0" calcext:value-type="float">
            <text:p>0</text:p>
          </table:table-cell>
        </table:table-row>
        <table:table-row table:style-name="ro1">
          <table:table-cell table:formula="of:=[$context.A823]" office:value-type="float" office:value="0" calcext:value-type="float">
            <text:p>0</text:p>
          </table:table-cell>
          <table:table-cell table:formula="of:=IF(ISBLANK([$context.F823]);[$context.B823];[$context.F823])" office:value-type="float" office:value="0" calcext:value-type="float">
            <text:p>0</text:p>
          </table:table-cell>
        </table:table-row>
        <table:table-row table:style-name="ro1">
          <table:table-cell table:formula="of:=[$context.A824]" office:value-type="float" office:value="0" calcext:value-type="float">
            <text:p>0</text:p>
          </table:table-cell>
          <table:table-cell table:formula="of:=IF(ISBLANK([$context.F824]);[$context.B824];[$context.F824])" office:value-type="float" office:value="0" calcext:value-type="float">
            <text:p>0</text:p>
          </table:table-cell>
        </table:table-row>
        <table:table-row table:style-name="ro1">
          <table:table-cell table:formula="of:=[$context.A825]" office:value-type="float" office:value="0" calcext:value-type="float">
            <text:p>0</text:p>
          </table:table-cell>
          <table:table-cell table:formula="of:=IF(ISBLANK([$context.F825]);[$context.B825];[$context.F825])" office:value-type="float" office:value="0" calcext:value-type="float">
            <text:p>0</text:p>
          </table:table-cell>
        </table:table-row>
        <table:table-row table:style-name="ro1">
          <table:table-cell table:formula="of:=[$context.A826]" office:value-type="float" office:value="0" calcext:value-type="float">
            <text:p>0</text:p>
          </table:table-cell>
          <table:table-cell table:formula="of:=IF(ISBLANK([$context.F826]);[$context.B826];[$context.F826])" office:value-type="float" office:value="0" calcext:value-type="float">
            <text:p>0</text:p>
          </table:table-cell>
        </table:table-row>
        <table:table-row table:style-name="ro1">
          <table:table-cell table:formula="of:=[$context.A827]" office:value-type="float" office:value="0" calcext:value-type="float">
            <text:p>0</text:p>
          </table:table-cell>
          <table:table-cell table:formula="of:=IF(ISBLANK([$context.F827]);[$context.B827];[$context.F827])" office:value-type="float" office:value="0" calcext:value-type="float">
            <text:p>0</text:p>
          </table:table-cell>
        </table:table-row>
        <table:table-row table:style-name="ro1">
          <table:table-cell table:formula="of:=[$context.A828]" office:value-type="float" office:value="0" calcext:value-type="float">
            <text:p>0</text:p>
          </table:table-cell>
          <table:table-cell table:formula="of:=IF(ISBLANK([$context.F828]);[$context.B828];[$context.F828])" office:value-type="float" office:value="0" calcext:value-type="float">
            <text:p>0</text:p>
          </table:table-cell>
        </table:table-row>
        <table:table-row table:style-name="ro1">
          <table:table-cell table:formula="of:=[$context.A829]" office:value-type="float" office:value="0" calcext:value-type="float">
            <text:p>0</text:p>
          </table:table-cell>
          <table:table-cell table:formula="of:=IF(ISBLANK([$context.F829]);[$context.B829];[$context.F829])" office:value-type="float" office:value="0" calcext:value-type="float">
            <text:p>0</text:p>
          </table:table-cell>
        </table:table-row>
        <table:table-row table:style-name="ro1">
          <table:table-cell table:formula="of:=[$context.A830]" office:value-type="float" office:value="0" calcext:value-type="float">
            <text:p>0</text:p>
          </table:table-cell>
          <table:table-cell table:formula="of:=IF(ISBLANK([$context.F830]);[$context.B830];[$context.F830])" office:value-type="float" office:value="0" calcext:value-type="float">
            <text:p>0</text:p>
          </table:table-cell>
        </table:table-row>
        <table:table-row table:style-name="ro1">
          <table:table-cell table:formula="of:=[$context.A831]" office:value-type="float" office:value="0" calcext:value-type="float">
            <text:p>0</text:p>
          </table:table-cell>
          <table:table-cell table:formula="of:=IF(ISBLANK([$context.F831]);[$context.B831];[$context.F831])" office:value-type="float" office:value="0" calcext:value-type="float">
            <text:p>0</text:p>
          </table:table-cell>
        </table:table-row>
        <table:table-row table:style-name="ro1">
          <table:table-cell table:formula="of:=[$context.A832]" office:value-type="float" office:value="0" calcext:value-type="float">
            <text:p>0</text:p>
          </table:table-cell>
          <table:table-cell table:formula="of:=IF(ISBLANK([$context.F832]);[$context.B832];[$context.F832])" office:value-type="float" office:value="0" calcext:value-type="float">
            <text:p>0</text:p>
          </table:table-cell>
        </table:table-row>
        <table:table-row table:style-name="ro1">
          <table:table-cell table:formula="of:=[$context.A833]" office:value-type="float" office:value="0" calcext:value-type="float">
            <text:p>0</text:p>
          </table:table-cell>
          <table:table-cell table:formula="of:=IF(ISBLANK([$context.F833]);[$context.B833];[$context.F833])" office:value-type="float" office:value="0" calcext:value-type="float">
            <text:p>0</text:p>
          </table:table-cell>
        </table:table-row>
        <table:table-row table:style-name="ro1">
          <table:table-cell table:formula="of:=[$context.A834]" office:value-type="float" office:value="0" calcext:value-type="float">
            <text:p>0</text:p>
          </table:table-cell>
          <table:table-cell table:formula="of:=IF(ISBLANK([$context.F834]);[$context.B834];[$context.F834])" office:value-type="float" office:value="0" calcext:value-type="float">
            <text:p>0</text:p>
          </table:table-cell>
        </table:table-row>
        <table:table-row table:style-name="ro1">
          <table:table-cell table:formula="of:=[$context.A835]" office:value-type="float" office:value="0" calcext:value-type="float">
            <text:p>0</text:p>
          </table:table-cell>
          <table:table-cell table:formula="of:=IF(ISBLANK([$context.F835]);[$context.B835];[$context.F835])" office:value-type="float" office:value="0" calcext:value-type="float">
            <text:p>0</text:p>
          </table:table-cell>
        </table:table-row>
        <table:table-row table:style-name="ro1">
          <table:table-cell table:formula="of:=[$context.A836]" office:value-type="float" office:value="0" calcext:value-type="float">
            <text:p>0</text:p>
          </table:table-cell>
          <table:table-cell table:formula="of:=IF(ISBLANK([$context.F836]);[$context.B836];[$context.F836])" office:value-type="float" office:value="0" calcext:value-type="float">
            <text:p>0</text:p>
          </table:table-cell>
        </table:table-row>
        <table:table-row table:style-name="ro1">
          <table:table-cell table:formula="of:=[$context.A837]" office:value-type="float" office:value="0" calcext:value-type="float">
            <text:p>0</text:p>
          </table:table-cell>
          <table:table-cell table:formula="of:=IF(ISBLANK([$context.F837]);[$context.B837];[$context.F837])" office:value-type="float" office:value="0" calcext:value-type="float">
            <text:p>0</text:p>
          </table:table-cell>
        </table:table-row>
        <table:table-row table:style-name="ro1">
          <table:table-cell table:formula="of:=[$context.A838]" office:value-type="float" office:value="0" calcext:value-type="float">
            <text:p>0</text:p>
          </table:table-cell>
          <table:table-cell table:formula="of:=IF(ISBLANK([$context.F838]);[$context.B838];[$context.F838])" office:value-type="float" office:value="0" calcext:value-type="float">
            <text:p>0</text:p>
          </table:table-cell>
        </table:table-row>
        <table:table-row table:style-name="ro1">
          <table:table-cell table:formula="of:=[$context.A839]" office:value-type="float" office:value="0" calcext:value-type="float">
            <text:p>0</text:p>
          </table:table-cell>
          <table:table-cell table:formula="of:=IF(ISBLANK([$context.F839]);[$context.B839];[$context.F839])" office:value-type="float" office:value="0" calcext:value-type="float">
            <text:p>0</text:p>
          </table:table-cell>
        </table:table-row>
        <table:table-row table:style-name="ro1">
          <table:table-cell table:formula="of:=[$context.A840]" office:value-type="float" office:value="0" calcext:value-type="float">
            <text:p>0</text:p>
          </table:table-cell>
          <table:table-cell table:formula="of:=IF(ISBLANK([$context.F840]);[$context.B840];[$context.F840])" office:value-type="float" office:value="0" calcext:value-type="float">
            <text:p>0</text:p>
          </table:table-cell>
        </table:table-row>
        <table:table-row table:style-name="ro1">
          <table:table-cell table:formula="of:=[$context.A841]" office:value-type="float" office:value="0" calcext:value-type="float">
            <text:p>0</text:p>
          </table:table-cell>
          <table:table-cell table:formula="of:=IF(ISBLANK([$context.F841]);[$context.B841];[$context.F841])" office:value-type="float" office:value="0" calcext:value-type="float">
            <text:p>0</text:p>
          </table:table-cell>
        </table:table-row>
        <table:table-row table:style-name="ro1">
          <table:table-cell table:formula="of:=[$context.A842]" office:value-type="float" office:value="0" calcext:value-type="float">
            <text:p>0</text:p>
          </table:table-cell>
          <table:table-cell table:formula="of:=IF(ISBLANK([$context.F842]);[$context.B842];[$context.F842])" office:value-type="float" office:value="0" calcext:value-type="float">
            <text:p>0</text:p>
          </table:table-cell>
        </table:table-row>
        <table:table-row table:style-name="ro1">
          <table:table-cell table:formula="of:=[$context.A843]" office:value-type="float" office:value="0" calcext:value-type="float">
            <text:p>0</text:p>
          </table:table-cell>
          <table:table-cell table:formula="of:=IF(ISBLANK([$context.F843]);[$context.B843];[$context.F843])" office:value-type="float" office:value="0" calcext:value-type="float">
            <text:p>0</text:p>
          </table:table-cell>
        </table:table-row>
        <table:table-row table:style-name="ro1">
          <table:table-cell table:formula="of:=[$context.A844]" office:value-type="float" office:value="0" calcext:value-type="float">
            <text:p>0</text:p>
          </table:table-cell>
          <table:table-cell table:formula="of:=IF(ISBLANK([$context.F844]);[$context.B844];[$context.F844])" office:value-type="float" office:value="0" calcext:value-type="float">
            <text:p>0</text:p>
          </table:table-cell>
        </table:table-row>
        <table:table-row table:style-name="ro1">
          <table:table-cell table:formula="of:=[$context.A845]" office:value-type="float" office:value="0" calcext:value-type="float">
            <text:p>0</text:p>
          </table:table-cell>
          <table:table-cell table:formula="of:=IF(ISBLANK([$context.F845]);[$context.B845];[$context.F845])" office:value-type="float" office:value="0" calcext:value-type="float">
            <text:p>0</text:p>
          </table:table-cell>
        </table:table-row>
        <table:table-row table:style-name="ro1">
          <table:table-cell table:formula="of:=[$context.A846]" office:value-type="float" office:value="0" calcext:value-type="float">
            <text:p>0</text:p>
          </table:table-cell>
          <table:table-cell table:formula="of:=IF(ISBLANK([$context.F846]);[$context.B846];[$context.F846])" office:value-type="float" office:value="0" calcext:value-type="float">
            <text:p>0</text:p>
          </table:table-cell>
        </table:table-row>
        <table:table-row table:style-name="ro1">
          <table:table-cell table:formula="of:=[$context.A847]" office:value-type="float" office:value="0" calcext:value-type="float">
            <text:p>0</text:p>
          </table:table-cell>
          <table:table-cell table:formula="of:=IF(ISBLANK([$context.F847]);[$context.B847];[$context.F847])" office:value-type="float" office:value="0" calcext:value-type="float">
            <text:p>0</text:p>
          </table:table-cell>
        </table:table-row>
        <table:table-row table:style-name="ro1">
          <table:table-cell table:formula="of:=[$context.A848]" office:value-type="float" office:value="0" calcext:value-type="float">
            <text:p>0</text:p>
          </table:table-cell>
          <table:table-cell table:formula="of:=IF(ISBLANK([$context.F848]);[$context.B848];[$context.F848])" office:value-type="float" office:value="0" calcext:value-type="float">
            <text:p>0</text:p>
          </table:table-cell>
        </table:table-row>
        <table:table-row table:style-name="ro1">
          <table:table-cell table:formula="of:=[$context.A849]" office:value-type="float" office:value="0" calcext:value-type="float">
            <text:p>0</text:p>
          </table:table-cell>
          <table:table-cell table:formula="of:=IF(ISBLANK([$context.F849]);[$context.B849];[$context.F849])" office:value-type="float" office:value="0" calcext:value-type="float">
            <text:p>0</text:p>
          </table:table-cell>
        </table:table-row>
        <table:table-row table:style-name="ro1">
          <table:table-cell table:formula="of:=[$context.A850]" office:value-type="float" office:value="0" calcext:value-type="float">
            <text:p>0</text:p>
          </table:table-cell>
          <table:table-cell table:formula="of:=IF(ISBLANK([$context.F850]);[$context.B850];[$context.F850])" office:value-type="float" office:value="0" calcext:value-type="float">
            <text:p>0</text:p>
          </table:table-cell>
        </table:table-row>
        <table:table-row table:style-name="ro1">
          <table:table-cell table:formula="of:=[$context.A851]" office:value-type="float" office:value="0" calcext:value-type="float">
            <text:p>0</text:p>
          </table:table-cell>
          <table:table-cell table:formula="of:=IF(ISBLANK([$context.F851]);[$context.B851];[$context.F851])" office:value-type="float" office:value="0" calcext:value-type="float">
            <text:p>0</text:p>
          </table:table-cell>
        </table:table-row>
        <table:table-row table:style-name="ro1">
          <table:table-cell table:formula="of:=[$context.A852]" office:value-type="float" office:value="0" calcext:value-type="float">
            <text:p>0</text:p>
          </table:table-cell>
          <table:table-cell table:formula="of:=IF(ISBLANK([$context.F852]);[$context.B852];[$context.F852])" office:value-type="float" office:value="0" calcext:value-type="float">
            <text:p>0</text:p>
          </table:table-cell>
        </table:table-row>
        <table:table-row table:style-name="ro1">
          <table:table-cell table:formula="of:=[$context.A853]" office:value-type="float" office:value="0" calcext:value-type="float">
            <text:p>0</text:p>
          </table:table-cell>
          <table:table-cell table:formula="of:=IF(ISBLANK([$context.F853]);[$context.B853];[$context.F853])" office:value-type="float" office:value="0" calcext:value-type="float">
            <text:p>0</text:p>
          </table:table-cell>
        </table:table-row>
        <table:table-row table:style-name="ro1">
          <table:table-cell table:formula="of:=[$context.A854]" office:value-type="float" office:value="0" calcext:value-type="float">
            <text:p>0</text:p>
          </table:table-cell>
          <table:table-cell table:formula="of:=IF(ISBLANK([$context.F854]);[$context.B854];[$context.F854])" office:value-type="float" office:value="0" calcext:value-type="float">
            <text:p>0</text:p>
          </table:table-cell>
        </table:table-row>
        <table:table-row table:style-name="ro1">
          <table:table-cell table:formula="of:=[$context.A855]" office:value-type="float" office:value="0" calcext:value-type="float">
            <text:p>0</text:p>
          </table:table-cell>
          <table:table-cell table:formula="of:=IF(ISBLANK([$context.F855]);[$context.B855];[$context.F855])" office:value-type="float" office:value="0" calcext:value-type="float">
            <text:p>0</text:p>
          </table:table-cell>
        </table:table-row>
        <table:table-row table:style-name="ro1">
          <table:table-cell table:formula="of:=[$context.A856]" office:value-type="float" office:value="0" calcext:value-type="float">
            <text:p>0</text:p>
          </table:table-cell>
          <table:table-cell table:formula="of:=IF(ISBLANK([$context.F856]);[$context.B856];[$context.F856])" office:value-type="float" office:value="0" calcext:value-type="float">
            <text:p>0</text:p>
          </table:table-cell>
        </table:table-row>
        <table:table-row table:style-name="ro1">
          <table:table-cell table:formula="of:=[$context.A857]" office:value-type="float" office:value="0" calcext:value-type="float">
            <text:p>0</text:p>
          </table:table-cell>
          <table:table-cell table:formula="of:=IF(ISBLANK([$context.F857]);[$context.B857];[$context.F857])" office:value-type="float" office:value="0" calcext:value-type="float">
            <text:p>0</text:p>
          </table:table-cell>
        </table:table-row>
        <table:table-row table:style-name="ro1">
          <table:table-cell table:formula="of:=[$context.A858]" office:value-type="float" office:value="0" calcext:value-type="float">
            <text:p>0</text:p>
          </table:table-cell>
          <table:table-cell table:formula="of:=IF(ISBLANK([$context.F858]);[$context.B858];[$context.F858])" office:value-type="float" office:value="0" calcext:value-type="float">
            <text:p>0</text:p>
          </table:table-cell>
        </table:table-row>
        <table:table-row table:style-name="ro1">
          <table:table-cell table:formula="of:=[$context.A859]" office:value-type="float" office:value="0" calcext:value-type="float">
            <text:p>0</text:p>
          </table:table-cell>
          <table:table-cell table:formula="of:=IF(ISBLANK([$context.F859]);[$context.B859];[$context.F859])" office:value-type="float" office:value="0" calcext:value-type="float">
            <text:p>0</text:p>
          </table:table-cell>
        </table:table-row>
        <table:table-row table:style-name="ro1">
          <table:table-cell table:formula="of:=[$context.A860]" office:value-type="float" office:value="0" calcext:value-type="float">
            <text:p>0</text:p>
          </table:table-cell>
          <table:table-cell table:formula="of:=IF(ISBLANK([$context.F860]);[$context.B860];[$context.F860])" office:value-type="float" office:value="0" calcext:value-type="float">
            <text:p>0</text:p>
          </table:table-cell>
        </table:table-row>
        <table:table-row table:style-name="ro1">
          <table:table-cell table:formula="of:=[$context.A861]" office:value-type="float" office:value="0" calcext:value-type="float">
            <text:p>0</text:p>
          </table:table-cell>
          <table:table-cell table:formula="of:=IF(ISBLANK([$context.F861]);[$context.B861];[$context.F861])" office:value-type="float" office:value="0" calcext:value-type="float">
            <text:p>0</text:p>
          </table:table-cell>
        </table:table-row>
        <table:table-row table:style-name="ro1">
          <table:table-cell table:formula="of:=[$context.A862]" office:value-type="float" office:value="0" calcext:value-type="float">
            <text:p>0</text:p>
          </table:table-cell>
          <table:table-cell table:formula="of:=IF(ISBLANK([$context.F862]);[$context.B862];[$context.F862])" office:value-type="float" office:value="0" calcext:value-type="float">
            <text:p>0</text:p>
          </table:table-cell>
        </table:table-row>
        <table:table-row table:style-name="ro1">
          <table:table-cell table:formula="of:=[$context.A863]" office:value-type="float" office:value="0" calcext:value-type="float">
            <text:p>0</text:p>
          </table:table-cell>
          <table:table-cell table:formula="of:=IF(ISBLANK([$context.F863]);[$context.B863];[$context.F863])" office:value-type="float" office:value="0" calcext:value-type="float">
            <text:p>0</text:p>
          </table:table-cell>
        </table:table-row>
        <table:table-row table:style-name="ro1">
          <table:table-cell table:formula="of:=[$context.A864]" office:value-type="float" office:value="0" calcext:value-type="float">
            <text:p>0</text:p>
          </table:table-cell>
          <table:table-cell table:formula="of:=IF(ISBLANK([$context.F864]);[$context.B864];[$context.F864])" office:value-type="float" office:value="0" calcext:value-type="float">
            <text:p>0</text:p>
          </table:table-cell>
        </table:table-row>
        <table:table-row table:style-name="ro1">
          <table:table-cell table:formula="of:=[$context.A865]" office:value-type="float" office:value="0" calcext:value-type="float">
            <text:p>0</text:p>
          </table:table-cell>
          <table:table-cell table:formula="of:=IF(ISBLANK([$context.F865]);[$context.B865];[$context.F865])" office:value-type="float" office:value="0" calcext:value-type="float">
            <text:p>0</text:p>
          </table:table-cell>
        </table:table-row>
        <table:table-row table:style-name="ro1">
          <table:table-cell table:formula="of:=[$context.A866]" office:value-type="float" office:value="0" calcext:value-type="float">
            <text:p>0</text:p>
          </table:table-cell>
          <table:table-cell table:formula="of:=IF(ISBLANK([$context.F866]);[$context.B866];[$context.F866])" office:value-type="float" office:value="0" calcext:value-type="float">
            <text:p>0</text:p>
          </table:table-cell>
        </table:table-row>
        <table:table-row table:style-name="ro1">
          <table:table-cell table:formula="of:=[$context.A867]" office:value-type="float" office:value="0" calcext:value-type="float">
            <text:p>0</text:p>
          </table:table-cell>
          <table:table-cell table:formula="of:=IF(ISBLANK([$context.F867]);[$context.B867];[$context.F867])" office:value-type="float" office:value="0" calcext:value-type="float">
            <text:p>0</text:p>
          </table:table-cell>
        </table:table-row>
        <table:table-row table:style-name="ro1">
          <table:table-cell table:formula="of:=[$context.A868]" office:value-type="float" office:value="0" calcext:value-type="float">
            <text:p>0</text:p>
          </table:table-cell>
          <table:table-cell table:formula="of:=IF(ISBLANK([$context.F868]);[$context.B868];[$context.F868])" office:value-type="float" office:value="0" calcext:value-type="float">
            <text:p>0</text:p>
          </table:table-cell>
        </table:table-row>
        <table:table-row table:style-name="ro1">
          <table:table-cell table:formula="of:=[$context.A869]" office:value-type="float" office:value="0" calcext:value-type="float">
            <text:p>0</text:p>
          </table:table-cell>
          <table:table-cell table:formula="of:=IF(ISBLANK([$context.F869]);[$context.B869];[$context.F869])" office:value-type="float" office:value="0" calcext:value-type="float">
            <text:p>0</text:p>
          </table:table-cell>
        </table:table-row>
        <table:table-row table:style-name="ro1">
          <table:table-cell table:formula="of:=[$context.A870]" office:value-type="float" office:value="0" calcext:value-type="float">
            <text:p>0</text:p>
          </table:table-cell>
          <table:table-cell table:formula="of:=IF(ISBLANK([$context.F870]);[$context.B870];[$context.F870])" office:value-type="float" office:value="0" calcext:value-type="float">
            <text:p>0</text:p>
          </table:table-cell>
        </table:table-row>
        <table:table-row table:style-name="ro1">
          <table:table-cell table:formula="of:=[$context.A871]" office:value-type="float" office:value="0" calcext:value-type="float">
            <text:p>0</text:p>
          </table:table-cell>
          <table:table-cell table:formula="of:=IF(ISBLANK([$context.F871]);[$context.B871];[$context.F871])" office:value-type="float" office:value="0" calcext:value-type="float">
            <text:p>0</text:p>
          </table:table-cell>
        </table:table-row>
        <table:table-row table:style-name="ro1">
          <table:table-cell table:formula="of:=[$context.A872]" office:value-type="float" office:value="0" calcext:value-type="float">
            <text:p>0</text:p>
          </table:table-cell>
          <table:table-cell table:formula="of:=IF(ISBLANK([$context.F872]);[$context.B872];[$context.F872])" office:value-type="float" office:value="0" calcext:value-type="float">
            <text:p>0</text:p>
          </table:table-cell>
        </table:table-row>
        <table:table-row table:style-name="ro1">
          <table:table-cell table:formula="of:=[$context.A873]" office:value-type="float" office:value="0" calcext:value-type="float">
            <text:p>0</text:p>
          </table:table-cell>
          <table:table-cell table:formula="of:=IF(ISBLANK([$context.F873]);[$context.B873];[$context.F873])" office:value-type="float" office:value="0" calcext:value-type="float">
            <text:p>0</text:p>
          </table:table-cell>
        </table:table-row>
        <table:table-row table:style-name="ro1">
          <table:table-cell table:formula="of:=[$context.A874]" office:value-type="float" office:value="0" calcext:value-type="float">
            <text:p>0</text:p>
          </table:table-cell>
          <table:table-cell table:formula="of:=IF(ISBLANK([$context.F874]);[$context.B874];[$context.F874])" office:value-type="float" office:value="0" calcext:value-type="float">
            <text:p>0</text:p>
          </table:table-cell>
        </table:table-row>
        <table:table-row table:style-name="ro1">
          <table:table-cell table:formula="of:=[$context.A875]" office:value-type="float" office:value="0" calcext:value-type="float">
            <text:p>0</text:p>
          </table:table-cell>
          <table:table-cell table:formula="of:=IF(ISBLANK([$context.F875]);[$context.B875];[$context.F875])" office:value-type="float" office:value="0" calcext:value-type="float">
            <text:p>0</text:p>
          </table:table-cell>
        </table:table-row>
        <table:table-row table:style-name="ro1">
          <table:table-cell table:formula="of:=[$context.A876]" office:value-type="float" office:value="0" calcext:value-type="float">
            <text:p>0</text:p>
          </table:table-cell>
          <table:table-cell table:formula="of:=IF(ISBLANK([$context.F876]);[$context.B876];[$context.F876])" office:value-type="float" office:value="0" calcext:value-type="float">
            <text:p>0</text:p>
          </table:table-cell>
        </table:table-row>
        <table:table-row table:style-name="ro1">
          <table:table-cell table:formula="of:=[$context.A877]" office:value-type="float" office:value="0" calcext:value-type="float">
            <text:p>0</text:p>
          </table:table-cell>
          <table:table-cell table:formula="of:=IF(ISBLANK([$context.F877]);[$context.B877];[$context.F877])" office:value-type="float" office:value="0" calcext:value-type="float">
            <text:p>0</text:p>
          </table:table-cell>
        </table:table-row>
        <table:table-row table:style-name="ro1">
          <table:table-cell table:formula="of:=[$context.A878]" office:value-type="float" office:value="0" calcext:value-type="float">
            <text:p>0</text:p>
          </table:table-cell>
          <table:table-cell table:formula="of:=IF(ISBLANK([$context.F878]);[$context.B878];[$context.F878])" office:value-type="float" office:value="0" calcext:value-type="float">
            <text:p>0</text:p>
          </table:table-cell>
        </table:table-row>
        <table:table-row table:style-name="ro1">
          <table:table-cell table:formula="of:=[$context.A879]" office:value-type="float" office:value="0" calcext:value-type="float">
            <text:p>0</text:p>
          </table:table-cell>
          <table:table-cell table:formula="of:=IF(ISBLANK([$context.F879]);[$context.B879];[$context.F879])" office:value-type="float" office:value="0" calcext:value-type="float">
            <text:p>0</text:p>
          </table:table-cell>
        </table:table-row>
        <table:table-row table:style-name="ro1">
          <table:table-cell table:formula="of:=[$context.A880]" office:value-type="float" office:value="0" calcext:value-type="float">
            <text:p>0</text:p>
          </table:table-cell>
          <table:table-cell table:formula="of:=IF(ISBLANK([$context.F880]);[$context.B880];[$context.F880])" office:value-type="float" office:value="0" calcext:value-type="float">
            <text:p>0</text:p>
          </table:table-cell>
        </table:table-row>
        <table:table-row table:style-name="ro1">
          <table:table-cell table:formula="of:=[$context.A881]" office:value-type="float" office:value="0" calcext:value-type="float">
            <text:p>0</text:p>
          </table:table-cell>
          <table:table-cell table:formula="of:=IF(ISBLANK([$context.F881]);[$context.B881];[$context.F881])" office:value-type="float" office:value="0" calcext:value-type="float">
            <text:p>0</text:p>
          </table:table-cell>
        </table:table-row>
        <table:table-row table:style-name="ro1">
          <table:table-cell table:formula="of:=[$context.A882]" office:value-type="float" office:value="0" calcext:value-type="float">
            <text:p>0</text:p>
          </table:table-cell>
          <table:table-cell table:formula="of:=IF(ISBLANK([$context.F882]);[$context.B882];[$context.F882])" office:value-type="float" office:value="0" calcext:value-type="float">
            <text:p>0</text:p>
          </table:table-cell>
        </table:table-row>
        <table:table-row table:style-name="ro1">
          <table:table-cell table:formula="of:=[$context.A883]" office:value-type="float" office:value="0" calcext:value-type="float">
            <text:p>0</text:p>
          </table:table-cell>
          <table:table-cell table:formula="of:=IF(ISBLANK([$context.F883]);[$context.B883];[$context.F883])" office:value-type="float" office:value="0" calcext:value-type="float">
            <text:p>0</text:p>
          </table:table-cell>
        </table:table-row>
        <table:table-row table:style-name="ro1">
          <table:table-cell table:formula="of:=[$context.A884]" office:value-type="float" office:value="0" calcext:value-type="float">
            <text:p>0</text:p>
          </table:table-cell>
          <table:table-cell table:formula="of:=IF(ISBLANK([$context.F884]);[$context.B884];[$context.F884])" office:value-type="float" office:value="0" calcext:value-type="float">
            <text:p>0</text:p>
          </table:table-cell>
        </table:table-row>
        <table:table-row table:style-name="ro1">
          <table:table-cell table:formula="of:=[$context.A885]" office:value-type="float" office:value="0" calcext:value-type="float">
            <text:p>0</text:p>
          </table:table-cell>
          <table:table-cell table:formula="of:=IF(ISBLANK([$context.F885]);[$context.B885];[$context.F885])" office:value-type="float" office:value="0" calcext:value-type="float">
            <text:p>0</text:p>
          </table:table-cell>
        </table:table-row>
        <table:table-row table:style-name="ro1">
          <table:table-cell table:formula="of:=[$context.A886]" office:value-type="float" office:value="0" calcext:value-type="float">
            <text:p>0</text:p>
          </table:table-cell>
          <table:table-cell table:formula="of:=IF(ISBLANK([$context.F886]);[$context.B886];[$context.F886])" office:value-type="float" office:value="0" calcext:value-type="float">
            <text:p>0</text:p>
          </table:table-cell>
        </table:table-row>
        <table:table-row table:style-name="ro1">
          <table:table-cell table:formula="of:=[$context.A887]" office:value-type="float" office:value="0" calcext:value-type="float">
            <text:p>0</text:p>
          </table:table-cell>
          <table:table-cell table:formula="of:=IF(ISBLANK([$context.F887]);[$context.B887];[$context.F887])" office:value-type="float" office:value="0" calcext:value-type="float">
            <text:p>0</text:p>
          </table:table-cell>
        </table:table-row>
        <table:table-row table:style-name="ro1">
          <table:table-cell table:formula="of:=[$context.A888]" office:value-type="float" office:value="0" calcext:value-type="float">
            <text:p>0</text:p>
          </table:table-cell>
          <table:table-cell table:formula="of:=IF(ISBLANK([$context.F888]);[$context.B888];[$context.F888])" office:value-type="float" office:value="0" calcext:value-type="float">
            <text:p>0</text:p>
          </table:table-cell>
        </table:table-row>
        <table:table-row table:style-name="ro1">
          <table:table-cell table:formula="of:=[$context.A889]" office:value-type="float" office:value="0" calcext:value-type="float">
            <text:p>0</text:p>
          </table:table-cell>
          <table:table-cell table:formula="of:=IF(ISBLANK([$context.F889]);[$context.B889];[$context.F889])" office:value-type="float" office:value="0" calcext:value-type="float">
            <text:p>0</text:p>
          </table:table-cell>
        </table:table-row>
        <table:table-row table:style-name="ro1">
          <table:table-cell table:formula="of:=[$context.A890]" office:value-type="float" office:value="0" calcext:value-type="float">
            <text:p>0</text:p>
          </table:table-cell>
          <table:table-cell table:formula="of:=IF(ISBLANK([$context.F890]);[$context.B890];[$context.F890])" office:value-type="float" office:value="0" calcext:value-type="float">
            <text:p>0</text:p>
          </table:table-cell>
        </table:table-row>
        <table:table-row table:style-name="ro1">
          <table:table-cell table:formula="of:=[$context.A891]" office:value-type="float" office:value="0" calcext:value-type="float">
            <text:p>0</text:p>
          </table:table-cell>
          <table:table-cell table:formula="of:=IF(ISBLANK([$context.F891]);[$context.B891];[$context.F891])" office:value-type="float" office:value="0" calcext:value-type="float">
            <text:p>0</text:p>
          </table:table-cell>
        </table:table-row>
        <table:table-row table:style-name="ro1">
          <table:table-cell table:formula="of:=[$context.A892]" office:value-type="float" office:value="0" calcext:value-type="float">
            <text:p>0</text:p>
          </table:table-cell>
          <table:table-cell table:formula="of:=IF(ISBLANK([$context.F892]);[$context.B892];[$context.F892])" office:value-type="float" office:value="0" calcext:value-type="float">
            <text:p>0</text:p>
          </table:table-cell>
        </table:table-row>
        <table:table-row table:style-name="ro1">
          <table:table-cell table:formula="of:=[$context.A893]" office:value-type="float" office:value="0" calcext:value-type="float">
            <text:p>0</text:p>
          </table:table-cell>
          <table:table-cell table:formula="of:=IF(ISBLANK([$context.F893]);[$context.B893];[$context.F893])" office:value-type="float" office:value="0" calcext:value-type="float">
            <text:p>0</text:p>
          </table:table-cell>
        </table:table-row>
        <table:table-row table:style-name="ro1">
          <table:table-cell table:formula="of:=[$context.A894]" office:value-type="float" office:value="0" calcext:value-type="float">
            <text:p>0</text:p>
          </table:table-cell>
          <table:table-cell table:formula="of:=IF(ISBLANK([$context.F894]);[$context.B894];[$context.F894])" office:value-type="float" office:value="0" calcext:value-type="float">
            <text:p>0</text:p>
          </table:table-cell>
        </table:table-row>
        <table:table-row table:style-name="ro1">
          <table:table-cell table:formula="of:=[$context.A895]" office:value-type="float" office:value="0" calcext:value-type="float">
            <text:p>0</text:p>
          </table:table-cell>
          <table:table-cell table:formula="of:=IF(ISBLANK([$context.F895]);[$context.B895];[$context.F895])" office:value-type="float" office:value="0" calcext:value-type="float">
            <text:p>0</text:p>
          </table:table-cell>
        </table:table-row>
        <table:table-row table:style-name="ro1">
          <table:table-cell table:formula="of:=[$context.A896]" office:value-type="float" office:value="0" calcext:value-type="float">
            <text:p>0</text:p>
          </table:table-cell>
          <table:table-cell table:formula="of:=IF(ISBLANK([$context.F896]);[$context.B896];[$context.F896])" office:value-type="float" office:value="0" calcext:value-type="float">
            <text:p>0</text:p>
          </table:table-cell>
        </table:table-row>
        <table:table-row table:style-name="ro1">
          <table:table-cell table:formula="of:=[$context.A897]" office:value-type="float" office:value="0" calcext:value-type="float">
            <text:p>0</text:p>
          </table:table-cell>
          <table:table-cell table:formula="of:=IF(ISBLANK([$context.F897]);[$context.B897];[$context.F897])" office:value-type="float" office:value="0" calcext:value-type="float">
            <text:p>0</text:p>
          </table:table-cell>
        </table:table-row>
        <table:table-row table:style-name="ro1">
          <table:table-cell table:formula="of:=[$context.A898]" office:value-type="float" office:value="0" calcext:value-type="float">
            <text:p>0</text:p>
          </table:table-cell>
          <table:table-cell table:formula="of:=IF(ISBLANK([$context.F898]);[$context.B898];[$context.F898])" office:value-type="float" office:value="0" calcext:value-type="float">
            <text:p>0</text:p>
          </table:table-cell>
        </table:table-row>
        <table:table-row table:style-name="ro1">
          <table:table-cell table:formula="of:=[$context.A899]" office:value-type="float" office:value="0" calcext:value-type="float">
            <text:p>0</text:p>
          </table:table-cell>
          <table:table-cell table:formula="of:=IF(ISBLANK([$context.F899]);[$context.B899];[$context.F899])" office:value-type="float" office:value="0" calcext:value-type="float">
            <text:p>0</text:p>
          </table:table-cell>
        </table:table-row>
        <table:table-row table:style-name="ro1">
          <table:table-cell table:formula="of:=[$context.A900]" office:value-type="float" office:value="0" calcext:value-type="float">
            <text:p>0</text:p>
          </table:table-cell>
          <table:table-cell table:formula="of:=IF(ISBLANK([$context.F900]);[$context.B900];[$context.F900])" office:value-type="float" office:value="0" calcext:value-type="float">
            <text:p>0</text:p>
          </table:table-cell>
        </table:table-row>
        <table:table-row table:style-name="ro1">
          <table:table-cell table:formula="of:=[$context.A901]" office:value-type="float" office:value="0" calcext:value-type="float">
            <text:p>0</text:p>
          </table:table-cell>
          <table:table-cell table:formula="of:=IF(ISBLANK([$context.F901]);[$context.B901];[$context.F901])" office:value-type="float" office:value="0" calcext:value-type="float">
            <text:p>0</text:p>
          </table:table-cell>
        </table:table-row>
        <table:table-row table:style-name="ro1">
          <table:table-cell table:formula="of:=[$context.A902]" office:value-type="float" office:value="0" calcext:value-type="float">
            <text:p>0</text:p>
          </table:table-cell>
          <table:table-cell table:formula="of:=IF(ISBLANK([$context.F902]);[$context.B902];[$context.F902])" office:value-type="float" office:value="0" calcext:value-type="float">
            <text:p>0</text:p>
          </table:table-cell>
        </table:table-row>
        <table:table-row table:style-name="ro1">
          <table:table-cell table:formula="of:=[$context.A903]" office:value-type="float" office:value="0" calcext:value-type="float">
            <text:p>0</text:p>
          </table:table-cell>
          <table:table-cell table:formula="of:=IF(ISBLANK([$context.F903]);[$context.B903];[$context.F903])" office:value-type="float" office:value="0" calcext:value-type="float">
            <text:p>0</text:p>
          </table:table-cell>
        </table:table-row>
        <table:table-row table:style-name="ro1">
          <table:table-cell table:formula="of:=[$context.A904]" office:value-type="float" office:value="0" calcext:value-type="float">
            <text:p>0</text:p>
          </table:table-cell>
          <table:table-cell table:formula="of:=IF(ISBLANK([$context.F904]);[$context.B904];[$context.F904])" office:value-type="float" office:value="0" calcext:value-type="float">
            <text:p>0</text:p>
          </table:table-cell>
        </table:table-row>
        <table:table-row table:style-name="ro1">
          <table:table-cell table:formula="of:=[$context.A905]" office:value-type="float" office:value="0" calcext:value-type="float">
            <text:p>0</text:p>
          </table:table-cell>
          <table:table-cell table:formula="of:=IF(ISBLANK([$context.F905]);[$context.B905];[$context.F905])" office:value-type="float" office:value="0" calcext:value-type="float">
            <text:p>0</text:p>
          </table:table-cell>
        </table:table-row>
        <table:table-row table:style-name="ro1">
          <table:table-cell table:formula="of:=[$context.A906]" office:value-type="float" office:value="0" calcext:value-type="float">
            <text:p>0</text:p>
          </table:table-cell>
          <table:table-cell table:formula="of:=IF(ISBLANK([$context.F906]);[$context.B906];[$context.F906])" office:value-type="float" office:value="0" calcext:value-type="float">
            <text:p>0</text:p>
          </table:table-cell>
        </table:table-row>
        <table:table-row table:style-name="ro1">
          <table:table-cell table:formula="of:=[$context.A907]" office:value-type="float" office:value="0" calcext:value-type="float">
            <text:p>0</text:p>
          </table:table-cell>
          <table:table-cell table:formula="of:=IF(ISBLANK([$context.F907]);[$context.B907];[$context.F907])" office:value-type="float" office:value="0" calcext:value-type="float">
            <text:p>0</text:p>
          </table:table-cell>
        </table:table-row>
        <table:table-row table:style-name="ro1">
          <table:table-cell table:formula="of:=[$context.A908]" office:value-type="float" office:value="0" calcext:value-type="float">
            <text:p>0</text:p>
          </table:table-cell>
          <table:table-cell table:formula="of:=IF(ISBLANK([$context.F908]);[$context.B908];[$context.F908])" office:value-type="float" office:value="0" calcext:value-type="float">
            <text:p>0</text:p>
          </table:table-cell>
        </table:table-row>
        <table:table-row table:style-name="ro1">
          <table:table-cell table:formula="of:=[$context.A909]" office:value-type="float" office:value="0" calcext:value-type="float">
            <text:p>0</text:p>
          </table:table-cell>
          <table:table-cell table:formula="of:=IF(ISBLANK([$context.F909]);[$context.B909];[$context.F909])" office:value-type="float" office:value="0" calcext:value-type="float">
            <text:p>0</text:p>
          </table:table-cell>
        </table:table-row>
        <table:table-row table:style-name="ro1">
          <table:table-cell table:formula="of:=[$context.A910]" office:value-type="float" office:value="0" calcext:value-type="float">
            <text:p>0</text:p>
          </table:table-cell>
          <table:table-cell table:formula="of:=IF(ISBLANK([$context.F910]);[$context.B910];[$context.F910])" office:value-type="float" office:value="0" calcext:value-type="float">
            <text:p>0</text:p>
          </table:table-cell>
        </table:table-row>
        <table:table-row table:style-name="ro1">
          <table:table-cell table:formula="of:=[$context.A911]" office:value-type="float" office:value="0" calcext:value-type="float">
            <text:p>0</text:p>
          </table:table-cell>
          <table:table-cell table:formula="of:=IF(ISBLANK([$context.F911]);[$context.B911];[$context.F911])" office:value-type="float" office:value="0" calcext:value-type="float">
            <text:p>0</text:p>
          </table:table-cell>
        </table:table-row>
        <table:table-row table:style-name="ro1">
          <table:table-cell table:formula="of:=[$context.A912]" office:value-type="float" office:value="0" calcext:value-type="float">
            <text:p>0</text:p>
          </table:table-cell>
          <table:table-cell table:formula="of:=IF(ISBLANK([$context.F912]);[$context.B912];[$context.F912])" office:value-type="float" office:value="0" calcext:value-type="float">
            <text:p>0</text:p>
          </table:table-cell>
        </table:table-row>
        <table:table-row table:style-name="ro1">
          <table:table-cell table:formula="of:=[$context.A913]" office:value-type="float" office:value="0" calcext:value-type="float">
            <text:p>0</text:p>
          </table:table-cell>
          <table:table-cell table:formula="of:=IF(ISBLANK([$context.F913]);[$context.B913];[$context.F913])" office:value-type="float" office:value="0" calcext:value-type="float">
            <text:p>0</text:p>
          </table:table-cell>
        </table:table-row>
        <table:table-row table:style-name="ro1">
          <table:table-cell table:formula="of:=[$context.A914]" office:value-type="float" office:value="0" calcext:value-type="float">
            <text:p>0</text:p>
          </table:table-cell>
          <table:table-cell table:formula="of:=IF(ISBLANK([$context.F914]);[$context.B914];[$context.F914])" office:value-type="float" office:value="0" calcext:value-type="float">
            <text:p>0</text:p>
          </table:table-cell>
        </table:table-row>
        <table:table-row table:style-name="ro1">
          <table:table-cell table:formula="of:=[$context.A915]" office:value-type="float" office:value="0" calcext:value-type="float">
            <text:p>0</text:p>
          </table:table-cell>
          <table:table-cell table:formula="of:=IF(ISBLANK([$context.F915]);[$context.B915];[$context.F915])" office:value-type="float" office:value="0" calcext:value-type="float">
            <text:p>0</text:p>
          </table:table-cell>
        </table:table-row>
        <table:table-row table:style-name="ro1">
          <table:table-cell table:formula="of:=[$context.A916]" office:value-type="float" office:value="0" calcext:value-type="float">
            <text:p>0</text:p>
          </table:table-cell>
          <table:table-cell table:formula="of:=IF(ISBLANK([$context.F916]);[$context.B916];[$context.F916])" office:value-type="float" office:value="0" calcext:value-type="float">
            <text:p>0</text:p>
          </table:table-cell>
        </table:table-row>
        <table:table-row table:style-name="ro1">
          <table:table-cell table:formula="of:=[$context.A917]" office:value-type="float" office:value="0" calcext:value-type="float">
            <text:p>0</text:p>
          </table:table-cell>
          <table:table-cell table:formula="of:=IF(ISBLANK([$context.F917]);[$context.B917];[$context.F917])" office:value-type="float" office:value="0" calcext:value-type="float">
            <text:p>0</text:p>
          </table:table-cell>
        </table:table-row>
        <table:table-row table:style-name="ro1">
          <table:table-cell table:formula="of:=[$context.A918]" office:value-type="float" office:value="0" calcext:value-type="float">
            <text:p>0</text:p>
          </table:table-cell>
          <table:table-cell table:formula="of:=IF(ISBLANK([$context.F918]);[$context.B918];[$context.F918])" office:value-type="float" office:value="0" calcext:value-type="float">
            <text:p>0</text:p>
          </table:table-cell>
        </table:table-row>
        <table:table-row table:style-name="ro1">
          <table:table-cell table:formula="of:=[$context.A919]" office:value-type="float" office:value="0" calcext:value-type="float">
            <text:p>0</text:p>
          </table:table-cell>
          <table:table-cell table:formula="of:=IF(ISBLANK([$context.F919]);[$context.B919];[$context.F919])" office:value-type="float" office:value="0" calcext:value-type="float">
            <text:p>0</text:p>
          </table:table-cell>
        </table:table-row>
        <table:table-row table:style-name="ro1">
          <table:table-cell table:formula="of:=[$context.A920]" office:value-type="float" office:value="0" calcext:value-type="float">
            <text:p>0</text:p>
          </table:table-cell>
          <table:table-cell table:formula="of:=IF(ISBLANK([$context.F920]);[$context.B920];[$context.F920])" office:value-type="float" office:value="0" calcext:value-type="float">
            <text:p>0</text:p>
          </table:table-cell>
        </table:table-row>
        <table:table-row table:style-name="ro1">
          <table:table-cell table:formula="of:=[$context.A921]" office:value-type="float" office:value="0" calcext:value-type="float">
            <text:p>0</text:p>
          </table:table-cell>
          <table:table-cell table:formula="of:=IF(ISBLANK([$context.F921]);[$context.B921];[$context.F921])" office:value-type="float" office:value="0" calcext:value-type="float">
            <text:p>0</text:p>
          </table:table-cell>
        </table:table-row>
        <table:table-row table:style-name="ro1">
          <table:table-cell table:formula="of:=[$context.A922]" office:value-type="float" office:value="0" calcext:value-type="float">
            <text:p>0</text:p>
          </table:table-cell>
          <table:table-cell table:formula="of:=IF(ISBLANK([$context.F922]);[$context.B922];[$context.F922])" office:value-type="float" office:value="0" calcext:value-type="float">
            <text:p>0</text:p>
          </table:table-cell>
        </table:table-row>
        <table:table-row table:style-name="ro1">
          <table:table-cell table:formula="of:=[$context.A923]" office:value-type="float" office:value="0" calcext:value-type="float">
            <text:p>0</text:p>
          </table:table-cell>
          <table:table-cell table:formula="of:=IF(ISBLANK([$context.F923]);[$context.B923];[$context.F923])" office:value-type="float" office:value="0" calcext:value-type="float">
            <text:p>0</text:p>
          </table:table-cell>
        </table:table-row>
        <table:table-row table:style-name="ro1">
          <table:table-cell table:formula="of:=[$context.A924]" office:value-type="float" office:value="0" calcext:value-type="float">
            <text:p>0</text:p>
          </table:table-cell>
          <table:table-cell table:formula="of:=IF(ISBLANK([$context.F924]);[$context.B924];[$context.F924])" office:value-type="float" office:value="0" calcext:value-type="float">
            <text:p>0</text:p>
          </table:table-cell>
        </table:table-row>
        <table:table-row table:style-name="ro1">
          <table:table-cell table:formula="of:=[$context.A925]" office:value-type="float" office:value="0" calcext:value-type="float">
            <text:p>0</text:p>
          </table:table-cell>
          <table:table-cell table:formula="of:=IF(ISBLANK([$context.F925]);[$context.B925];[$context.F925])" office:value-type="float" office:value="0" calcext:value-type="float">
            <text:p>0</text:p>
          </table:table-cell>
        </table:table-row>
        <table:table-row table:style-name="ro1">
          <table:table-cell table:formula="of:=[$context.A926]" office:value-type="float" office:value="0" calcext:value-type="float">
            <text:p>0</text:p>
          </table:table-cell>
          <table:table-cell table:formula="of:=IF(ISBLANK([$context.F926]);[$context.B926];[$context.F926])" office:value-type="float" office:value="0" calcext:value-type="float">
            <text:p>0</text:p>
          </table:table-cell>
        </table:table-row>
        <table:table-row table:style-name="ro1">
          <table:table-cell table:formula="of:=[$context.A927]" office:value-type="float" office:value="0" calcext:value-type="float">
            <text:p>0</text:p>
          </table:table-cell>
          <table:table-cell table:formula="of:=IF(ISBLANK([$context.F927]);[$context.B927];[$context.F927])" office:value-type="float" office:value="0" calcext:value-type="float">
            <text:p>0</text:p>
          </table:table-cell>
        </table:table-row>
        <table:table-row table:style-name="ro1">
          <table:table-cell table:formula="of:=[$context.A928]" office:value-type="float" office:value="0" calcext:value-type="float">
            <text:p>0</text:p>
          </table:table-cell>
          <table:table-cell table:formula="of:=IF(ISBLANK([$context.F928]);[$context.B928];[$context.F928])" office:value-type="float" office:value="0" calcext:value-type="float">
            <text:p>0</text:p>
          </table:table-cell>
        </table:table-row>
        <table:table-row table:style-name="ro1">
          <table:table-cell table:formula="of:=[$context.A929]" office:value-type="float" office:value="0" calcext:value-type="float">
            <text:p>0</text:p>
          </table:table-cell>
          <table:table-cell table:formula="of:=IF(ISBLANK([$context.F929]);[$context.B929];[$context.F929])" office:value-type="float" office:value="0" calcext:value-type="float">
            <text:p>0</text:p>
          </table:table-cell>
        </table:table-row>
        <table:table-row table:style-name="ro1">
          <table:table-cell table:formula="of:=[$context.A930]" office:value-type="float" office:value="0" calcext:value-type="float">
            <text:p>0</text:p>
          </table:table-cell>
          <table:table-cell table:formula="of:=IF(ISBLANK([$context.F930]);[$context.B930];[$context.F930])" office:value-type="float" office:value="0" calcext:value-type="float">
            <text:p>0</text:p>
          </table:table-cell>
        </table:table-row>
        <table:table-row table:style-name="ro1">
          <table:table-cell table:formula="of:=[$context.A931]" office:value-type="float" office:value="0" calcext:value-type="float">
            <text:p>0</text:p>
          </table:table-cell>
          <table:table-cell table:formula="of:=IF(ISBLANK([$context.F931]);[$context.B931];[$context.F931])" office:value-type="float" office:value="0" calcext:value-type="float">
            <text:p>0</text:p>
          </table:table-cell>
        </table:table-row>
        <table:table-row table:style-name="ro1">
          <table:table-cell table:formula="of:=[$context.A932]" office:value-type="float" office:value="0" calcext:value-type="float">
            <text:p>0</text:p>
          </table:table-cell>
          <table:table-cell table:formula="of:=IF(ISBLANK([$context.F932]);[$context.B932];[$context.F932])" office:value-type="float" office:value="0" calcext:value-type="float">
            <text:p>0</text:p>
          </table:table-cell>
        </table:table-row>
        <table:table-row table:style-name="ro1">
          <table:table-cell table:formula="of:=[$context.A933]" office:value-type="float" office:value="0" calcext:value-type="float">
            <text:p>0</text:p>
          </table:table-cell>
          <table:table-cell table:formula="of:=IF(ISBLANK([$context.F933]);[$context.B933];[$context.F933])" office:value-type="float" office:value="0" calcext:value-type="float">
            <text:p>0</text:p>
          </table:table-cell>
        </table:table-row>
        <table:table-row table:style-name="ro1">
          <table:table-cell table:formula="of:=[$context.A934]" office:value-type="float" office:value="0" calcext:value-type="float">
            <text:p>0</text:p>
          </table:table-cell>
          <table:table-cell table:formula="of:=IF(ISBLANK([$context.F934]);[$context.B934];[$context.F934])" office:value-type="float" office:value="0" calcext:value-type="float">
            <text:p>0</text:p>
          </table:table-cell>
        </table:table-row>
        <table:table-row table:style-name="ro1">
          <table:table-cell table:formula="of:=[$context.A935]" office:value-type="float" office:value="0" calcext:value-type="float">
            <text:p>0</text:p>
          </table:table-cell>
          <table:table-cell table:formula="of:=IF(ISBLANK([$context.F935]);[$context.B935];[$context.F935])" office:value-type="float" office:value="0" calcext:value-type="float">
            <text:p>0</text:p>
          </table:table-cell>
        </table:table-row>
        <table:table-row table:style-name="ro1">
          <table:table-cell table:formula="of:=[$context.A936]" office:value-type="float" office:value="0" calcext:value-type="float">
            <text:p>0</text:p>
          </table:table-cell>
          <table:table-cell table:formula="of:=IF(ISBLANK([$context.F936]);[$context.B936];[$context.F936])" office:value-type="float" office:value="0" calcext:value-type="float">
            <text:p>0</text:p>
          </table:table-cell>
        </table:table-row>
        <table:table-row table:style-name="ro1">
          <table:table-cell table:formula="of:=[$context.A937]" office:value-type="float" office:value="0" calcext:value-type="float">
            <text:p>0</text:p>
          </table:table-cell>
          <table:table-cell table:formula="of:=IF(ISBLANK([$context.F937]);[$context.B937];[$context.F937])" office:value-type="float" office:value="0" calcext:value-type="float">
            <text:p>0</text:p>
          </table:table-cell>
        </table:table-row>
        <table:table-row table:style-name="ro1">
          <table:table-cell table:formula="of:=[$context.A938]" office:value-type="float" office:value="0" calcext:value-type="float">
            <text:p>0</text:p>
          </table:table-cell>
          <table:table-cell table:formula="of:=IF(ISBLANK([$context.F938]);[$context.B938];[$context.F938])" office:value-type="float" office:value="0" calcext:value-type="float">
            <text:p>0</text:p>
          </table:table-cell>
        </table:table-row>
        <table:table-row table:style-name="ro1">
          <table:table-cell table:formula="of:=[$context.A939]" office:value-type="float" office:value="0" calcext:value-type="float">
            <text:p>0</text:p>
          </table:table-cell>
          <table:table-cell table:formula="of:=IF(ISBLANK([$context.F939]);[$context.B939];[$context.F939])" office:value-type="float" office:value="0" calcext:value-type="float">
            <text:p>0</text:p>
          </table:table-cell>
        </table:table-row>
        <table:table-row table:style-name="ro1">
          <table:table-cell table:formula="of:=[$context.A940]" office:value-type="float" office:value="0" calcext:value-type="float">
            <text:p>0</text:p>
          </table:table-cell>
          <table:table-cell table:formula="of:=IF(ISBLANK([$context.F940]);[$context.B940];[$context.F940])" office:value-type="float" office:value="0" calcext:value-type="float">
            <text:p>0</text:p>
          </table:table-cell>
        </table:table-row>
        <table:table-row table:style-name="ro1">
          <table:table-cell table:formula="of:=[$context.A941]" office:value-type="float" office:value="0" calcext:value-type="float">
            <text:p>0</text:p>
          </table:table-cell>
          <table:table-cell table:formula="of:=IF(ISBLANK([$context.F941]);[$context.B941];[$context.F941])" office:value-type="float" office:value="0" calcext:value-type="float">
            <text:p>0</text:p>
          </table:table-cell>
        </table:table-row>
        <table:table-row table:style-name="ro1">
          <table:table-cell table:formula="of:=[$context.A942]" office:value-type="float" office:value="0" calcext:value-type="float">
            <text:p>0</text:p>
          </table:table-cell>
          <table:table-cell table:formula="of:=IF(ISBLANK([$context.F942]);[$context.B942];[$context.F942])" office:value-type="float" office:value="0" calcext:value-type="float">
            <text:p>0</text:p>
          </table:table-cell>
        </table:table-row>
        <table:table-row table:style-name="ro1">
          <table:table-cell table:formula="of:=[$context.A943]" office:value-type="float" office:value="0" calcext:value-type="float">
            <text:p>0</text:p>
          </table:table-cell>
          <table:table-cell table:formula="of:=IF(ISBLANK([$context.F943]);[$context.B943];[$context.F943]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context.A2:context.F755" table:contains-header="false">
          <table:sort>
            <table:sort-by table:field-number="4" table:data-type="automatic"/>
            <table:sort-by table:field-number="5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/00/0000</text:date>, <text:time style:data-style-name="N2" text:time-value="10:07:54.9516220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6-24T10:52:34.751725240</dc:date>
    <meta:editing-duration>PT1H57M10S</meta:editing-duration>
    <meta:editing-cycles>16</meta:editing-cycles>
    <meta:generator>LibreOffice/6.4.3.2$MacOSX_X86_64 LibreOffice_project/747b5d0ebf89f41c860ec2a39efd7cb15b54f2d8</meta:generator>
    <meta:document-statistic meta:table-count="2" meta:cell-count="5287" meta:object-count="0"/>
    <meta:user-defined meta:name=""/>
  </office:meta>
</office:document-meta>
</file>